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9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1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19%" fo:margin-top="0cm" fo:margin-bottom="0cm" fo:margin-left="0cm" fo:margin-right="0cm" fo:orphans="2" fo:widows="2" style:writing-mode="lr-tb"/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9%" style:writing-mode="lr-tb"/>
    </style:style>
    <style:style style:name="T3_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8" style:family="text">
      <style:text-properties fo:font-style="italic" style:font-style-asian="italic" style:font-style-complex="italic" fo:color="#141823" style:font-name="Arial" fo:font-size="10pt" style:font-name-asian="Arial" style:font-size-asian="10pt" style:font-name-complex="Arial" style:font-size-complex="10pt"/>
    </style:style>
    <style:style style:name="T3_249" style:family="text">
      <style:text-properties fo:font-style="italic" style:font-style-asian="italic" style:font-style-complex="italic" fo:color="#141823" style:font-name="Arial" fo:font-size="10pt" style:font-name-asian="Arial" style:font-size-asian="10pt" style:font-name-complex="Arial" style:font-size-complex="10pt"/>
    </style:style>
    <style:style style:name="T3_2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9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9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0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0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1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2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2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3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3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4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4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6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6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39" style:family="text">
      <style:text-properties style:text-line-through-style="none" fo:font-style="italic" style:font-style-asian="italic" style:font-style-complex="italic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7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8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19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19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0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0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1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2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2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3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3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4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4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5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6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6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8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9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29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0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1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1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2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2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2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2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2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3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3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3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3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35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36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36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3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4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0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0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0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0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5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6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7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37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7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37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7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8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9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39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0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1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1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1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10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1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2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3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4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5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6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7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8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19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20" style:family="text">
      <style:text-properties fo:color="#141823" style:font-name="Arial" fo:font-size="9pt" style:font-name-asian="Arial" style:font-size-asian="9pt" style:font-name-complex="Arial" style:font-size-complex="9pt"/>
    </style:style>
    <style:style style:name="T3_4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2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2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3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3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4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4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5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5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5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5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5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6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6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7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72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2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2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2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2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3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3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7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1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5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5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5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5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6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6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4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8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49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4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7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7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7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7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7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8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8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8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0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0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2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2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2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1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1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0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0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0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4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7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8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2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2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1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1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1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1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5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3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4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4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4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6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5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1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6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2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2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2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3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3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4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41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4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7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77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778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7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7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57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7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57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57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57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8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89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8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8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8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9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59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9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9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5958" style:family="text">
      <style:text-properties style:font-name="Arial" fo:font-size="10pt" style:font-name-asian="Arial" style:font-size-asian="10pt" style:font-name-complex="Arial" style:font-size-complex="10pt"/>
    </style:style>
    <style:style style:name="T3_5959" style:family="text">
      <style:text-properties style:font-name="Arial" fo:font-size="10pt" style:font-name-asian="Arial" style:font-size-asian="10pt" style:font-name-complex="Arial" style:font-size-complex="10pt"/>
    </style:style>
    <style:style style:name="T3_5960" style:family="text">
      <style:text-properties style:font-name="Arial" fo:font-size="10pt" style:font-name-asian="Arial" style:font-size-asian="10pt" style:font-name-complex="Arial" style:font-size-complex="10pt"/>
    </style:style>
    <style:style style:name="T3_5961" style:family="text">
      <style:text-properties style:font-name="Arial" fo:font-size="10pt" style:font-name-asian="Arial" style:font-size-asian="10pt" style:font-name-complex="Arial" style:font-size-complex="10pt"/>
    </style:style>
    <style:style style:name="T3_5962" style:family="text">
      <style:text-properties style:font-name="Arial" fo:font-size="10pt" style:font-name-asian="Arial" style:font-size-asian="10pt" style:font-name-complex="Arial" style:font-size-complex="10pt"/>
    </style:style>
    <style:style style:name="T3_5963" style:family="text">
      <style:text-properties style:font-name="Arial" fo:font-size="10pt" style:font-name-asian="Arial" style:font-size-asian="10pt" style:font-name-complex="Arial" style:font-size-complex="10pt"/>
    </style:style>
    <style:style style:name="T3_5964" style:family="text">
      <style:text-properties style:font-name="Arial" fo:font-size="10pt" style:font-name-asian="Arial" style:font-size-asian="10pt" style:font-name-complex="Arial" style:font-size-complex="10pt"/>
    </style:style>
    <style:style style:name="T3_5965" style:family="text">
      <style:text-properties style:font-name="Arial" fo:font-size="10pt" style:font-name-asian="Arial" style:font-size-asian="10pt" style:font-name-complex="Arial" style:font-size-complex="10pt"/>
    </style:style>
    <style:style style:name="T3_5966" style:family="text">
      <style:text-properties style:font-name="Arial" fo:font-size="10pt" style:font-name-asian="Arial" style:font-size-asian="10pt" style:font-name-complex="Arial" style:font-size-complex="10pt"/>
    </style:style>
    <style:style style:name="T3_5967" style:family="text">
      <style:text-properties style:font-name="Arial" fo:font-size="10pt" style:font-name-asian="Arial" style:font-size-asian="10pt" style:font-name-complex="Arial" style:font-size-complex="10pt"/>
    </style:style>
    <style:style style:name="T3_5968" style:family="text">
      <style:text-properties style:font-name="Arial" fo:font-size="10pt" style:font-name-asian="Arial" style:font-size-asian="10pt" style:font-name-complex="Arial" style:font-size-complex="10pt"/>
    </style:style>
    <style:style style:name="T3_5969" style:family="text">
      <style:text-properties style:font-name="Arial" fo:font-size="10pt" style:font-name-asian="Arial" style:font-size-asian="10pt" style:font-name-complex="Arial" style:font-size-complex="10pt"/>
    </style:style>
    <style:style style:name="T3_5970" style:family="text">
      <style:text-properties style:font-name="Arial" fo:font-size="10pt" style:font-name-asian="Arial" style:font-size-asian="10pt" style:font-name-complex="Arial" style:font-size-complex="10pt"/>
    </style:style>
    <style:style style:name="T3_5971" style:family="text">
      <style:text-properties style:font-name="Arial" fo:font-size="10pt" style:font-name-asian="Arial" style:font-size-asian="10pt" style:font-name-complex="Arial" style:font-size-complex="10pt"/>
    </style:style>
    <style:style style:name="T3_5972" style:family="text">
      <style:text-properties style:font-name="Arial" fo:font-size="10pt" style:font-name-asian="Arial" style:font-size-asian="10pt" style:font-name-complex="Arial" style:font-size-complex="10pt"/>
    </style:style>
    <style:style style:name="T3_5973" style:family="text">
      <style:text-properties style:font-name="Arial" fo:font-size="10pt" style:font-name-asian="Arial" style:font-size-asian="10pt" style:font-name-complex="Arial" style:font-size-complex="10pt"/>
    </style:style>
    <style:style style:name="T3_5974" style:family="text">
      <style:text-properties style:font-name="Arial" fo:font-size="10pt" style:font-name-asian="Arial" style:font-size-asian="10pt" style:font-name-complex="Arial" style:font-size-complex="10pt"/>
    </style:style>
    <style:style style:name="T3_5975" style:family="text">
      <style:text-properties style:font-name="Arial" fo:font-size="10pt" style:font-name-asian="Arial" style:font-size-asian="10pt" style:font-name-complex="Arial" style:font-size-complex="10pt"/>
    </style:style>
    <style:style style:name="T3_5976" style:family="text">
      <style:text-properties style:font-name="Arial" fo:font-size="10pt" style:font-name-asian="Arial" style:font-size-asian="10pt" style:font-name-complex="Arial" style:font-size-complex="10pt"/>
    </style:style>
    <style:style style:name="T3_5977" style:family="text">
      <style:text-properties style:font-name="Arial" fo:font-size="10pt" style:font-name-asian="Arial" style:font-size-asian="10pt" style:font-name-complex="Arial" style:font-size-complex="10pt"/>
    </style:style>
    <style:style style:name="T3_5978" style:family="text">
      <style:text-properties style:font-name="Arial" fo:font-size="10pt" style:font-name-asian="Arial" style:font-size-asian="10pt" style:font-name-complex="Arial" style:font-size-complex="10pt"/>
    </style:style>
    <style:style style:name="T3_5979" style:family="text">
      <style:text-properties style:font-name="Arial" fo:font-size="10pt" style:font-name-asian="Arial" style:font-size-asian="10pt" style:font-name-complex="Arial" style:font-size-complex="10pt"/>
    </style:style>
    <style:style style:name="T3_5980" style:family="text">
      <style:text-properties style:font-name="Arial" fo:font-size="10pt" style:font-name-asian="Arial" style:font-size-asian="10pt" style:font-name-complex="Arial" style:font-size-complex="10pt"/>
    </style:style>
    <style:style style:name="T3_5981" style:family="text">
      <style:text-properties style:font-name="Arial" fo:font-size="10pt" style:font-name-asian="Arial" style:font-size-asian="10pt" style:font-name-complex="Arial" style:font-size-complex="10pt"/>
    </style:style>
    <style:style style:name="T3_5982" style:family="text">
      <style:text-properties style:font-name="Arial" fo:font-size="10pt" style:font-name-asian="Arial" style:font-size-asian="10pt" style:font-name-complex="Arial" style:font-size-complex="10pt"/>
    </style:style>
    <style:style style:name="T3_5983" style:family="text">
      <style:text-properties style:font-name="Arial" fo:font-size="10pt" style:font-name-asian="Arial" style:font-size-asian="10pt" style:font-name-complex="Arial" style:font-size-complex="10pt"/>
    </style:style>
    <style:style style:name="T3_5984" style:family="text">
      <style:text-properties style:font-name="Arial" fo:font-size="10pt" style:font-name-asian="Arial" style:font-size-asian="10pt" style:font-name-complex="Arial" style:font-size-complex="10pt"/>
    </style:style>
    <style:style style:name="T3_5985" style:family="text">
      <style:text-properties style:font-name="Arial" fo:font-size="10pt" style:font-name-asian="Arial" style:font-size-asian="10pt" style:font-name-complex="Arial" style:font-size-complex="10pt"/>
    </style:style>
    <style:style style:name="T3_5986" style:family="text">
      <style:text-properties style:font-name="Arial" fo:font-size="10pt" style:font-name-asian="Arial" style:font-size-asian="10pt" style:font-name-complex="Arial" style:font-size-complex="10pt"/>
    </style:style>
    <style:style style:name="T3_5987" style:family="text">
      <style:text-properties style:font-name="Arial" fo:font-size="10pt" style:font-name-asian="Arial" style:font-size-asian="10pt" style:font-name-complex="Arial" style:font-size-complex="10pt"/>
    </style:style>
    <style:style style:name="T3_5988" style:family="text">
      <style:text-properties style:font-name="Arial" fo:font-size="10pt" style:font-name-asian="Arial" style:font-size-asian="10pt" style:font-name-complex="Arial" style:font-size-complex="10pt"/>
    </style:style>
    <style:style style:name="T3_5989" style:family="text">
      <style:text-properties style:font-name="Arial" fo:font-size="10pt" style:font-name-asian="Arial" style:font-size-asian="10pt" style:font-name-complex="Arial" style:font-size-complex="10pt"/>
    </style:style>
    <style:style style:name="T3_5990" style:family="text">
      <style:text-properties style:font-name="Arial" fo:font-size="10pt" style:font-name-asian="Arial" style:font-size-asian="10pt" style:font-name-complex="Arial" style:font-size-complex="10pt"/>
    </style:style>
    <style:style style:name="T3_5991" style:family="text">
      <style:text-properties style:font-name="Arial" fo:font-size="10pt" style:font-name-asian="Arial" style:font-size-asian="10pt" style:font-name-complex="Arial" style:font-size-complex="10pt"/>
    </style:style>
    <style:style style:name="T3_5992" style:family="text">
      <style:text-properties style:font-name="Arial" fo:font-size="10pt" style:font-name-asian="Arial" style:font-size-asian="10pt" style:font-name-complex="Arial" style:font-size-complex="10pt"/>
    </style:style>
    <style:style style:name="T3_5993" style:family="text">
      <style:text-properties style:font-name="Arial" fo:font-size="10pt" style:font-name-asian="Arial" style:font-size-asian="10pt" style:font-name-complex="Arial" style:font-size-complex="10pt"/>
    </style:style>
    <style:style style:name="T3_5994" style:family="text">
      <style:text-properties style:font-name="Arial" fo:font-size="10pt" style:font-name-asian="Arial" style:font-size-asian="10pt" style:font-name-complex="Arial" style:font-size-complex="10pt"/>
    </style:style>
    <style:style style:name="T3_5995" style:family="text">
      <style:text-properties style:font-name="Arial" fo:font-size="10pt" style:font-name-asian="Arial" style:font-size-asian="10pt" style:font-name-complex="Arial" style:font-size-complex="10pt"/>
    </style:style>
    <style:style style:name="T3_5996" style:family="text">
      <style:text-properties style:font-name="Arial" fo:font-size="10pt" style:font-name-asian="Arial" style:font-size-asian="10pt" style:font-name-complex="Arial" style:font-size-complex="10pt"/>
    </style:style>
    <style:style style:name="T3_5997" style:family="text">
      <style:text-properties style:font-name="Arial" fo:font-size="10pt" style:font-name-asian="Arial" style:font-size-asian="10pt" style:font-name-complex="Arial" style:font-size-complex="10pt"/>
    </style:style>
    <style:style style:name="T3_5998" style:family="text">
      <style:text-properties style:font-name="Arial" fo:font-size="10pt" style:font-name-asian="Arial" style:font-size-asian="10pt" style:font-name-complex="Arial" style:font-size-complex="10pt"/>
    </style:style>
    <style:style style:name="T3_5999" style:family="text">
      <style:text-properties style:font-name="Arial" fo:font-size="10pt" style:font-name-asian="Arial" style:font-size-asian="10pt" style:font-name-complex="Arial" style:font-size-complex="10pt"/>
    </style:style>
    <style:style style:name="T3_6000" style:family="text">
      <style:text-properties style:font-name="Arial" fo:font-size="10pt" style:font-name-asian="Arial" style:font-size-asian="10pt" style:font-name-complex="Arial" style:font-size-complex="10pt"/>
    </style:style>
    <style:style style:name="T3_6001" style:family="text">
      <style:text-properties style:font-name="Arial" fo:font-size="10pt" style:font-name-asian="Arial" style:font-size-asian="10pt" style:font-name-complex="Arial" style:font-size-complex="10pt"/>
    </style:style>
    <style:style style:name="T3_6002" style:family="text">
      <style:text-properties style:font-name="Arial" fo:font-size="10pt" style:font-name-asian="Arial" style:font-size-asian="10pt" style:font-name-complex="Arial" style:font-size-complex="10pt"/>
    </style:style>
    <style:style style:name="T3_6003" style:family="text">
      <style:text-properties style:font-name="Arial" fo:font-size="10pt" style:font-name-asian="Arial" style:font-size-asian="10pt" style:font-name-complex="Arial" style:font-size-complex="10pt"/>
    </style:style>
    <style:style style:name="T3_6004" style:family="text">
      <style:text-properties style:font-name="Arial" fo:font-size="10pt" style:font-name-asian="Arial" style:font-size-asian="10pt" style:font-name-complex="Arial" style:font-size-complex="10pt"/>
    </style:style>
    <style:style style:name="T3_6005" style:family="text">
      <style:text-properties style:font-name="Arial" fo:font-size="10pt" style:font-name-asian="Arial" style:font-size-asian="10pt" style:font-name-complex="Arial" style:font-size-complex="10pt"/>
    </style:style>
    <style:style style:name="T3_6006" style:family="text">
      <style:text-properties style:font-name="Arial" fo:font-size="10pt" style:font-name-asian="Arial" style:font-size-asian="10pt" style:font-name-complex="Arial" style:font-size-complex="10pt"/>
    </style:style>
    <style:style style:name="T3_6007" style:family="text">
      <style:text-properties style:font-name="Arial" fo:font-size="10pt" style:font-name-asian="Arial" style:font-size-asian="10pt" style:font-name-complex="Arial" style:font-size-complex="10pt"/>
    </style:style>
    <style:style style:name="T3_6008" style:family="text">
      <style:text-properties style:font-name="Arial" fo:font-size="10pt" style:font-name-asian="Arial" style:font-size-asian="10pt" style:font-name-complex="Arial" style:font-size-complex="10pt"/>
    </style:style>
    <style:style style:name="T3_6009" style:family="text">
      <style:text-properties style:font-name="Arial" fo:font-size="10pt" style:font-name-asian="Arial" style:font-size-asian="10pt" style:font-name-complex="Arial" style:font-size-complex="10pt"/>
    </style:style>
    <style:style style:name="T3_6010" style:family="text">
      <style:text-properties style:font-name="Arial" fo:font-size="10pt" style:font-name-asian="Arial" style:font-size-asian="10pt" style:font-name-complex="Arial" style:font-size-complex="10pt"/>
    </style:style>
    <style:style style:name="T3_6011" style:family="text">
      <style:text-properties style:font-name="Arial" fo:font-size="10pt" style:font-name-asian="Arial" style:font-size-asian="10pt" style:font-name-complex="Arial" style:font-size-complex="10pt"/>
    </style:style>
    <style:style style:name="T3_60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3_6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4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60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0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60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0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1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1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2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2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3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3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4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5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6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8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69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9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0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0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1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1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2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3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3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4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4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26" style:family="text"/>
    <style:style style:name="T3_7527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28" style:family="text"/>
    <style:style style:name="T3_7529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30" style:family="text"/>
    <style:style style:name="T3_7531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32" style:family="text"/>
    <style:style style:name="T3_7533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34" style:family="text"/>
    <style:style style:name="T3_7535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36" style:family="text"/>
    <style:style style:name="T3_7537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38" style:family="text"/>
    <style:style style:name="T3_7539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40" style:family="text"/>
    <style:style style:name="T3_7541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42" style:family="text"/>
    <style:style style:name="T3_7543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44" style:family="text"/>
    <style:style style:name="T3_7545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46" style:family="text"/>
    <style:style style:name="T3_7547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48" style:family="text"/>
    <style:style style:name="T3_7549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50" style:family="text"/>
    <style:style style:name="T3_7551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52" style:family="text"/>
    <style:style style:name="T3_7553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54" style:family="text"/>
    <style:style style:name="T3_7555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56" style:family="text"/>
    <style:style style:name="T3_7557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58" style:family="text"/>
    <style:style style:name="T3_7559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60" style:family="text"/>
    <style:style style:name="T3_7561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62" style:family="text"/>
    <style:style style:name="T3_7563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64" style:family="text"/>
    <style:style style:name="T3_7565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66" style:family="text"/>
    <style:style style:name="T3_7567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68" style:family="text"/>
    <style:style style:name="T3_7569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70" style:family="text"/>
    <style:style style:name="T3_7571" style:family="tex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_75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5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5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1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3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4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6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6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2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6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6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6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7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7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7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85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7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7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7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9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9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9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79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0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0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16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8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8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4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85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5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860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8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8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1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1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27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9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29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9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79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9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79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994" style:family="text">
      <style:text-properties fo:color="#141823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79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9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80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80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80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80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80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style:text-underline-style="none"/>
    </style:style>
    <style:style style:name="T3_80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1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2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2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3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4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6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07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7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0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1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2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6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8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8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8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1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1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1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1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2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2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2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3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4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5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5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6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6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6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7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7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7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7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1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2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3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4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5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6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7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8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89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90" style:family="text">
      <style:text-properties fo:color="#141823" style:font-name="Arial" fo:font-size="10pt" style:font-name-asian="Arial" style:font-size-asian="10pt" style:font-name-complex="Arial" style:font-size-complex="10pt"/>
    </style:style>
    <style:style style:name="T3_829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29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5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6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7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8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09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10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11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12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13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8314" style:family="text">
      <style:text-properties style:text-line-through-style="none" fo:font-style="normal" style:font-style-asian="normal" style:font-style-complex="normal" fo:color="#14182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ATA</text:span><text:span text:style-name="T1_2"><text:s/></text:span><text:span text:style-name="T1_3">DA</text:span><text:span text:style-name="T1_4"><text:s/></text:span><text:span text:style-name="T1_5">I</text:span><text:span text:style-name="T1_6"><text:s/></text:span><text:span text:style-name="T1_7">ASSEMBLÉIA</text:span><text:span text:style-name="T1_8"><text:s/></text:span><text:span text:style-name="T1_9">N</text:span><text:span text:style-name="T1_10">ACIONAL</text:span><text:span text:style-name="T1_11"><text:s/></text:span><text:span text:style-name="T1_12">PIRATA</text:span></text:p>
      <text:p text:style-name="P2"/>
      <text:p text:style-name="P3"><text:span text:style-name="T3_1">Aos</text:span><text:span text:style-name="T3_2"><text:s/></text:span><text:span text:style-name="T3_3">vinte</text:span><text:span text:style-name="T3_4"><text:s/></text:span><text:span text:style-name="T3_5">e</text:span><text:span text:style-name="T3_6"><text:s/></text:span><text:span text:style-name="T3_7">tr</text:span><text:span text:style-name="T3_8">ês</text:span><text:span text:style-name="T3_9"><text:s/></text:span><text:span text:style-name="T3_10">dias</text:span><text:span text:style-name="T3_11"><text:s/></text:span><text:span text:style-name="T3_12">do</text:span><text:span text:style-name="T3_13"><text:s/></text:span><text:span text:style-name="T3_14">mês</text:span><text:span text:style-name="T3_15"><text:s/></text:span><text:span text:style-name="T3_16">de</text:span><text:span text:style-name="T3_17"><text:s/></text:span><text:span text:style-name="T3_18">maio</text:span><text:span text:style-name="T3_19"><text:s/></text:span><text:span text:style-name="T3_20">do</text:span><text:span text:style-name="T3_21"><text:s/></text:span><text:span text:style-name="T3_22">ano</text:span><text:span text:style-name="T3_23"><text:s/></text:span><text:span text:style-name="T3_24">de</text:span><text:span text:style-name="T3_25"><text:s/></text:span><text:span text:style-name="T3_26">dois</text:span><text:span text:style-name="T3_27"><text:s/></text:span><text:span text:style-name="T3_28">mil</text:span><text:span text:style-name="T3_29"><text:s/></text:span><text:span text:style-name="T3_30">e</text:span><text:span text:style-name="T3_31"><text:s/></text:span><text:span text:style-name="T3_32">quato</text:span><text:span text:style-name="T3_33">rze</text:span><text:span text:style-name="T3_34">,<text:s/></text:span><text:span text:style-name="T3_35">às</text:span><text:span text:style-name="T3_36"><text:s/></text:span><text:span text:style-name="T3_37">dezenove</text:span><text:span text:style-name="T3_38"><text:s/></text:span><text:span text:style-name="T3_39">horas</text:span><text:span text:style-name="T3_40">,<text:s/></text:span><text:span text:style-name="T3_41">em</text:span><text:span text:style-name="T3_42"><text:s/></text:span><text:span text:style-name="T3_43">atendimento</text:span><text:span text:style-name="T3_44"><text:s/></text:span><text:span text:style-name="T3_45">à</text:span><text:span text:style-name="T3_46"><text:s/></text:span><text:span text:style-name="T3_47">convocação</text:span><text:span text:style-name="T3_48"><text:s/></text:span><text:span text:style-name="T3_49">realizada</text:span><text:span text:style-name="T3_50"><text:s/></text:span><text:span text:style-name="T3_51">na</text:span><text:span text:style-name="T3_52"><text:s/></text:span><text:span text:style-name="T3_53">rede</text:span><text:span text:style-name="T3_54"><text:s/></text:span><text:span text:style-name="T3_55">mundial</text:span><text:span text:style-name="T3_56"><text:s/></text:span><text:span text:style-name="T3_57">de</text:span><text:span text:style-name="T3_58"><text:s/></text:span><text:span text:style-name="T3_59">computadores</text:span><text:span text:style-name="T3_60">,<text:s/></text:span><text:span text:style-name="T3_61">através</text:span><text:span text:style-name="T3_62"><text:s/></text:span><text:span text:style-name="T3_63">do</text:span><text:span text:style-name="T3_64"><text:s/></text:span><text:span text:style-name="T3_65">sítio</text:span><text:span text:style-name="T3_66"><text:s/></text:span><text:span text:style-name="T3_67">do</text:span><text:span text:style-name="T3_68"><text:s/></text:span><text:span text:style-name="T3_69">Partido</text:span><text:span text:style-name="T3_70"><text:s/></text:span><text:span text:style-name="T3_71">Pirata</text:span><text:span text:style-name="T3_72"><text:s/></text:span><text:span text:style-name="T3_73">do</text:span><text:span text:style-name="T3_74"><text:s/></text:span><text:span text:style-name="T3_75">Brasil</text:span><text:span text:style-name="T3_76">,<text:s/></text:span><text:span text:style-name="T3_77">bem</text:span><text:span text:style-name="T3_78"><text:s/></text:span><text:span text:style-name="T3_79">como</text:span><text:span text:style-name="T3_80"><text:s/></text:span><text:span text:style-name="T3_81">em</text:span><text:span text:style-name="T3_82"><text:s/></text:span><text:span text:style-name="T3_83">cumprimento</text:span><text:span text:style-name="T3_84"><text:s/></text:span><text:span text:style-name="T3_85">ao</text:span><text:span text:style-name="T3_86"><text:s/></text:span><text:span text:style-name="T3_87">Estatuto</text:span><text:span text:style-name="T3_88"><text:s/></text:span><text:span text:style-name="T3_89">vigente</text:span><text:span text:style-name="T3_90">,<text:s/></text:span><text:span text:style-name="T3_91">reuniram</text:span><text:span text:style-name="T3_92">-</text:span><text:span text:style-name="T3_93">se</text:span><text:span text:style-name="T3_94"><text:s/></text:span><text:span text:style-name="T3_95">na</text:span><text:span text:style-name="T3_96"><text:s/></text:span><text:span text:style-name="T3_97">rua</text:span><text:span text:style-name="T3_98"><text:s/></text:span><text:span text:style-name="T3_99">Comendador</text:span><text:span text:style-name="T3_100"><text:s/></text:span><text:span text:style-name="T3_101">Macedo</text:span><text:span text:style-name="T3_102">,<text:s/></text:span><text:span text:style-name="T3_103">n</text:span><text:span text:style-name="T3_104">úmero</text:span><text:span text:style-name="T3_105"><text:s/></text:span><text:span text:style-name="T3_106">duzentos</text:span><text:span text:style-name="T3_107"><text:s/></text:span><text:span text:style-name="T3_108">e</text:span><text:span text:style-name="T3_109"><text:s/></text:span><text:span text:style-name="T3_110">trinta</text:span><text:span text:style-name="T3_111"><text:s/></text:span><text:span text:style-name="T3_112">e</text:span><text:span text:style-name="T3_113"><text:s/></text:span><text:span text:style-name="T3_114">três</text:span><text:span text:style-name="T3_115">,<text:s/></text:span><text:span text:style-name="T3_116">na</text:span><text:span text:style-name="T3_117"><text:s/></text:span><text:span text:style-name="T3_118">cida</text:span><text:span text:style-name="T3_119">de</text:span><text:span text:style-name="T3_120"><text:s/></text:span><text:span text:style-name="T3_121">de</text:span><text:span text:style-name="T3_122"><text:s/></text:span><text:span text:style-name="T3_123">Curitiba</text:span><text:span text:style-name="T3_124">,<text:s/></text:span><text:span text:style-name="T3_125">Estado</text:span><text:span text:style-name="T3_126"><text:s/></text:span><text:span text:style-name="T3_127">do</text:span><text:span text:style-name="T3_128"><text:s/></text:span><text:span text:style-name="T3_129">Paran</text:span><text:span text:style-name="T3_130">á</text:span><text:span text:style-name="T3_131">,<text:s/></text:span><text:span text:style-name="T3_132">os</text:span><text:span text:style-name="T3_133"><text:s/></text:span><text:span text:style-name="T3_134">membros</text:span><text:span text:style-name="T3_135"><text:s/></text:span><text:span text:style-name="T3_136">regularmente</text:span><text:span text:style-name="T3_137"><text:s/></text:span><text:span text:style-name="T3_138">associados</text:span><text:span text:style-name="T3_139"><text:s/></text:span><text:span text:style-name="T3_140">ao</text:span><text:span text:style-name="T3_141"><text:s/></text:span><text:span text:style-name="T3_142">PIRATAS</text:span><text:span text:style-name="T3_143">,</text:span><text:span text:style-name="T3_144"><text:s/></text:span><text:span text:style-name="T3_145">conforme</text:span><text:span text:style-name="T3_146"><text:s/></text:span><text:span text:style-name="T3_147">Lista</text:span><text:span text:style-name="T3_148"><text:s/></text:span><text:span text:style-name="T3_149">de</text:span><text:span text:style-name="T3_150"><text:s/></text:span><text:span text:style-name="T3_151">Presença</text:span><text:span text:style-name="T3_152"><text:s/></text:span><text:span text:style-name="T3_153">em</text:span><text:span text:style-name="T3_154"><text:s/></text:span><text:span text:style-name="T3_155">anexo</text:span><text:span text:style-name="T3_156">,<text:s/></text:span><text:span text:style-name="T3_157">assim</text:span><text:span text:style-name="T3_158"><text:s/></text:span><text:span text:style-name="T3_159">como</text:span><text:span text:style-name="T3_160"><text:s/></text:span><text:span text:style-name="T3_161">ouvintes</text:span><text:span text:style-name="T3_162">,<text:s/></text:span><text:span text:style-name="T3_163">também</text:span><text:span text:style-name="T3_164"><text:s/></text:span><text:span text:style-name="T3_165">conforme</text:span><text:span text:style-name="T3_166"><text:s/></text:span><text:span text:style-name="T3_167">Lista</text:span><text:span text:style-name="T3_168"><text:s/></text:span><text:span text:style-name="T3_169">de</text:span><text:span text:style-name="T3_170"><text:s/></text:span><text:span text:style-name="T3_171">Presença</text:span><text:span text:style-name="T3_172"><text:s/></text:span><text:span text:style-name="T3_173">própria</text:span><text:span text:style-name="T3_174"><text:s/></text:span><text:span text:style-name="T3_175">em</text:span><text:span text:style-name="T3_176"><text:s/></text:span><text:span text:style-name="T3_177">anexo</text:span><text:span text:style-name="T3_178">.<text:s/></text:span><text:span text:style-name="T3_179">Dando</text:span><text:span text:style-name="T3_180"><text:s/></text:span><text:span text:style-name="T3_181">início</text:span><text:span text:style-name="T3_182"><text:s/></text:span><text:span text:style-name="T3_183">aos</text:span><text:span text:style-name="T3_184"><text:s/></text:span><text:span text:style-name="T3_185">trabalhos</text:span><text:span text:style-name="T3_186">,<text:s/></text:span><text:span text:style-name="T3_187">o</text:span><text:span text:style-name="T3_188"><text:s/></text:span><text:span text:style-name="T3_189">segundo</text:span><text:span text:style-name="T3_190"><text:s/></text:span><text:span text:style-name="T3_191">secretário</text:span><text:span text:style-name="T3_192">,<text:s/></text:span><text:span text:style-name="T3_193">Kristian</text:span><text:span text:style-name="T3_194"><text:s/></text:span><text:span text:style-name="T3_195">Pasini</text:span><text:span text:style-name="T3_196">,<text:s/></text:span><text:span text:style-name="T3_197">apresentou</text:span><text:span text:style-name="T3_198"><text:s/></text:span><text:span text:style-name="T3_199">o</text:span><text:span text:style-name="T3_200"><text:s/></text:span><text:span text:style-name="T3_201">Regimento</text:span><text:span text:style-name="T3_202"><text:s/></text:span><text:span text:style-name="T3_203">da</text:span><text:span text:style-name="T3_204"><text:s/></text:span><text:span text:style-name="T3_205">Assembléia</text:span><text:span text:style-name="T3_206"><text:s/></text:span><text:span text:style-name="T3_207">Nacional</text:span><text:span text:style-name="T3_208"><text:s/></text:span><text:span text:style-name="T3_209">Pirata</text:span><text:span text:style-name="T3_210"><text:s/></text:span><text:span text:style-name="T3_211">que</text:span><text:span text:style-name="T3_212"><text:s/></text:span><text:span text:style-name="T3_213">fora</text:span><text:span text:style-name="T3_214"><text:s/></text:span><text:span text:style-name="T3_215">aprovado</text:span><text:span text:style-name="T3_216"><text:s/></text:span><text:span text:style-name="T3_217">por</text:span><text:span text:style-name="T3_218"><text:s/></text:span><text:span text:style-name="T3_219">me</text:span><text:span text:style-name="T3_220">io</text:span><text:span text:style-name="T3_221"><text:s/></text:span><text:span text:style-name="T3_222">de</text:span><text:span text:style-name="T3_223"><text:s/></text:span><text:span text:style-name="T3_224">mecanismo</text:span><text:span text:style-name="T3_225"><text:s/></text:span><text:span text:style-name="T3_226">deliberativo</text:span><text:span text:style-name="T3_227"><text:s/></text:span><text:span text:style-name="T3_228">eletrônico</text:span><text:span text:style-name="T3_229"><text:s/></text:span><text:span text:style-name="T3_230">utilizado</text:span><text:span text:style-name="T3_231"><text:s/></text:span><text:span text:style-name="T3_232">regularmente</text:span><text:span text:style-name="T3_233"><text:s/></text:span><text:span text:style-name="T3_234">pelo</text:span><text:span text:style-name="T3_235"><text:s/></text:span><text:span text:style-name="T3_236">Partido</text:span><text:span text:style-name="T3_237"><text:s/></text:span><text:span text:style-name="T3_238">Pirata</text:span><text:span text:style-name="T3_239">,<text:s/></text:span><text:span text:style-name="T3_240">baseado</text:span><text:span text:style-name="T3_241"><text:s/></text:span><text:span text:style-name="T3_242">na</text:span><text:span text:style-name="T3_243"><text:s/></text:span><text:span text:style-name="T3_244">plataforma</text:span><text:span text:style-name="T3_245"><text:s/></text:span><text:span text:style-name="T3_246">eletrônica</text:span><text:span text:style-name="T3_247"><text:s/></text:span><text:span text:style-name="T3_248">online</text:span><text:span text:style-name="T3_249"><text:s/></text:span><text:span text:style-name="T3_250">Loomio</text:span><text:span text:style-name="T3_251">.<text:s/></text:span><text:span text:style-name="T3_252">Após</text:span><text:span text:style-name="T3_253"><text:s/></text:span><text:span text:style-name="T3_254">debates</text:span><text:span text:style-name="T3_255"><text:s/></text:span><text:span text:style-name="T3_256">e</text:span><text:span text:style-name="T3_257"><text:s/></text:span><text:span text:style-name="T3_258">explicações</text:span><text:span text:style-name="T3_259">,<text:s/></text:span><text:span text:style-name="T3_260">o</text:span><text:span text:style-name="T3_261"><text:s/></text:span><text:span text:style-name="T3_262">mesmo</text:span><text:span text:style-name="T3_263"><text:s/></text:span><text:span text:style-name="T3_264">foi</text:span><text:span text:style-name="T3_265"><text:s/></text:span><text:span text:style-name="T3_266">ratificado</text:span><text:span text:style-name="T3_267"><text:s/></text:span><text:span text:style-name="T3_268">pelos</text:span><text:span text:style-name="T3_269"><text:s/></text:span><text:span text:style-name="T3_270">presentes</text:span><text:span text:style-name="T3_271">,<text:s/></text:span><text:span text:style-name="T3_272">sendo</text:span><text:span text:style-name="T3_273"><text:s/></text:span><text:span text:style-name="T3_274">as</text:span><text:span text:style-name="T3_275"><text:s/></text:span><text:span text:style-name="T3_276">d</text:span><text:span text:style-name="T3_277">úvidas</text:span><text:span text:style-name="T3_278"><text:s/></text:span><text:span text:style-name="T3_279">e</text:span><text:span text:style-name="T3_280"><text:s/></text:span><text:span text:style-name="T3_281">razões</text:span><text:span text:style-name="T3_282"><text:s/></text:span><text:span text:style-name="T3_283">do</text:span><text:span text:style-name="T3_284"><text:s/></text:span><text:span text:style-name="T3_285">mesmo</text:span><text:span text:style-name="T3_286"><text:s/></text:span><text:span text:style-name="T3_287">devidamente</text:span><text:span text:style-name="T3_288"><text:s/></text:span><text:span text:style-name="T3_289">esclarecidas</text:span><text:span text:style-name="T3_290">.<text:s/></text:span><text:span text:style-name="T3_291">Em</text:span><text:span text:style-name="T3_292"><text:s/></text:span><text:span text:style-name="T3_293">meio</text:span><text:span text:style-name="T3_294"><text:s/></text:span><text:span text:style-name="T3_295">à</text:span><text:span text:style-name="T3_296"><text:s/></text:span><text:span text:style-name="T3_297">discussão</text:span><text:span text:style-name="T3_298">,<text:s/></text:span><text:span text:style-name="T3_299">foi</text:span><text:span text:style-name="T3_300"><text:s/></text:span><text:span text:style-name="T3_301">aberta</text:span><text:span text:style-name="T3_302"><text:s/></text:span><text:span text:style-name="T3_303">a</text:span><text:span text:style-name="T3_304"><text:s/></text:span><text:span text:style-name="T3_305">votação</text:span><text:span text:style-name="T3_306"><text:s/></text:span><text:span text:style-name="T3_307">a</text:span><text:span text:style-name="T3_308"><text:s/></text:span><text:span text:style-name="T3_309">respeito</text:span><text:span text:style-name="T3_310"><text:s/></text:span><text:span text:style-name="T3_311">da</text:span><text:span text:style-name="T3_312"><text:s/></text:span><text:span text:style-name="T3_313">adoção</text:span><text:span text:style-name="T3_314"><text:s/></text:span><text:span text:style-name="T3_315">de</text:span><text:span text:style-name="T3_316"><text:s/></text:span><text:span text:style-name="T3_317">votos</text:span><text:span text:style-name="T3_318"><text:s/></text:span><text:span text:style-name="T3_319">por</text:span><text:span text:style-name="T3_320"><text:s/></text:span><text:span text:style-name="T3_321">procuração</text:span><text:span text:style-name="T3_322"><text:s/></text:span><text:span text:style-name="T3_323">ou</text:span><text:span text:style-name="T3_324"><text:s/></text:span><text:span text:style-name="T3_325">não</text:span><text:span text:style-name="T3_326"><text:s/></text:span><text:span text:style-name="T3_327">presenciais</text:span><text:span text:style-name="T3_328"><text:s/></text:span><text:span text:style-name="T3_329">nas</text:span><text:span text:style-name="T3_330"><text:s/></text:span><text:span text:style-name="T3_331">assembleias</text:span><text:span text:style-name="T3_332"><text:s/></text:span><text:span text:style-name="T3_333">do</text:span><text:span text:style-name="T3_334"><text:s/></text:span><text:span text:style-name="T3_335">Partido</text:span><text:span text:style-name="T3_336"><text:s/></text:span><text:span text:style-name="T3_337">Pirata</text:span><text:span text:style-name="T3_338"><text:s/></text:span><text:span text:style-name="T3_339">especial</text:span><text:span text:style-name="T3_340">,<text:s/></text:span><text:span text:style-name="T3_341">tendo</text:span><text:span text:style-name="T3_342"><text:s/></text:span><text:span text:style-name="T3_343">sido</text:span><text:span text:style-name="T3_344"><text:s/></text:span><text:span text:style-name="T3_345">rejeitad</text:span><text:span text:style-name="T3_346">a</text:span><text:span text:style-name="T3_347"><text:s/></text:span><text:span text:style-name="T3_348">qualquer</text:span><text:span text:style-name="T3_349"><text:s/></text:span><text:span text:style-name="T3_350">forma</text:span><text:span text:style-name="T3_351"><text:s/></text:span><text:span text:style-name="T3_352">não</text:span><text:span text:style-name="T3_353"><text:s/></text:span><text:span text:style-name="T3_354">presencial</text:span><text:span text:style-name="T3_355"><text:s/></text:span><text:span text:style-name="T3_356">de</text:span><text:span text:style-name="T3_357"><text:s/></text:span><text:span text:style-name="T3_358">votação</text:span><text:span text:style-name="T3_359"><text:s/></text:span><text:span text:style-name="T3_360">por</text:span><text:span text:style-name="T3_361"><text:s/></text:span><text:span text:style-name="T3_362">uma</text:span><text:span text:style-name="T3_363"><text:s/></text:span><text:span text:style-name="T3_364">margem</text:span><text:span text:style-name="T3_365"><text:s/></text:span><text:span text:style-name="T3_366">de</text:span><text:span text:style-name="T3_367"><text:s/></text:span><text:span text:style-name="T3_368">quarenta</text:span><text:span text:style-name="T3_369"><text:s/></text:span><text:span text:style-name="T3_370">e</text:span><text:span text:style-name="T3_371"><text:s/></text:span><text:span text:style-name="T3_372">quatro</text:span><text:span text:style-name="T3_373"><text:s/></text:span><text:span text:style-name="T3_374">votos</text:span><text:span text:style-name="T3_375"><text:s/></text:span><text:span text:style-name="T3_376">e</text:span><text:span text:style-name="T3_377"><text:s/></text:span><text:span text:style-name="T3_378">uma</text:span><text:span text:style-name="T3_379"><text:s/></text:span><text:span text:style-name="T3_380">abstenção</text:span><text:span text:style-name="T3_381">.<text:s/></text:span><text:span text:style-name="T3_382">Ato</text:span><text:span text:style-name="T3_383"><text:s/></text:span><text:span text:style-name="T3_384">cont</text:span><text:span text:style-name="T3_385">í</text:span><text:span text:style-name="T3_386">nuo</text:span><text:span text:style-name="T3_387">,<text:s/></text:span><text:span text:style-name="T3_388">foi</text:span><text:span text:style-name="T3_389"><text:s/></text:span><text:span text:style-name="T3_390">aprovada</text:span><text:span text:style-name="T3_391"><text:s/></text:span><text:span text:style-name="T3_392">a</text:span><text:span text:style-name="T3_393"><text:s/></text:span><text:span text:style-name="T3_394">formação</text:span><text:span text:style-name="T3_395"><text:s/></text:span><text:span text:style-name="T3_396">da</text:span><text:span text:style-name="T3_397"><text:s/></text:span><text:span text:style-name="T3_398">Mesa</text:span><text:span text:style-name="T3_399"><text:s/></text:span><text:span text:style-name="T3_400">de</text:span><text:span text:style-name="T3_401"><text:s/></text:span><text:span text:style-name="T3_402">Trabalho</text:span><text:span text:style-name="T3_403"><text:s/></text:span><text:span text:style-name="T3_404">da</text:span><text:span text:style-name="T3_405"><text:s/></text:span><text:span text:style-name="T3_406">Assembleia</text:span><text:span text:style-name="T3_407">,</text:span><text:span text:style-name="T3_408"><text:s/></text:span><text:span text:style-name="T3_409">cujo</text:span><text:span text:style-name="T3_410"><text:s/></text:span><text:span text:style-name="T3_411">critério</text:span><text:span text:style-name="T3_412"><text:s/></text:span><text:span text:style-name="T3_413">estabelecido</text:span><text:span text:style-name="T3_414"><text:s/></text:span><text:span text:style-name="T3_415">foi</text:span><text:span text:style-name="T3_416"><text:s/></text:span><text:span text:style-name="T3_417">a</text:span><text:span text:style-name="T3_418"><text:s/></text:span><text:span text:style-name="T3_419">participação</text:span><text:span text:style-name="T3_420"><text:s/></text:span><text:span text:style-name="T3_421">de</text:span><text:span text:style-name="T3_422"><text:s/></text:span><text:span text:style-name="T3_423">um</text:span><text:span text:style-name="T3_424"><text:s/></text:span><text:span text:style-name="T3_425">representante</text:span><text:span text:style-name="T3_426"><text:s/></text:span><text:span text:style-name="T3_427">da</text:span><text:span text:style-name="T3_428"><text:s/></text:span><text:span text:style-name="T3_429">Secretaria</text:span><text:span text:style-name="T3_430"><text:s/></text:span><text:span text:style-name="T3_431">Geral</text:span><text:span text:style-name="T3_432"><text:s/></text:span><text:span text:style-name="T3_433">do</text:span><text:span text:style-name="T3_434"><text:s/></text:span><text:span text:style-name="T3_435">partido</text:span><text:span text:style-name="T3_436">,<text:s/></text:span><text:span text:style-name="T3_437">um</text:span><text:span text:style-name="T3_438"><text:s/></text:span><text:span text:style-name="T3_439">membro</text:span><text:span text:style-name="T3_440"><text:s/></text:span><text:span text:style-name="T3_441">do</text:span><text:span text:style-name="T3_442"><text:s/></text:span><text:span text:style-name="T3_443">Grupo</text:span><text:span text:style-name="T3_444"><text:s/></text:span><text:span text:style-name="T3_445">de</text:span><text:span text:style-name="T3_446"><text:s/></text:span><text:span text:style-name="T3_447">Trabalho</text:span><text:span text:style-name="T3_448"><text:s/></text:span><text:span text:style-name="T3_449">Jur</text:span><text:span text:style-name="T3_450">ídico</text:span><text:span text:style-name="T3_451"><text:s/></text:span><text:span text:style-name="T3_452">e</text:span><text:span text:style-name="T3_453"><text:s/></text:span><text:span text:style-name="T3_454">pelo</text:span><text:span text:style-name="T3_455"><text:s/></text:span><text:span text:style-name="T3_456">menos</text:span><text:span text:style-name="T3_457"><text:s/></text:span><text:span text:style-name="T3_458">uma</text:span><text:span text:style-name="T3_459"><text:s/></text:span><text:span text:style-name="T3_460">Pirata</text:span><text:span text:style-name="T3_461">,<text:s/></text:span><text:span text:style-name="T3_462">sendo</text:span><text:span text:style-name="T3_463"><text:s/></text:span><text:span text:style-name="T3_464">que</text:span><text:span text:style-name="T3_465"><text:s/></text:span><text:span text:style-name="T3_466">as</text:span><text:span text:style-name="T3_467"><text:s/></text:span><text:span text:style-name="T3_468">pessoas</text:span><text:span text:style-name="T3_469"><text:s/></text:span><text:span text:style-name="T3_470">indicadas</text:span><text:span text:style-name="T3_471"><text:s/></text:span><text:span text:style-name="T3_472">e</text:span><text:span text:style-name="T3_473"><text:s/></text:span><text:span text:style-name="T3_474">devidamente</text:span><text:span text:style-name="T3_475"><text:s/></text:span><text:span text:style-name="T3_476">aceitas</text:span><text:span text:style-name="T3_477"><text:s/></text:span><text:span text:style-name="T3_478">pelos</text:span><text:span text:style-name="T3_479"><text:s/></text:span><text:span text:style-name="T3_480">presentes</text:span><text:span text:style-name="T3_481"><text:s/></text:span><text:span text:style-name="T3_482">para</text:span><text:span text:style-name="T3_483"><text:s/></text:span><text:span text:style-name="T3_484">compor</text:span><text:span text:style-name="T3_485"><text:s/></text:span><text:span text:style-name="T3_486">a</text:span><text:span text:style-name="T3_487"><text:s/></text:span><text:span text:style-name="T3_488">mesa</text:span><text:span text:style-name="T3_489"><text:s/></text:span><text:span text:style-name="T3_490">foram</text:span><text:span text:style-name="T3_491">,<text:s/></text:span><text:span text:style-name="T3_492">respectivamente</text:span><text:span text:style-name="T3_493">:<text:s/></text:span><text:span text:style-name="T3_494">Kristian</text:span><text:span text:style-name="T3_495"><text:s/></text:span><text:span text:style-name="T3_496">Pasini</text:span><text:span text:style-name="T3_497">,<text:s/></text:span><text:span text:style-name="T3_498">Juliano</text:span><text:span text:style-name="T3_499"><text:s/></text:span><text:span text:style-name="T3_500">Rombaldi</text:span><text:span text:style-name="T3_501"><text:s/></text:span><text:span text:style-name="T3_502">Rodrigues</text:span><text:span text:style-name="T3_503"><text:s/></text:span><text:span text:style-name="T3_504">e</text:span><text:span text:style-name="T3_505"><text:s/></text:span><text:span text:style-name="T3_506">Cristiane</text:span><text:span text:style-name="T3_507"><text:s/></text:span><text:span text:style-name="T3_508">Maciel</text:span><text:span text:style-name="T3_509">.<text:s/></text:span><text:span text:style-name="T3_510">Ato</text:span><text:span text:style-name="T3_511"><text:s/></text:span><text:span text:style-name="T3_512">contínuo</text:span><text:span text:style-name="T3_513">,<text:s/></text:span><text:span text:style-name="T3_514">o</text:span><text:span text:style-name="T3_515"><text:s/></text:span><text:span text:style-name="T3_516">Secretário</text:span><text:span text:style-name="T3_517"><text:s/></text:span><text:span text:style-name="T3_518">Kristian</text:span><text:span text:style-name="T3_519"><text:s/></text:span><text:span text:style-name="T3_520">Pasini</text:span><text:span text:style-name="T3_521">,<text:s/></text:span><text:span text:style-name="T3_522">presidindo</text:span><text:span text:style-name="T3_523"><text:s/></text:span><text:span text:style-name="T3_524">a</text:span><text:span text:style-name="T3_525"><text:s/></text:span><text:span text:style-name="T3_526">mesa</text:span><text:span text:style-name="T3_527">,</text:span><text:span text:style-name="T3_528"><text:s/></text:span><text:span text:style-name="T3_529">sobrestou</text:span><text:span text:style-name="T3_530"><text:s/></text:span><text:span text:style-name="T3_531">às</text:span><text:span text:style-name="T3_532"><text:s/></text:span><text:span text:style-name="T3_533">vinte</text:span><text:span text:style-name="T3_534"><text:s/></text:span><text:span text:style-name="T3_535">e</text:span><text:span text:style-name="T3_536"><text:s/></text:span><text:span text:style-name="T3_537">duas</text:span><text:span text:style-name="T3_538"><text:s/></text:span><text:span text:style-name="T3_539">horas</text:span><text:span text:style-name="T3_540"><text:s/></text:span><text:span text:style-name="T3_541">e</text:span><text:span text:style-name="T3_542"><text:s/></text:span><text:span text:style-name="T3_543">quatorze</text:span><text:span text:style-name="T3_544"><text:s/></text:span><text:span text:style-name="T3_545">minutos</text:span><text:span text:style-name="T3_546"><text:s/></text:span><text:span text:style-name="T3_547">a</text:span><text:span text:style-name="T3_548"><text:s/></text:span><text:span text:style-name="T3_549">Assembléia</text:span><text:span text:style-name="T3_550"><text:s/></text:span><text:span text:style-name="T3_551">Nacional</text:span><text:span text:style-name="T3_552"><text:s/></text:span><text:span text:style-name="T3_553">Pirata</text:span><text:span text:style-name="T3_554"><text:s/></text:span><text:span text:style-name="T3_555">até</text:span><text:span text:style-name="T3_556"><text:s/></text:span><text:span text:style-name="T3_557">a</text:span><text:span text:style-name="T3_558">s</text:span><text:span text:style-name="T3_559"><text:s/></text:span><text:span text:style-name="T3_560">dez</text:span><text:span text:style-name="T3_561"><text:s/></text:span><text:span text:style-name="T3_562">horas</text:span><text:span text:style-name="T3_563"><text:s/></text:span><text:span text:style-name="T3_564">do</text:span><text:span text:style-name="T3_565"><text:s/></text:span><text:span text:style-name="T3_566">dia</text:span><text:span text:style-name="T3_567"><text:s/></text:span><text:span text:style-name="T3_568">seguinte</text:span><text:span text:style-name="T3_569">,<text:s/></text:span><text:span text:style-name="T3_570">sábado</text:span><text:span text:style-name="T3_571">,<text:s/></text:span><text:span text:style-name="T3_572">o</text:span><text:span text:style-name="T3_573"><text:s/></text:span><text:span text:style-name="T3_574">que</text:span><text:span text:style-name="T3_575"><text:s/></text:span><text:span text:style-name="T3_576">foi</text:span><text:span text:style-name="T3_577"><text:s/></text:span><text:span text:style-name="T3_578">aceito</text:span><text:span text:style-name="T3_579"><text:s/></text:span><text:span text:style-name="T3_580">pelos</text:span><text:span text:style-name="T3_581"><text:s/></text:span><text:span text:style-name="T3_582">presentes</text:span><text:span text:style-name="T3_583">.<text:s/></text:span><text:span text:style-name="T3_584">Dando</text:span><text:span text:style-name="T3_585"><text:s/></text:span><text:span text:style-name="T3_586">continuidade</text:span><text:span text:style-name="T3_587"><text:s/></text:span><text:span text:style-name="T3_588">à</text:span><text:span text:style-name="T3_589"><text:s/></text:span><text:span text:style-name="T3_590">Assembléia</text:span><text:span text:style-name="T3_591"><text:s/></text:span><text:span text:style-name="T3_592">Nacional</text:span><text:span text:style-name="T3_593"><text:s/></text:span><text:span text:style-name="T3_594">Pirata</text:span><text:span text:style-name="T3_595">,<text:s/></text:span><text:span text:style-name="T3_596">o</text:span><text:span text:style-name="T3_597"><text:s/></text:span><text:span text:style-name="T3_598">Secretário</text:span><text:span text:style-name="T3_599"><text:s/></text:span><text:span text:style-name="T3_600">Kristian</text:span><text:span text:style-name="T3_601"><text:s/></text:span><text:span text:style-name="T3_602">Pasini</text:span><text:span text:style-name="T3_603"><text:s/></text:span><text:span text:style-name="T3_604">declarou</text:span><text:span text:style-name="T3_605"><text:s/></text:span><text:span text:style-name="T3_606">reabertos</text:span><text:span text:style-name="T3_607"><text:s/></text:span><text:span text:style-name="T3_608">os</text:span><text:span text:style-name="T3_609"><text:s/></text:span><text:span text:style-name="T3_610">trabalhos</text:span><text:span text:style-name="T3_611"><text:s/></text:span><text:span text:style-name="T3_612">às</text:span><text:span text:style-name="T3_613"><text:s/></text:span><text:span text:style-name="T3_614">onze</text:span><text:span text:style-name="T3_615"><text:s/></text:span><text:span text:style-name="T3_616">horas</text:span><text:span text:style-name="T3_617"><text:s/></text:span><text:span text:style-name="T3_618">e</text:span><text:span text:style-name="T3_619"><text:s/></text:span><text:span text:style-name="T3_620">doze</text:span><text:span text:style-name="T3_621"><text:s/></text:span><text:span text:style-name="T3_622">minutos</text:span><text:span text:style-name="T3_623"><text:s/></text:span><text:span text:style-name="T3_624">do</text:span><text:span text:style-name="T3_625"><text:s/></text:span><text:span text:style-name="T3_626">dia</text:span><text:span text:style-name="T3_627"><text:s/></text:span><text:span text:style-name="T3_628">vinte</text:span><text:span text:style-name="T3_629"><text:s/></text:span><text:span text:style-name="T3_630">e</text:span><text:span text:style-name="T3_631"><text:s/></text:span><text:span text:style-name="T3_632">qu</text:span><text:span text:style-name="T3_633">atro</text:span><text:span text:style-name="T3_634"><text:s/></text:span><text:span text:style-name="T3_635">de</text:span><text:span text:style-name="T3_636"><text:s/></text:span><text:span text:style-name="T3_637">maio</text:span><text:span text:style-name="T3_638">,<text:s/></text:span><text:span text:style-name="T3_639">dando</text:span><text:span text:style-name="T3_640"><text:s/></text:span><text:span text:style-name="T3_641">in</text:span><text:span text:style-name="T3_642">ício</text:span><text:span text:style-name="T3_643"><text:s/></text:span><text:span text:style-name="T3_644">à</text:span><text:span text:style-name="T3_645"><text:s/></text:span><text:span text:style-name="T3_646">formação</text:span><text:span text:style-name="T3_647"><text:s/></text:span><text:span text:style-name="T3_648">dos</text:span><text:span text:style-name="T3_649"><text:s/></text:span><text:span text:style-name="T3_650">grupos</text:span><text:span text:style-name="T3_651"><text:s/></text:span><text:span text:style-name="T3_652">de</text:span><text:span text:style-name="T3_653"><text:s/></text:span><text:span text:style-name="T3_654">discussão</text:span><text:span text:style-name="T3_655"><text:s/></text:span><text:span text:style-name="T3_656">sobre</text:span><text:span text:style-name="T3_657"><text:s/></text:span><text:span text:style-name="T3_658">os</text:span><text:span text:style-name="T3_659"><text:s/></text:span><text:span text:style-name="T3_660">t</text:span><text:span text:style-name="T3_661">ópicos</text:span><text:span text:style-name="T3_662"><text:s/></text:span><text:span text:style-name="T3_663">referentes</text:span><text:span text:style-name="T3_664"><text:s/></text:span><text:span text:style-name="T3_665">a</text:span><text:span text:style-name="T3_666">o</text:span><text:span text:style-name="T3_667"><text:s/></text:span><text:span text:style-name="T3_668">programa</text:span><text:span text:style-name="T3_669"><text:s/></text:span><text:span text:style-name="T3_670">do</text:span><text:span text:style-name="T3_671"><text:s/></text:span><text:span text:style-name="T3_672">partido</text:span><text:span text:style-name="T3_673">,<text:s/></text:span><text:span text:style-name="T3_674">bem</text:span><text:span text:style-name="T3_675"><text:s/></text:span><text:span text:style-name="T3_676">como</text:span><text:span text:style-name="T3_677"><text:s/></text:span><text:span text:style-name="T3_678">de</text:span><text:span text:style-name="T3_679"><text:s/></text:span><text:span text:style-name="T3_680">um</text:span><text:span text:style-name="T3_681"><text:s/></text:span><text:span text:style-name="T3_682">grupo</text:span><text:span text:style-name="T3_683"><text:s/></text:span><text:span text:style-name="T3_684">de</text:span><text:span text:style-name="T3_685"><text:s/></text:span><text:span text:style-name="T3_686">discussão</text:span><text:span text:style-name="T3_687"><text:s/></text:span><text:span text:style-name="T3_688">adicional</text:span><text:span text:style-name="T3_689"><text:s/></text:span><text:span text:style-name="T3_690">sobre</text:span><text:span text:style-name="T3_691"><text:s/></text:span><text:span text:style-name="T3_692">as</text:span><text:span text:style-name="T3_693"><text:s/></text:span><text:span text:style-name="T3_694">alterações</text:span><text:span text:style-name="T3_695"><text:s/></text:span><text:span text:style-name="T3_696">e</text:span><text:span text:style-name="T3_697"><text:s/></text:span><text:span text:style-name="T3_698">retificações</text:span><text:span text:style-name="T3_699"><text:s/></text:span><text:span text:style-name="T3_700">estatutárias</text:span><text:span text:style-name="T3_701">.<text:s/></text:span><text:span text:style-name="T3_702">Após</text:span><text:span text:style-name="T3_703"><text:s/></text:span><text:span text:style-name="T3_704">amplos</text:span><text:span text:style-name="T3_705"><text:s/></text:span><text:span text:style-name="T3_706">debates</text:span><text:span text:style-name="T3_707"><text:s/></text:span><text:span text:style-name="T3_708">e</text:span><text:span text:style-name="T3_709"><text:s/></text:span><text:span text:style-name="T3_710">discussões</text:span><text:span text:style-name="T3_711"><text:s/></text:span><text:span text:style-name="T3_712">ao</text:span><text:span text:style-name="T3_713"><text:s/></text:span><text:span text:style-name="T3_714">longo</text:span><text:span text:style-name="T3_715"><text:s/></text:span><text:span text:style-name="T3_716">do</text:span><text:span text:style-name="T3_717"><text:s/></text:span><text:span text:style-name="T3_718">dia</text:span><text:span text:style-name="T3_719">,<text:s/></text:span><text:span text:style-name="T3_720">bem</text:span><text:span text:style-name="T3_721"><text:s/></text:span><text:span text:style-name="T3_722">como</text:span><text:span text:style-name="T3_723"><text:s/></text:span><text:span text:style-name="T3_724">considerando</text:span><text:span text:style-name="T3_725"><text:s/></text:span><text:span text:style-name="T3_726">que</text:span><text:span text:style-name="T3_727"><text:s/></text:span><text:span text:style-name="T3_728">não</text:span><text:span text:style-name="T3_729"><text:s/></text:span><text:span text:style-name="T3_730">se</text:span><text:span text:style-name="T3_731"><text:s/></text:span><text:span text:style-name="T3_732">conseguiram</text:span><text:span text:style-name="T3_733"><text:s/></text:span><text:span text:style-name="T3_734">e</text:span><text:span text:style-name="T3_735">xaurir</text:span><text:span text:style-name="T3_736"><text:s/></text:span><text:span text:style-name="T3_737">os</text:span><text:span text:style-name="T3_738"><text:s/></text:span><text:span text:style-name="T3_739">temas</text:span><text:span text:style-name="T3_740"><text:s/></text:span><text:span text:style-name="T3_741">propostos</text:span><text:span text:style-name="T3_742">,<text:s/></text:span><text:span text:style-name="T3_743">a</text:span><text:span text:style-name="T3_744"><text:s/></text:span><text:span text:style-name="T3_745">Assembleia</text:span><text:span text:style-name="T3_746"><text:s/></text:span><text:span text:style-name="T3_747">Nacional</text:span><text:span text:style-name="T3_748"><text:s/></text:span><text:span text:style-name="T3_749">Pirata</text:span><text:span text:style-name="T3_750"><text:s/></text:span><text:span text:style-name="T3_751">foi</text:span><text:span text:style-name="T3_752"><text:s/></text:span><text:span text:style-name="T3_753">sobrestada</text:span><text:span text:style-name="T3_754"><text:s/></text:span><text:span text:style-name="T3_755">às</text:span><text:span text:style-name="T3_756"><text:s/></text:span><text:span text:style-name="T3_757">vinte</text:span><text:span text:style-name="T3_758"><text:s/></text:span><text:span text:style-name="T3_759">horas</text:span><text:span text:style-name="T3_760">,</text:span><text:span text:style-name="T3_761"><text:s/></text:span><text:span text:style-name="T3_762">ficando</text:span><text:span text:style-name="T3_763"><text:s/></text:span><text:span text:style-name="T3_764">estabelecido</text:span><text:span text:style-name="T3_765"><text:s/></text:span><text:span text:style-name="T3_766">que</text:span><text:span text:style-name="T3_767"><text:s/></text:span><text:span text:style-name="T3_768">prosseguiria</text:span><text:span text:style-name="T3_769"><text:s/></text:span><text:span text:style-name="T3_770">partir</text:span><text:span text:style-name="T3_771"><text:s/></text:span><text:span text:style-name="T3_772">das</text:span><text:span text:style-name="T3_773"><text:s/></text:span><text:span text:style-name="T3_774">dez</text:span><text:span text:style-name="T3_775"><text:s/></text:span><text:span text:style-name="T3_776">horas</text:span><text:span text:style-name="T3_777"><text:s/></text:span><text:span text:style-name="T3_778">do</text:span><text:span text:style-name="T3_779"><text:s/></text:span><text:span text:style-name="T3_780">dia</text:span><text:span text:style-name="T3_781"><text:s/></text:span><text:span text:style-name="T3_782">seguinte</text:span><text:span text:style-name="T3_783">.<text:s/></text:span><text:span text:style-name="T3_784">Dando</text:span><text:span text:style-name="T3_785"><text:s/></text:span><text:span text:style-name="T3_786">seguimento</text:span><text:span text:style-name="T3_787"><text:s/></text:span><text:span text:style-name="T3_788">à</text:span><text:span text:style-name="T3_789"><text:s/></text:span><text:span text:style-name="T3_790">Assembléia</text:span><text:span text:style-name="T3_791"><text:s/></text:span><text:span text:style-name="T3_792">Nacional</text:span><text:span text:style-name="T3_793"><text:s/></text:span><text:span text:style-name="T3_794">Pirata</text:span><text:span text:style-name="T3_795">,<text:s/></text:span><text:span text:style-name="T3_796">o</text:span><text:span text:style-name="T3_797"><text:s/></text:span><text:span text:style-name="T3_798">Secretário</text:span><text:span text:style-name="T3_799"><text:s/></text:span><text:span text:style-name="T3_800">Kristian</text:span><text:span text:style-name="T3_801"><text:s/></text:span><text:span text:style-name="T3_802">Pasini</text:span><text:span text:style-name="T3_803">,<text:s/></text:span><text:span text:style-name="T3_804">às</text:span><text:span text:style-name="T3_805"><text:s/></text:span><text:span text:style-name="T3_806">dez</text:span><text:span text:style-name="T3_807"><text:s/></text:span><text:span text:style-name="T3_808">horas</text:span><text:span text:style-name="T3_809"><text:s/></text:span><text:span text:style-name="T3_810">e</text:span><text:span text:style-name="T3_811"><text:s/></text:span><text:span text:style-name="T3_812">vinte</text:span><text:span text:style-name="T3_813"><text:s/></text:span><text:span text:style-name="T3_814">minutos</text:span><text:span text:style-name="T3_815"><text:s/></text:span><text:span text:style-name="T3_816">do</text:span><text:span text:style-name="T3_817"><text:s/></text:span><text:span text:style-name="T3_818">dia</text:span><text:span text:style-name="T3_819"><text:s/></text:span><text:span text:style-name="T3_820">vinte</text:span><text:span text:style-name="T3_821"><text:s/></text:span><text:span text:style-name="T3_822">e</text:span><text:span text:style-name="T3_823"><text:s/></text:span><text:span text:style-name="T3_824">cinco</text:span><text:span text:style-name="T3_825"><text:s/></text:span><text:span text:style-name="T3_826">de</text:span><text:span text:style-name="T3_827"><text:s/></text:span><text:span text:style-name="T3_828">maio</text:span><text:span text:style-name="T3_829">,</text:span><text:span text:style-name="T3_830"><text:s/></text:span><text:span text:style-name="T3_831">declarou</text:span><text:span text:style-name="T3_832"><text:s/></text:span><text:span text:style-name="T3_833">reabertos</text:span><text:span text:style-name="T3_834"><text:s/></text:span><text:span text:style-name="T3_835">os</text:span><text:span text:style-name="T3_836"><text:s/></text:span><text:span text:style-name="T3_837">trabalhos</text:span><text:span text:style-name="T3_838">.</text:span><text:span text:style-name="T3_839"><text:s/></text:span><text:span text:style-name="T3_840">Já</text:span><text:span text:style-name="T3_841"><text:s/></text:span><text:span text:style-name="T3_842">na</text:span><text:span text:style-name="T3_843"><text:s/></text:span><text:span text:style-name="T3_844">reabertura</text:span><text:span text:style-name="T3_845">,<text:s/></text:span><text:span text:style-name="T3_846">foi</text:span><text:span text:style-name="T3_847"><text:s/></text:span><text:span text:style-name="T3_848">informad</text:span><text:span text:style-name="T3_849">a</text:span><text:span text:style-name="T3_850"><text:s/></text:span><text:span text:style-name="T3_851">aos</text:span><text:span text:style-name="T3_852"><text:s/></text:span><text:span text:style-name="T3_853">presentes</text:span><text:span text:style-name="T3_854"><text:s/></text:span><text:span text:style-name="T3_855">a</text:span><text:span text:style-name="T3_856"><text:s/></text:span><text:span text:style-name="T3_857">necessidade</text:span><text:span text:style-name="T3_858"><text:s/></text:span><text:span text:style-name="T3_859">de</text:span><text:span text:style-name="T3_860"><text:s/></text:span><text:span text:style-name="T3_861">deliberação</text:span><text:span text:style-name="T3_862"><text:s/></text:span><text:span text:style-name="T3_863">acerca</text:span><text:span text:style-name="T3_864"><text:s/></text:span><text:span text:style-name="T3_865">da</text:span><text:span text:style-name="T3_866"><text:s/></text:span><text:span text:style-name="T3_867">reforma</text:span><text:span text:style-name="T3_868"><text:s/></text:span><text:span text:style-name="T3_869">da</text:span><text:span text:style-name="T3_870"><text:s/></text:span><text:span text:style-name="T3_871">estrutura</text:span><text:span text:style-name="T3_872"><text:s/></text:span><text:span text:style-name="T3_873">administrativa</text:span><text:span text:style-name="T3_874">,</text:span><text:span text:style-name="T3_875"><text:s/></text:span><text:span text:style-name="T3_876">aprovada</text:span><text:span text:style-name="T3_877"><text:s/></text:span><text:span text:style-name="T3_878">previamente</text:span><text:span text:style-name="T3_879"><text:s/></text:span><text:span text:style-name="T3_880">por</text:span><text:span text:style-name="T3_881"><text:s/></text:span><text:span text:style-name="T3_882">deliberaç</text:span><text:span text:style-name="T3_883">ão</text:span><text:span text:style-name="T3_884"><text:s/></text:span><text:span text:style-name="T3_885">eletrônica</text:span><text:span text:style-name="T3_886"><text:s/></text:span><text:span text:style-name="T3_887">no</text:span><text:span text:style-name="T3_888"><text:s/></text:span><text:span text:style-name="T3_889">Loomio</text:span><text:span text:style-name="T3_890">,<text:s/></text:span><text:span text:style-name="T3_891">para</text:span><text:span text:style-name="T3_892"><text:s/></text:span><text:span text:style-name="T3_893">que</text:span><text:span text:style-name="T3_894"><text:s/></text:span><text:span text:style-name="T3_895">se</text:span><text:span text:style-name="T3_896"><text:s/></text:span><text:span text:style-name="T3_897">pudesse</text:span><text:span text:style-name="T3_898"><text:s/></text:span><text:span text:style-name="T3_899">encaminhar</text:span><text:span text:style-name="T3_900"><text:s/></text:span><text:span text:style-name="T3_901">a</text:span><text:span text:style-name="T3_902"><text:s/></text:span><text:span text:style-name="T3_903">versão</text:span><text:span text:style-name="T3_904"><text:s/></text:span><text:span text:style-name="T3_905">do</text:span><text:span text:style-name="T3_906"><text:s/></text:span><text:span text:style-name="T3_907">Estatuto</text:span><text:span text:style-name="T3_908"><text:s/></text:span><text:span text:style-name="T3_909">a</text:span><text:span text:style-name="T3_910"><text:s/></text:span><text:span text:style-name="T3_911">ser</text:span><text:span text:style-name="T3_912"><text:s/></text:span><text:span text:style-name="T3_913">apresentada</text:span><text:span text:style-name="T3_914"><text:s/></text:span><text:span text:style-name="T3_915">para</text:span><text:span text:style-name="T3_916"><text:s/></text:span><text:span text:style-name="T3_917">posterior</text:span><text:span text:style-name="T3_918"><text:s/></text:span><text:span text:style-name="T3_919">avaliação</text:span><text:span text:style-name="T3_920">.<text:s/></text:span><text:span text:style-name="T3_921">Neste</text:span><text:span text:style-name="T3_922"><text:s/></text:span><text:span text:style-name="T3_923">sentido</text:span><text:span text:style-name="T3_924">,<text:s/></text:span><text:span text:style-name="T3_925">a</text:span><text:span text:style-name="T3_926"><text:s/></text:span><text:span text:style-name="T3_927">proposta</text:span><text:span text:style-name="T3_928"><text:s/></text:span><text:span text:style-name="T3_929">de</text:span><text:span text:style-name="T3_930"><text:s/></text:span><text:span text:style-name="T3_931">reestruturação</text:span><text:span text:style-name="T3_932"><text:s/></text:span><text:span text:style-name="T3_933">administrativa</text:span><text:span text:style-name="T3_934"><text:s/></text:span><text:span text:style-name="T3_935">aprovada</text:span><text:span text:style-name="T3_936"><text:s/></text:span><text:span text:style-name="T3_937">por</text:span><text:span text:style-name="T3_938"><text:s/></text:span><text:span text:style-name="T3_939">meio</text:span><text:span text:style-name="T3_940"><text:s/></text:span><text:span text:style-name="T3_941">do</text:span><text:span text:style-name="T3_942"><text:s/></text:span><text:span text:style-name="T3_943">Loomio</text:span><text:span text:style-name="T3_944">,</text:span><text:span text:style-name="T3_945"><text:s/></text:span><text:span text:style-name="T3_946">cujo</text:span><text:span text:style-name="T3_947"><text:s/></text:span><text:span text:style-name="T3_948">teor</text:span><text:span text:style-name="T3_949"><text:s/></text:span><text:span text:style-name="T3_950">apontava</text:span><text:span text:style-name="T3_951"><text:s/></text:span><text:span text:style-name="T3_952">no</text:span><text:span text:style-name="T3_953"><text:s/></text:span><text:span text:style-name="T3_954">sentido</text:span><text:span text:style-name="T3_955"><text:s/></text:span><text:span text:style-name="T3_956">de</text:span><text:span text:style-name="T3_957"><text:s/></text:span><text:span text:style-name="T3_958">reduzir</text:span><text:span text:style-name="T3_959"><text:s/></text:span><text:span text:style-name="T3_960">as</text:span><text:span text:style-name="T3_961"><text:s/></text:span><text:span text:style-name="T3_962">atribuiç</text:span><text:span text:style-name="T3_963">ões</text:span><text:span text:style-name="T3_964"><text:s/></text:span><text:span text:style-name="T3_965">funcionais</text:span><text:span text:style-name="T3_966"><text:s/></text:span><text:span text:style-name="T3_967">da</text:span><text:span text:style-name="T3_968"><text:s/></text:span><text:span text:style-name="T3_969">Secretaria</text:span><text:span text:style-name="T3_970"><text:s/></text:span><text:span text:style-name="T3_971">Geral</text:span><text:span text:style-name="T3_972">,<text:s/></text:span><text:span text:style-name="T3_973">o</text:span><text:span text:style-name="T3_974"><text:s/></text:span><text:span text:style-name="T3_975">reforço</text:span><text:span text:style-name="T3_976"><text:s/></text:span><text:span text:style-name="T3_977">do</text:span><text:span text:style-name="T3_978"><text:s/></text:span><text:span text:style-name="T3_979">papel</text:span><text:span text:style-name="T3_980"><text:s/></text:span><text:span text:style-name="T3_981">dos</text:span><text:span text:style-name="T3_982"><text:s/></text:span><text:span text:style-name="T3_983">coletivos</text:span><text:span text:style-name="T3_984"><text:s/></text:span><text:span text:style-name="T3_985">estaduais</text:span><text:span text:style-name="T3_986"><text:s/></text:span><text:span text:style-name="T3_987">e</text:span><text:span text:style-name="T3_988"><text:s/></text:span><text:span text:style-name="T3_989">das</text:span><text:span text:style-name="T3_990"><text:s/></text:span><text:span text:style-name="T3_991">Coordenações</text:span><text:span text:style-name="T3_992"><text:s/></text:span><text:span text:style-name="T3_993">Regionais</text:span><text:span text:style-name="T3_994">,<text:s/></text:span><text:span text:style-name="T3_995">a</text:span><text:span text:style-name="T3_996"><text:s/></text:span><text:span text:style-name="T3_997">consolidação</text:span><text:span text:style-name="T3_998"><text:s/></text:span><text:span text:style-name="T3_999">do</text:span><text:span text:style-name="T3_1000"><text:s/></text:span><text:span text:style-name="T3_1001">papel</text:span><text:span text:style-name="T3_1002">,<text:s/></text:span><text:span text:style-name="T3_1003">das</text:span><text:span text:style-name="T3_1004"><text:s/></text:span><text:span text:style-name="T3_1005">funções</text:span><text:span text:style-name="T3_1006"><text:s/></text:span><text:span text:style-name="T3_1007">e</text:span><text:span text:style-name="T3_1008"><text:s/></text:span><text:span text:style-name="T3_1009">da</text:span><text:span text:style-name="T3_1010"><text:s/></text:span><text:span text:style-name="T3_1011">estrutura</text:span><text:span text:style-name="T3_1012"><text:s/></text:span><text:span text:style-name="T3_1013">dos</text:span><text:span text:style-name="T3_1014"><text:s/></text:span><text:span text:style-name="T3_1015">Grupos</text:span><text:span text:style-name="T3_1016"><text:s/></text:span><text:span text:style-name="T3_1017">Temáticos</text:span><text:span text:style-name="T3_1018"><text:s/></text:span><text:span text:style-name="T3_1019">e</text:span><text:span text:style-name="T3_1020"><text:s/></text:span><text:span text:style-name="T3_1021">Setoriais</text:span><text:span text:style-name="T3_1022"><text:s/></text:span><text:span text:style-name="T3_1023">e</text:span><text:span text:style-name="T3_1024">,<text:s/></text:span><text:span text:style-name="T3_1025">no</text:span><text:span text:style-name="T3_1026"><text:s/></text:span><text:span text:style-name="T3_1027">que</text:span><text:span text:style-name="T3_1028"><text:s/></text:span><text:span text:style-name="T3_1029">diz</text:span><text:span text:style-name="T3_1030"><text:s/></text:span><text:span text:style-name="T3_1031">respeito</text:span><text:span text:style-name="T3_1032"><text:s/></text:span><text:span text:style-name="T3_1033">aos</text:span><text:span text:style-name="T3_1034"><text:s/></text:span><text:span text:style-name="T3_1035">cargos</text:span><text:span text:style-name="T3_1036"><text:s/></text:span><text:span text:style-name="T3_1037">eletivos</text:span><text:span text:style-name="T3_1038">,<text:s/></text:span><text:span text:style-name="T3_1039">recomporia</text:span><text:span text:style-name="T3_1040"><text:s/></text:span><text:span text:style-name="T3_1041">a</text:span><text:span text:style-name="T3_1042"><text:s/></text:span><text:span text:style-name="T3_1043">estrutura</text:span><text:span text:style-name="T3_1044"><text:s/></text:span><text:span text:style-name="T3_1045">administrativa</text:span><text:span text:style-name="T3_1046"><text:s/></text:span><text:span text:style-name="T3_1047">nacional</text:span><text:span text:style-name="T3_1048"><text:s/></text:span><text:span text:style-name="T3_1049">com</text:span><text:span text:style-name="T3_1050"><text:s/></text:span><text:span text:style-name="T3_1051">o</text:span><text:span text:style-name="T3_1052"><text:s/></text:span><text:span text:style-name="T3_1053">seguinte</text:span><text:span text:style-name="T3_1054"><text:s/></text:span><text:span text:style-name="T3_1055">formato</text:span><text:span text:style-name="T3_1056">:<text:s/></text:span><text:span text:style-name="T3_1057">Secretaria</text:span><text:span text:style-name="T3_1058"><text:s/></text:span><text:span text:style-name="T3_1059">Geral</text:span><text:span text:style-name="T3_1060"><text:s/>(</text:span><text:span text:style-name="T3_1061">composta</text:span><text:span text:style-name="T3_1062"><text:s/></text:span><text:span text:style-name="T3_1063">por</text:span><text:span text:style-name="T3_1064"><text:s/></text:span><text:span text:style-name="T3_1065">Primeir</text:span><text:span text:style-name="T3_1066">a</text:span><text:span text:style-name="T3_1067"><text:s/></text:span><text:span text:style-name="T3_1068">e</text:span><text:span text:style-name="T3_1069"><text:s/></text:span><text:span text:style-name="T3_1070">Segunda</text:span><text:span text:style-name="T3_1071"><text:s/></text:span><text:span text:style-name="T3_1072">Secretaria</text:span><text:span text:style-name="T3_1073">,<text:s/></text:span><text:span text:style-name="T3_1074">havendo</text:span><text:span text:style-name="T3_1075"><text:s/></text:span><text:span text:style-name="T3_1076">rotação</text:span><text:span text:style-name="T3_1077"><text:s/></text:span><text:span text:style-name="T3_1078">entre</text:span><text:span text:style-name="T3_1079"><text:s/></text:span><text:span text:style-name="T3_1080">ambos</text:span><text:span text:style-name="T3_1081"><text:s/></text:span><text:span text:style-name="T3_1082">na</text:span><text:span text:style-name="T3_1083"><text:s/></text:span><text:span text:style-name="T3_1084">metade</text:span><text:span text:style-name="T3_1085"><text:s/></text:span><text:span text:style-name="T3_1086">do</text:span><text:span text:style-name="T3_1087"><text:s/></text:span><text:span text:style-name="T3_1088">mandato</text:span><text:span text:style-name="T3_1089">)</text:span><text:span text:style-name="T3_1090">,<text:s/></text:span><text:span text:style-name="T3_1091">Coordenaç</text:span><text:span text:style-name="T3_1092">ão</text:span><text:span text:style-name="T3_1093"><text:s/></text:span><text:span text:style-name="T3_1094">Nacional</text:span><text:span text:style-name="T3_1095"><text:s/></text:span><text:span text:style-name="T3_1096">(</text:span><text:span text:style-name="T3_1097">composta</text:span><text:span text:style-name="T3_1098"><text:s/></text:span><text:span text:style-name="T3_1099">por</text:span><text:span text:style-name="T3_1100"><text:s/></text:span><text:span text:style-name="T3_1101">cinco</text:span><text:span text:style-name="T3_1102"><text:s/></text:span><text:span text:style-name="T3_1103">Coordenadorias</text:span><text:span text:style-name="T3_1104"><text:s/></text:span><text:span text:style-name="T3_1105">Regionais</text:span><text:span text:style-name="T3_1106">,<text:s/></text:span><text:span text:style-name="T3_1107">com</text:span><text:span text:style-name="T3_1108"><text:s/></text:span><text:span text:style-name="T3_1109">mandato</text:span><text:span text:style-name="T3_1110">-</text:span><text:span text:style-name="T3_1111">tamp</text:span><text:span text:style-name="T3_1112">ão</text:span><text:span text:style-name="T3_1113"><text:s/></text:span><text:span text:style-name="T3_1114">de</text:span><text:span text:style-name="T3_1115"><text:s/></text:span><text:span text:style-name="T3_1116">um</text:span><text:span text:style-name="T3_1117"><text:s/></text:span><text:span text:style-name="T3_1118">ano</text:span><text:span text:style-name="T3_1119">,<text:s/></text:span><text:span text:style-name="T3_1120">a</text:span><text:span text:style-name="T3_1121"><text:s/></text:span><text:span text:style-name="T3_1122">serem</text:span><text:span text:style-name="T3_1123"><text:s/></text:span><text:span text:style-name="T3_1124">eleitos</text:span><text:span text:style-name="T3_1125"><text:s/></text:span><text:span text:style-name="T3_1126">novamente</text:span><text:span text:style-name="T3_1127"><text:s/></text:span><text:span text:style-name="T3_1128">quando</text:span><text:span text:style-name="T3_1129"><text:s/></text:span><text:span text:style-name="T3_1130">da</text:span><text:span text:style-name="T3_1131"><text:s/></text:span><text:span text:style-name="T3_1132">realização</text:span><text:span text:style-name="T3_1133"><text:s/></text:span><text:span text:style-name="T3_1134">das</text:span><text:span text:style-name="T3_1135"><text:s/></text:span><text:span text:style-name="T3_1136">Assembleias</text:span><text:span text:style-name="T3_1137"><text:s/></text:span><text:span text:style-name="T3_1138">Regionais</text:span><text:span text:style-name="T3_1139">)</text:span><text:span text:style-name="T3_1140">,</text:span><text:span text:style-name="T3_1141"><text:s/></text:span><text:span text:style-name="T3_1142">Tesouraria</text:span><text:span text:style-name="T3_1143"><text:s/></text:span><text:span text:style-name="T3_1144">Geral</text:span><text:span text:style-name="T3_1145"><text:s/>(</text:span><text:span text:style-name="T3_1146">composta</text:span><text:span text:style-name="T3_1147"><text:s/></text:span><text:span text:style-name="T3_1148">por</text:span><text:span text:style-name="T3_1149"><text:s/></text:span><text:span text:style-name="T3_1150">Primeira</text:span><text:span text:style-name="T3_1151"><text:s/></text:span><text:span text:style-name="T3_1152">e</text:span><text:span text:style-name="T3_1153"><text:s/></text:span><text:span text:style-name="T3_1154">Segunda</text:span><text:span text:style-name="T3_1155"><text:s/></text:span><text:span text:style-name="T3_1156">Tesouraria</text:span><text:span text:style-name="T3_1157">,<text:s/></text:span><text:span text:style-name="T3_1158">havendo</text:span><text:span text:style-name="T3_1159"><text:s/></text:span><text:span text:style-name="T3_1160">rotação</text:span><text:span text:style-name="T3_1161"><text:s/></text:span><text:span text:style-name="T3_1162">entre</text:span><text:span text:style-name="T3_1163"><text:s/></text:span><text:span text:style-name="T3_1164">ambos</text:span><text:span text:style-name="T3_1165"><text:s/></text:span><text:span text:style-name="T3_1166">na</text:span><text:span text:style-name="T3_1167"><text:s/></text:span><text:span text:style-name="T3_1168">metade</text:span><text:span text:style-name="T3_1169"><text:s/></text:span><text:span text:style-name="T3_1170">do</text:span><text:span text:style-name="T3_1171"><text:s/></text:span><text:span text:style-name="T3_1172">mandato</text:span><text:span text:style-name="T3_1173">)<text:s/></text:span><text:span text:style-name="T3_1174">e</text:span><text:span text:style-name="T3_1175"><text:s/></text:span><text:span text:style-name="T3_1176">Ombudsman</text:span><text:span text:style-name="T3_1177">/</text:span><text:span text:style-name="T3_1178">Ombudskvinna</text:span><text:span text:style-name="T3_1179">/</text:span><text:span text:style-name="T3_1180">Gestão</text:span><text:span text:style-name="T3_1181"><text:s/></text:span><text:span text:style-name="T3_1182">de</text:span><text:span text:style-name="T3_1183"><text:s/></text:span><text:span text:style-name="T3_1184">Crises</text:span><text:span text:style-name="T3_1185"><text:s/>(</text:span><text:span text:style-name="T3_1186">composta</text:span><text:span text:style-name="T3_1187"><text:s/></text:span><text:span text:style-name="T3_1188">por</text:span><text:span text:style-name="T3_1189"><text:s/></text:span><text:span text:style-name="T3_1190">Primeiro</text:span><text:span text:style-name="T3_1191"><text:s/></text:span><text:span text:style-name="T3_1192">e</text:span><text:span text:style-name="T3_1193"><text:s/></text:span><text:span text:style-name="T3_1194">Segundo</text:span><text:span text:style-name="T3_1195"><text:s/></text:span><text:span text:style-name="T3_1196">Ombudsman</text:span><text:span text:style-name="T3_1197"><text:s/></text:span><text:span text:style-name="T3_1198">ou</text:span><text:span text:style-name="T3_1199"><text:s/></text:span><text:span text:style-name="T3_1200">Ombudskvinna</text:span><text:span text:style-name="T3_1201">,<text:s/></text:span><text:span text:style-name="T3_1202">havendo</text:span><text:span text:style-name="T3_1203"><text:s/></text:span><text:span text:style-name="T3_1204">rotação</text:span><text:span text:style-name="T3_1205"><text:s/></text:span><text:span text:style-name="T3_1206">entre</text:span><text:span text:style-name="T3_1207"><text:s/></text:span><text:span text:style-name="T3_1208">ambos</text:span><text:span text:style-name="T3_1209"><text:s/></text:span><text:span text:style-name="T3_1210">na</text:span><text:span text:style-name="T3_1211"><text:s/></text:span><text:span text:style-name="T3_1212">metade</text:span><text:span text:style-name="T3_1213"><text:s/></text:span><text:span text:style-name="T3_1214">do</text:span><text:span text:style-name="T3_1215"><text:s/></text:span><text:span text:style-name="T3_1216">mandato</text:span><text:span text:style-name="T3_1217">)</text:span><text:span text:style-name="T3_1218">,<text:s/></text:span><text:span text:style-name="T3_1219">sendo</text:span><text:span text:style-name="T3_1220"><text:s/></text:span><text:span text:style-name="T3_1221">estes</text:span><text:span text:style-name="T3_1222"><text:s/></text:span><text:span text:style-name="T3_1223">os</text:span><text:span text:style-name="T3_1224"><text:s/></text:span><text:span text:style-name="T3_1225">cargos</text:span><text:span text:style-name="T3_1226"><text:s/></text:span><text:span text:style-name="T3_1227">que</text:span><text:span text:style-name="T3_1228"><text:s/></text:span><text:span text:style-name="T3_1229">serão</text:span><text:span text:style-name="T3_1230"><text:s/></text:span><text:span text:style-name="T3_1231">preenchidos</text:span><text:span text:style-name="T3_1232"><text:s/></text:span><text:span text:style-name="T3_1233">na</text:span><text:span text:style-name="T3_1234"><text:s/></text:span><text:span text:style-name="T3_1235">presente</text:span><text:span text:style-name="T3_1236"><text:s/></text:span><text:span text:style-name="T3_1237">assembléia</text:span><text:span text:style-name="T3_1238">.<text:s/></text:span><text:span text:style-name="T3_1239">A</text:span><text:span text:style-name="T3_1240"><text:s/></text:span><text:span text:style-name="T3_1241">proposta</text:span><text:span text:style-name="T3_1242"><text:s/></text:span><text:span text:style-name="T3_1243">foi</text:span><text:span text:style-name="T3_1244"><text:s/></text:span><text:span text:style-name="T3_1245">aprovada</text:span><text:span text:style-name="T3_1246"><text:s/></text:span><text:span text:style-name="T3_1247">integralmente</text:span><text:span text:style-name="T3_1248"><text:s/></text:span><text:span text:style-name="T3_1249">com</text:span><text:span text:style-name="T3_1250"><text:s/></text:span><text:span text:style-name="T3_1251">a</text:span><text:span text:style-name="T3_1252"><text:s/></text:span><text:span text:style-name="T3_1253">seguinte</text:span><text:span text:style-name="T3_1254"><text:s/></text:span><text:span text:style-name="T3_1255">votação</text:span><text:span text:style-name="T3_1256">:<text:s/></text:span><text:span text:style-name="T3_1257">dentre</text:span><text:span text:style-name="T3_1258"><text:s/></text:span><text:span text:style-name="T3_1259">os</text:span><text:span text:style-name="T3_1260"><text:s/></text:span><text:span text:style-name="T3_1261">quarenta</text:span><text:span text:style-name="T3_1262"><text:s/></text:span><text:span text:style-name="T3_1263">e</text:span><text:span text:style-name="T3_1264"><text:s/></text:span><text:span text:style-name="T3_1265">quatro</text:span><text:span text:style-name="T3_1266"><text:s/></text:span><text:span text:style-name="T3_1267">presentes</text:span><text:span text:style-name="T3_1268">,<text:s/></text:span><text:span text:style-name="T3_1269">trinta</text:span><text:span text:style-name="T3_1270"><text:s/></text:span><text:span text:style-name="T3_1271">e</text:span><text:span text:style-name="T3_1272"><text:s/></text:span><text:span text:style-name="T3_1273">oito</text:span><text:span text:style-name="T3_1274"><text:s/></text:span><text:span text:style-name="T3_1275">aprovaram</text:span><text:span text:style-name="T3_1276"><text:s/></text:span><text:span text:style-name="T3_1277">a</text:span><text:span text:style-name="T3_1278"><text:s/></text:span><text:span text:style-name="T3_1279">proposta</text:span><text:span text:style-name="T3_1280"><text:s/></text:span><text:span text:style-name="T3_1281">na</text:span><text:span text:style-name="T3_1282"><text:s/></text:span><text:span text:style-name="T3_1283">integralidade</text:span><text:span text:style-name="T3_1284">,</text:span><text:span text:style-name="T3_1285"><text:s/></text:span><text:span text:style-name="T3_1286">com</text:span><text:span text:style-name="T3_1287"><text:s/></text:span><text:span text:style-name="T3_1288">cinco</text:span><text:span text:style-name="T3_1289"><text:s/></text:span><text:span text:style-name="T3_1290">votos</text:span><text:span text:style-name="T3_1291"><text:s/></text:span><text:span text:style-name="T3_1292">contrários</text:span><text:span text:style-name="T3_1293"><text:s/></text:span><text:span text:style-name="T3_1294">à</text:span><text:span text:style-name="T3_1295"><text:s/></text:span><text:span text:style-name="T3_1296">proposta</text:span><text:span text:style-name="T3_1297"><text:s/></text:span><text:span text:style-name="T3_1298">e</text:span><text:span text:style-name="T3_1299"><text:s/></text:span><text:span text:style-name="T3_1300">uma</text:span><text:span text:style-name="T3_1301"><text:s/></text:span><text:span text:style-name="T3_1302">abstenção</text:span><text:span text:style-name="T3_1303">.</text:span><text:span text:style-name="T3_1304"><text:s/></text:span><text:span text:style-name="T3_1305">Quanto</text:span><text:span text:style-name="T3_1306"><text:s/></text:span><text:span text:style-name="T3_1307">ao</text:span><text:span text:style-name="T3_1308"><text:s/></text:span><text:span text:style-name="T3_1309">método</text:span><text:span text:style-name="T3_1310"><text:s/></text:span><text:span text:style-name="T3_1311">de</text:span><text:span text:style-name="T3_1312"><text:s/></text:span><text:span text:style-name="T3_1313">votação</text:span><text:span text:style-name="T3_1314"><text:s/></text:span><text:span text:style-name="T3_1315">de</text:span><text:span text:style-name="T3_1316"><text:s/></text:span><text:span text:style-name="T3_1317">cargos</text:span><text:span text:style-name="T3_1318">,<text:s/></text:span><text:span text:style-name="T3_1319">cinco</text:span><text:span text:style-name="T3_1320"><text:s/></text:span><text:span text:style-name="T3_1321">se</text:span><text:span text:style-name="T3_1322"><text:s/></text:span><text:span text:style-name="T3_1323">abstiveram</text:span><text:span text:style-name="T3_1324"><text:s/></text:span><text:span text:style-name="T3_1325">e</text:span><text:span text:style-name="T3_1326"><text:s/></text:span><text:span text:style-name="T3_1327">uma</text:span><text:span text:style-name="T3_1328"><text:s/></text:span><text:span text:style-name="T3_1329">pessoa</text:span><text:span text:style-name="T3_1330"><text:s/></text:span><text:span text:style-name="T3_1331">se</text:span><text:span text:style-name="T3_1332"><text:s/></text:span><text:span text:style-name="T3_1333">manifestou</text:span><text:span text:style-name="T3_1334"><text:s/></text:span><text:span text:style-name="T3_1335">pela</text:span><text:span text:style-name="T3_1336"><text:s/></text:span><text:span text:style-name="T3_1337">formação</text:span><text:span text:style-name="T3_1338"><text:s/></text:span><text:span text:style-name="T3_1339">de</text:span><text:span text:style-name="T3_1340"><text:s/></text:span><text:span text:style-name="T3_1341">chapas</text:span><text:span text:style-name="T3_1342">,</text:span><text:span text:style-name="T3_1343"><text:s/></text:span><text:span text:style-name="T3_1344">sendo</text:span><text:span text:style-name="T3_1345"><text:s/></text:span><text:span text:style-name="T3_1346">que</text:span><text:span text:style-name="T3_1347"><text:s/></text:span><text:span text:style-name="T3_1348">trinta</text:span><text:span text:style-name="T3_1349"><text:s/></text:span><text:span text:style-name="T3_1350">e</text:span><text:span text:style-name="T3_1351"><text:s/></text:span><text:span text:style-name="T3_1352">oito</text:span><text:span text:style-name="T3_1353"><text:s/></text:span><text:span text:style-name="T3_1354">pessoas</text:span><text:span text:style-name="T3_1355"><text:s/></text:span><text:span text:style-name="T3_1356">se</text:span><text:span text:style-name="T3_1357"><text:s/></text:span><text:span text:style-name="T3_1358">manifestaram</text:span><text:span text:style-name="T3_1359"><text:s/></text:span><text:span text:style-name="T3_1360">em</text:span><text:span text:style-name="T3_1361"><text:s/></text:span><text:span text:style-name="T3_1362">favor</text:span><text:span text:style-name="T3_1363"><text:s/></text:span><text:span text:style-name="T3_1364">de</text:span><text:span text:style-name="T3_1365"><text:s/></text:span><text:span text:style-name="T3_1366">que</text:span><text:span text:style-name="T3_1367"><text:s/></text:span><text:span text:style-name="T3_1368">e</text:span><text:span text:style-name="T3_1369"><text:s/></text:span><text:span text:style-name="T3_1370">eleição</text:span><text:span text:style-name="T3_1371"><text:s/></text:span><text:span text:style-name="T3_1372">se</text:span><text:span text:style-name="T3_1373"><text:s/></text:span><text:span text:style-name="T3_1374">desse</text:span><text:span text:style-name="T3_1375"><text:s/></text:span><text:span text:style-name="T3_1376">por</text:span><text:span text:style-name="T3_1377"><text:s/></text:span><text:span text:style-name="T3_1378">preferência</text:span><text:span text:style-name="T3_1379">,</text:span><text:span text:style-name="T3_1380"><text:s/></text:span><text:span text:style-name="T3_1381">sendo</text:span><text:span text:style-name="T3_1382"><text:s/></text:span><text:span text:style-name="T3_1383">considerados</text:span><text:span text:style-name="T3_1384"><text:s/></text:span><text:span text:style-name="T3_1385">eleitos</text:span><text:span text:style-name="T3_1386"><text:s/></text:span><text:span text:style-name="T3_1387">os</text:span><text:span text:style-name="T3_1388"><text:s/></text:span><text:span text:style-name="T3_1389">que</text:span><text:span text:style-name="T3_1390"><text:s/></text:span><text:span text:style-name="T3_1391">obtivessem</text:span><text:span text:style-name="T3_1392"><text:s/></text:span><text:span text:style-name="T3_1393">maior</text:span><text:span text:style-name="T3_1394"><text:s/></text:span><text:span text:style-name="T3_1395">número</text:span><text:span text:style-name="T3_1396"><text:s/></text:span><text:span text:style-name="T3_1397">de</text:span><text:span text:style-name="T3_1398"><text:s/></text:span><text:span text:style-name="T3_1399">votos</text:span><text:span text:style-name="T3_1400"><text:s/></text:span><text:span text:style-name="T3_1401">favoráveis</text:span><text:span text:style-name="T3_1402">.<text:s/></text:span><text:span text:style-name="T3_1403">Foi</text:span><text:span text:style-name="T3_1404"><text:s/></text:span><text:span text:style-name="T3_1405">e</text:span><text:span text:style-name="T3_1406">s</text:span><text:span text:style-name="T3_1407">s</text:span><text:span text:style-name="T3_1408">a</text:span><text:span text:style-name="T3_1409"><text:s/></text:span><text:span text:style-name="T3_1410">a</text:span><text:span text:style-name="T3_1411"><text:s/></text:span><text:span text:style-name="T3_1412">proposta</text:span><text:span text:style-name="T3_1413"><text:s/></text:span><text:span text:style-name="T3_1414">aprovada</text:span><text:span text:style-name="T3_1415">.<text:s/></text:span><text:span text:style-name="T3_1416">Ato</text:span><text:span text:style-name="T3_1417"><text:s/></text:span><text:span text:style-name="T3_1418">cont</text:span><text:span text:style-name="T3_1419">í</text:span><text:span text:style-name="T3_1420">nuo</text:span><text:span text:style-name="T3_1421"><text:s/></text:span><text:span text:style-name="T3_1422">e</text:span><text:span text:style-name="T3_1423"><text:s/></text:span><text:span text:style-name="T3_1424">antes</text:span><text:span text:style-name="T3_1425"><text:s/></text:span><text:span text:style-name="T3_1426">da</text:span><text:span text:style-name="T3_1427"><text:s/></text:span><text:span text:style-name="T3_1428">retomada</text:span><text:span text:style-name="T3_1429"><text:s/></text:span><text:span text:style-name="T3_1430">das</text:span><text:span text:style-name="T3_1431"><text:s/></text:span><text:span text:style-name="T3_1432">discussões</text:span><text:span text:style-name="T3_1433"><text:s/></text:span><text:span text:style-name="T3_1434">acerca</text:span><text:span text:style-name="T3_1435"><text:s/></text:span><text:span text:style-name="T3_1436">das</text:span><text:span text:style-name="T3_1437"><text:s/></text:span><text:span text:style-name="T3_1438">cláusulas</text:span><text:span text:style-name="T3_1439"><text:s/></text:span><text:span text:style-name="T3_1440">pétreas</text:span><text:span text:style-name="T3_1441">,</text:span><text:span text:style-name="T3_1442"><text:s/></text:span><text:span text:style-name="T3_1443">foi</text:span><text:span text:style-name="T3_1444"><text:s/></text:span><text:span text:style-name="T3_1445">informad</text:span><text:span text:style-name="T3_1446">a</text:span><text:span text:style-name="T3_1447"><text:s/></text:span><text:span text:style-name="T3_1448">a</text:span><text:span text:style-name="T3_1449"><text:s/></text:span><text:span text:style-name="T3_1450">abertura</text:span><text:span text:style-name="T3_1451"><text:s/></text:span><text:span text:style-name="T3_1452">do</text:span><text:span text:style-name="T3_1453"><text:s/></text:span><text:span text:style-name="T3_1454">prazo</text:span><text:span text:style-name="T3_1455"><text:s/></text:span><text:span text:style-name="T3_1456">para</text:span><text:span text:style-name="T3_1457"><text:s/></text:span><text:span text:style-name="T3_1458">inscrições</text:span><text:span text:style-name="T3_1459"><text:s/></text:span><text:span text:style-name="T3_1460">junto</text:span><text:span text:style-name="T3_1461"><text:s/></text:span><text:span text:style-name="T3_1462">à</text:span><text:span text:style-name="T3_1463"><text:s/></text:span><text:span text:style-name="T3_1464">mesa</text:span><text:span text:style-name="T3_1465"><text:s/></text:span><text:span text:style-name="T3_1466">de</text:span><text:span text:style-name="T3_1467"><text:s/></text:span><text:span text:style-name="T3_1468">credenciamento</text:span><text:span text:style-name="T3_1469"><text:s/></text:span><text:span text:style-name="T3_1470">de</text:span><text:span text:style-name="T3_1471"><text:s/></text:span><text:span text:style-name="T3_1472">candidaturas</text:span><text:span text:style-name="T3_1473"><text:s/></text:span><text:span text:style-name="T3_1474">aos</text:span><text:span text:style-name="T3_1475"><text:s/></text:span><text:span text:style-name="T3_1476">cargos</text:span><text:span text:style-name="T3_1477"><text:s/></text:span><text:span text:style-name="T3_1478">eletivos</text:span><text:span text:style-name="T3_1479">,<text:s/></text:span><text:span text:style-name="T3_1480">prazo</text:span><text:span text:style-name="T3_1481"><text:s/></text:span><text:span text:style-name="T3_1482">que</text:span><text:span text:style-name="T3_1483"><text:s/></text:span><text:span text:style-name="T3_1484">se</text:span><text:span text:style-name="T3_1485"><text:s/></text:span><text:span text:style-name="T3_1486">encerraria</text:span><text:span text:style-name="T3_1487"><text:s/></text:span><text:span text:style-name="T3_1488">às</text:span><text:span text:style-name="T3_1489"><text:s/></text:span><text:span text:style-name="T3_1490">dezesseis</text:span><text:span text:style-name="T3_1491"><text:s/></text:span><text:span text:style-name="T3_1492">horas</text:span><text:span text:style-name="T3_1493">.</text:span><text:span text:style-name="T3_1494"><text:s/></text:span><text:span text:style-name="T3_1495">Dando</text:span><text:span text:style-name="T3_1496"><text:s/></text:span><text:span text:style-name="T3_1497">seguimento</text:span><text:span text:style-name="T3_1498">,</text:span><text:span text:style-name="T3_1499"><text:s/></text:span><text:span text:style-name="T3_1500">foi</text:span><text:span text:style-name="T3_1501"><text:s/></text:span><text:span text:style-name="T3_1502">apresentada</text:span><text:span text:style-name="T3_1503"><text:s/></text:span><text:span text:style-name="T3_1504">a</text:span><text:span text:style-name="T3_1505"><text:s/></text:span><text:span text:style-name="T3_1506">proposta</text:span><text:span text:style-name="T3_1507"><text:s/></text:span><text:span text:style-name="T3_1508">de</text:span><text:span text:style-name="T3_1509"><text:s/></text:span><text:span text:style-name="T3_1510">inclusão</text:span><text:span text:style-name="T3_1511"><text:s/></text:span><text:span text:style-name="T3_1512">de</text:span><text:span text:style-name="T3_1513"><text:s/></text:span><text:span text:style-name="T3_1514">novas</text:span><text:span text:style-name="T3_1515"><text:s/></text:span><text:span text:style-name="T3_1516">cláusulas</text:span><text:span text:style-name="T3_1517"><text:s/></text:span><text:span text:style-name="T3_1518">pétreas</text:span><text:span text:style-name="T3_1519"><text:s/></text:span><text:span text:style-name="T3_1520">a</text:span><text:span text:style-name="T3_1521"><text:s/></text:span><text:span text:style-name="T3_1522">serem</text:span><text:span text:style-name="T3_1523"><text:s/></text:span><text:span text:style-name="T3_1524">incorporadas</text:span><text:span text:style-name="T3_1525"><text:s/></text:span><text:span text:style-name="T3_1526">ao</text:span><text:span text:style-name="T3_1527"><text:s/></text:span><text:span text:style-name="T3_1528">Estatuto</text:span><text:span text:style-name="T3_1529">,<text:s/></text:span><text:span text:style-name="T3_1530">confo</text:span><text:span text:style-name="T3_1531">rme</text:span><text:span text:style-name="T3_1532"><text:s/></text:span><text:span text:style-name="T3_1533">proposta</text:span><text:span text:style-name="T3_1534"><text:s/></text:span><text:span text:style-name="T3_1535">elaborada</text:span><text:span text:style-name="T3_1536"><text:s/></text:span><text:span text:style-name="T3_1537">pelo</text:span><text:span text:style-name="T3_1538"><text:s/></text:span><text:span text:style-name="T3_1539">coletivo</text:span><text:span text:style-name="T3_1540"><text:s/></text:span><text:span text:style-name="T3_1541">dos</text:span><text:span text:style-name="T3_1542"><text:s/></text:span><text:span text:style-name="T3_1543">Piratas</text:span><text:span text:style-name="T3_1544"><text:s/></text:span><text:span text:style-name="T3_1545">do</text:span><text:span text:style-name="T3_1546"><text:s/></text:span><text:span text:style-name="T3_1547">Paraná</text:span><text:span text:style-name="T3_1548"><text:s/></text:span><text:span text:style-name="T3_1549">e</text:span><text:span text:style-name="T3_1550"><text:s/></text:span><text:span text:style-name="T3_1551">aprovada</text:span><text:span text:style-name="T3_1552"><text:s/></text:span><text:span text:style-name="T3_1553">em</text:span><text:span text:style-name="T3_1554"><text:s/></text:span><text:span text:style-name="T3_1555">consulta</text:span><text:span text:style-name="T3_1556"><text:s/></text:span><text:span text:style-name="T3_1557">feita</text:span><text:span text:style-name="T3_1558"><text:s/></text:span><text:span text:style-name="T3_1559">pela</text:span><text:span text:style-name="T3_1560"><text:s/></text:span><text:span text:style-name="T3_1561">plataforma</text:span><text:span text:style-name="T3_1562"><text:s/></text:span><text:span text:style-name="T3_1563">Loomio</text:span><text:span text:style-name="T3_1564">.<text:s/></text:span><text:span text:style-name="T3_1565">De</text:span><text:span text:style-name="T3_1566"><text:s/></text:span><text:span text:style-name="T3_1567">acordo</text:span><text:span text:style-name="T3_1568"><text:s/></text:span><text:span text:style-name="T3_1569">com</text:span><text:span text:style-name="T3_1570"><text:s/></text:span><text:span text:style-name="T3_1571">a</text:span><text:span text:style-name="T3_1572"><text:s/></text:span><text:span text:style-name="T3_1573">proposta</text:span><text:span text:style-name="T3_1574">,<text:s/></text:span><text:span text:style-name="T3_1575">à</text:span><text:span text:style-name="T3_1576"><text:s/></text:span><text:span text:style-name="T3_1577">primeira</text:span><text:span text:style-name="T3_1578"><text:s/></text:span><text:span text:style-name="T3_1579">cláusula</text:span><text:span text:style-name="T3_1580"><text:s/></text:span><text:span text:style-name="T3_1581">pétrea</text:span><text:span text:style-name="T3_1582">,<text:s/></text:span><text:span text:style-name="T3_1583">que</text:span><text:span text:style-name="T3_1584"><text:s/></text:span><text:span text:style-name="T3_1585">estatui</text:span><text:span text:style-name="T3_1586"><text:s/>“</text:span><text:span text:style-name="T3_1587">a</text:span><text:span text:style-name="T3_1588"><text:s/></text:span><text:span text:style-name="T3_1589">defesa</text:span><text:span text:style-name="T3_1590"><text:s/></text:span><text:span text:style-name="T3_1591">dos</text:span><text:span text:style-name="T3_1592"><text:s/></text:span><text:span text:style-name="T3_1593">direitos</text:span><text:span text:style-name="T3_1594"><text:s/></text:span><text:span text:style-name="T3_1595">humanos</text:span><text:span text:style-name="T3_1596">”<text:s/></text:span><text:span text:style-name="T3_1597">seria</text:span><text:span text:style-name="T3_1598"><text:s/></text:span><text:span text:style-name="T3_1599">adicionada</text:span><text:span text:style-name="T3_1600"><text:s/></text:span><text:span text:style-name="T3_1601">a</text:span><text:span text:style-name="T3_1602"><text:s/></text:span><text:span text:style-name="T3_1603">expressão</text:span><text:span text:style-name="T3_1604"><text:s/>“</text:span><text:span text:style-name="T3_1605">e</text:span><text:span text:style-name="T3_1606"><text:s/></text:span><text:span text:style-name="T3_1607">das</text:span><text:span text:style-name="T3_1608"><text:s/></text:span><text:span text:style-name="T3_1609">liberdades</text:span><text:span text:style-name="T3_1610"><text:s/></text:span><text:span text:style-name="T3_1611">civis</text:span><text:span text:style-name="T3_1612">”<text:s/></text:span><text:span text:style-name="T3_1613">e</text:span><text:span text:style-name="T3_1614"><text:s/></text:span><text:span text:style-name="T3_1615">ao</text:span><text:span text:style-name="T3_1616"><text:s/></text:span><text:span text:style-name="T3_1617">rol</text:span><text:span text:style-name="T3_1618"><text:s/></text:span><text:span text:style-name="T3_1619">já</text:span><text:span text:style-name="T3_1620"><text:s/></text:span><text:span text:style-name="T3_1621">existente</text:span><text:span text:style-name="T3_1622"><text:s/></text:span><text:span text:style-name="T3_1623">de</text:span><text:span text:style-name="T3_1624"><text:s/></text:span><text:span text:style-name="T3_1625">nove</text:span><text:span text:style-name="T3_1626"><text:s/></text:span><text:span text:style-name="T3_1627">cláusulas</text:span><text:span text:style-name="T3_1628"><text:s/></text:span><text:span text:style-name="T3_1629">pétreas</text:span><text:span text:style-name="T3_1630"><text:s/></text:span><text:span text:style-name="T3_1631">do</text:span><text:span text:style-name="T3_1632"><text:s/></text:span><text:span text:style-name="T3_1633">Estatuto</text:span><text:span text:style-name="T3_1634"><text:s/></text:span><text:span text:style-name="T3_1635">seriam</text:span><text:span text:style-name="T3_1636"><text:s/></text:span><text:span text:style-name="T3_1637">adicionadas</text:span><text:span text:style-name="T3_1638"><text:s/></text:span><text:span text:style-name="T3_1639">as</text:span><text:span text:style-name="T3_1640"><text:s/></text:span><text:span text:style-name="T3_1641">seguintes</text:span><text:span text:style-name="T3_1642">:<text:s/></text:span><text:span text:style-name="T3_1643">“</text:span><text:span text:style-name="T3_1644">X</text:span><text:span text:style-name="T3_1645"><text:s/>-<text:s/></text:span><text:span text:style-name="T3_1646">a</text:span><text:span text:style-name="T3_1647"><text:s/></text:span><text:span text:style-name="T3_1648">igualdade</text:span><text:span text:style-name="T3_1649"><text:s/></text:span><text:span text:style-name="T3_1650">de</text:span><text:span text:style-name="T3_1651"><text:s/></text:span><text:span text:style-name="T3_1652">gênero</text:span><text:span text:style-name="T3_1653">,<text:s/></text:span><text:span text:style-name="T3_1654">em</text:span><text:span text:style-name="T3_1655"><text:s/></text:span><text:span text:style-name="T3_1656">todas</text:span><text:span text:style-name="T3_1657"><text:s/></text:span><text:span text:style-name="T3_1658">as</text:span><text:span text:style-name="T3_1659"><text:s/></text:span><text:span text:style-name="T3_1660">suas</text:span><text:span text:style-name="T3_1661"><text:s/></text:span><text:span text:style-name="T3_1662">expressões</text:span><text:span text:style-name="T3_1663">;<text:s/></text:span><text:span text:style-name="T3_1664">XI</text:span><text:span text:style-name="T3_1665"><text:s/>-<text:s/></text:span><text:span text:style-name="T3_1666">o</text:span><text:span text:style-name="T3_1667"><text:s/></text:span><text:span text:style-name="T3_1668">combate</text:span><text:span text:style-name="T3_1669"><text:s/></text:span><text:span text:style-name="T3_1670">a</text:span><text:span text:style-name="T3_1671"><text:s/></text:span><text:span text:style-name="T3_1672">todas</text:span><text:span text:style-name="T3_1673"><text:s/></text:span><text:span text:style-name="T3_1674">as</text:span><text:span text:style-name="T3_1675"><text:s/></text:span><text:span text:style-name="T3_1676">formas</text:span><text:span text:style-name="T3_1677"><text:s/></text:span><text:span text:style-name="T3_1678">de</text:span><text:span text:style-name="T3_1679"><text:s/></text:span><text:span text:style-name="T3_1680">d</text:span><text:span text:style-name="T3_1681">iscriminação</text:span><text:span text:style-name="T3_1682">;<text:s/></text:span><text:span text:style-name="T3_1683">XII</text:span><text:span text:style-name="T3_1684"><text:s/>-<text:s/></text:span><text:span text:style-name="T3_1685">o</text:span><text:span text:style-name="T3_1686"><text:s/></text:span><text:span text:style-name="T3_1687">combate</text:span><text:span text:style-name="T3_1688"><text:s/></text:span><text:span text:style-name="T3_1689">a</text:span><text:span text:style-name="T3_1690"><text:s/></text:span><text:span text:style-name="T3_1691">todas</text:span><text:span text:style-name="T3_1692"><text:s/></text:span><text:span text:style-name="T3_1693">as</text:span><text:span text:style-name="T3_1694"><text:s/></text:span><text:span text:style-name="T3_1695">formas</text:span><text:span text:style-name="T3_1696"><text:s/></text:span><text:span text:style-name="T3_1697">de</text:span><text:span text:style-name="T3_1698"><text:s/></text:span><text:span text:style-name="T3_1699">autoritarismo</text:span><text:span text:style-name="T3_1700">;<text:s/></text:span><text:span text:style-name="T3_1701">XIII</text:span><text:span text:style-name="T3_1702"><text:s/>-</text:span><text:span text:style-name="T3_1703"><text:s/></text:span><text:span text:style-name="T3_1704">a</text:span><text:span text:style-name="T3_1705"><text:s/></text:span><text:span text:style-name="T3_1706">defesa</text:span><text:span text:style-name="T3_1707"><text:s/></text:span><text:span text:style-name="T3_1708">do</text:span><text:span text:style-name="T3_1709"><text:s/></text:span><text:span text:style-name="T3_1710">direito</text:span><text:span text:style-name="T3_1711"><text:s/></text:span><text:span text:style-name="T3_1712">inalienável</text:span><text:span text:style-name="T3_1713"><text:s/></text:span><text:span text:style-name="T3_1714">de</text:span><text:span text:style-name="T3_1715"><text:s/></text:span><text:span text:style-name="T3_1716">resistência</text:span><text:span text:style-name="T3_1717"><text:s/></text:span><text:span text:style-name="T3_1718">à</text:span><text:span text:style-name="T3_1719"><text:s/></text:span><text:span text:style-name="T3_1720">opressão</text:span><text:span text:style-name="T3_1721">;<text:s/></text:span><text:span text:style-name="T3_1722">XIV</text:span><text:span text:style-name="T3_1723"><text:s/>-<text:s/></text:span><text:span text:style-name="T3_1724">o</text:span><text:span text:style-name="T3_1725"><text:s/></text:span><text:span text:style-name="T3_1726">internacionalismo</text:span><text:span text:style-name="T3_1727">;<text:s/></text:span><text:span text:style-name="T3_1728">XV</text:span><text:span text:style-name="T3_1729"><text:s/>-</text:span><text:span text:style-name="T3_1730"><text:s/></text:span><text:span text:style-name="T3_1731">a</text:span><text:span text:style-name="T3_1732"><text:s/></text:span><text:span text:style-name="T3_1733">defesa</text:span><text:span text:style-name="T3_1734"><text:s/></text:span><text:span text:style-name="T3_1735">do</text:span><text:span text:style-name="T3_1736"><text:s/></text:span><text:span text:style-name="T3_1737">ativismo</text:span><text:span text:style-name="T3_1738"><text:s/></text:span><text:span text:style-name="T3_1739">hacker</text:span><text:span text:style-name="T3_1740">;<text:s/></text:span><text:span text:style-name="T3_1741">XVI</text:span><text:span text:style-name="T3_1742"><text:s/>-</text:span><text:span text:style-name="T3_1743"><text:s/></text:span><text:span text:style-name="T3_1744">o</text:span><text:span text:style-name="T3_1745"><text:s/></text:span><text:span text:style-name="T3_1746">gozo</text:span><text:span text:style-name="T3_1747"><text:s/></text:span><text:span text:style-name="T3_1748">pleno</text:span><text:span text:style-name="T3_1749"><text:s/></text:span><text:span text:style-name="T3_1750">dos</text:span><text:span text:style-name="T3_1751"><text:s/></text:span><text:span text:style-name="T3_1752">direitos</text:span><text:span text:style-name="T3_1753"><text:s/></text:span><text:span text:style-name="T3_1754">inerentes</text:span><text:span text:style-name="T3_1755"><text:s/></text:span><text:span text:style-name="T3_1756">à</text:span><text:span text:style-name="T3_1757"><text:s/></text:span><text:span text:style-name="T3_1758">cidadania</text:span><text:span text:style-name="T3_1759">,<text:s/></text:span><text:span text:style-name="T3_1760">inclusive</text:span><text:span text:style-name="T3_1761"><text:s/></text:span><text:span text:style-name="T3_1762">políticos</text:span><text:span text:style-name="T3_1763">,<text:s/></text:span><text:span text:style-name="T3_1764">ativos</text:span><text:span text:style-name="T3_1765"><text:s/></text:span><text:span text:style-name="T3_1766">e</text:span><text:span text:style-name="T3_1767"><text:s/></text:span><text:span text:style-name="T3_1768">passivos</text:span><text:span text:style-name="T3_1769">,<text:s/></text:span><text:span text:style-name="T3_1770">independentemente</text:span><text:span text:style-name="T3_1771"><text:s/></text:span><text:span text:style-name="T3_1772">da</text:span><text:span text:style-name="T3_1773"><text:s/></text:span><text:span text:style-name="T3_1774">nacionalidade</text:span><text:span text:style-name="T3_1775">;<text:s/></text:span><text:span text:style-name="T3_1776">XVII</text:span><text:span text:style-name="T3_1777"><text:s/>-<text:s/></text:span><text:span text:style-name="T3_1778">a</text:span><text:span text:style-name="T3_1779"><text:s/></text:span><text:span text:style-name="T3_1780">plena</text:span><text:span text:style-name="T3_1781"><text:s/></text:span><text:span text:style-name="T3_1782">auto</text:span><text:span text:style-name="T3_1783"><text:s/></text:span><text:span text:style-name="T3_1784">determinação</text:span><text:span text:style-name="T3_1785"><text:s/></text:span><text:span text:style-name="T3_1786">individual</text:span><text:span text:style-name="T3_1787">;<text:s/></text:span><text:span text:style-name="T3_1788">e</text:span><text:span text:style-name="T3_1789"><text:s/></text:span><text:span text:style-name="T3_1790">XVIII</text:span><text:span text:style-name="T3_1791"><text:s/>-<text:s/></text:span><text:span text:style-name="T3_1792">a</text:span><text:span text:style-name="T3_1793"><text:s/></text:span><text:span text:style-name="T3_1794">neutralidade</text:span><text:span text:style-name="T3_1795"><text:s/></text:span><text:span text:style-name="T3_1796">da</text:span><text:span text:style-name="T3_1797"><text:s/></text:span><text:span text:style-name="T3_1798">rede</text:span><text:span text:style-name="T3_1799">”</text:span><text:span text:style-name="T3_1800">.<text:s/></text:span><text:span text:style-name="T3_1801">Após</text:span><text:span text:style-name="T3_1802"><text:s/></text:span><text:span text:style-name="T3_1803">amplos</text:span><text:span text:style-name="T3_1804"><text:s/></text:span><text:span text:style-name="T3_1805">debates</text:span><text:span text:style-name="T3_1806"><text:s/></text:span><text:span text:style-name="T3_1807">e</text:span><text:span text:style-name="T3_1808"><text:s/></text:span><text:span text:style-name="T3_1809">discussões</text:span><text:span text:style-name="T3_1810">,<text:s/></text:span><text:span text:style-name="T3_1811">foi</text:span><text:span text:style-name="T3_1812"><text:s/></text:span><text:span text:style-name="T3_1813">deliberado</text:span><text:span text:style-name="T3_1814"><text:s/></text:span><text:span text:style-name="T3_1815">preliminarmente</text:span><text:span text:style-name="T3_1816"><text:s/></text:span><text:span text:style-name="T3_1817">se</text:span><text:span text:style-name="T3_1818"><text:s/></text:span><text:span text:style-name="T3_1819">deveria</text:span><text:span text:style-name="T3_1820"><text:s/></text:span><text:span text:style-name="T3_1821">ou</text:span><text:span text:style-name="T3_1822"><text:s/></text:span><text:span text:style-name="T3_1823">não</text:span><text:span text:style-name="T3_1824"><text:s/></text:span><text:span text:style-name="T3_1825">haver</text:span><text:span text:style-name="T3_1826"><text:s/></text:span><text:span text:style-name="T3_1827">a</text:span><text:span text:style-name="T3_1828"><text:s/></text:span><text:span text:style-name="T3_1829">inclusão</text:span><text:span text:style-name="T3_1830"><text:s/></text:span><text:span text:style-name="T3_1831">de</text:span><text:span text:style-name="T3_1832"><text:s/></text:span><text:span text:style-name="T3_1833">novas</text:span><text:span text:style-name="T3_1834"><text:s/></text:span><text:span text:style-name="T3_1835">cláusulas</text:span><text:span text:style-name="T3_1836"><text:s/></text:span><text:span text:style-name="T3_1837">pétreas</text:span><text:span text:style-name="T3_1838">,<text:s/></text:span><text:span text:style-name="T3_1839">tendo</text:span><text:span text:style-name="T3_1840"><text:s/></text:span><text:span text:style-name="T3_1841">como</text:span><text:span text:style-name="T3_1842"><text:s/></text:span><text:span text:style-name="T3_1843">resultado</text:span><text:span text:style-name="T3_1844">:<text:s/></text:span><text:span text:style-name="T3_1845">nenhuma</text:span><text:span text:style-name="T3_1846"><text:s/></text:span><text:span text:style-name="T3_1847">abstenção</text:span><text:span text:style-name="T3_1848">,<text:s/></text:span><text:span text:style-name="T3_1849">cinco</text:span><text:span text:style-name="T3_1850"><text:s/></text:span><text:span text:style-name="T3_1851">votos</text:span><text:span text:style-name="T3_1852"><text:s/></text:span><text:span text:style-name="T3_1853">contrários</text:span><text:span text:style-name="T3_1854"><text:s/></text:span><text:span text:style-name="T3_1855">e</text:span><text:span text:style-name="T3_1856"><text:s/></text:span><text:span text:style-name="T3_1857">quarenta</text:span><text:span text:style-name="T3_1858"><text:s/></text:span><text:span text:style-name="T3_1859">votos</text:span><text:span text:style-name="T3_1860"><text:s/></text:span><text:span text:style-name="T3_1861">pela</text:span><text:span text:style-name="T3_1862"><text:s/></text:span><text:span text:style-name="T3_1863">aprovação</text:span><text:span text:style-name="T3_1864"><text:s/></text:span><text:span text:style-name="T3_1865">da</text:span><text:span text:style-name="T3_1866"><text:s/></text:span><text:span text:style-name="T3_1867">inclusão</text:span><text:span text:style-name="T3_1868">,<text:s/></text:span><text:span text:style-name="T3_1869">razão</text:span><text:span text:style-name="T3_1870"><text:s/></text:span><text:span text:style-name="T3_1871">pela</text:span><text:span text:style-name="T3_1872"><text:s/></text:span><text:span text:style-name="T3_1873">qual</text:span><text:span text:style-name="T3_1874"><text:s/></text:span><text:span text:style-name="T3_1875">restaram</text:span><text:span text:style-name="T3_1876"><text:s/></text:span><text:span text:style-name="T3_1877">aprovadas</text:span><text:span text:style-name="T3_1878"><text:s/></text:span><text:span text:style-name="T3_1879">as</text:span><text:span text:style-name="T3_1880"><text:s/></text:span><text:span text:style-name="T3_1881">inclusões</text:span><text:span text:style-name="T3_1882">.<text:s/></text:span><text:span text:style-name="T3_1883">Ato</text:span><text:span text:style-name="T3_1884"><text:s/></text:span><text:span text:style-name="T3_1885">continuo</text:span><text:span text:style-name="T3_1886">,</text:span><text:span text:style-name="T3_1887"><text:s/></text:span><text:span text:style-name="T3_1888">foi</text:span><text:span text:style-name="T3_1889"><text:s/></text:span><text:span text:style-name="T3_1890">colocado</text:span><text:span text:style-name="T3_1891"><text:s/></text:span><text:span text:style-name="T3_1892">em</text:span><text:span text:style-name="T3_1893"><text:s/></text:span><text:span text:style-name="T3_1894">votação</text:span><text:span text:style-name="T3_1895"><text:s/></text:span><text:span text:style-name="T3_1896">o</text:span><text:span text:style-name="T3_1897"><text:s/></text:span><text:span text:style-name="T3_1898">texto</text:span><text:span text:style-name="T3_1899"><text:s/></text:span><text:span text:style-name="T3_1900">de</text:span><text:span text:style-name="T3_1901"><text:s/></text:span><text:span text:style-name="T3_1902">inclusão</text:span><text:span text:style-name="T3_1903"><text:s/></text:span><text:span text:style-name="T3_1904">das</text:span><text:span text:style-name="T3_1905"><text:s/></text:span><text:span text:style-name="T3_1906">cláusulas</text:span><text:span text:style-name="T3_1907"><text:s/></text:span><text:span text:style-name="T3_1908">pétreas</text:span><text:span text:style-name="T3_1909"><text:s/></text:span><text:span text:style-name="T3_1910">na</text:span><text:span text:style-name="T3_1911"><text:s/></text:span><text:span text:style-name="T3_1912">forma</text:span><text:span text:style-name="T3_1913"><text:s/></text:span><text:span text:style-name="T3_1914">apresentada</text:span><text:span text:style-name="T3_1915">,<text:s/></text:span><text:span text:style-name="T3_1916">ficando</text:span><text:span text:style-name="T3_1917"><text:s/></text:span><text:span text:style-name="T3_1918">o</text:span><text:span text:style-name="T3_1919"><text:s/></text:span><text:span text:style-name="T3_1920">mesmo</text:span><text:span text:style-name="T3_1921"><text:s/></text:span><text:span text:style-name="T3_1922">sujeito</text:span><text:span text:style-name="T3_1923"><text:s/></text:span><text:span text:style-name="T3_1924">a</text:span><text:span text:style-name="T3_1925"><text:s/></text:span><text:span text:style-name="T3_1926">retificações</text:span><text:span text:style-name="T3_1927">.</text:span><text:span text:style-name="T3_1928"><text:s/></text:span><text:span text:style-name="T3_1929">Nenhuma</text:span><text:span text:style-name="T3_1930"><text:s/></text:span><text:span text:style-name="T3_1931">abstenção</text:span><text:span text:style-name="T3_1932">,</text:span><text:span text:style-name="T3_1933"><text:s/></text:span><text:span text:style-name="T3_1934">seis</text:span><text:span text:style-name="T3_1935"><text:s/></text:span><text:span text:style-name="T3_1936">votos</text:span><text:span text:style-name="T3_1937"><text:s/></text:span><text:span text:style-name="T3_1938">contrários</text:span><text:span text:style-name="T3_1939"><text:s/></text:span><text:span text:style-name="T3_1940">e</text:span><text:span text:style-name="T3_1941"><text:s/></text:span><text:span text:style-name="T3_1942">quarenta</text:span><text:span text:style-name="T3_1943"><text:s/></text:span><text:span text:style-name="T3_1944">pessoas</text:span><text:span text:style-name="T3_1945"><text:s/></text:span><text:span text:style-name="T3_1946">foram</text:span><text:span text:style-name="T3_1947"><text:s/></text:span><text:span text:style-name="T3_1948">favoráveis</text:span><text:span text:style-name="T3_1949">,<text:s/></text:span><text:span text:style-name="T3_1950">razão</text:span><text:span text:style-name="T3_1951"><text:s/></text:span><text:span text:style-name="T3_1952">pela</text:span><text:span text:style-name="T3_1953"><text:s/></text:span><text:span text:style-name="T3_1954">qual</text:span><text:span text:style-name="T3_1955"><text:s/></text:span><text:span text:style-name="T3_1956">foi</text:span><text:span text:style-name="T3_1957"><text:s/></text:span><text:span text:style-name="T3_1958">aprovada</text:span><text:span text:style-name="T3_1959"><text:s/></text:span><text:span text:style-name="T3_1960">a</text:span><text:span text:style-name="T3_1961"><text:s/></text:span><text:span text:style-name="T3_1962">proposta</text:span><text:span text:style-name="T3_1963"><text:s/></text:span><text:span text:style-name="T3_1964">apresentada</text:span><text:span text:style-name="T3_1965">.<text:s/></text:span><text:span text:style-name="T3_1966">Em</text:span><text:span text:style-name="T3_1967"><text:s/></text:span><text:span text:style-name="T3_1968">seguida</text:span><text:span text:style-name="T3_1969">,<text:s/></text:span><text:span text:style-name="T3_1970">foram</text:span><text:span text:style-name="T3_1971"><text:s/></text:span><text:span text:style-name="T3_1972">apresentados</text:span><text:span text:style-name="T3_1973"><text:s/></text:span><text:span text:style-name="T3_1974">os</text:span><text:span text:style-name="T3_1975"><text:s/></text:span><text:span text:style-name="T3_1976">destaques</text:span><text:span text:style-name="T3_1977"><text:s/></text:span><text:span text:style-name="T3_1978">e</text:span><text:span text:style-name="T3_1979"><text:s/></text:span><text:span text:style-name="T3_1980">colocados</text:span><text:span text:style-name="T3_1981"><text:s/></text:span><text:span text:style-name="T3_1982">em</text:span><text:span text:style-name="T3_1983"><text:s/></text:span><text:span text:style-name="T3_1984">votação</text:span><text:span text:style-name="T3_1985">.<text:s/></text:span><text:span text:style-name="T3_1986">A</text:span><text:span text:style-name="T3_1987"><text:s/></text:span><text:span text:style-name="T3_1988">inclusão</text:span><text:span text:style-name="T3_1989"><text:s/></text:span><text:span text:style-name="T3_1990">da</text:span><text:span text:style-name="T3_1991"><text:s/></text:span><text:span text:style-name="T3_1992">defesa</text:span><text:span text:style-name="T3_1993"><text:s/></text:span><text:span text:style-name="T3_1994">dos</text:span><text:span text:style-name="T3_1995"><text:s/></text:span><text:span text:style-name="T3_1996">direitos</text:span><text:span text:style-name="T3_1997"><text:s/></text:span><text:span text:style-name="T3_1998">do</text:span><text:span text:style-name="T3_1999"><text:s/></text:span><text:span text:style-name="T3_2000">consumidor</text:span><text:span text:style-name="T3_2001"><text:s/></text:span><text:span text:style-name="T3_2002">foi</text:span><text:span text:style-name="T3_2003"><text:s/></text:span><text:span text:style-name="T3_2004">rejeitada</text:span><text:span text:style-name="T3_2005"><text:s/></text:span><text:span text:style-name="T3_2006">por</text:span><text:span text:style-name="T3_2007"><text:s/></text:span><text:span text:style-name="T3_2008">vinte</text:span><text:span text:style-name="T3_2009"><text:s/></text:span><text:span text:style-name="T3_2010">e</text:span><text:span text:style-name="T3_2011"><text:s/></text:span><text:span text:style-name="T3_2012">cinco</text:span><text:span text:style-name="T3_2013"><text:s/></text:span><text:span text:style-name="T3_2014">votos</text:span><text:span text:style-name="T3_2015"><text:s/></text:span><text:span text:style-name="T3_2016">contrários</text:span><text:span text:style-name="T3_2017">,<text:s/></text:span><text:span text:style-name="T3_2018">nove</text:span><text:span text:style-name="T3_2019"><text:s/></text:span><text:span text:style-name="T3_2020">favoráveis</text:span><text:span text:style-name="T3_2021"><text:s/></text:span><text:span text:style-name="T3_2022">e</text:span><text:span text:style-name="T3_2023"><text:s/></text:span><text:span text:style-name="T3_2024">oito</text:span><text:span text:style-name="T3_2025"><text:s/></text:span><text:span text:style-name="T3_2026">abstenções</text:span><text:span text:style-name="T3_2027">.<text:s/></text:span><text:span text:style-name="T3_2028">O</text:span><text:span text:style-name="T3_2029"><text:s/></text:span><text:span text:style-name="T3_2030">destaque</text:span><text:span text:style-name="T3_2031"><text:s/></text:span><text:span text:style-name="T3_2032">seguinte</text:span><text:span text:style-name="T3_2033">,<text:s/></text:span><text:span text:style-name="T3_2034">propondo</text:span><text:span text:style-name="T3_2035"><text:s/></text:span><text:span text:style-name="T3_2036">a</text:span><text:span text:style-name="T3_2037"><text:s/></text:span><text:span text:style-name="T3_2038">fus</text:span><text:span text:style-name="T3_2039">ão</text:span><text:span text:style-name="T3_2040"><text:s/></text:span><text:span text:style-name="T3_2041">d</text:span><text:span text:style-name="T3_2042">o</text:span><text:span text:style-name="T3_2043"><text:s/></text:span><text:span text:style-name="T3_2044">internacionalismo</text:span><text:span text:style-name="T3_2045"><text:s/></text:span><text:span text:style-name="T3_2046">com</text:span><text:span text:style-name="T3_2047"><text:s/></text:span><text:span text:style-name="T3_2048">o</text:span><text:span text:style-name="T3_2049"><text:s/></text:span><text:span text:style-name="T3_2050">gozo</text:span><text:span text:style-name="T3_2051"><text:s/></text:span><text:span text:style-name="T3_2052">pleno</text:span><text:span text:style-name="T3_2053"><text:s/></text:span><text:span text:style-name="T3_2054">dos</text:span><text:span text:style-name="T3_2055"><text:s/></text:span><text:span text:style-name="T3_2056">direitos</text:span><text:span text:style-name="T3_2057"><text:s/></text:span><text:span text:style-name="T3_2058">de</text:span><text:span text:style-name="T3_2059"><text:s/></text:span><text:span text:style-name="T3_2060">cidadania</text:span><text:span text:style-name="T3_2061">,<text:s/></text:span><text:span text:style-name="T3_2062">foi</text:span><text:span text:style-name="T3_2063"><text:s/></text:span><text:span text:style-name="T3_2064">rejeitada</text:span><text:span text:style-name="T3_2065"><text:s/></text:span><text:span text:style-name="T3_2066">por</text:span><text:span text:style-name="T3_2067"><text:s/></text:span><text:span text:style-name="T3_2068">vinte</text:span><text:span text:style-name="T3_2069"><text:s/></text:span><text:span text:style-name="T3_2070">e</text:span><text:span text:style-name="T3_2071"><text:s/></text:span><text:span text:style-name="T3_2072">oito</text:span><text:span text:style-name="T3_2073"><text:s/></text:span><text:span text:style-name="T3_2074">votos</text:span><text:span text:style-name="T3_2075"><text:s/></text:span><text:span text:style-name="T3_2076">contrários</text:span><text:span text:style-name="T3_2077">,</text:span><text:span text:style-name="T3_2078"><text:s/></text:span><text:span text:style-name="T3_2079">cinco</text:span><text:span text:style-name="T3_2080"><text:s/></text:span><text:span text:style-name="T3_2081">votos</text:span><text:span text:style-name="T3_2082"><text:s/></text:span><text:span text:style-name="T3_2083">favoráveis</text:span><text:span text:style-name="T3_2084"><text:s/></text:span><text:span text:style-name="T3_2085">e</text:span><text:span text:style-name="T3_2086"><text:s/></text:span><text:span text:style-name="T3_2087">doze</text:span><text:span text:style-name="T3_2088"><text:s/></text:span><text:span text:style-name="T3_2089">abstenções</text:span><text:span text:style-name="T3_2090">.<text:s/></text:span><text:span text:style-name="T3_2091">O</text:span><text:span text:style-name="T3_2092"><text:s/></text:span><text:span text:style-name="T3_2093">próximo</text:span><text:span text:style-name="T3_2094"><text:s/></text:span><text:span text:style-name="T3_2095">d</text:span><text:span text:style-name="T3_2096">estaque</text:span><text:span text:style-name="T3_2097">,</text:span><text:span text:style-name="T3_2098"><text:s/></text:span><text:span text:style-name="T3_2099">versando</text:span><text:span text:style-name="T3_2100"><text:s/></text:span><text:span text:style-name="T3_2101">sobre</text:span><text:span text:style-name="T3_2102"><text:s/></text:span><text:span text:style-name="T3_2103">a</text:span><text:span text:style-name="T3_2104"><text:s/></text:span><text:span text:style-name="T3_2105">express</text:span><text:span text:style-name="T3_2106">ão</text:span><text:span text:style-name="T3_2107"><text:s/>“</text:span><text:span text:style-name="T3_2108">todas</text:span><text:span text:style-name="T3_2109">”<text:s/></text:span><text:span text:style-name="T3_2110">na</text:span><text:span text:style-name="T3_2111"><text:s/></text:span><text:span text:style-name="T3_2112">cláusula</text:span><text:span text:style-name="T3_2113"><text:s/></text:span><text:span text:style-name="T3_2114">referente</text:span><text:span text:style-name="T3_2115"><text:s/></text:span><text:span text:style-name="T3_2116">ao</text:span><text:span text:style-name="T3_2117"><text:s/>“</text:span><text:span text:style-name="T3_2118">combate</text:span><text:span text:style-name="T3_2119"><text:s/></text:span><text:span text:style-name="T3_2120">a</text:span><text:span text:style-name="T3_2121"><text:s/></text:span><text:span text:style-name="T3_2122">todas</text:span><text:span text:style-name="T3_2123"><text:s/></text:span><text:span text:style-name="T3_2124">as</text:span><text:span text:style-name="T3_2125"><text:s/></text:span><text:span text:style-name="T3_2126">formas</text:span><text:span text:style-name="T3_2127"><text:s/></text:span><text:span text:style-name="T3_2128">de</text:span><text:span text:style-name="T3_2129"><text:s/></text:span><text:span text:style-name="T3_2130">discriminação</text:span><text:span text:style-name="T3_2131">”,</text:span><text:span text:style-name="T3_2132"><text:s/></text:span><text:span text:style-name="T3_2133">foi</text:span><text:span text:style-name="T3_2134"><text:s/></text:span><text:span text:style-name="T3_2135">votado</text:span><text:span text:style-name="T3_2136"><text:s/></text:span><text:span text:style-name="T3_2137">e</text:span><text:span text:style-name="T3_2138"><text:s/></text:span><text:span text:style-name="T3_2139">a</text:span><text:span text:style-name="T3_2140"><text:s/></text:span><text:span text:style-name="T3_2141">deliberação</text:span><text:span text:style-name="T3_2142"><text:s/></text:span><text:span text:style-name="T3_2143">foi</text:span><text:span text:style-name="T3_2144"><text:s/></text:span><text:span text:style-name="T3_2145">por</text:span><text:span text:style-name="T3_2146"><text:s/></text:span><text:span text:style-name="T3_2147">manter</text:span><text:span text:style-name="T3_2148"><text:s/></text:span><text:span text:style-name="T3_2149">a</text:span><text:span text:style-name="T3_2150"><text:s/></text:span><text:span text:style-name="T3_2151">cláusula</text:span><text:span text:style-name="T3_2152"><text:s/></text:span><text:span text:style-name="T3_2153">como</text:span><text:span text:style-name="T3_2154"><text:s/></text:span><text:span text:style-name="T3_2155">apresentada</text:span><text:span text:style-name="T3_2156">,</text:span><text:span text:style-name="T3_2157"><text:s/></text:span><text:span text:style-name="T3_2158">com</text:span><text:span text:style-name="T3_2159"><text:s/></text:span><text:span text:style-name="T3_2160">a</text:span><text:span text:style-name="T3_2161"><text:s/></text:span><text:span text:style-name="T3_2162">seguinte</text:span><text:span text:style-name="T3_2163"><text:s/></text:span><text:span text:style-name="T3_2164">votação</text:span><text:span text:style-name="T3_2165">:<text:s/></text:span><text:span text:style-name="T3_2166">vinte</text:span><text:span text:style-name="T3_2167"><text:s/></text:span><text:span text:style-name="T3_2168">e</text:span><text:span text:style-name="T3_2169"><text:s/></text:span><text:span text:style-name="T3_2170">nove</text:span><text:span text:style-name="T3_2171"><text:s/></text:span><text:span text:style-name="T3_2172">votos</text:span><text:span text:style-name="T3_2173"><text:s/></text:span><text:span text:style-name="T3_2174">favor</text:span><text:span text:style-name="T3_2175">áveis</text:span><text:span text:style-name="T3_2176"><text:s/></text:span><text:span text:style-name="T3_2177">à</text:span><text:span text:style-name="T3_2178"><text:s/></text:span><text:span text:style-name="T3_2179">redação</text:span><text:span text:style-name="T3_2180"><text:s/></text:span><text:span text:style-name="T3_2181">da</text:span><text:span text:style-name="T3_2182"><text:s/></text:span><text:span text:style-name="T3_2183">proposta</text:span><text:span text:style-name="T3_2184"><text:s/></text:span><text:span text:style-name="T3_2185">original</text:span><text:span text:style-name="T3_2186">,<text:s/></text:span><text:span text:style-name="T3_2187">oito</text:span><text:span text:style-name="T3_2188"><text:s/></text:span><text:span text:style-name="T3_2189">abstenções</text:span><text:span text:style-name="T3_2190"><text:s/></text:span><text:span text:style-name="T3_2191">e</text:span><text:span text:style-name="T3_2192"><text:s/></text:span><text:span text:style-name="T3_2193">sete</text:span><text:span text:style-name="T3_2194"><text:s/></text:span><text:span text:style-name="T3_2195">votos</text:span><text:span text:style-name="T3_2196"><text:s/></text:span><text:span text:style-name="T3_2197">pela</text:span><text:span text:style-name="T3_2198"><text:s/></text:span><text:span text:style-name="T3_2199">retificação</text:span><text:span text:style-name="T3_2200">.<text:s/></text:span><text:span text:style-name="T3_2201">Outro</text:span><text:span text:style-name="T3_2202"><text:s/></text:span><text:span text:style-name="T3_2203">destque</text:span><text:span text:style-name="T3_2204"><text:s/></text:span><text:span text:style-name="T3_2205">votado</text:span><text:span text:style-name="T3_2206"><text:s/></text:span><text:span text:style-name="T3_2207">foi</text:span><text:span text:style-name="T3_2208"><text:s/></text:span><text:span text:style-name="T3_2209">sobre</text:span><text:span text:style-name="T3_2210"><text:s/></text:span><text:span text:style-name="T3_2211">a</text:span><text:span text:style-name="T3_2212"><text:s/></text:span><text:span text:style-name="T3_2213">inclusão</text:span><text:span text:style-name="T3_2214"><text:s/></text:span><text:span text:style-name="T3_2215">da</text:span><text:span text:style-name="T3_2216"><text:s/></text:span><text:span text:style-name="T3_2217">palavra</text:span><text:span text:style-name="T3_2218"><text:s/></text:span><text:span text:style-name="T3_2219">“</text:span><text:span text:style-name="T3_2220">secular</text:span><text:span text:style-name="T3_2221">”<text:s/></text:span><text:span text:style-name="T3_2222">na</text:span><text:span text:style-name="T3_2223"><text:s/></text:span><text:span text:style-name="T3_2224">cláusula</text:span><text:span text:style-name="T3_2225"><text:s/></text:span><text:span text:style-name="T3_2226">referente</text:span><text:span text:style-name="T3_2227"><text:s/></text:span><text:span text:style-name="T3_2228">a</text:span><text:span text:style-name="T3_2229">o</text:span><text:span text:style-name="T3_2230"><text:s/></text:span><text:span text:style-name="T3_2231">Estado</text:span><text:span text:style-name="T3_2232"><text:s/></text:span><text:span text:style-name="T3_2233">Laico</text:span><text:span text:style-name="T3_2234">,<text:s/></text:span><text:span text:style-name="T3_2235">tendo</text:span><text:span text:style-name="T3_2236"><text:s/></text:span><text:span text:style-name="T3_2237">sido</text:span><text:span text:style-name="T3_2238"><text:s/></text:span><text:span text:style-name="T3_2239">a</text:span><text:span text:style-name="T3_2240"><text:s/></text:span><text:span text:style-name="T3_2241">proposta</text:span><text:span text:style-name="T3_2242"><text:s/></text:span><text:span text:style-name="T3_2243">retirada</text:span><text:span text:style-name="T3_2244"><text:s/></text:span><text:span text:style-name="T3_2245">pelo</text:span><text:span text:style-name="T3_2246"><text:s/></text:span><text:span text:style-name="T3_2247">proponen</text:span><text:span text:style-name="T3_2248">te</text:span><text:span text:style-name="T3_2249"><text:s/></text:span><text:span text:style-name="T3_2250">após</text:span><text:span text:style-name="T3_2251"><text:s/></text:span><text:span text:style-name="T3_2252">discussões</text:span><text:span text:style-name="T3_2253"><text:s/></text:span><text:span text:style-name="T3_2254">esclarecedoras</text:span><text:span text:style-name="T3_2255">.<text:s/></text:span><text:span text:style-name="T3_2256">Adicionalmente</text:span><text:span text:style-name="T3_2257">,<text:s/></text:span><text:span text:style-name="T3_2258">f</text:span><text:span text:style-name="T3_2259">oi</text:span><text:span text:style-name="T3_2260"><text:s/></text:span><text:span text:style-name="T3_2261">colocado</text:span><text:span text:style-name="T3_2262"><text:s/></text:span><text:span text:style-name="T3_2263">em</text:span><text:span text:style-name="T3_2264"><text:s/></text:span><text:span text:style-name="T3_2265">votação</text:span><text:span text:style-name="T3_2266"><text:s/></text:span><text:span text:style-name="T3_2267">que</text:span><text:span text:style-name="T3_2268"><text:s/></text:span><text:span text:style-name="T3_2269">o</text:span><text:span text:style-name="T3_2270"><text:s/></text:span><text:span text:style-name="T3_2271">texto</text:span><text:span text:style-name="T3_2272"><text:s/></text:span><text:span text:style-name="T3_2273">que</text:span><text:span text:style-name="T3_2274"><text:s/></text:span><text:span text:style-name="T3_2275">explica</text:span><text:span text:style-name="T3_2276"><text:s/></text:span><text:span text:style-name="T3_2277">e</text:span><text:span text:style-name="T3_2278"><text:s/></text:span><text:span text:style-name="T3_2279">a</text:span><text:span text:style-name="T3_2280">companha</text:span><text:span text:style-name="T3_2281"><text:s/></text:span><text:span text:style-name="T3_2282">a</text:span><text:span text:style-name="T3_2283"><text:s/></text:span><text:span text:style-name="T3_2284">proposta</text:span><text:span text:style-name="T3_2285"><text:s/></text:span><text:span text:style-name="T3_2286">apresentada</text:span><text:span text:style-name="T3_2287"><text:s/></text:span><text:span text:style-name="T3_2288">pelo</text:span><text:span text:style-name="T3_2289"><text:s/></text:span><text:span text:style-name="T3_2290">coletivo</text:span><text:span text:style-name="T3_2291"><text:s/></text:span><text:span text:style-name="T3_2292">paranaense</text:span><text:span text:style-name="T3_2293"><text:s/></text:span><text:span text:style-name="T3_2294">fosse</text:span><text:span text:style-name="T3_2295"><text:s/></text:span><text:span text:style-name="T3_2296">publicado</text:span><text:span text:style-name="T3_2297"><text:s/></text:span><text:span text:style-name="T3_2298">oficialmente</text:span><text:span text:style-name="T3_2299"><text:s/></text:span><text:span text:style-name="T3_2300">pelo</text:span><text:span text:style-name="T3_2301"><text:s/></text:span><text:span text:style-name="T3_2302">Partido</text:span><text:span text:style-name="T3_2303"><text:s/></text:span><text:span text:style-name="T3_2304">Pirata</text:span><text:span text:style-name="T3_2305"><text:s/></text:span><text:span text:style-name="T3_2306">como</text:span><text:span text:style-name="T3_2307"><text:s/>“</text:span><text:span text:style-name="T3_2308">Carta</text:span><text:span text:style-name="T3_2309"><text:s/></text:span><text:span text:style-name="T3_2310">de</text:span><text:span text:style-name="T3_2311"><text:s/></text:span><text:span text:style-name="T3_2312">Curitiba</text:span><text:span text:style-name="T3_2313">”<text:s/></text:span><text:span text:style-name="T3_2314">e</text:span><text:span text:style-name="T3_2315"><text:s/></text:span><text:span text:style-name="T3_2316">fosse</text:span><text:span text:style-name="T3_2317"><text:s/></text:span><text:span text:style-name="T3_2318">registrad</text:span><text:span text:style-name="T3_2319">o</text:span><text:span text:style-name="T3_2320"><text:s/></text:span><text:span text:style-name="T3_2321">em</text:span><text:span text:style-name="T3_2322"><text:s/></text:span><text:span text:style-name="T3_2323">cartório</text:span><text:span text:style-name="T3_2324"><text:s/></text:span><text:span text:style-name="T3_2325">como</text:span><text:span text:style-name="T3_2326"><text:s/></text:span><text:span text:style-name="T3_2327">interpretação</text:span><text:span text:style-name="T3_2328"><text:s/></text:span><text:span text:style-name="T3_2329">autêntica</text:span><text:span text:style-name="T3_2330"><text:s/></text:span><text:span text:style-name="T3_2331">juntamente</text:span><text:span text:style-name="T3_2332"><text:s/></text:span><text:span text:style-name="T3_2333">com</text:span><text:span text:style-name="T3_2334"><text:s/></text:span><text:span text:style-name="T3_2335">o</text:span><text:span text:style-name="T3_2336"><text:s/></text:span><text:span text:style-name="T3_2337">estatuto</text:span><text:span text:style-name="T3_2338">.<text:s/></text:span><text:span text:style-name="T3_2339">A</text:span><text:span text:style-name="T3_2340"><text:s/></text:span><text:span text:style-name="T3_2341">proposta</text:span><text:span text:style-name="T3_2342"><text:s/></text:span><text:span text:style-name="T3_2343">foi</text:span><text:span text:style-name="T3_2344"><text:s/></text:span><text:span text:style-name="T3_2345">aprovada</text:span><text:span text:style-name="T3_2346"><text:s/></text:span><text:span text:style-name="T3_2347">com</text:span><text:span text:style-name="T3_2348"><text:s/></text:span><text:span text:style-name="T3_2349">a</text:span><text:span text:style-name="T3_2350"><text:s/></text:span><text:span text:style-name="T3_2351">seguinte</text:span><text:span text:style-name="T3_2352"><text:s/></text:span><text:span text:style-name="T3_2353">votação</text:span><text:span text:style-name="T3_2354">:<text:s/></text:span><text:span text:style-name="T3_2355">vinte</text:span><text:span text:style-name="T3_2356"><text:s/></text:span><text:span text:style-name="T3_2357">e</text:span><text:span text:style-name="T3_2358"><text:s/></text:span><text:span text:style-name="T3_2359">nove</text:span><text:span text:style-name="T3_2360"><text:s/></text:span><text:span text:style-name="T3_2361">votos</text:span><text:span text:style-name="T3_2362"><text:s/></text:span><text:span text:style-name="T3_2363">favoráveis</text:span><text:span text:style-name="T3_2364">,<text:s/></text:span><text:span text:style-name="T3_2365">um</text:span><text:span text:style-name="T3_2366"><text:s/></text:span><text:span text:style-name="T3_2367">contra</text:span><text:span text:style-name="T3_2368"><text:s/></text:span><text:span text:style-name="T3_2369">e</text:span><text:span text:style-name="T3_2370"><text:s/></text:span><text:span text:style-name="T3_2371">seis</text:span><text:span text:style-name="T3_2372"><text:s/></text:span><text:span text:style-name="T3_2373">abstenções</text:span><text:span text:style-name="T3_2374">.</text:span><text:span text:style-name="T3_2375"><text:s/></text:span><text:span text:style-name="T3_2376">Aprovadas</text:span><text:span text:style-name="T3_2377"><text:s/></text:span><text:span text:style-name="T3_2378">as</text:span><text:span text:style-name="T3_2379"><text:s/></text:span><text:span text:style-name="T3_2380">inclusões</text:span><text:span text:style-name="T3_2381"><text:s/></text:span><text:span text:style-name="T3_2382">de</text:span><text:span text:style-name="T3_2383"><text:s/></text:span><text:span text:style-name="T3_2384">novas</text:span><text:span text:style-name="T3_2385"><text:s/></text:span><text:span text:style-name="T3_2386">cláusulas</text:span><text:span text:style-name="T3_2387"><text:s/></text:span><text:span text:style-name="T3_2388">pétreas</text:span><text:span text:style-name="T3_2389"><text:s/></text:span><text:span text:style-name="T3_2390">ao</text:span><text:span text:style-name="T3_2391"><text:s/></text:span><text:span text:style-name="T3_2392">Estatuto</text:span><text:span text:style-name="T3_2393">,<text:s/></text:span><text:span text:style-name="T3_2394">bem</text:span><text:span text:style-name="T3_2395"><text:s/></text:span><text:span text:style-name="T3_2396">como</text:span><text:span text:style-name="T3_2397"><text:s/></text:span><text:span text:style-name="T3_2398">considerando</text:span><text:span text:style-name="T3_2399"><text:s/></text:span><text:span text:style-name="T3_2400">a</text:span><text:span text:style-name="T3_2401"><text:s/></text:span><text:span text:style-name="T3_2402">repercussão</text:span><text:span text:style-name="T3_2403"><text:s/></text:span><text:span text:style-name="T3_2404">destas</text:span><text:span text:style-name="T3_2405"><text:s/></text:span><text:span text:style-name="T3_2406">em</text:span><text:span text:style-name="T3_2407"><text:s/></text:span><text:span text:style-name="T3_2408">todo</text:span><text:span text:style-name="T3_2409"><text:s/></text:span><text:span text:style-name="T3_2410">o</text:span><text:span text:style-name="T3_2411"><text:s/></text:span><text:span text:style-name="T3_2412">conjunto</text:span><text:span text:style-name="T3_2413"><text:s/></text:span><text:span text:style-name="T3_2414">estatutário</text:span><text:span text:style-name="T3_2415">,<text:s/></text:span><text:span text:style-name="T3_2416">bem</text:span><text:span text:style-name="T3_2417"><text:s/></text:span><text:span text:style-name="T3_2418">como</text:span><text:span text:style-name="T3_2419"><text:s/></text:span><text:span text:style-name="T3_2420">as</text:span><text:span text:style-name="T3_2421"><text:s/></text:span><text:span text:style-name="T3_2422">novas</text:span><text:span text:style-name="T3_2423"><text:s/></text:span><text:span text:style-name="T3_2424">alterações</text:span><text:span text:style-name="T3_2425"><text:s/></text:span><text:span text:style-name="T3_2426">aprovadas</text:span><text:span text:style-name="T3_2427">,</text:span><text:span text:style-name="T3_2428"><text:s/></text:span><text:span text:style-name="T3_2429">foi</text:span><text:span text:style-name="T3_2430"><text:s/></text:span><text:span text:style-name="T3_2431">proposto</text:span><text:span text:style-name="T3_2432"><text:s/></text:span><text:span text:style-name="T3_2433">que</text:span><text:span text:style-name="T3_2434"><text:s/></text:span><text:span text:style-name="T3_2435">o</text:span><text:span text:style-name="T3_2436"><text:s/></text:span><text:span text:style-name="T3_2437">GTJ</text:span><text:span text:style-name="T3_2438"><text:s/></text:span><text:span text:style-name="T3_2439">ficasse</text:span><text:span text:style-name="T3_2440"><text:s/></text:span><text:span text:style-name="T3_2441">encarregado</text:span><text:span text:style-name="T3_2442"><text:s/></text:span><text:span text:style-name="T3_2443">de</text:span><text:span text:style-name="T3_2444"><text:s/></text:span><text:span text:style-name="T3_2445">apresentar</text:span><text:span text:style-name="T3_2446"><text:s/></text:span><text:span text:style-name="T3_2447">a</text:span><text:span text:style-name="T3_2448"><text:s/></text:span><text:span text:style-name="T3_2449">versão</text:span><text:span text:style-name="T3_2450"><text:s/></text:span><text:span text:style-name="T3_2451">definitiva</text:span><text:span text:style-name="T3_2452"><text:s/></text:span><text:span text:style-name="T3_2453">do</text:span><text:span text:style-name="T3_2454"><text:s/></text:span><text:span text:style-name="T3_2455">Estatuto</text:span><text:span text:style-name="T3_2456"><text:s/></text:span><text:span text:style-name="T3_2457">pelos</text:span><text:span text:style-name="T3_2458"><text:s/></text:span><text:span text:style-name="T3_2459">meios</text:span><text:span text:style-name="T3_2460"><text:s/></text:span><text:span text:style-name="T3_2461">oficiais</text:span><text:span text:style-name="T3_2462"><text:s/></text:span><text:span text:style-name="T3_2463">de</text:span><text:span text:style-name="T3_2464"><text:s/></text:span><text:span text:style-name="T3_2465">consulta</text:span><text:span text:style-name="T3_2466">,<text:s/></text:span><text:span text:style-name="T3_2467">no</text:span><text:span text:style-name="T3_2468"><text:s/></text:span><text:span text:style-name="T3_2469">prazo</text:span><text:span text:style-name="T3_2470"><text:s/></text:span><text:span text:style-name="T3_2471">de</text:span><text:span text:style-name="T3_2472"><text:s/></text:span><text:span text:style-name="T3_2473">vinte</text:span><text:span text:style-name="T3_2474"><text:s/></text:span><text:span text:style-name="T3_2475">dias</text:span><text:span text:style-name="T3_2476">,<text:s/></text:span><text:span text:style-name="T3_2477">ressalvadas</text:span><text:span text:style-name="T3_2478"><text:s/></text:span><text:span text:style-name="T3_2479">dificuldades</text:span><text:span text:style-name="T3_2480"><text:s/></text:span><text:span text:style-name="T3_2481">t</text:span><text:span text:style-name="T3_2482">écnicas</text:span><text:span text:style-name="T3_2483">,<text:s/></text:span><text:span text:style-name="T3_2484">para</text:span><text:span text:style-name="T3_2485"><text:s/></text:span><text:span text:style-name="T3_2486">que</text:span><text:span text:style-name="T3_2487"><text:s/></text:span><text:span text:style-name="T3_2488">se</text:span><text:span text:style-name="T3_2489"><text:s/></text:span><text:span text:style-name="T3_2490">possibilitassem</text:span><text:span text:style-name="T3_2491"><text:s/></text:span><text:span text:style-name="T3_2492">os</text:span><text:span text:style-name="T3_2493"><text:s/></text:span><text:span text:style-name="T3_2494">devidos</text:span><text:span text:style-name="T3_2495"><text:s/></text:span><text:span text:style-name="T3_2496">ajustes</text:span><text:span text:style-name="T3_2497"><text:s/></text:span><text:span text:style-name="T3_2498">e</text:span><text:span text:style-name="T3_2499"><text:s/></text:span><text:span text:style-name="T3_2500">retificações</text:span><text:span text:style-name="T3_2501">.</text:span><text:span text:style-name="T3_2502"><text:s/></text:span><text:span text:style-name="T3_2503">A</text:span><text:span text:style-name="T3_2504"><text:s/></text:span><text:span text:style-name="T3_2505">proposta</text:span><text:span text:style-name="T3_2506"><text:s/></text:span><text:span text:style-name="T3_2507">foi</text:span><text:span text:style-name="T3_2508"><text:s/></text:span><text:span text:style-name="T3_2509">aprovada</text:span><text:span text:style-name="T3_2510"><text:s/></text:span><text:span text:style-name="T3_2511">com</text:span><text:span text:style-name="T3_2512"><text:s/></text:span><text:span text:style-name="T3_2513">trinta</text:span><text:span text:style-name="T3_2514"><text:s/></text:span><text:span text:style-name="T3_2515">e</text:span><text:span text:style-name="T3_2516"><text:s/></text:span><text:span text:style-name="T3_2517">nove</text:span><text:span text:style-name="T3_2518"><text:s/></text:span><text:span text:style-name="T3_2519">votos</text:span><text:span text:style-name="T3_2520"><text:s/></text:span><text:span text:style-name="T3_2521">favorávis</text:span><text:span text:style-name="T3_2522">,<text:s/></text:span><text:span text:style-name="T3_2523">nenhum</text:span><text:span text:style-name="T3_2524"><text:s/></text:span><text:span text:style-name="T3_2525">contra</text:span><text:span text:style-name="T3_2526"><text:s/></text:span><text:span text:style-name="T3_2527">e</text:span><text:span text:style-name="T3_2528"><text:s/></text:span><text:span text:style-name="T3_2529">uma</text:span><text:span text:style-name="T3_2530"><text:s/></text:span><text:span text:style-name="T3_2531">abstenção</text:span><text:span text:style-name="T3_2532">.</text:span><text:span text:style-name="T3_2533">.</text:span><text:span text:style-name="T3_2534"><text:s/></text:span><text:span text:style-name="T3_2535">Vencido</text:span><text:span text:style-name="T3_2536"><text:s/></text:span><text:span text:style-name="T3_2537">o</text:span><text:span text:style-name="T3_2538"><text:s/></text:span><text:span text:style-name="T3_2539">ponto</text:span><text:span text:style-name="T3_2540">,<text:s/></text:span><text:span text:style-name="T3_2541">o</text:span><text:span text:style-name="T3_2542"><text:s/></text:span><text:span text:style-name="T3_2543">Secretário</text:span><text:span text:style-name="T3_2544"><text:s/></text:span><text:span text:style-name="T3_2545">Kristian</text:span><text:span text:style-name="T3_2546"><text:s/></text:span><text:span text:style-name="T3_2547">Pasini</text:span><text:span text:style-name="T3_2548"><text:s/></text:span><text:span text:style-name="T3_2549">colocou</text:span><text:span text:style-name="T3_2550"><text:s/></text:span><text:span text:style-name="T3_2551">em</text:span><text:span text:style-name="T3_2552"><text:s/></text:span><text:span text:style-name="T3_2553">votação</text:span><text:span text:style-name="T3_2554"><text:s/></text:span><text:span text:style-name="T3_2555">a</text:span><text:span text:style-name="T3_2556"><text:s/></text:span><text:span text:style-name="T3_2557">aprovação</text:span><text:span text:style-name="T3_2558"><text:s/></text:span><text:span text:style-name="T3_2559">de</text:span><text:span text:style-name="T3_2560"><text:s/></text:span><text:span text:style-name="T3_2561">sobrestamento</text:span><text:span text:style-name="T3_2562"><text:s/></text:span><text:span text:style-name="T3_2563">da</text:span><text:span text:style-name="T3_2564"><text:s/></text:span><text:span text:style-name="T3_2565">assembléia</text:span><text:span text:style-name="T3_2566"><text:s/></text:span><text:span text:style-name="T3_2567">às</text:span><text:span text:style-name="T3_2568"><text:s/></text:span><text:span text:style-name="T3_2569">doze</text:span><text:span text:style-name="T3_2570"><text:s/></text:span><text:span text:style-name="T3_2571">horas</text:span><text:span text:style-name="T3_2572"><text:s/></text:span><text:span text:style-name="T3_2573">e</text:span><text:span text:style-name="T3_2574"><text:s/></text:span><text:span text:style-name="T3_2575">tre</text:span><text:span text:style-name="T3_2576">ze</text:span><text:span text:style-name="T3_2577"><text:s/></text:span><text:span text:style-name="T3_2578">minutos</text:span><text:span text:style-name="T3_2579"><text:s/></text:span><text:span text:style-name="T3_2580">horas</text:span><text:span text:style-name="T3_2581"><text:s/></text:span><text:span text:style-name="T3_2582">para</text:span><text:span text:style-name="T3_2583"><text:s/></text:span><text:span text:style-name="T3_2584">o</text:span><text:span text:style-name="T3_2585"><text:s/></text:span><text:span text:style-name="T3_2586">almoço</text:span><text:span text:style-name="T3_2587">,<text:s/></text:span><text:span text:style-name="T3_2588">tendo</text:span><text:span text:style-name="T3_2589"><text:s/></text:span><text:span text:style-name="T3_2590">o</text:span><text:span text:style-name="T3_2591"><text:s/></text:span><text:span text:style-name="T3_2592">reinício</text:span><text:span text:style-name="T3_2593"><text:s/></text:span><text:span text:style-name="T3_2594">previsto</text:span><text:span text:style-name="T3_2595"><text:s/></text:span><text:span text:style-name="T3_2596">para</text:span><text:span text:style-name="T3_2597"><text:s/></text:span><text:span text:style-name="T3_2598">as</text:span><text:span text:style-name="T3_2599"><text:s/></text:span><text:span text:style-name="T3_2600">quatorze</text:span><text:span text:style-name="T3_2601"><text:s/></text:span><text:span text:style-name="T3_2602">horas</text:span><text:span text:style-name="T3_2603">,<text:s/></text:span><text:span text:style-name="T3_2604">o</text:span><text:span text:style-name="T3_2605"><text:s/></text:span><text:span text:style-name="T3_2606">que</text:span><text:span text:style-name="T3_2607"><text:s/></text:span><text:span text:style-name="T3_2608">foi</text:span><text:span text:style-name="T3_2609"><text:s/></text:span><text:span text:style-name="T3_2610">aceito</text:span><text:span text:style-name="T3_2611"><text:s/></text:span><text:span text:style-name="T3_2612">por</text:span><text:span text:style-name="T3_2613"><text:s/></text:span><text:span text:style-name="T3_2614">trinta</text:span><text:span text:style-name="T3_2615"><text:s/></text:span><text:span text:style-name="T3_2616">e</text:span><text:span text:style-name="T3_2617"><text:s/></text:span><text:span text:style-name="T3_2618">três</text:span><text:span text:style-name="T3_2619"><text:s/></text:span><text:span text:style-name="T3_2620">votos</text:span><text:span text:style-name="T3_2621"><text:s/></text:span><text:span text:style-name="T3_2622">a</text:span><text:span text:style-name="T3_2623"><text:s/></text:span><text:span text:style-name="T3_2624">favor</text:span><text:span text:style-name="T3_2625">,<text:s/></text:span><text:span text:style-name="T3_2626">nenhum</text:span><text:span text:style-name="T3_2627"><text:s/></text:span><text:span text:style-name="T3_2628">contra</text:span><text:span text:style-name="T3_2629"><text:s/></text:span><text:span text:style-name="T3_2630">e</text:span><text:span text:style-name="T3_2631"><text:s/></text:span><text:span text:style-name="T3_2632">uma</text:span><text:span text:style-name="T3_2633"><text:s/></text:span><text:span text:style-name="T3_2634">abstenção</text:span><text:span text:style-name="T3_2635">.</text:span><text:span text:style-name="T3_2636"><text:s/></text:span><text:span text:style-name="T3_2637">Dando</text:span><text:span text:style-name="T3_2638"><text:s/></text:span><text:span text:style-name="T3_2639">seguimento</text:span><text:span text:style-name="T3_2640"><text:s/></text:span><text:span text:style-name="T3_2641">aos</text:span><text:span text:style-name="T3_2642"><text:s/></text:span><text:span text:style-name="T3_2643">trabalhos</text:span><text:span text:style-name="T3_2644">,</text:span><text:span text:style-name="T3_2645"><text:s/></text:span><text:span text:style-name="T3_2646">o</text:span><text:span text:style-name="T3_2647"><text:s/></text:span><text:span text:style-name="T3_2648">Secretário</text:span><text:span text:style-name="T3_2649"><text:s/></text:span><text:span text:style-name="T3_2650">Geral</text:span><text:span text:style-name="T3_2651"><text:s/></text:span><text:span text:style-name="T3_2652">Kristian</text:span><text:span text:style-name="T3_2653"><text:s/></text:span><text:span text:style-name="T3_2654">Pasini</text:span><text:span text:style-name="T3_2655"><text:s/></text:span><text:span text:style-name="T3_2656">reabriu</text:span><text:span text:style-name="T3_2657"><text:s/></text:span><text:span text:style-name="T3_2658">os</text:span><text:span text:style-name="T3_2659"><text:s/></text:span><text:span text:style-name="T3_2660">trabalhos</text:span><text:span text:style-name="T3_2661"><text:s/></text:span><text:span text:style-name="T3_2662">às</text:span><text:span text:style-name="T3_2663"><text:s/></text:span><text:span text:style-name="T3_2664">quatorze</text:span><text:span text:style-name="T3_2665"><text:s/></text:span><text:span text:style-name="T3_2666">horas</text:span><text:span text:style-name="T3_2667"><text:s/></text:span><text:span text:style-name="T3_2668">e</text:span><text:span text:style-name="T3_2669"><text:s/></text:span><text:span text:style-name="T3_2670">doze</text:span><text:span text:style-name="T3_2671"><text:s/></text:span><text:span text:style-name="T3_2672">minutos</text:span><text:span text:style-name="T3_2673">,<text:s/></text:span><text:span text:style-name="T3_2674">relembrando</text:span><text:span text:style-name="T3_2675"><text:s/></text:span><text:span text:style-name="T3_2676">que</text:span><text:span text:style-name="T3_2677"><text:s/></text:span><text:span text:style-name="T3_2678">as</text:span><text:span text:style-name="T3_2679"><text:s/></text:span><text:span text:style-name="T3_2680">inscrições</text:span><text:span text:style-name="T3_2681"><text:s/></text:span><text:span text:style-name="T3_2682">de</text:span><text:span text:style-name="T3_2683"><text:s/></text:span><text:span text:style-name="T3_2684">candidaturas</text:span><text:span text:style-name="T3_2685"><text:s/></text:span><text:span text:style-name="T3_2686">se</text:span><text:span text:style-name="T3_2687"><text:s/></text:span><text:span text:style-name="T3_2688">encerrariam</text:span><text:span text:style-name="T3_2689"><text:s/></text:span><text:span text:style-name="T3_2690">às</text:span><text:span text:style-name="T3_2691"><text:s/></text:span><text:span text:style-name="T3_2692">dezesseis</text:span><text:span text:style-name="T3_2693"><text:s/></text:span><text:span text:style-name="T3_2694">horas</text:span><text:span text:style-name="T3_2695">.<text:s/></text:span><text:span text:style-name="T3_2696">Encetaram</text:span><text:span text:style-name="T3_2697">-</text:span><text:span text:style-name="T3_2698">se</text:span><text:span text:style-name="T3_2699"><text:s/></text:span><text:span text:style-name="T3_2700">os</text:span><text:span text:style-name="T3_2701"><text:s/></text:span><text:span text:style-name="T3_2702">trabalhos</text:span><text:span text:style-name="T3_2703"><text:s/></text:span><text:span text:style-name="T3_2704">acerca</text:span><text:span text:style-name="T3_2705"><text:s/></text:span><text:span text:style-name="T3_2706">do</text:span><text:span text:style-name="T3_2707"><text:s/></text:span><text:span text:style-name="T3_2708">Programa</text:span><text:span text:style-name="T3_2709"><text:s/></text:span><text:span text:style-name="T3_2710">do</text:span><text:span text:style-name="T3_2711"><text:s/></text:span><text:span text:style-name="T3_2712">Partido</text:span><text:span text:style-name="T3_2713"><text:s/></text:span><text:span text:style-name="T3_2714">Pirata</text:span><text:span text:style-name="T3_2715">.<text:s/></text:span><text:span text:style-name="T3_2716">Propôs</text:span><text:span text:style-name="T3_2717">-</text:span><text:span text:style-name="T3_2718">se</text:span><text:span text:style-name="T3_2719"><text:s/></text:span><text:span text:style-name="T3_2720">que</text:span><text:span text:style-name="T3_2721"><text:s/></text:span><text:span text:style-name="T3_2722">a</text:span><text:span text:style-name="T3_2723"><text:s/></text:span><text:span text:style-name="T3_2724">metodologia</text:span><text:span text:style-name="T3_2725"><text:s/></text:span><text:span text:style-name="T3_2726">da</text:span><text:span text:style-name="T3_2727"><text:s/></text:span><text:span text:style-name="T3_2728">votação</text:span><text:span text:style-name="T3_2729"><text:s/></text:span><text:span text:style-name="T3_2730">seria</text:span><text:span text:style-name="T3_2731"><text:s/></text:span><text:span text:style-name="T3_2732">de</text:span><text:span text:style-name="T3_2733"><text:s/></text:span><text:span text:style-name="T3_2734">apreciar</text:span><text:span text:style-name="T3_2735"><text:s/></text:span><text:span text:style-name="T3_2736">cada</text:span><text:span text:style-name="T3_2737"><text:s/></text:span><text:span text:style-name="T3_2738">um</text:span><text:span text:style-name="T3_2739"><text:s/></text:span><text:span text:style-name="T3_2740">dos</text:span><text:span text:style-name="T3_2741"><text:s/></text:span><text:span text:style-name="T3_2742">documentos</text:span><text:span text:style-name="T3_2743">-</text:span><text:span text:style-name="T3_2744">base</text:span><text:span text:style-name="T3_2745">;<text:s/></text:span><text:span text:style-name="T3_2746">apreciar</text:span><text:span text:style-name="T3_2747"><text:s/></text:span><text:span text:style-name="T3_2748">os</text:span><text:span text:style-name="T3_2749"><text:s/></text:span><text:span text:style-name="T3_2750">destaques</text:span><text:span text:style-name="T3_2751"><text:s/></text:span><text:span text:style-name="T3_2752">um</text:span><text:span text:style-name="T3_2753"><text:s/></text:span><text:span text:style-name="T3_2754">por</text:span><text:span text:style-name="T3_2755"><text:s/></text:span><text:span text:style-name="T3_2756">um</text:span><text:span text:style-name="T3_2757"><text:s/></text:span><text:span text:style-name="T3_2758">exclusivamente</text:span><text:span text:style-name="T3_2759"><text:s/></text:span><text:span text:style-name="T3_2760">para</text:span><text:span text:style-name="T3_2761"><text:s/></text:span><text:span text:style-name="T3_2762">remoção</text:span><text:span text:style-name="T3_2763"><text:s/>(</text:span><text:span text:style-name="T3_2764">item</text:span><text:span text:style-name="T3_2765"><text:s/></text:span><text:span text:style-name="T3_2766">da</text:span><text:span text:style-name="T3_2767"><text:s/></text:span><text:span text:style-name="T3_2768">metodologia</text:span><text:span text:style-name="T3_2769"><text:s/></text:span><text:span text:style-name="T3_2770">que</text:span><text:span text:style-name="T3_2771"><text:s/></text:span><text:span text:style-name="T3_2772">obteve</text:span><text:span text:style-name="T3_2773"><text:s/></text:span><text:span text:style-name="T3_2774">vinte</text:span><text:span text:style-name="T3_2775"><text:s/></text:span><text:span text:style-name="T3_2776">e</text:span><text:span text:style-name="T3_2777"><text:s/></text:span><text:span text:style-name="T3_2778">seis</text:span><text:span text:style-name="T3_2779"><text:s/></text:span><text:span text:style-name="T3_2780">votos</text:span><text:span text:style-name="T3_2781"><text:s/></text:span><text:span text:style-name="T3_2782">favoráveis</text:span><text:span text:style-name="T3_2783">,<text:s/></text:span><text:span text:style-name="T3_2784">seis</text:span><text:span text:style-name="T3_2785"><text:s/></text:span><text:span text:style-name="T3_2786">votos</text:span><text:span text:style-name="T3_2787"><text:s/></text:span><text:span text:style-name="T3_2788">contrários</text:span><text:span text:style-name="T3_2789"><text:s/></text:span><text:span text:style-name="T3_2790">e</text:span><text:span text:style-name="T3_2791"><text:s/></text:span><text:span text:style-name="T3_2792">oito</text:span><text:span text:style-name="T3_2793"><text:s/></text:span><text:span text:style-name="T3_2794">abstenções</text:span><text:span text:style-name="T3_2795">);<text:s/></text:span><text:span text:style-name="T3_2796">concatenar</text:span><text:span text:style-name="T3_2797"><text:s/></text:span><text:span text:style-name="T3_2798">todos</text:span><text:span text:style-name="T3_2799"><text:s/></text:span><text:span text:style-name="T3_2800">os</text:span><text:span text:style-name="T3_2801"><text:s/></text:span><text:span text:style-name="T3_2802">textos</text:span><text:span text:style-name="T3_2803"><text:s/></text:span><text:span text:style-name="T3_2804">em</text:span><text:span text:style-name="T3_2805"><text:s/></text:span><text:span text:style-name="T3_2806">documento</text:span><text:span text:style-name="T3_2807"><text:s/></text:span><text:span text:style-name="T3_2808">único</text:span><text:span text:style-name="T3_2809"><text:s/></text:span><text:span text:style-name="T3_2810">corrido</text:span><text:span text:style-name="T3_2811">;<text:s/></text:span><text:span text:style-name="T3_2812">apreciar</text:span><text:span text:style-name="T3_2813"><text:s/></text:span><text:span text:style-name="T3_2814">divergências</text:span><text:span text:style-name="T3_2815">;<text:s/></text:span><text:span text:style-name="T3_2816">aprovar</text:span><text:span text:style-name="T3_2817"><text:s/></text:span><text:span text:style-name="T3_2818">o</text:span><text:span text:style-name="T3_2819"><text:s/></text:span><text:span text:style-name="T3_2820">documento</text:span><text:span text:style-name="T3_2821"><text:s/></text:span><text:span text:style-name="T3_2822">único</text:span><text:span text:style-name="T3_2823"><text:s/></text:span><text:span text:style-name="T3_2824">em</text:span><text:span text:style-name="T3_2825"><text:s/></text:span><text:span text:style-name="T3_2826">plenária</text:span><text:span text:style-name="T3_2827">,<text:s/></text:span><text:span text:style-name="T3_2828">com</text:span><text:span text:style-name="T3_2829"><text:s/></text:span><text:span text:style-name="T3_2830">consulta</text:span><text:span text:style-name="T3_2831"><text:s/></text:span><text:span text:style-name="T3_2832">via</text:span><text:span text:style-name="T3_2833"><text:s/></text:span><text:span text:style-name="T3_2834">Loomio</text:span><text:span text:style-name="T3_2835">;<text:s/></text:span><text:span text:style-name="T3_2836">ajustar</text:span><text:span text:style-name="T3_2837"><text:s/></text:span><text:span text:style-name="T3_2838">posteriormente</text:span><text:span text:style-name="T3_2839"><text:s/></text:span><text:span text:style-name="T3_2840">a</text:span><text:span text:style-name="T3_2841"><text:s/></text:span><text:span text:style-name="T3_2842">linguagem</text:span><text:span text:style-name="T3_2843"><text:s/></text:span><text:span text:style-name="T3_2844">de</text:span><text:span text:style-name="T3_2845"><text:s/></text:span><text:span text:style-name="T3_2846">gênero</text:span><text:span text:style-name="T3_2847"><text:s/></text:span><text:span text:style-name="T3_2848">e</text:span><text:span text:style-name="T3_2849"><text:s/></text:span><text:span text:style-name="T3_2850">a</text:span><text:span text:style-name="T3_2851"><text:s/></text:span><text:span text:style-name="T3_2852">revisão</text:span><text:span text:style-name="T3_2853"><text:s/></text:span><text:span text:style-name="T3_2854">gramatical</text:span><text:span text:style-name="T3_2855">;<text:s/></text:span><text:span text:style-name="T3_2856">publicar</text:span><text:span text:style-name="T3_2857"><text:s/></text:span><text:span text:style-name="T3_2858">e</text:span><text:span text:style-name="T3_2859"><text:s/></text:span><text:span text:style-name="T3_2860">registrar</text:span><text:span text:style-name="T3_2861"><text:s/></text:span><text:span text:style-name="T3_2862">em</text:span><text:span text:style-name="T3_2863"><text:s/></text:span><text:span text:style-name="T3_2864">cartório</text:span><text:span text:style-name="T3_2865"><text:s/></text:span><text:span text:style-name="T3_2866">como</text:span><text:span text:style-name="T3_2867"><text:s/></text:span><text:span text:style-name="T3_2868">Programa</text:span><text:span text:style-name="T3_2869"><text:s/></text:span><text:span text:style-name="T3_2870">do</text:span><text:span text:style-name="T3_2871"><text:s/></text:span><text:span text:style-name="T3_2872">Partido</text:span><text:span text:style-name="T3_2873"><text:s/></text:span><text:span text:style-name="T3_2874">Pirata</text:span><text:span text:style-name="T3_2875">;<text:s/></text:span><text:span text:style-name="T3_2876">criar</text:span><text:span text:style-name="T3_2877"><text:s/></text:span><text:span text:style-name="T3_2878">uma</text:span><text:span text:style-name="T3_2879"><text:s/></text:span><text:span text:style-name="T3_2880">versão</text:span><text:span text:style-name="T3_2881"><text:s/></text:span><text:span text:style-name="T3_2882">resumida</text:span><text:span text:style-name="T3_2883">,<text:s/></text:span><text:span text:style-name="T3_2884">em</text:span><text:span text:style-name="T3_2885"><text:s/></text:span><text:span text:style-name="T3_2886">tópicos</text:span><text:span text:style-name="T3_2887">,<text:s/></text:span><text:span text:style-name="T3_2888">sob</text:span><text:span text:style-name="T3_2889"><text:s/></text:span><text:span text:style-name="T3_2890">responsabilidade</text:span><text:span text:style-name="T3_2891"><text:s/></text:span><text:span text:style-name="T3_2892">do</text:span><text:span text:style-name="T3_2893"><text:s/></text:span><text:span text:style-name="T3_2894">GTC</text:span><text:span text:style-name="T3_2895">,<text:s/></text:span><text:span text:style-name="T3_2896">tendo</text:span><text:span text:style-name="T3_2897"><text:s/></text:span><text:span text:style-name="T3_2898">o</text:span><text:span text:style-name="T3_2899"><text:s/></text:span><text:span text:style-name="T3_2900">pirata</text:span><text:span text:style-name="T3_2901"><text:s/></text:span><text:span text:style-name="T3_2902">Flávio</text:span><text:span text:style-name="T3_2903"><text:s/></text:span><text:span text:style-name="T3_2904">Secco</text:span><text:span text:style-name="T3_2905"><text:s/></text:span><text:span text:style-name="T3_2906">se</text:span><text:span text:style-name="T3_2907"><text:s/></text:span><text:span text:style-name="T3_2908">voluntariado</text:span><text:span text:style-name="T3_2909">,<text:s/></text:span><text:span text:style-name="T3_2910">com</text:span><text:span text:style-name="T3_2911"><text:s/></text:span><text:span text:style-name="T3_2912">auxílio</text:span><text:span text:style-name="T3_2913"><text:s/></text:span><text:span text:style-name="T3_2914">de</text:span><text:span text:style-name="T3_2915"><text:s/></text:span><text:span text:style-name="T3_2916">demais</text:span><text:span text:style-name="T3_2917"><text:s/></text:span><text:span text:style-name="T3_2918">voluntários</text:span><text:span text:style-name="T3_2919">,<text:s/></text:span><text:span text:style-name="T3_2920">para</text:span><text:span text:style-name="T3_2921"><text:s/></text:span><text:span text:style-name="T3_2922">fins</text:span><text:span text:style-name="T3_2923"><text:s/></text:span><text:span text:style-name="T3_2924">de</text:span><text:span text:style-name="T3_2925"><text:s/></text:span><text:span text:style-name="T3_2926">divulgação</text:span><text:span text:style-name="T3_2927">.<text:s/></text:span><text:span text:style-name="T3_2928">Essa</text:span><text:span text:style-name="T3_2929"><text:s/></text:span><text:span text:style-name="T3_2930">proposta</text:span><text:span text:style-name="T3_2931"><text:s/></text:span><text:span text:style-name="T3_2932">de</text:span><text:span text:style-name="T3_2933"><text:s/></text:span><text:span text:style-name="T3_2934">metodologia</text:span><text:span text:style-name="T3_2935"><text:s/></text:span><text:span text:style-name="T3_2936">obteve</text:span><text:span text:style-name="T3_2937"><text:s/></text:span><text:span text:style-name="T3_2938">vinte</text:span><text:span text:style-name="T3_2939"><text:s/></text:span><text:span text:style-name="T3_2940">e</text:span><text:span text:style-name="T3_2941"><text:s/></text:span><text:span text:style-name="T3_2942">sete</text:span><text:span text:style-name="T3_2943"><text:s/></text:span><text:span text:style-name="T3_2944">votos</text:span><text:span text:style-name="T3_2945"><text:s/></text:span><text:span text:style-name="T3_2946">a</text:span><text:span text:style-name="T3_2947"><text:s/></text:span><text:span text:style-name="T3_2948">favor</text:span><text:span text:style-name="T3_2949">,<text:s/></text:span><text:span text:style-name="T3_2950">nenhum</text:span><text:span text:style-name="T3_2951"><text:s/></text:span><text:span text:style-name="T3_2952">contra</text:span><text:span text:style-name="T3_2953"><text:s/></text:span><text:span text:style-name="T3_2954">e</text:span><text:span text:style-name="T3_2955"><text:s/></text:span><text:span text:style-name="T3_2956">três</text:span><text:span text:style-name="T3_2957"><text:s/></text:span><text:span text:style-name="T3_2958">abstenções</text:span><text:span text:style-name="T3_2959">.</text:span><text:span text:style-name="T3_2960"><text:s/></text:span><text:span text:style-name="T3_2961">O</text:span><text:span text:style-name="T3_2962">s</text:span><text:span text:style-name="T3_2963"><text:s/></text:span><text:span text:style-name="T3_2964">textos</text:span><text:span text:style-name="T3_2965"><text:s/></text:span><text:span text:style-name="T3_2966">respectivos</text:span><text:span text:style-name="T3_2967"><text:s/></text:span><text:span text:style-name="T3_2968">a</text:span><text:span text:style-name="T3_2969"><text:s/></text:span><text:span text:style-name="T3_2970">cada</text:span><text:span text:style-name="T3_2971"><text:s/></text:span><text:span text:style-name="T3_2972">um</text:span><text:span text:style-name="T3_2973"><text:s/></text:span><text:span text:style-name="T3_2974">dos</text:span><text:span text:style-name="T3_2975"><text:s/></text:span><text:span text:style-name="T3_2976">tópicos</text:span><text:span text:style-name="T3_2977"><text:s/></text:span><text:span text:style-name="T3_2978">programáticos</text:span><text:span text:style-name="T3_2979"><text:s/></text:span><text:span text:style-name="T3_2980">que</text:span><text:span text:style-name="T3_2981"><text:s/></text:span><text:span text:style-name="T3_2982">foram</text:span><text:span text:style-name="T3_2983"><text:s/></text:span><text:span text:style-name="T3_2984">discutidos</text:span><text:span text:style-name="T3_2985">,<text:s/></text:span><text:span text:style-name="T3_2986">debatidos</text:span><text:span text:style-name="T3_2987">,<text:s/></text:span><text:span text:style-name="T3_2988">alterados</text:span><text:span text:style-name="T3_2989"><text:s/></text:span><text:span text:style-name="T3_2990">e</text:span><text:span text:style-name="T3_2991"><text:s/></text:span><text:span text:style-name="T3_2992">retificados</text:span><text:span text:style-name="T3_2993"><text:s/></text:span><text:span text:style-name="T3_2994">ao</text:span><text:span text:style-name="T3_2995"><text:s/></text:span><text:span text:style-name="T3_2996">longo</text:span><text:span text:style-name="T3_2997"><text:s/></text:span><text:span text:style-name="T3_2998">das</text:span><text:span text:style-name="T3_2999"><text:s/></text:span><text:span text:style-name="T3_3000">semanas</text:span><text:span text:style-name="T3_3001"><text:s/></text:span><text:span text:style-name="T3_3002">de</text:span><text:span text:style-name="T3_3003"><text:s/></text:span><text:span text:style-name="T3_3004">preparação</text:span><text:span text:style-name="T3_3005"><text:s/></text:span><text:span text:style-name="T3_3006">da</text:span><text:span text:style-name="T3_3007"><text:s/></text:span><text:span text:style-name="T3_3008">Assembleia</text:span><text:span text:style-name="T3_3009"><text:s/></text:span><text:span text:style-name="T3_3010">e</text:span><text:span text:style-name="T3_3011"><text:s/></text:span><text:span text:style-name="T3_3012">por</text:span><text:span text:style-name="T3_3013"><text:s/></text:span><text:span text:style-name="T3_3014">meio</text:span><text:span text:style-name="T3_3015"><text:s/></text:span><text:span text:style-name="T3_3016">dos</text:span><text:span text:style-name="T3_3017"><text:s/></text:span><text:span text:style-name="T3_3018">diversos</text:span><text:span text:style-name="T3_3019"><text:s/></text:span><text:span text:style-name="T3_3020">canais</text:span><text:span text:style-name="T3_3021"><text:s/></text:span><text:span text:style-name="T3_3022">eletrônicos</text:span><text:span text:style-name="T3_3023"><text:s/></text:span><text:span text:style-name="T3_3024">de</text:span><text:span text:style-name="T3_3025"><text:s/></text:span><text:span text:style-name="T3_3026">deliberação</text:span><text:span text:style-name="T3_3027"><text:s/></text:span><text:span text:style-name="T3_3028">e</text:span><text:span text:style-name="T3_3029"><text:s/></text:span><text:span text:style-name="T3_3030">comunicação</text:span><text:span text:style-name="T3_3031"><text:s/></text:span><text:span text:style-name="T3_3032">do</text:span><text:span text:style-name="T3_3033"><text:s/></text:span><text:span text:style-name="T3_3034">Partido</text:span><text:span text:style-name="T3_3035"><text:s/></text:span><text:span text:style-name="T3_3036">foram</text:span><text:span text:style-name="T3_3037"><text:s/></text:span><text:span text:style-name="T3_3038">apresentados</text:span><text:span text:style-name="T3_3039">,<text:s/></text:span><text:span text:style-name="T3_3040">lidos</text:span><text:span text:style-name="T3_3041"><text:s/></text:span><text:span text:style-name="T3_3042">exaustivamente</text:span><text:span text:style-name="T3_3043"><text:s/></text:span><text:span text:style-name="T3_3044">e</text:span><text:span text:style-name="T3_3045"><text:s/></text:span><text:span text:style-name="T3_3046">projetados</text:span><text:span text:style-name="T3_3047"><text:s/></text:span><text:span text:style-name="T3_3048">na</text:span><text:span text:style-name="T3_3049"><text:s/></text:span><text:span text:style-name="T3_3050">tela</text:span><text:span text:style-name="T3_3051">,</text:span><text:span text:style-name="T3_3052"><text:s/></text:span><text:span text:style-name="T3_3053">devendo</text:span><text:span text:style-name="T3_3054"><text:s/></text:span><text:span text:style-name="T3_3055">os</text:span><text:span text:style-name="T3_3056"><text:s/></text:span><text:span text:style-name="T3_3057">mesmos</text:span><text:span text:style-name="T3_3058"><text:s/></text:span><text:span text:style-name="T3_3059">ser</text:span><text:span text:style-name="T3_3060"><text:s/></text:span><text:span text:style-name="T3_3061">considerados</text:span><text:span text:style-name="T3_3062"><text:s/></text:span><text:span text:style-name="T3_3063">parte</text:span><text:span text:style-name="T3_3064"><text:s/></text:span><text:span text:style-name="T3_3065">integrante</text:span><text:span text:style-name="T3_3066"><text:s/></text:span><text:span text:style-name="T3_3067">da</text:span><text:span text:style-name="T3_3068"><text:s/></text:span><text:span text:style-name="T3_3069">presente</text:span><text:span text:style-name="T3_3070"><text:s/></text:span><text:span text:style-name="T3_3071">ata</text:span><text:span text:style-name="T3_3072"><text:s/></text:span><text:span text:style-name="T3_3073">e</text:span><text:span text:style-name="T3_3074"><text:s/></text:span><text:span text:style-name="T3_3075">a</text:span><text:span text:style-name="T3_3076"><text:s/></text:span><text:span text:style-name="T3_3077">ela</text:span><text:span text:style-name="T3_3078"><text:s/></text:span><text:span text:style-name="T3_3079">se</text:span><text:span text:style-name="T3_3080"><text:s/></text:span><text:span text:style-name="T3_3081">seguem</text:span><text:span text:style-name="T3_3082"><text:s/></text:span><text:span text:style-name="T3_3083">em</text:span><text:span text:style-name="T3_3084"><text:s/></text:span><text:span text:style-name="T3_3085">anexo</text:span><text:span text:style-name="T3_3086">,<text:s/></text:span><text:span text:style-name="T3_3087">uma</text:span><text:span text:style-name="T3_3088"><text:s/></text:span><text:span text:style-name="T3_3089">vez</text:span><text:span text:style-name="T3_3090"><text:s/></text:span><text:span text:style-name="T3_3091">que</text:span><text:span text:style-name="T3_3092"><text:s/></text:span><text:span text:style-name="T3_3093">foram</text:span><text:span text:style-name="T3_3094"><text:s/></text:span><text:span text:style-name="T3_3095">aprovados</text:span><text:span text:style-name="T3_3096"><text:s/></text:span><text:span text:style-name="T3_3097">com</text:span><text:span text:style-name="T3_3098"><text:s/></text:span><text:span text:style-name="T3_3099">a</text:span><text:span text:style-name="T3_3100"><text:s/></text:span><text:span text:style-name="T3_3101">seguinte</text:span><text:span text:style-name="T3_3102"><text:s/></text:span><text:span text:style-name="T3_3103">votação</text:span><text:span text:style-name="T3_3104">:<text:s/></text:span><text:span text:style-name="T3_3105">1)<text:s/></text:span><text:span text:style-name="T3_3106">Saúde</text:span><text:span text:style-name="T3_3107">,<text:s/></text:span><text:span text:style-name="T3_3108">sem</text:span><text:span text:style-name="T3_3109"><text:s/></text:span><text:span text:style-name="T3_3110">destaques</text:span><text:span text:style-name="T3_3111">,<text:s/></text:span><text:span text:style-name="T3_3112">tendo</text:span><text:span text:style-name="T3_3113"><text:s/></text:span><text:span text:style-name="T3_3114">a</text:span><text:span text:style-name="T3_3115"><text:s/></text:span><text:span text:style-name="T3_3116">favor</text:span><text:span text:style-name="T3_3117"><text:s/></text:span><text:span text:style-name="T3_3118">vinte</text:span><text:span text:style-name="T3_3119"><text:s/></text:span><text:span text:style-name="T3_3120">e</text:span><text:span text:style-name="T3_3121"><text:s/></text:span><text:span text:style-name="T3_3122">quatro</text:span><text:span text:style-name="T3_3123"><text:s/></text:span><text:span text:style-name="T3_3124">votos</text:span><text:span text:style-name="T3_3125">,<text:s/></text:span><text:span text:style-name="T3_3126">nenhum</text:span><text:span text:style-name="T3_3127"><text:s/></text:span><text:span text:style-name="T3_3128">contra</text:span><text:span text:style-name="T3_3129"><text:s/></text:span><text:span text:style-name="T3_3130">e</text:span><text:span text:style-name="T3_3131"><text:s/></text:span><text:span text:style-name="T3_3132">seis</text:span><text:span text:style-name="T3_3133"><text:s/></text:span><text:span text:style-name="T3_3134">abstenções</text:span><text:span text:style-name="T3_3135">;<text:s/></text:span><text:span text:style-name="T3_3136">2)<text:s/></text:span><text:span text:style-name="T3_3137">Educação</text:span><text:span text:style-name="T3_3138">,<text:s/></text:span><text:span text:style-name="T3_3139">sem</text:span><text:span text:style-name="T3_3140"><text:s/></text:span><text:span text:style-name="T3_3141">destaques</text:span><text:span text:style-name="T3_3142">,<text:s/></text:span><text:span text:style-name="T3_3143">tendo</text:span><text:span text:style-name="T3_3144"><text:s/></text:span><text:span text:style-name="T3_3145">a</text:span><text:span text:style-name="T3_3146"><text:s/></text:span><text:span text:style-name="T3_3147">favor</text:span><text:span text:style-name="T3_3148"><text:s/></text:span><text:span text:style-name="T3_3149">trinta</text:span><text:span text:style-name="T3_3150"><text:s/></text:span><text:span text:style-name="T3_3151">e</text:span><text:span text:style-name="T3_3152"><text:s/></text:span><text:span text:style-name="T3_3153">um</text:span><text:span text:style-name="T3_3154"><text:s/></text:span><text:span text:style-name="T3_3155">votos</text:span><text:span text:style-name="T3_3156">,<text:s/></text:span><text:span text:style-name="T3_3157">dois</text:span><text:span text:style-name="T3_3158"><text:s/></text:span><text:span text:style-name="T3_3159">contra</text:span><text:span text:style-name="T3_3160"><text:s/></text:span><text:span text:style-name="T3_3161">e</text:span><text:span text:style-name="T3_3162"><text:s/></text:span><text:span text:style-name="T3_3163">sete</text:span><text:span text:style-name="T3_3164"><text:s/></text:span><text:span text:style-name="T3_3165">abstenções</text:span><text:span text:style-name="T3_3166">;<text:s/></text:span><text:span text:style-name="T3_3167">3)<text:s/></text:span><text:span text:style-name="T3_3168">Transparência</text:span><text:span text:style-name="T3_3169"><text:s/></text:span><text:span text:style-name="T3_3170">e</text:span><text:span text:style-name="T3_3171"><text:s/></text:span><text:span text:style-name="T3_3172">Eficiência</text:span><text:span text:style-name="T3_3173"><text:s/></text:span><text:span text:style-name="T3_3174">da</text:span><text:span text:style-name="T3_3175"><text:s/></text:span><text:span text:style-name="T3_3176">Gestão</text:span><text:span text:style-name="T3_3177"><text:s/></text:span><text:span text:style-name="T3_3178">Pública</text:span><text:span text:style-name="T3_3179">,<text:s/></text:span><text:span text:style-name="T3_3180">tendo</text:span><text:span text:style-name="T3_3181"><text:s/></text:span><text:span text:style-name="T3_3182">sido</text:span><text:span text:style-name="T3_3183"><text:s/></text:span><text:span text:style-name="T3_3184">destacada</text:span><text:span text:style-name="T3_3185"><text:s/></text:span><text:span text:style-name="T3_3186">a</text:span><text:span text:style-name="T3_3187"><text:s/></text:span><text:span text:style-name="T3_3188">passagem</text:span><text:span text:style-name="T3_3189"><text:s/></text:span><text:span text:style-name="T3_3190">que</text:span><text:span text:style-name="T3_3191"><text:s/></text:span><text:span text:style-name="T3_3192">se</text:span><text:span text:style-name="T3_3193"><text:s/></text:span><text:span text:style-name="T3_3194">refere</text:span><text:span text:style-name="T3_3195"><text:s/></text:span><text:span text:style-name="T3_3196">a</text:span><text:span text:style-name="T3_3197"><text:s/></text:span><text:span text:style-name="T3_3198">cargos</text:span><text:span text:style-name="T3_3199"><text:s/></text:span><text:span text:style-name="T3_3200">em</text:span><text:span text:style-name="T3_3201"><text:s/></text:span><text:span text:style-name="T3_3202">comissão</text:span><text:span text:style-name="T3_3203">,<text:s/></text:span><text:span text:style-name="T3_3204">com</text:span><text:span text:style-name="T3_3205"><text:s/></text:span><text:span text:style-name="T3_3206">dois</text:span><text:span text:style-name="T3_3207"><text:s/></text:span><text:span text:style-name="T3_3208">votos</text:span><text:span text:style-name="T3_3209"><text:s/></text:span><text:span text:style-name="T3_3210">favoráveis</text:span><text:span text:style-name="T3_3211"><text:s/></text:span><text:span text:style-name="T3_3212">à</text:span><text:span text:style-name="T3_3213"><text:s/></text:span><text:span text:style-name="T3_3214">permanência</text:span><text:span text:style-name="T3_3215"><text:s/></text:span><text:span text:style-name="T3_3216">da</text:span><text:span text:style-name="T3_3217"><text:s/></text:span><text:span text:style-name="T3_3218">referida</text:span><text:span text:style-name="T3_3219"><text:s/></text:span><text:span text:style-name="T3_3220">passagem</text:span><text:span text:style-name="T3_3221">,<text:s/></text:span><text:span text:style-name="T3_3222">doze</text:span><text:span text:style-name="T3_3223"><text:s/></text:span><text:span text:style-name="T3_3224">contra</text:span><text:span text:style-name="T3_3225"><text:s/></text:span><text:span text:style-name="T3_3226">e</text:span><text:span text:style-name="T3_3227"><text:s/></text:span><text:span text:style-name="T3_3228">quatorze</text:span><text:span text:style-name="T3_3229"><text:s/></text:span><text:span text:style-name="T3_3230">abstenções</text:span><text:span text:style-name="T3_3231">,</text:span><text:span text:style-name="T3_3232"><text:s/></text:span><text:span text:style-name="T3_3233">tendo</text:span><text:span text:style-name="T3_3234"><text:s/></text:span><text:span text:style-name="T3_3235">sido</text:span><text:span text:style-name="T3_3236"><text:s/></text:span><text:span text:style-name="T3_3237">destacada</text:span><text:span text:style-name="T3_3238"><text:s/></text:span><text:span text:style-name="T3_3239">ainda</text:span><text:span text:style-name="T3_3240"><text:s/></text:span><text:span text:style-name="T3_3241">a</text:span><text:span text:style-name="T3_3242"><text:s/></text:span><text:span text:style-name="T3_3243">passagem</text:span><text:span text:style-name="T3_3244"><text:s/></text:span><text:span text:style-name="T3_3245">que</text:span><text:span text:style-name="T3_3246"><text:s/></text:span><text:span text:style-name="T3_3247">faz</text:span><text:span text:style-name="T3_3248"><text:s/></text:span><text:span text:style-name="T3_3249">refer</text:span><text:span text:style-name="T3_3250">ência</text:span><text:span text:style-name="T3_3251"><text:s/></text:span><text:span text:style-name="T3_3252">à</text:span><text:span text:style-name="T3_3253"><text:s/></text:span><text:span text:style-name="T3_3254">Lei</text:span><text:span text:style-name="T3_3255"><text:s/></text:span><text:span text:style-name="T3_3256">de</text:span><text:span text:style-name="T3_3257"><text:s/></text:span><text:span text:style-name="T3_3258">Acesso</text:span><text:span text:style-name="T3_3259"><text:s/></text:span><text:span text:style-name="T3_3260">à</text:span><text:span text:style-name="T3_3261"><text:s/></text:span><text:span text:style-name="T3_3262">Informação</text:span><text:span text:style-name="T3_3263">,<text:s/></text:span><text:span text:style-name="T3_3264">com</text:span><text:span text:style-name="T3_3265"><text:s/></text:span><text:span text:style-name="T3_3266">dois</text:span><text:span text:style-name="T3_3267"><text:s/></text:span><text:span text:style-name="T3_3268">votos</text:span><text:span text:style-name="T3_3269"><text:s/></text:span><text:span text:style-name="T3_3270">favoráveis</text:span><text:span text:style-name="T3_3271"><text:s/></text:span><text:span text:style-name="T3_3272">à</text:span><text:span text:style-name="T3_3273"><text:s/></text:span><text:span text:style-name="T3_3274">manutenção</text:span><text:span text:style-name="T3_3275"><text:s/></text:span><text:span text:style-name="T3_3276">da</text:span><text:span text:style-name="T3_3277"><text:s/></text:span><text:span text:style-name="T3_3278">referência</text:span><text:span text:style-name="T3_3279">,<text:s/></text:span><text:span text:style-name="T3_3280">vinte</text:span><text:span text:style-name="T3_3281"><text:s/></text:span><text:span text:style-name="T3_3282">e</text:span><text:span text:style-name="T3_3283"><text:s/></text:span><text:span text:style-name="T3_3284">um</text:span><text:span text:style-name="T3_3285"><text:s/></text:span><text:span text:style-name="T3_3286">contra</text:span><text:span text:style-name="T3_3287"><text:s/></text:span><text:span text:style-name="T3_3288">e</text:span><text:span text:style-name="T3_3289"><text:s/></text:span><text:span text:style-name="T3_3290">seis</text:span><text:span text:style-name="T3_3291"><text:s/></text:span><text:span text:style-name="T3_3292">abstenções</text:span><text:span text:style-name="T3_3293">;<text:s/></text:span><text:span text:style-name="T3_3294">4)<text:s/></text:span><text:span text:style-name="T3_3295">Ciência</text:span><text:span text:style-name="T3_3296"><text:s/></text:span><text:span text:style-name="T3_3297">e</text:span><text:span text:style-name="T3_3298"><text:s/></text:span><text:span text:style-name="T3_3299">Pesquisa</text:span><text:span text:style-name="T3_3300">,<text:s/></text:span><text:span text:style-name="T3_3301">sem</text:span><text:span text:style-name="T3_3302"><text:s/></text:span><text:span text:style-name="T3_3303">destaques</text:span><text:span text:style-name="T3_3304">,<text:s/></text:span><text:span text:style-name="T3_3305">tendo</text:span><text:span text:style-name="T3_3306"><text:s/></text:span><text:span text:style-name="T3_3307">a</text:span><text:span text:style-name="T3_3308"><text:s/></text:span><text:span text:style-name="T3_3309">favor</text:span><text:span text:style-name="T3_3310"><text:s/></text:span><text:span text:style-name="T3_3311">dezenove</text:span><text:span text:style-name="T3_3312"><text:s/></text:span><text:span text:style-name="T3_3313">votos</text:span><text:span text:style-name="T3_3314">,<text:s/></text:span><text:span text:style-name="T3_3315">nenhum</text:span><text:span text:style-name="T3_3316"><text:s/></text:span><text:span text:style-name="T3_3317">contra</text:span><text:span text:style-name="T3_3318"><text:s/></text:span><text:span text:style-name="T3_3319">e</text:span><text:span text:style-name="T3_3320"><text:s/></text:span><text:span text:style-name="T3_3321">oito</text:span><text:span text:style-name="T3_3322"><text:s/></text:span><text:span text:style-name="T3_3323">abstenções</text:span><text:span text:style-name="T3_3324">;</text:span><text:span text:style-name="T3_3325"><text:s/></text:span><text:span text:style-name="T3_3326">5)<text:s/></text:span><text:span text:style-name="T3_3327">Internacionalismo</text:span><text:span text:style-name="T3_3328">,<text:s/></text:span><text:span text:style-name="T3_3329">sem</text:span><text:span text:style-name="T3_3330"><text:s/></text:span><text:span text:style-name="T3_3331">destaques</text:span><text:span text:style-name="T3_3332">,<text:s/></text:span><text:span text:style-name="T3_3333">tendo</text:span><text:span text:style-name="T3_3334"><text:s/></text:span><text:span text:style-name="T3_3335">a</text:span><text:span text:style-name="T3_3336"><text:s/></text:span><text:span text:style-name="T3_3337">favor</text:span><text:span text:style-name="T3_3338"><text:s/></text:span><text:span text:style-name="T3_3339">vinte</text:span><text:span text:style-name="T3_3340"><text:s/></text:span><text:span text:style-name="T3_3341">e</text:span><text:span text:style-name="T3_3342"><text:s/></text:span><text:span text:style-name="T3_3343">dois</text:span><text:span text:style-name="T3_3344"><text:s/></text:span><text:span text:style-name="T3_3345">votos</text:span><text:span text:style-name="T3_3346">,<text:s/></text:span><text:span text:style-name="T3_3347">nenhu</text:span><text:span text:style-name="T3_3348">m</text:span><text:span text:style-name="T3_3349"><text:s/></text:span><text:span text:style-name="T3_3350">contra</text:span><text:span text:style-name="T3_3351"><text:s/></text:span><text:span text:style-name="T3_3352">e</text:span><text:span text:style-name="T3_3353"><text:s/></text:span><text:span text:style-name="T3_3354">duas</text:span><text:span text:style-name="T3_3355"><text:s/></text:span><text:span text:style-name="T3_3356">abstenções</text:span><text:span text:style-name="T3_3357">;<text:s/></text:span><text:span text:style-name="T3_3358">6)<text:s/></text:span><text:span text:style-name="T3_3359">Direitos</text:span><text:span text:style-name="T3_3360"><text:s/></text:span><text:span text:style-name="T3_3361">Urbanos</text:span><text:span text:style-name="T3_3362">,<text:s/></text:span><text:span text:style-name="T3_3363">tendo</text:span><text:span text:style-name="T3_3364"><text:s/></text:span><text:span text:style-name="T3_3365">sido</text:span><text:span text:style-name="T3_3366"><text:s/></text:span><text:span text:style-name="T3_3367">destacada</text:span><text:span text:style-name="T3_3368"><text:s/></text:span><text:span text:style-name="T3_3369">a</text:span><text:span text:style-name="T3_3370"><text:s/></text:span><text:span text:style-name="T3_3371">passagem</text:span><text:span text:style-name="T3_3372"><text:s/></text:span><text:span text:style-name="T3_3373">que</text:span><text:span text:style-name="T3_3374"><text:s/></text:span><text:span text:style-name="T3_3375">fazia</text:span><text:span text:style-name="T3_3376"><text:s/></text:span><text:span text:style-name="T3_3377">referência</text:span><text:span text:style-name="T3_3378"><text:s/></text:span><text:span text:style-name="T3_3379">a</text:span><text:span text:style-name="T3_3380"><text:s/></text:span><text:span text:style-name="T3_3381">carona</text:span><text:span text:style-name="T3_3382">,<text:s/></text:span><text:span text:style-name="T3_3383">com</text:span><text:span text:style-name="T3_3384"><text:s/></text:span><text:span text:style-name="T3_3385">vinte</text:span><text:span text:style-name="T3_3386"><text:s/></text:span><text:span text:style-name="T3_3387">e</text:span><text:span text:style-name="T3_3388"><text:s/></text:span><text:span text:style-name="T3_3389">dois</text:span><text:span text:style-name="T3_3390"><text:s/></text:span><text:span text:style-name="T3_3391">votos</text:span><text:span text:style-name="T3_3392"><text:s/></text:span><text:span text:style-name="T3_3393">favoráveis</text:span><text:span text:style-name="T3_3394"><text:s/></text:span><text:span text:style-name="T3_3395">à</text:span><text:span text:style-name="T3_3396"><text:s/></text:span><text:span text:style-name="T3_3397">remoção</text:span><text:span text:style-name="T3_3398"><text:s/></text:span><text:span text:style-name="T3_3399">da</text:span><text:span text:style-name="T3_3400"><text:s/></text:span><text:span text:style-name="T3_3401">referida</text:span><text:span text:style-name="T3_3402"><text:s/></text:span><text:span text:style-name="T3_3403">passagem</text:span><text:span text:style-name="T3_3404">,<text:s/></text:span><text:span text:style-name="T3_3405">um</text:span><text:span text:style-name="T3_3406"><text:s/></text:span><text:span text:style-name="T3_3407">contra</text:span><text:span text:style-name="T3_3408"><text:s/></text:span><text:span text:style-name="T3_3409">e</text:span><text:span text:style-name="T3_3410"><text:s/></text:span><text:span text:style-name="T3_3411">duas</text:span><text:span text:style-name="T3_3412"><text:s/></text:span><text:span text:style-name="T3_3413">abstenções</text:span><text:span text:style-name="T3_3414">,<text:s/></text:span><text:span text:style-name="T3_3415">tendo</text:span><text:span text:style-name="T3_3416"><text:s/></text:span><text:span text:style-name="T3_3417">sido</text:span><text:span text:style-name="T3_3418"><text:s/></text:span><text:span text:style-name="T3_3419">destacada</text:span><text:span text:style-name="T3_3420"><text:s/></text:span><text:span text:style-name="T3_3421">ainda</text:span><text:span text:style-name="T3_3422"><text:s/></text:span><text:span text:style-name="T3_3423">a</text:span><text:span text:style-name="T3_3424"><text:s/></text:span><text:span text:style-name="T3_3425">passagem</text:span><text:span text:style-name="T3_3426"><text:s/></text:span><text:span text:style-name="T3_3427">que</text:span><text:span text:style-name="T3_3428"><text:s/></text:span><text:span text:style-name="T3_3429">faz</text:span><text:span text:style-name="T3_3430"><text:s/></text:span><text:span text:style-name="T3_3431">referência</text:span><text:span text:style-name="T3_3432"><text:s/></text:span><text:span text:style-name="T3_3433">a</text:span><text:span text:style-name="T3_3434"><text:s/></text:span><text:span text:style-name="T3_3435">psicologia</text:span><text:span text:style-name="T3_3436"><text:s/></text:span><text:span text:style-name="T3_3437">ambiental</text:span><text:span text:style-name="T3_3438">,<text:s/></text:span><text:span text:style-name="T3_3439">com</text:span><text:span text:style-name="T3_3440"><text:s/></text:span><text:span text:style-name="T3_3441">vinte</text:span><text:span text:style-name="T3_3442"><text:s/></text:span><text:span text:style-name="T3_3443">e</text:span><text:span text:style-name="T3_3444"><text:s/></text:span><text:span text:style-name="T3_3445">um</text:span><text:span text:style-name="T3_3446"><text:s/></text:span><text:span text:style-name="T3_3447">votos</text:span><text:span text:style-name="T3_3448"><text:s/></text:span><text:span text:style-name="T3_3449">favoráveis</text:span><text:span text:style-name="T3_3450"><text:s/></text:span><text:span text:style-name="T3_3451">à</text:span><text:span text:style-name="T3_3452"><text:s/></text:span><text:span text:style-name="T3_3453">remoção</text:span><text:span text:style-name="T3_3454"><text:s/></text:span><text:span text:style-name="T3_3455">da</text:span><text:span text:style-name="T3_3456"><text:s/></text:span><text:span text:style-name="T3_3457">referida</text:span><text:span text:style-name="T3_3458"><text:s/></text:span><text:span text:style-name="T3_3459">passagem</text:span><text:span text:style-name="T3_3460">,<text:s/></text:span><text:span text:style-name="T3_3461">nenhum</text:span><text:span text:style-name="T3_3462"><text:s/></text:span><text:span text:style-name="T3_3463">contra</text:span><text:span text:style-name="T3_3464"><text:s/></text:span><text:span text:style-name="T3_3465">e</text:span><text:span text:style-name="T3_3466"><text:s/></text:span><text:span text:style-name="T3_3467">seis</text:span><text:span text:style-name="T3_3468"><text:s/></text:span><text:span text:style-name="T3_3469">abstenções</text:span><text:span text:style-name="T3_3470">,<text:s/></text:span><text:span text:style-name="T3_3471">tendo</text:span><text:span text:style-name="T3_3472"><text:s/></text:span><text:span text:style-name="T3_3473">sido</text:span><text:span text:style-name="T3_3474"><text:s/></text:span><text:span text:style-name="T3_3475">o</text:span><text:span text:style-name="T3_3476"><text:s/></text:span><text:span text:style-name="T3_3477">texto</text:span><text:span text:style-name="T3_3478"><text:s/></text:span><text:span text:style-name="T3_3479">completo</text:span><text:span text:style-name="T3_3480"><text:s/></text:span><text:span text:style-name="T3_3481">aprovado</text:span><text:span text:style-name="T3_3482"><text:s/></text:span><text:span text:style-name="T3_3483">com</text:span><text:span text:style-name="T3_3484"><text:s/></text:span><text:span text:style-name="T3_3485">vinte</text:span><text:span text:style-name="T3_3486"><text:s/></text:span><text:span text:style-name="T3_3487">e</text:span><text:span text:style-name="T3_3488"><text:s/></text:span><text:span text:style-name="T3_3489">três</text:span><text:span text:style-name="T3_3490"><text:s/></text:span><text:span text:style-name="T3_3491">votos</text:span><text:span text:style-name="T3_3492"><text:s/></text:span><text:span text:style-name="T3_3493">a</text:span><text:span text:style-name="T3_3494"><text:s/></text:span><text:span text:style-name="T3_3495">favor</text:span><text:span text:style-name="T3_3496">,<text:s/></text:span><text:span text:style-name="T3_3497">um</text:span><text:span text:style-name="T3_3498"><text:s/></text:span><text:span text:style-name="T3_3499">contra</text:span><text:span text:style-name="T3_3500"><text:s/></text:span><text:span text:style-name="T3_3501">e</text:span><text:span text:style-name="T3_3502"><text:s/></text:span><text:span text:style-name="T3_3503">sete</text:span><text:span text:style-name="T3_3504"><text:s/></text:span><text:span text:style-name="T3_3505">abstenções</text:span><text:span text:style-name="T3_3506">;<text:s/>7)<text:s/></text:span><text:span text:style-name="T3_3507">Mobilização</text:span><text:span text:style-name="T3_3508"><text:s/></text:span><text:span text:style-name="T3_3509">Social</text:span><text:span text:style-name="T3_3510"><text:s/></text:span><text:span text:style-name="T3_3511">de</text:span><text:span text:style-name="T3_3512"><text:s/></text:span><text:span text:style-name="T3_3513">Direitos</text:span><text:span text:style-name="T3_3514"><text:s/></text:span><text:span text:style-name="T3_3515">Civis</text:span><text:span text:style-name="T3_3516">,<text:s/></text:span><text:span text:style-name="T3_3517">tendo</text:span><text:span text:style-name="T3_3518"><text:s/></text:span><text:span text:style-name="T3_3519">sido</text:span><text:span text:style-name="T3_3520"><text:s/></text:span><text:span text:style-name="T3_3521">destacada</text:span><text:span text:style-name="T3_3522"><text:s/></text:span><text:span text:style-name="T3_3523">a</text:span><text:span text:style-name="T3_3524"><text:s/></text:span><text:span text:style-name="T3_3525">passagem</text:span><text:span text:style-name="T3_3526"><text:s/></text:span><text:span text:style-name="T3_3527">que</text:span><text:span text:style-name="T3_3528"><text:s/></text:span><text:span text:style-name="T3_3529">defende</text:span><text:span text:style-name="T3_3530"><text:s/></text:span><text:span text:style-name="T3_3531">o</text:span><text:span text:style-name="T3_3532"><text:s/></text:span><text:span text:style-name="T3_3533">fim</text:span><text:span text:style-name="T3_3534"><text:s/></text:span><text:span text:style-name="T3_3535">do</text:span><text:span text:style-name="T3_3536"><text:s/></text:span><text:span text:style-name="T3_3537">alistamento</text:span><text:span text:style-name="T3_3538"><text:s/></text:span><text:span text:style-name="T3_3539">militar</text:span><text:span text:style-name="T3_3540"><text:s/></text:span><text:span text:style-name="T3_3541">obrigatório</text:span><text:span text:style-name="T3_3542">,<text:s/></text:span><text:span text:style-name="T3_3543">com</text:span><text:span text:style-name="T3_3544"><text:s/></text:span><text:span text:style-name="T3_3545">trinta</text:span><text:span text:style-name="T3_3546"><text:s/></text:span><text:span text:style-name="T3_3547">e</text:span><text:span text:style-name="T3_3548"><text:s/></text:span><text:span text:style-name="T3_3549">três</text:span><text:span text:style-name="T3_3550"><text:s/></text:span><text:span text:style-name="T3_3551">votos</text:span><text:span text:style-name="T3_3552"><text:s/></text:span><text:span text:style-name="T3_3553">favoráveis</text:span><text:span text:style-name="T3_3554"><text:s/></text:span><text:span text:style-name="T3_3555">à</text:span><text:span text:style-name="T3_3556"><text:s/></text:span><text:span text:style-name="T3_3557">manutenção</text:span><text:span text:style-name="T3_3558"><text:s/></text:span><text:span text:style-name="T3_3559">da</text:span><text:span text:style-name="T3_3560"><text:s/></text:span><text:span text:style-name="T3_3561">referida</text:span><text:span text:style-name="T3_3562"><text:s/></text:span><text:span text:style-name="T3_3563">passagem</text:span><text:span text:style-name="T3_3564">,<text:s/></text:span><text:span text:style-name="T3_3565">nenhum</text:span><text:span text:style-name="T3_3566"><text:s/></text:span><text:span text:style-name="T3_3567">contra</text:span><text:span text:style-name="T3_3568"><text:s/></text:span><text:span text:style-name="T3_3569">e</text:span><text:span text:style-name="T3_3570"><text:s/></text:span><text:span text:style-name="T3_3571">duas</text:span><text:span text:style-name="T3_3572"><text:s/></text:span><text:span text:style-name="T3_3573">abstenções</text:span><text:span text:style-name="T3_3574">,<text:s/></text:span><text:span text:style-name="T3_3575">tendo</text:span><text:span text:style-name="T3_3576"><text:s/></text:span><text:span text:style-name="T3_3577">sido</text:span><text:span text:style-name="T3_3578"><text:s/></text:span><text:span text:style-name="T3_3579">destacado</text:span><text:span text:style-name="T3_3580"><text:s/></text:span><text:span text:style-name="T3_3581">o</text:span><text:span text:style-name="T3_3582"><text:s/></text:span><text:span text:style-name="T3_3583">uso</text:span><text:span text:style-name="T3_3584"><text:s/></text:span><text:span text:style-name="T3_3585">do</text:span><text:span text:style-name="T3_3586"><text:s/></text:span><text:span text:style-name="T3_3587">adjetivo</text:span><text:span text:style-name="T3_3588"><text:s/>"</text:span><text:span text:style-name="T3_3589">suposta</text:span><text:span text:style-name="T3_3590">"<text:s/></text:span><text:span text:style-name="T3_3591">por</text:span><text:span text:style-name="T3_3592"><text:s/></text:span><text:span text:style-name="T3_3593">referência</text:span><text:span text:style-name="T3_3594"><text:s/></text:span><text:span text:style-name="T3_3595">à</text:span><text:span text:style-name="T3_3596"><text:s/></text:span><text:span text:style-name="T3_3597">democracia</text:span><text:span text:style-name="T3_3598">,<text:s/></text:span><text:span text:style-name="T3_3599">com</text:span><text:span text:style-name="T3_3600"><text:s/></text:span><text:span text:style-name="T3_3601">quinze</text:span><text:span text:style-name="T3_3602"><text:s/></text:span><text:span text:style-name="T3_3603">votos</text:span><text:span text:style-name="T3_3604"><text:s/></text:span><text:span text:style-name="T3_3605">favoráveis</text:span><text:span text:style-name="T3_3606"><text:s/></text:span><text:span text:style-name="T3_3607">à</text:span><text:span text:style-name="T3_3608"><text:s/></text:span><text:span text:style-name="T3_3609">manutenção</text:span><text:span text:style-name="T3_3610"><text:s/></text:span><text:span text:style-name="T3_3611">do</text:span><text:span text:style-name="T3_3612"><text:s/></text:span><text:span text:style-name="T3_3613">termo</text:span><text:span text:style-name="T3_3614">,<text:s/></text:span><text:span text:style-name="T3_3615">dez</text:span><text:span text:style-name="T3_3616"><text:s/></text:span><text:span text:style-name="T3_3617">contra</text:span><text:span text:style-name="T3_3618"><text:s/></text:span><text:span text:style-name="T3_3619">e</text:span><text:span text:style-name="T3_3620"><text:s/></text:span><text:span text:style-name="T3_3621">seis</text:span><text:span text:style-name="T3_3622"><text:s/></text:span><text:span text:style-name="T3_3623">abstenções</text:span><text:span text:style-name="T3_3624">,<text:s/></text:span><text:span text:style-name="T3_3625">tendo</text:span><text:span text:style-name="T3_3626"><text:s/></text:span><text:span text:style-name="T3_3627">sido</text:span><text:span text:style-name="T3_3628"><text:s/></text:span><text:span text:style-name="T3_3629">destacada</text:span><text:span text:style-name="T3_3630"><text:s/></text:span><text:span text:style-name="T3_3631">ainda</text:span><text:span text:style-name="T3_3632"><text:s/></text:span><text:span text:style-name="T3_3633">a</text:span><text:span text:style-name="T3_3634"><text:s/></text:span><text:span text:style-name="T3_3635">passagem</text:span><text:span text:style-name="T3_3636"><text:s/></text:span><text:span text:style-name="T3_3637">que</text:span><text:span text:style-name="T3_3638"><text:s/></text:span><text:span text:style-name="T3_3639">defende</text:span><text:span text:style-name="T3_3640"><text:s/></text:span><text:span text:style-name="T3_3641">o</text:span><text:span text:style-name="T3_3642"><text:s/></text:span><text:span text:style-name="T3_3643">fim</text:span><text:span text:style-name="T3_3644"><text:s/></text:span><text:span text:style-name="T3_3645">do</text:span><text:span text:style-name="T3_3646"><text:s/></text:span><text:span text:style-name="T3_3647">voto</text:span><text:span text:style-name="T3_3648"><text:s/></text:span><text:span text:style-name="T3_3649">obrigatório</text:span><text:span text:style-name="T3_3650">,<text:s/></text:span><text:span text:style-name="T3_3651">com</text:span><text:span text:style-name="T3_3652"><text:s/></text:span><text:span text:style-name="T3_3653">vinte</text:span><text:span text:style-name="T3_3654"><text:s/></text:span><text:span text:style-name="T3_3655">e</text:span><text:span text:style-name="T3_3656"><text:s/></text:span><text:span text:style-name="T3_3657">quatro</text:span><text:span text:style-name="T3_3658"><text:s/></text:span><text:span text:style-name="T3_3659">votos</text:span><text:span text:style-name="T3_3660"><text:s/></text:span><text:span text:style-name="T3_3661">favoráveis</text:span><text:span text:style-name="T3_3662"><text:s/></text:span><text:span text:style-name="T3_3663">à</text:span><text:span text:style-name="T3_3664"><text:s/></text:span><text:span text:style-name="T3_3665">manutenção</text:span><text:span text:style-name="T3_3666"><text:s/></text:span><text:span text:style-name="T3_3667">da</text:span><text:span text:style-name="T3_3668"><text:s/></text:span><text:span text:style-name="T3_3669">passagem</text:span><text:span text:style-name="T3_3670">,<text:s/></text:span><text:span text:style-name="T3_3671">seis</text:span><text:span text:style-name="T3_3672"><text:s/></text:span><text:span text:style-name="T3_3673">contra</text:span><text:span text:style-name="T3_3674"><text:s/></text:span><text:span text:style-name="T3_3675">e</text:span><text:span text:style-name="T3_3676"><text:s/></text:span><text:span text:style-name="T3_3677">três</text:span><text:span text:style-name="T3_3678"><text:s/></text:span><text:span text:style-name="T3_3679">abstenções</text:span><text:span text:style-name="T3_3680">,<text:s/></text:span><text:span text:style-name="T3_3681">sendo</text:span><text:span text:style-name="T3_3682"><text:s/></text:span><text:span text:style-name="T3_3683">que</text:span><text:span text:style-name="T3_3684"><text:s/></text:span><text:span text:style-name="T3_3685">o</text:span><text:span text:style-name="T3_3686"><text:s/></text:span><text:span text:style-name="T3_3687">texto</text:span><text:span text:style-name="T3_3688"><text:s/></text:span><text:span text:style-name="T3_3689">completo</text:span><text:span text:style-name="T3_3690"><text:s/></text:span><text:span text:style-name="T3_3691">foi</text:span><text:span text:style-name="T3_3692"><text:s/></text:span><text:span text:style-name="T3_3693">finalmente</text:span><text:span text:style-name="T3_3694"><text:s/></text:span><text:span text:style-name="T3_3695">aprovado</text:span><text:span text:style-name="T3_3696"><text:s/></text:span><text:span text:style-name="T3_3697">com</text:span><text:span text:style-name="T3_3698"><text:s/></text:span><text:span text:style-name="T3_3699">trinta</text:span><text:span text:style-name="T3_3700"><text:s/></text:span><text:span text:style-name="T3_3701">e</text:span><text:span text:style-name="T3_3702"><text:s/></text:span><text:span text:style-name="T3_3703">um</text:span><text:span text:style-name="T3_3704"><text:s/></text:span><text:span text:style-name="T3_3705">votos</text:span><text:span text:style-name="T3_3706"><text:s/></text:span><text:span text:style-name="T3_3707">a</text:span><text:span text:style-name="T3_3708"><text:s/></text:span><text:span text:style-name="T3_3709">favor</text:span><text:span text:style-name="T3_3710">,<text:s/></text:span><text:span text:style-name="T3_3711">nenhum</text:span><text:span text:style-name="T3_3712"><text:s/></text:span><text:span text:style-name="T3_3713">contra</text:span><text:span text:style-name="T3_3714"><text:s/></text:span><text:span text:style-name="T3_3715">e</text:span><text:span text:style-name="T3_3716"><text:s/></text:span><text:span text:style-name="T3_3717">uma</text:span><text:span text:style-name="T3_3718"><text:s/></text:span><text:span text:style-name="T3_3719">abstenção</text:span><text:span text:style-name="T3_3720">;<text:s/></text:span><text:span text:style-name="T3_3721">8)<text:s/></text:span><text:span text:style-name="T3_3722">Meio</text:span><text:span text:style-name="T3_3723"><text:s/></text:span><text:span text:style-name="T3_3724">Ambiente</text:span><text:span text:style-name="T3_3725">,<text:s/></text:span><text:span text:style-name="T3_3726">Biodiversidade</text:span><text:span text:style-name="T3_3727">,<text:s/></text:span><text:span text:style-name="T3_3728">Direitos</text:span><text:span text:style-name="T3_3729"><text:s/></text:span><text:span text:style-name="T3_3730">Rurais</text:span><text:span text:style-name="T3_3731">,<text:s/></text:span><text:span text:style-name="T3_3732">Reforma</text:span><text:span text:style-name="T3_3733"><text:s/></text:span><text:span text:style-name="T3_3734">Agrária</text:span><text:span text:style-name="T3_3735"><text:s/></text:span><text:span text:style-name="T3_3736">e</text:span><text:span text:style-name="T3_3737"><text:s/></text:span><text:span text:style-name="T3_3738">Segurança</text:span><text:span text:style-name="T3_3739"><text:s/></text:span><text:span text:style-name="T3_3740">Alimentar</text:span><text:span text:style-name="T3_3741">,</text:span><text:span text:style-name="T3_3742"><text:s/></text:span><text:span text:style-name="T3_3743">tendo</text:span><text:span text:style-name="T3_3744"><text:s/></text:span><text:span text:style-name="T3_3745">sido</text:span><text:span text:style-name="T3_3746"><text:s/></text:span><text:span text:style-name="T3_3747">des</text:span><text:span text:style-name="T3_3748">tacada</text:span><text:span text:style-name="T3_3749"><text:s/></text:span><text:span text:style-name="T3_3750">a</text:span><text:span text:style-name="T3_3751"><text:s/></text:span><text:span text:style-name="T3_3752">passagem</text:span><text:span text:style-name="T3_3753"><text:s/></text:span><text:span text:style-name="T3_3754">referente</text:span><text:span text:style-name="T3_3755"><text:s/></text:span><text:span text:style-name="T3_3756">aos</text:span><text:span text:style-name="T3_3757"><text:s/></text:span><text:span text:style-name="T3_3758">R</text:span><text:span text:style-name="T3_3759">ecursos</text:span><text:span text:style-name="T3_3760"><text:s/></text:span><text:span text:style-name="T3_3761">Genéticos</text:span><text:span text:style-name="T3_3762"><text:s/></text:span><text:span text:style-name="T3_3763">e</text:span><text:span text:style-name="T3_3764"><text:s/></text:span><text:span text:style-name="T3_3765">Biológicos</text:span><text:span text:style-name="T3_3766">,<text:s/></text:span><text:span text:style-name="T3_3767">com</text:span><text:span text:style-name="T3_3768"><text:s/></text:span><text:span text:style-name="T3_3769">vinte</text:span><text:span text:style-name="T3_3770"><text:s/></text:span><text:span text:style-name="T3_3771">votos</text:span><text:span text:style-name="T3_3772"><text:s/></text:span><text:span text:style-name="T3_3773">a</text:span><text:span text:style-name="T3_3774"><text:s/></text:span><text:span text:style-name="T3_3775">favor</text:span><text:span text:style-name="T3_3776"><text:s/></text:span><text:span text:style-name="T3_3777">da</text:span><text:span text:style-name="T3_3778"><text:s/></text:span><text:span text:style-name="T3_3779">manutenção</text:span><text:span text:style-name="T3_3780"><text:s/></text:span><text:span text:style-name="T3_3781">da</text:span><text:span text:style-name="T3_3782"><text:s/></text:span><text:span text:style-name="T3_3783">passagem</text:span><text:span text:style-name="T3_3784">,<text:s/></text:span><text:span text:style-name="T3_3785">nenhum</text:span><text:span text:style-name="T3_3786"><text:s/></text:span><text:span text:style-name="T3_3787">contra</text:span><text:span text:style-name="T3_3788"><text:s/></text:span><text:span text:style-name="T3_3789">e</text:span><text:span text:style-name="T3_3790"><text:s/></text:span><text:span text:style-name="T3_3791">cinco</text:span><text:span text:style-name="T3_3792"><text:s/></text:span><text:span text:style-name="T3_3793">abstenções</text:span><text:span text:style-name="T3_3794">,<text:s/></text:span><text:span text:style-name="T3_3795">tendo</text:span><text:span text:style-name="T3_3796"><text:s/></text:span><text:span text:style-name="T3_3797">sido</text:span><text:span text:style-name="T3_3798"><text:s/></text:span><text:span text:style-name="T3_3799">destacada</text:span><text:span text:style-name="T3_3800"><text:s/></text:span><text:span text:style-name="T3_3801">ainda</text:span><text:span text:style-name="T3_3802"><text:s/></text:span><text:span text:style-name="T3_3803">a</text:span><text:span text:style-name="T3_3804"><text:s/></text:span><text:span text:style-name="T3_3805">passagem</text:span><text:span text:style-name="T3_3806"><text:s/></text:span><text:span text:style-name="T3_3807">referente</text:span><text:span text:style-name="T3_3808"><text:s/></text:span><text:span text:style-name="T3_3809">à</text:span><text:span text:style-name="T3_3810"><text:s/></text:span><text:span text:style-name="T3_3811">Conservação</text:span><text:span text:style-name="T3_3812"><text:s/></text:span><text:span text:style-name="T3_3813">do</text:span><text:span text:style-name="T3_3814"><text:s/></text:span><text:span text:style-name="T3_3815">Meio</text:span><text:span text:style-name="T3_3816"><text:s/></text:span><text:span text:style-name="T3_3817">Ambiente</text:span><text:span text:style-name="T3_3818"><text:s/></text:span><text:span text:style-name="T3_3819">e</text:span><text:span text:style-name="T3_3820"><text:s/></text:span><text:span text:style-name="T3_3821">da</text:span><text:span text:style-name="T3_3822"><text:s/></text:span><text:span text:style-name="T3_3823">Biodiversidade</text:span><text:span text:style-name="T3_3824">,<text:s/></text:span><text:span text:style-name="T3_3825">com</text:span><text:span text:style-name="T3_3826"><text:s/></text:span><text:span text:style-name="T3_3827">vinte</text:span><text:span text:style-name="T3_3828"><text:s/></text:span><text:span text:style-name="T3_3829">e</text:span><text:span text:style-name="T3_3830"><text:s/></text:span><text:span text:style-name="T3_3831">tr</text:span><text:span text:style-name="T3_3832">ês</text:span><text:span text:style-name="T3_3833"><text:s/></text:span><text:span text:style-name="T3_3834">votos</text:span><text:span text:style-name="T3_3835"><text:s/></text:span><text:span text:style-name="T3_3836">a</text:span><text:span text:style-name="T3_3837"><text:s/></text:span><text:span text:style-name="T3_3838">favor</text:span><text:span text:style-name="T3_3839"><text:s/></text:span><text:span text:style-name="T3_3840">da</text:span><text:span text:style-name="T3_3841"><text:s/></text:span><text:span text:style-name="T3_3842">permanência</text:span><text:span text:style-name="T3_3843"><text:s/></text:span><text:span text:style-name="T3_3844">da</text:span><text:span text:style-name="T3_3845"><text:s/></text:span><text:span text:style-name="T3_3846">passagem</text:span><text:span text:style-name="T3_3847">,<text:s/></text:span><text:span text:style-name="T3_3848">nenhum</text:span><text:span text:style-name="T3_3849"><text:s/></text:span><text:span text:style-name="T3_3850">contra</text:span><text:span text:style-name="T3_3851"><text:s/></text:span><text:span text:style-name="T3_3852">e</text:span><text:span text:style-name="T3_3853"><text:s/></text:span><text:span text:style-name="T3_3854">cinco</text:span><text:span text:style-name="T3_3855"><text:s/></text:span><text:span text:style-name="T3_3856">abstenções</text:span><text:span text:style-name="T3_3857">,<text:s/></text:span><text:span text:style-name="T3_3858">tendo</text:span><text:span text:style-name="T3_3859"><text:s/></text:span><text:span text:style-name="T3_3860">sido</text:span><text:span text:style-name="T3_3861"><text:s/></text:span><text:span text:style-name="T3_3862">destacada</text:span><text:span text:style-name="T3_3863"><text:s/></text:span><text:span text:style-name="T3_3864">ainda</text:span><text:span text:style-name="T3_3865"><text:s/></text:span><text:span text:style-name="T3_3866">a</text:span><text:span text:style-name="T3_3867"><text:s/></text:span><text:span text:style-name="T3_3868">passagem</text:span><text:span text:style-name="T3_3869"><text:s/></text:span><text:span text:style-name="T3_3870">que</text:span><text:span text:style-name="T3_3871"><text:s/></text:span><text:span text:style-name="T3_3872">fazia</text:span><text:span text:style-name="T3_3873"><text:s/></text:span><text:span text:style-name="T3_3874">referência</text:span><text:span text:style-name="T3_3875"><text:s/></text:span><text:span text:style-name="T3_3876">a</text:span><text:span text:style-name="T3_3877"><text:s/></text:span><text:span text:style-name="T3_3878">r</text:span><text:span text:style-name="T3_3879">egiões</text:span><text:span text:style-name="T3_3880"><text:s/></text:span><text:span text:style-name="T3_3881">livres</text:span><text:span text:style-name="T3_3882"><text:s/></text:span><text:span text:style-name="T3_3883">de</text:span><text:span text:style-name="T3_3884"><text:s/></text:span><text:span text:style-name="T3_3885">organismos</text:span><text:span text:style-name="T3_3886"><text:s/></text:span><text:span text:style-name="T3_3887">geneticamente</text:span><text:span text:style-name="T3_3888"><text:s/></text:span><text:span text:style-name="T3_3889">modificados</text:span><text:span text:style-name="T3_3890">,<text:s/></text:span><text:span text:style-name="T3_3891">com</text:span><text:span text:style-name="T3_3892"><text:s/></text:span><text:span text:style-name="T3_3893">duas</text:span><text:span text:style-name="T3_3894"><text:s/></text:span><text:span text:style-name="T3_3895">propostas</text:span><text:span text:style-name="T3_3896"><text:s/></text:span><text:span text:style-name="T3_3897">alternativas</text:span><text:span text:style-name="T3_3898"><text:s/></text:span><text:span text:style-name="T3_3899">de</text:span><text:span text:style-name="T3_3900"><text:s/></text:span><text:span text:style-name="T3_3901">redaç</text:span><text:span text:style-name="T3_3902">ão</text:span><text:span text:style-name="T3_3903"><text:s/></text:span><text:span text:style-name="T3_3904">apresentada</text:span><text:span text:style-name="T3_3905"><text:s/></text:span><text:span text:style-name="T3_3906">para</text:span><text:span text:style-name="T3_3907"><text:s/></text:span><text:span text:style-name="T3_3908">votação</text:span><text:span text:style-name="T3_3909">,<text:s/></text:span><text:span text:style-name="T3_3910">tendo</text:span><text:span text:style-name="T3_3911"><text:s/></text:span><text:span text:style-name="T3_3912">recebido</text:span><text:span text:style-name="T3_3913"><text:s/></text:span><text:span text:style-name="T3_3914">a</text:span><text:span text:style-name="T3_3915"><text:s/></text:span><text:span text:style-name="T3_3916">primeira</text:span><text:span text:style-name="T3_3917"><text:s/></text:span><text:span text:style-name="T3_3918">proposta</text:span><text:span text:style-name="T3_3919"><text:s/></text:span><text:span text:style-name="T3_3920">dezesseis</text:span><text:span text:style-name="T3_3921"><text:s/></text:span><text:span text:style-name="T3_3922">votos</text:span><text:span text:style-name="T3_3923"><text:s/></text:span><text:span text:style-name="T3_3924">favor</text:span><text:span text:style-name="T3_3925">áveis</text:span><text:span text:style-name="T3_3926">,<text:s/></text:span><text:span text:style-name="T3_3927">restando</text:span><text:span text:style-name="T3_3928"><text:s/></text:span><text:span text:style-name="T3_3929">aprovada</text:span><text:span text:style-name="T3_3930">,<text:s/></text:span><text:span text:style-name="T3_3931">pois</text:span><text:span text:style-name="T3_3932"><text:s/></text:span><text:span text:style-name="T3_3933">a</text:span><text:span text:style-name="T3_3934"><text:s/></text:span><text:span text:style-name="T3_3935">segunda</text:span><text:span text:style-name="T3_3936"><text:s/></text:span><text:span text:style-name="T3_3937">proposta</text:span><text:span text:style-name="T3_3938"><text:s/></text:span><text:span text:style-name="T3_3939">recebeu</text:span><text:span text:style-name="T3_3940"><text:s/></text:span><text:span text:style-name="T3_3941">apenas</text:span><text:span text:style-name="T3_3942"><text:s/></text:span><text:span text:style-name="T3_3943">quatro</text:span><text:span text:style-name="T3_3944"><text:s/></text:span><text:span text:style-name="T3_3945">votos</text:span><text:span text:style-name="T3_3946"><text:s/></text:span><text:span text:style-name="T3_3947">e</text:span><text:span text:style-name="T3_3948"><text:s/></text:span><text:span text:style-name="T3_3949">foram</text:span><text:span text:style-name="T3_3950"><text:s/></text:span><text:span text:style-name="T3_3951">sete</text:span><text:span text:style-name="T3_3952"><text:s/></text:span><text:span text:style-name="T3_3953">as</text:span><text:span text:style-name="T3_3954"><text:s/></text:span><text:span text:style-name="T3_3955">abstenções</text:span><text:span text:style-name="T3_3956">,<text:s/></text:span><text:span text:style-name="T3_3957">tendo</text:span><text:span text:style-name="T3_3958"><text:s/></text:span><text:span text:style-name="T3_3959">sido</text:span><text:span text:style-name="T3_3960"><text:s/></text:span><text:span text:style-name="T3_3961">destacada</text:span><text:span text:style-name="T3_3962"><text:s/></text:span><text:span text:style-name="T3_3963">ainda</text:span><text:span text:style-name="T3_3964"><text:s/></text:span><text:span text:style-name="T3_3965">a</text:span><text:span text:style-name="T3_3966"><text:s/></text:span><text:span text:style-name="T3_3967">passagem</text:span><text:span text:style-name="T3_3968"><text:s/></text:span><text:span text:style-name="T3_3969">que</text:span><text:span text:style-name="T3_3970"><text:s/></text:span><text:span text:style-name="T3_3971">fazia</text:span><text:span text:style-name="T3_3972"><text:s/></text:span><text:span text:style-name="T3_3973">referência</text:span><text:span text:style-name="T3_3974"><text:s/></text:span><text:span text:style-name="T3_3975">a</text:span><text:span text:style-name="T3_3976"><text:s/></text:span><text:span text:style-name="T3_3977">Zonas</text:span><text:span text:style-name="T3_3978"><text:s/></text:span><text:span text:style-name="T3_3979">Francas</text:span><text:span text:style-name="T3_3980"><text:s/></text:span><text:span text:style-name="T3_3981">Genéticas</text:span><text:span text:style-name="T3_3982">,<text:s/></text:span><text:span text:style-name="T3_3983">co</text:span><text:span text:style-name="T3_3984">m</text:span><text:span text:style-name="T3_3985"><text:s/></text:span><text:span text:style-name="T3_3986">dois</text:span><text:span text:style-name="T3_3987"><text:s/></text:span><text:span text:style-name="T3_3988">votos</text:span><text:span text:style-name="T3_3989"><text:s/></text:span><text:span text:style-name="T3_3990">favor</text:span><text:span text:style-name="T3_3991">áveis</text:span><text:span text:style-name="T3_3992"><text:s/></text:span><text:span text:style-name="T3_3993">à</text:span><text:span text:style-name="T3_3994"><text:s/></text:span><text:span text:style-name="T3_3995">manutenção</text:span><text:span text:style-name="T3_3996"><text:s/></text:span><text:span text:style-name="T3_3997">da</text:span><text:span text:style-name="T3_3998"><text:s/></text:span><text:span text:style-name="T3_3999">referida</text:span><text:span text:style-name="T3_4000"><text:s/></text:span><text:span text:style-name="T3_4001">passagem</text:span><text:span text:style-name="T3_4002">,<text:s/></text:span><text:span text:style-name="T3_4003">vinte</text:span><text:span text:style-name="T3_4004"><text:s/></text:span><text:span text:style-name="T3_4005">contra</text:span><text:span text:style-name="T3_4006"><text:s/></text:span><text:span text:style-name="T3_4007">e</text:span><text:span text:style-name="T3_4008"><text:s/></text:span><text:span text:style-name="T3_4009">cinco</text:span><text:span text:style-name="T3_4010"><text:s/></text:span><text:span text:style-name="T3_4011">abstenções</text:span><text:span text:style-name="T3_4012">,<text:s/></text:span><text:span text:style-name="T3_4013">tendo</text:span><text:span text:style-name="T3_4014"><text:s/></text:span><text:span text:style-name="T3_4015">sido</text:span><text:span text:style-name="T3_4016"><text:s/></text:span><text:span text:style-name="T3_4017">destacada</text:span><text:span text:style-name="T3_4018"><text:s/></text:span><text:span text:style-name="T3_4019">ainda</text:span><text:span text:style-name="T3_4020"><text:s/></text:span><text:span text:style-name="T3_4021">a</text:span><text:span text:style-name="T3_4022"><text:s/></text:span><text:span text:style-name="T3_4023">passagem</text:span><text:span text:style-name="T3_4024"><text:s/></text:span><text:span text:style-name="T3_4025">que</text:span><text:span text:style-name="T3_4026"><text:s/></text:span><text:span text:style-name="T3_4027">mencionava</text:span><text:span text:style-name="T3_4028"><text:s/></text:span><text:span text:style-name="T3_4029">a</text:span><text:span text:style-name="T3_4030"><text:s/></text:span><text:span text:style-name="T3_4031">captação</text:span><text:span text:style-name="T3_4032"><text:s/></text:span><text:span text:style-name="T3_4033">de</text:span><text:span text:style-name="T3_4034"><text:s/></text:span><text:span text:style-name="T3_4035">água</text:span><text:span text:style-name="T3_4036">,<text:s/></text:span><text:span text:style-name="T3_4037">com</text:span><text:span text:style-name="T3_4038"><text:s/></text:span><text:span text:style-name="T3_4039">dezessete</text:span><text:span text:style-name="T3_4040"><text:s/></text:span><text:span text:style-name="T3_4041">votos</text:span><text:span text:style-name="T3_4042"><text:s/></text:span><text:span text:style-name="T3_4043">favoráveis</text:span><text:span text:style-name="T3_4044"><text:s/></text:span><text:span text:style-name="T3_4045">à</text:span><text:span text:style-name="T3_4046"><text:s/></text:span><text:span text:style-name="T3_4047">manutenção</text:span><text:span text:style-name="T3_4048"><text:s/></text:span><text:span text:style-name="T3_4049">do</text:span><text:span text:style-name="T3_4050"><text:s/></text:span><text:span text:style-name="T3_4051">trecho</text:span><text:span text:style-name="T3_4052">,<text:s/></text:span><text:span text:style-name="T3_4053">nenhum</text:span><text:span text:style-name="T3_4054"><text:s/></text:span><text:span text:style-name="T3_4055">contra</text:span><text:span text:style-name="T3_4056"><text:s/></text:span><text:span text:style-name="T3_4057">e</text:span><text:span text:style-name="T3_4058"><text:s/></text:span><text:span text:style-name="T3_4059">nove</text:span><text:span text:style-name="T3_4060"><text:s/></text:span><text:span text:style-name="T3_4061">abstenções</text:span><text:span text:style-name="T3_4062">,<text:s/></text:span><text:span text:style-name="T3_4063">tendo</text:span><text:span text:style-name="T3_4064"><text:s/></text:span><text:span text:style-name="T3_4065">sido</text:span><text:span text:style-name="T3_4066"><text:s/></text:span><text:span text:style-name="T3_4067">destacada</text:span><text:span text:style-name="T3_4068"><text:s/></text:span><text:span text:style-name="T3_4069">ainda</text:span><text:span text:style-name="T3_4070"><text:s/></text:span><text:span text:style-name="T3_4071">a</text:span><text:span text:style-name="T3_4072"><text:s/></text:span><text:span text:style-name="T3_4073">passagem</text:span><text:span text:style-name="T3_4074"><text:s/></text:span><text:span text:style-name="T3_4075">sobre</text:span><text:span text:style-name="T3_4076"><text:s/></text:span><text:span text:style-name="T3_4077">recursos</text:span><text:span text:style-name="T3_4078"><text:s/></text:span><text:span text:style-name="T3_4079">energéticos</text:span><text:span text:style-name="T3_4080">,<text:s/></text:span><text:span text:style-name="T3_4081">com</text:span><text:span text:style-name="T3_4082"><text:s/></text:span><text:span text:style-name="T3_4083">dois</text:span><text:span text:style-name="T3_4084"><text:s/></text:span><text:span text:style-name="T3_4085">votos</text:span><text:span text:style-name="T3_4086"><text:s/></text:span><text:span text:style-name="T3_4087">favoráveis</text:span><text:span text:style-name="T3_4088"><text:s/></text:span><text:span text:style-name="T3_4089">à</text:span><text:span text:style-name="T3_4090"><text:s/></text:span><text:span text:style-name="T3_4091">manutenção</text:span><text:span text:style-name="T3_4092">,<text:s/></text:span><text:span text:style-name="T3_4093">quatorze</text:span><text:span text:style-name="T3_4094"><text:s/></text:span><text:span text:style-name="T3_4095">contra</text:span><text:span text:style-name="T3_4096"><text:s/></text:span><text:span text:style-name="T3_4097">e</text:span><text:span text:style-name="T3_4098"><text:s/></text:span><text:span text:style-name="T3_4099">nove</text:span><text:span text:style-name="T3_4100"><text:s/></text:span><text:span text:style-name="T3_4101">abstenções</text:span><text:span text:style-name="T3_4102">,<text:s/></text:span><text:span text:style-name="T3_4103">tendo</text:span><text:span text:style-name="T3_4104"><text:s/></text:span><text:span text:style-name="T3_4105">sido</text:span><text:span text:style-name="T3_4106"><text:s/></text:span><text:span text:style-name="T3_4107">destacada</text:span><text:span text:style-name="T3_4108"><text:s/></text:span><text:span text:style-name="T3_4109">ainda</text:span><text:span text:style-name="T3_4110"><text:s/></text:span><text:span text:style-name="T3_4111">a</text:span><text:span text:style-name="T3_4112"><text:s/></text:span><text:span text:style-name="T3_4113">menção</text:span><text:span text:style-name="T3_4114"><text:s/></text:span><text:span text:style-name="T3_4115">à</text:span><text:span text:style-name="T3_4116"><text:s/></text:span><text:span text:style-name="T3_4117">"</text:span><text:span text:style-name="T3_4118">reforma</text:span><text:span text:style-name="T3_4119"><text:s/></text:span><text:span text:style-name="T3_4120">agrária</text:span><text:span text:style-name="T3_4121">"<text:s/></text:span><text:span text:style-name="T3_4122">no</text:span><text:span text:style-name="T3_4123"><text:s/></text:span><text:span text:style-name="T3_4124">t</text:span><text:span text:style-name="T3_4125">ítulo</text:span><text:span text:style-name="T3_4126"><text:s/></text:span><text:span text:style-name="T3_4127">do</text:span><text:span text:style-name="T3_4128"><text:s/></text:span><text:span text:style-name="T3_4129">tópico</text:span><text:span text:style-name="T3_4130">,<text:s/></text:span><text:span text:style-name="T3_4131">sendo</text:span><text:span text:style-name="T3_4132"><text:s/></text:span><text:span text:style-name="T3_4133">que</text:span><text:span text:style-name="T3_4134"><text:s/></text:span><text:span text:style-name="T3_4135">não</text:span><text:span text:style-name="T3_4136"><text:s/></text:span><text:span text:style-name="T3_4137">havia</text:span><text:span text:style-name="T3_4138"><text:s/></text:span><text:span text:style-name="T3_4139">referência</text:span><text:span text:style-name="T3_4140"><text:s/></text:span><text:span text:style-name="T3_4141">correspondente</text:span><text:span text:style-name="T3_4142"><text:s/></text:span><text:span text:style-name="T3_4143">à</text:span><text:span text:style-name="T3_4144"><text:s/></text:span><text:span text:style-name="T3_4145">reforma</text:span><text:span text:style-name="T3_4146"><text:s/></text:span><text:span text:style-name="T3_4147">agrária</text:span><text:span text:style-name="T3_4148"><text:s/></text:span><text:span text:style-name="T3_4149">no</text:span><text:span text:style-name="T3_4150"><text:s/></text:span><text:span text:style-name="T3_4151">corpo</text:span><text:span text:style-name="T3_4152"><text:s/></text:span><text:span text:style-name="T3_4153">do</text:span><text:span text:style-name="T3_4154"><text:s/></text:span><text:span text:style-name="T3_4155">texto</text:span><text:span text:style-name="T3_4156">,<text:s/></text:span><text:span text:style-name="T3_4157">com</text:span><text:span text:style-name="T3_4158"><text:s/></text:span><text:span text:style-name="T3_4159">quatro</text:span><text:span text:style-name="T3_4160"><text:s/></text:span><text:span text:style-name="T3_4161">votos</text:span><text:span text:style-name="T3_4162"><text:s/></text:span><text:span text:style-name="T3_4163">a</text:span><text:span text:style-name="T3_4164"><text:s/></text:span><text:span text:style-name="T3_4165">favor</text:span><text:span text:style-name="T3_4166"><text:s/></text:span><text:span text:style-name="T3_4167">da</text:span><text:span text:style-name="T3_4168"><text:s/></text:span><text:span text:style-name="T3_4169">manutenç</text:span><text:span text:style-name="T3_4170">ão</text:span><text:span text:style-name="T3_4171"><text:s/></text:span><text:span text:style-name="T3_4172">da</text:span><text:span text:style-name="T3_4173"><text:s/></text:span><text:span text:style-name="T3_4174">menção</text:span><text:span text:style-name="T3_4175"><text:s/></text:span><text:span text:style-name="T3_4176">no</text:span><text:span text:style-name="T3_4177"><text:s/></text:span><text:span text:style-name="T3_4178">título</text:span><text:span text:style-name="T3_4179">,<text:s/></text:span><text:span text:style-name="T3_4180">quinze</text:span><text:span text:style-name="T3_4181"><text:s/></text:span><text:span text:style-name="T3_4182">contra</text:span><text:span text:style-name="T3_4183"><text:s/></text:span><text:span text:style-name="T3_4184">e</text:span><text:span text:style-name="T3_4185"><text:s/></text:span><text:span text:style-name="T3_4186">sete</text:span><text:span text:style-name="T3_4187"><text:s/></text:span><text:span text:style-name="T3_4188">abstenções</text:span><text:span text:style-name="T3_4189">,<text:s/></text:span><text:span text:style-name="T3_4190">tendo</text:span><text:span text:style-name="T3_4191"><text:s/></text:span><text:span text:style-name="T3_4192">sido</text:span><text:span text:style-name="T3_4193"><text:s/></text:span><text:span text:style-name="T3_4194">destacada</text:span><text:span text:style-name="T3_4195"><text:s/></text:span><text:span text:style-name="T3_4196">ainda</text:span><text:span text:style-name="T3_4197"><text:s/></text:span><text:span text:style-name="T3_4198">a</text:span><text:span text:style-name="T3_4199"><text:s/></text:span><text:span text:style-name="T3_4200">referência</text:span><text:span text:style-name="T3_4201"><text:s/></text:span><text:span text:style-name="T3_4202">à</text:span><text:span text:style-name="T3_4203"><text:s/></text:span><text:span text:style-name="T3_4204">redução</text:span><text:span text:style-name="T3_4205"><text:s/></text:span><text:span text:style-name="T3_4206">de</text:span><text:span text:style-name="T3_4207"><text:s/></text:span><text:span text:style-name="T3_4208">impostos</text:span><text:span text:style-name="T3_4209"><text:s/></text:span><text:span text:style-name="T3_4210">para</text:span><text:span text:style-name="T3_4211"><text:s/></text:span><text:span text:style-name="T3_4212">produtos</text:span><text:span text:style-name="T3_4213"><text:s/></text:span><text:span text:style-name="T3_4214">orgânicos</text:span><text:span text:style-name="T3_4215"><text:s/></text:span><text:span text:style-name="T3_4216">e</text:span><text:span text:style-name="T3_4217">/</text:span><text:span text:style-name="T3_4218">ou</text:span><text:span text:style-name="T3_4219"><text:s/></text:span><text:span text:style-name="T3_4220">vegetarianos</text:span><text:span text:style-name="T3_4221">,<text:s/></text:span><text:span text:style-name="T3_4222">com</text:span><text:span text:style-name="T3_4223"><text:s/></text:span><text:span text:style-name="T3_4224">vinte</text:span><text:span text:style-name="T3_4225"><text:s/></text:span><text:span text:style-name="T3_4226">e</text:span><text:span text:style-name="T3_4227"><text:s/></text:span><text:span text:style-name="T3_4228">um</text:span><text:span text:style-name="T3_4229"><text:s/></text:span><text:span text:style-name="T3_4230">votos</text:span><text:span text:style-name="T3_4231"><text:s/></text:span><text:span text:style-name="T3_4232">a</text:span><text:span text:style-name="T3_4233"><text:s/></text:span><text:span text:style-name="T3_4234">favor</text:span><text:span text:style-name="T3_4235"><text:s/></text:span><text:span text:style-name="T3_4236">da</text:span><text:span text:style-name="T3_4237"><text:s/></text:span><text:span text:style-name="T3_4238">manutenção</text:span><text:span text:style-name="T3_4239"><text:s/></text:span><text:span text:style-name="T3_4240">do</text:span><text:span text:style-name="T3_4241"><text:s/></text:span><text:span text:style-name="T3_4242">trecho</text:span><text:span text:style-name="T3_4243">,<text:s/></text:span><text:span text:style-name="T3_4244">dois</text:span><text:span text:style-name="T3_4245"><text:s/></text:span><text:span text:style-name="T3_4246">contra</text:span><text:span text:style-name="T3_4247"><text:s/></text:span><text:span text:style-name="T3_4248">e</text:span><text:span text:style-name="T3_4249"><text:s/></text:span><text:span text:style-name="T3_4250">três</text:span><text:span text:style-name="T3_4251"><text:s/></text:span><text:span text:style-name="T3_4252">abstenções</text:span><text:span text:style-name="T3_4253">,<text:s/></text:span><text:span text:style-name="T3_4254">tendo</text:span><text:span text:style-name="T3_4255"><text:s/></text:span><text:span text:style-name="T3_4256">sido</text:span><text:span text:style-name="T3_4257"><text:s/></text:span><text:span text:style-name="T3_4258">destacada</text:span><text:span text:style-name="T3_4259"><text:s/></text:span><text:span text:style-name="T3_4260">ainda</text:span><text:span text:style-name="T3_4261"><text:s/></text:span><text:span text:style-name="T3_4262">o</text:span><text:span text:style-name="T3_4263"><text:s/></text:span><text:span text:style-name="T3_4264">trecho</text:span><text:span text:style-name="T3_4265"><text:s/></text:span><text:span text:style-name="T3_4266">sobre</text:span><text:span text:style-name="T3_4267"><text:s/></text:span><text:span text:style-name="T3_4268">a</text:span><text:span text:style-name="T3_4269"><text:s/></text:span><text:span text:style-name="T3_4270">redução</text:span><text:span text:style-name="T3_4271"><text:s/></text:span><text:span text:style-name="T3_4272">de</text:span><text:span text:style-name="T3_4273"><text:s/></text:span><text:span text:style-name="T3_4274">impostos</text:span><text:span text:style-name="T3_4275"><text:s/></text:span><text:span text:style-name="T3_4276">para</text:span><text:span text:style-name="T3_4277"><text:s/></text:span><text:span text:style-name="T3_4278">produtos</text:span><text:span text:style-name="T3_4279"><text:s/></text:span><text:span text:style-name="T3_4280">orgânicos</text:span><text:span text:style-name="T3_4281"><text:s/></text:span><text:span text:style-name="T3_4282">e</text:span><text:span text:style-name="T3_4283">/</text:span><text:span text:style-name="T3_4284">ou</text:span><text:span text:style-name="T3_4285"><text:s/></text:span><text:span text:style-name="T3_4286">vegetarianos</text:span><text:span text:style-name="T3_4287">,<text:s/></text:span><text:span text:style-name="T3_4288">questionando</text:span><text:span text:style-name="T3_4289"><text:s/></text:span><text:span text:style-name="T3_4290">a</text:span><text:span text:style-name="T3_4291"><text:s/></text:span><text:span text:style-name="T3_4292">utilização</text:span><text:span text:style-name="T3_4293"><text:s/></text:span><text:span text:style-name="T3_4294">do</text:span><text:span text:style-name="T3_4295"><text:s/></text:span><text:span text:style-name="T3_4296">termo</text:span><text:span text:style-name="T3_4297"><text:s/>“</text:span><text:span text:style-name="T3_4298">ou</text:span><text:span text:style-name="T3_4299">”,<text:s/></text:span><text:span text:style-name="T3_4300">com</text:span><text:span text:style-name="T3_4301"><text:s/></text:span><text:span text:style-name="T3_4302">treze</text:span><text:span text:style-name="T3_4303"><text:s/></text:span><text:span text:style-name="T3_4304">votos</text:span><text:span text:style-name="T3_4305"><text:s/></text:span><text:span text:style-name="T3_4306">a</text:span><text:span text:style-name="T3_4307"><text:s/></text:span><text:span text:style-name="T3_4308">favor</text:span><text:span text:style-name="T3_4309"><text:s/></text:span><text:span text:style-name="T3_4310">da</text:span><text:span text:style-name="T3_4311"><text:s/></text:span><text:span text:style-name="T3_4312">man</text:span><text:span text:style-name="T3_4313">utenção</text:span><text:span text:style-name="T3_4314"><text:s/></text:span><text:span text:style-name="T3_4315">do</text:span><text:span text:style-name="T3_4316"><text:s/></text:span><text:span text:style-name="T3_4317">termo</text:span><text:span text:style-name="T3_4318"><text:s/>“</text:span><text:span text:style-name="T3_4319">ou</text:span><text:span text:style-name="T3_4320">”,<text:s/></text:span><text:span text:style-name="T3_4321">dez</text:span><text:span text:style-name="T3_4322"><text:s/></text:span><text:span text:style-name="T3_4323">contra</text:span><text:span text:style-name="T3_4324"><text:s/></text:span><text:span text:style-name="T3_4325">e</text:span><text:span text:style-name="T3_4326"><text:s/></text:span><text:span text:style-name="T3_4327">duas</text:span><text:span text:style-name="T3_4328"><text:s/></text:span><text:span text:style-name="T3_4329">abstenções</text:span><text:span text:style-name="T3_4330">,<text:s/></text:span><text:span text:style-name="T3_4331">tendo</text:span><text:span text:style-name="T3_4332"><text:s/></text:span><text:span text:style-name="T3_4333">sido</text:span><text:span text:style-name="T3_4334"><text:s/></text:span><text:span text:style-name="T3_4335">destacada</text:span><text:span text:style-name="T3_4336"><text:s/></text:span><text:span text:style-name="T3_4337">ainda</text:span><text:span text:style-name="T3_4338"><text:s/></text:span><text:span text:style-name="T3_4339">a</text:span><text:span text:style-name="T3_4340"><text:s/></text:span><text:span text:style-name="T3_4341">proposta</text:span><text:span text:style-name="T3_4342"><text:s/></text:span><text:span text:style-name="T3_4343">de</text:span><text:span text:style-name="T3_4344"><text:s/></text:span><text:span text:style-name="T3_4345">apoiar</text:span><text:span text:style-name="T3_4346"><text:s/></text:span><text:span text:style-name="T3_4347">um</text:span><text:span text:style-name="T3_4348"><text:s/></text:span><text:span text:style-name="T3_4349">dia</text:span><text:span text:style-name="T3_4350"><text:s/></text:span><text:span text:style-name="T3_4351">sem</text:span><text:span text:style-name="T3_4352"><text:s/></text:span><text:span text:style-name="T3_4353">carne</text:span><text:span text:style-name="T3_4354"><text:s/></text:span><text:span text:style-name="T3_4355">no</text:span><text:span text:style-name="T3_4356"><text:s/></text:span><text:span text:style-name="T3_4357">cardápio</text:span><text:span text:style-name="T3_4358"><text:s/></text:span><text:span text:style-name="T3_4359">das</text:span><text:span text:style-name="T3_4360"><text:s/></text:span><text:span text:style-name="T3_4361">cantinas</text:span><text:span text:style-name="T3_4362"><text:s/></text:span><text:span text:style-name="T3_4363">escolares</text:span><text:span text:style-name="T3_4364">,<text:s/></text:span><text:span text:style-name="T3_4365">com</text:span><text:span text:style-name="T3_4366"><text:s/></text:span><text:span text:style-name="T3_4367">vinte</text:span><text:span text:style-name="T3_4368"><text:s/></text:span><text:span text:style-name="T3_4369">votos</text:span><text:span text:style-name="T3_4370"><text:s/></text:span><text:span text:style-name="T3_4371">a</text:span><text:span text:style-name="T3_4372"><text:s/></text:span><text:span text:style-name="T3_4373">favor</text:span><text:span text:style-name="T3_4374">,<text:s/></text:span><text:span text:style-name="T3_4375">seis</text:span><text:span text:style-name="T3_4376"><text:s/></text:span><text:span text:style-name="T3_4377">contra</text:span><text:span text:style-name="T3_4378"><text:s/></text:span><text:span text:style-name="T3_4379">e</text:span><text:span text:style-name="T3_4380"><text:s/></text:span><text:span text:style-name="T3_4381">nenhuma</text:span><text:span text:style-name="T3_4382"><text:s/></text:span><text:span text:style-name="T3_4383">abstenç</text:span><text:span text:style-name="T3_4384">ão</text:span><text:span text:style-name="T3_4385">,<text:s/></text:span><text:span text:style-name="T3_4386">tendo</text:span><text:span text:style-name="T3_4387"><text:s/></text:span><text:span text:style-name="T3_4388">sido</text:span><text:span text:style-name="T3_4389"><text:s/></text:span><text:span text:style-name="T3_4390">destacada</text:span><text:span text:style-name="T3_4391"><text:s/></text:span><text:span text:style-name="T3_4392">ainda</text:span><text:span text:style-name="T3_4393"><text:s/></text:span><text:span text:style-name="T3_4394">a</text:span><text:span text:style-name="T3_4395"><text:s/></text:span><text:span text:style-name="T3_4396">proposta</text:span><text:span text:style-name="T3_4397"><text:s/></text:span><text:span text:style-name="T3_4398">de</text:span><text:span text:style-name="T3_4399"><text:s/></text:span><text:span text:style-name="T3_4400">manutenção</text:span><text:span text:style-name="T3_4401"><text:s/></text:span><text:span text:style-name="T3_4402">de</text:span><text:span text:style-name="T3_4403"><text:s/></text:span><text:span text:style-name="T3_4404">bancos</text:span><text:span text:style-name="T3_4405"><text:s/></text:span><text:span text:style-name="T3_4406">de</text:span><text:span text:style-name="T3_4407"><text:s/></text:span><text:span text:style-name="T3_4408">dados</text:span><text:span text:style-name="T3_4409"><text:s/>"</text:span><text:span text:style-name="T3_4410">regionais</text:span><text:span text:style-name="T3_4411">",<text:s/></text:span><text:span text:style-name="T3_4412">co</text:span><text:span text:style-name="T3_4413">m</text:span><text:span text:style-name="T3_4414"><text:s/></text:span><text:span text:style-name="T3_4415">três</text:span><text:span text:style-name="T3_4416"><text:s/></text:span><text:span text:style-name="T3_4417">votos</text:span><text:span text:style-name="T3_4418"><text:s/></text:span><text:span text:style-name="T3_4419">a</text:span><text:span text:style-name="T3_4420"><text:s/></text:span><text:span text:style-name="T3_4421">favor</text:span><text:span text:style-name="T3_4422">,<text:s/></text:span><text:span text:style-name="T3_4423">doze</text:span><text:span text:style-name="T3_4424"><text:s/></text:span><text:span text:style-name="T3_4425">contra</text:span><text:span text:style-name="T3_4426"><text:s/></text:span><text:span text:style-name="T3_4427">e</text:span><text:span text:style-name="T3_4428"><text:s/></text:span><text:span text:style-name="T3_4429">onze</text:span><text:span text:style-name="T3_4430"><text:s/></text:span><text:span text:style-name="T3_4431">a</text:span><text:span text:style-name="T3_4432">bstenções</text:span><text:span text:style-name="T3_4433">,<text:s/></text:span><text:span text:style-name="T3_4434">tendo</text:span><text:span text:style-name="T3_4435"><text:s/></text:span><text:span text:style-name="T3_4436">sido</text:span><text:span text:style-name="T3_4437"><text:s/></text:span><text:span text:style-name="T3_4438">destacada</text:span><text:span text:style-name="T3_4439"><text:s/></text:span><text:span text:style-name="T3_4440">ainda</text:span><text:span text:style-name="T3_4441"><text:s/></text:span><text:span text:style-name="T3_4442">as</text:span><text:span text:style-name="T3_4443"><text:s/></text:span><text:span text:style-name="T3_4444">passagens</text:span><text:span text:style-name="T3_4445"><text:s/></text:span><text:span text:style-name="T3_4446">que</text:span><text:span text:style-name="T3_4447"><text:s/></text:span><text:span text:style-name="T3_4448">mencionavam</text:span><text:span text:style-name="T3_4449"><text:s/></text:span><text:span text:style-name="T3_4450">“</text:span><text:span text:style-name="T3_4451">vegetarianismo</text:span><text:span text:style-name="T3_4452"><text:s/></text:span><text:span text:style-name="T3_4453">e</text:span><text:span text:style-name="T3_4454"><text:s/></text:span><text:span text:style-name="T3_4455">veganismo</text:span><text:span text:style-name="T3_4456">",<text:s/></text:span><text:span text:style-name="T3_4457">com</text:span><text:span text:style-name="T3_4458"><text:s/></text:span><text:span text:style-name="T3_4459">vinte</text:span><text:span text:style-name="T3_4460"><text:s/></text:span><text:span text:style-name="T3_4461">e</text:span><text:span text:style-name="T3_4462"><text:s/></text:span><text:span text:style-name="T3_4463">cinco</text:span><text:span text:style-name="T3_4464"><text:s/></text:span><text:span text:style-name="T3_4465">votos</text:span><text:span text:style-name="T3_4466"><text:s/></text:span><text:span text:style-name="T3_4467">a</text:span><text:span text:style-name="T3_4468"><text:s/></text:span><text:span text:style-name="T3_4469">favor</text:span><text:span text:style-name="T3_4470"><text:s/></text:span><text:span text:style-name="T3_4471">de</text:span><text:span text:style-name="T3_4472"><text:s/></text:span><text:span text:style-name="T3_4473">manter</text:span><text:span text:style-name="T3_4474"><text:s/></text:span><text:span text:style-name="T3_4475">todas</text:span><text:span text:style-name="T3_4476"><text:s/></text:span><text:span text:style-name="T3_4477">as</text:span><text:span text:style-name="T3_4478"><text:s/></text:span><text:span text:style-name="T3_4479">passage</text:span><text:span text:style-name="T3_4480">ns</text:span><text:span text:style-name="T3_4481">,<text:s/></text:span><text:span text:style-name="T3_4482">dois</text:span><text:span text:style-name="T3_4483"><text:s/></text:span><text:span text:style-name="T3_4484">contra</text:span><text:span text:style-name="T3_4485"><text:s/></text:span><text:span text:style-name="T3_4486">e</text:span><text:span text:style-name="T3_4487"><text:s/></text:span><text:span text:style-name="T3_4488">duas</text:span><text:span text:style-name="T3_4489"><text:s/></text:span><text:span text:style-name="T3_4490">abstenções</text:span><text:span text:style-name="T3_4491">,<text:s/></text:span><text:span text:style-name="T3_4492">sendo</text:span><text:span text:style-name="T3_4493"><text:s/></text:span><text:span text:style-name="T3_4494">que</text:span><text:span text:style-name="T3_4495"><text:s/></text:span><text:span text:style-name="T3_4496">o</text:span><text:span text:style-name="T3_4497"><text:s/></text:span><text:span text:style-name="T3_4498">texto</text:span><text:span text:style-name="T3_4499"><text:s/></text:span><text:span text:style-name="T3_4500">completo</text:span><text:span text:style-name="T3_4501"><text:s/></text:span><text:span text:style-name="T3_4502">foi</text:span><text:span text:style-name="T3_4503"><text:s/></text:span><text:span text:style-name="T3_4504">finalmente</text:span><text:span text:style-name="T3_4505"><text:s/></text:span><text:span text:style-name="T3_4506">aprovado</text:span><text:span text:style-name="T3_4507"><text:s/></text:span><text:span text:style-name="T3_4508">com</text:span><text:span text:style-name="T3_4509"><text:s/></text:span><text:span text:style-name="T3_4510">vinte</text:span><text:span text:style-name="T3_4511"><text:s/></text:span><text:span text:style-name="T3_4512">e</text:span><text:span text:style-name="T3_4513"><text:s/></text:span><text:span text:style-name="T3_4514">seis</text:span><text:span text:style-name="T3_4515"><text:s/></text:span><text:span text:style-name="T3_4516">votos</text:span><text:span text:style-name="T3_4517"><text:s/></text:span><text:span text:style-name="T3_4518">a</text:span><text:span text:style-name="T3_4519"><text:s/></text:span><text:span text:style-name="T3_4520">favor</text:span><text:span text:style-name="T3_4521">,<text:s/></text:span><text:span text:style-name="T3_4522">dois</text:span><text:span text:style-name="T3_4523"><text:s/></text:span><text:span text:style-name="T3_4524">contra</text:span><text:span text:style-name="T3_4525"><text:s/></text:span><text:span text:style-name="T3_4526">e</text:span><text:span text:style-name="T3_4527"><text:s/></text:span><text:span text:style-name="T3_4528">nenhuma</text:span><text:span text:style-name="T3_4529"><text:s/></text:span><text:span text:style-name="T3_4530">abstenç</text:span><text:span text:style-name="T3_4531">ão</text:span><text:span text:style-name="T3_4532">;<text:s/></text:span><text:span text:style-name="T3_4533">9)<text:s/></text:span><text:span text:style-name="T3_4534">Segurança</text:span><text:span text:style-name="T3_4535"><text:s/></text:span><text:span text:style-name="T3_4536">Pública</text:span><text:span text:style-name="T3_4537">,<text:s/></text:span><text:span text:style-name="T3_4538">ten</text:span><text:span text:style-name="T3_4539">do</text:span><text:span text:style-name="T3_4540"><text:s/></text:span><text:span text:style-name="T3_4541">sido</text:span><text:span text:style-name="T3_4542"><text:s/></text:span><text:span text:style-name="T3_4543">destacada</text:span><text:span text:style-name="T3_4544"><text:s/></text:span><text:span text:style-name="T3_4545">a</text:span><text:span text:style-name="T3_4546"><text:s/></text:span><text:span text:style-name="T3_4547">passagem</text:span><text:span text:style-name="T3_4548"><text:s/></text:span><text:span text:style-name="T3_4549">"</text:span><text:span text:style-name="T3_4550">ninguém</text:span><text:span text:style-name="T3_4551"><text:s/>(...)<text:s/></text:span><text:span text:style-name="T3_4552">saber</text:span><text:span text:style-name="T3_4553"><text:s/></text:span><text:span text:style-name="T3_4554">se</text:span><text:span text:style-name="T3_4555"><text:s/></text:span><text:span text:style-name="T3_4556">um</text:span><text:span text:style-name="T3_4557"><text:s/></text:span><text:span text:style-name="T3_4558">cidadão</text:span><text:span text:style-name="T3_4559"><text:s/></text:span><text:span text:style-name="T3_4560">é</text:span><text:span text:style-name="T3_4561"><text:s/></text:span><text:span text:style-name="T3_4562">ex</text:span><text:span text:style-name="T3_4563">-</text:span><text:span text:style-name="T3_4564">detento</text:span><text:span text:style-name="T3_4565">”,<text:s/></text:span><text:span text:style-name="T3_4566">com</text:span><text:span text:style-name="T3_4567"><text:s/></text:span><text:span text:style-name="T3_4568">vinte</text:span><text:span text:style-name="T3_4569"><text:s/></text:span><text:span text:style-name="T3_4570">e</text:span><text:span text:style-name="T3_4571"><text:s/></text:span><text:span text:style-name="T3_4572">seis</text:span><text:span text:style-name="T3_4573"><text:s/></text:span><text:span text:style-name="T3_4574">votos</text:span><text:span text:style-name="T3_4575"><text:s/></text:span><text:span text:style-name="T3_4576">a</text:span><text:span text:style-name="T3_4577"><text:s/></text:span><text:span text:style-name="T3_4578">favor</text:span><text:span text:style-name="T3_4579"><text:s/></text:span><text:span text:style-name="T3_4580">da</text:span><text:span text:style-name="T3_4581"><text:s/></text:span><text:span text:style-name="T3_4582">m</text:span><text:span text:style-name="T3_4583">anutenção</text:span><text:span text:style-name="T3_4584"><text:s/></text:span><text:span text:style-name="T3_4585">da</text:span><text:span text:style-name="T3_4586"><text:s/></text:span><text:span text:style-name="T3_4587">referida</text:span><text:span text:style-name="T3_4588"><text:s/></text:span><text:span text:style-name="T3_4589">passagem</text:span><text:span text:style-name="T3_4590">,<text:s/></text:span><text:span text:style-name="T3_4591">dois</text:span><text:span text:style-name="T3_4592"><text:s/></text:span><text:span text:style-name="T3_4593">contra</text:span><text:span text:style-name="T3_4594"><text:s/></text:span><text:span text:style-name="T3_4595">e</text:span><text:span text:style-name="T3_4596"><text:s/></text:span><text:span text:style-name="T3_4597">nenhuma</text:span><text:span text:style-name="T3_4598"><text:s/></text:span><text:span text:style-name="T3_4599">abstenç</text:span><text:span text:style-name="T3_4600">ão</text:span><text:span text:style-name="T3_4601">,<text:s/></text:span><text:span text:style-name="T3_4602">tendo</text:span><text:span text:style-name="T3_4603"><text:s/></text:span><text:span text:style-name="T3_4604">sido</text:span><text:span text:style-name="T3_4605"><text:s/></text:span><text:span text:style-name="T3_4606">destacada</text:span><text:span text:style-name="T3_4607"><text:s/></text:span><text:span text:style-name="T3_4608">ainda</text:span><text:span text:style-name="T3_4609"><text:s/></text:span><text:span text:style-name="T3_4610">a</text:span><text:span text:style-name="T3_4611"><text:s/></text:span><text:span text:style-name="T3_4612">passagem</text:span><text:span text:style-name="T3_4613"><text:s/></text:span><text:span text:style-name="T3_4614">que</text:span><text:span text:style-name="T3_4615"><text:s/></text:span><text:span text:style-name="T3_4616">se</text:span><text:span text:style-name="T3_4617"><text:s/></text:span><text:span text:style-name="T3_4618">referia</text:span><text:span text:style-name="T3_4619"><text:s/></text:span><text:span text:style-name="T3_4620">aos</text:span><text:span text:style-name="T3_4621"><text:s/></text:span><text:span text:style-name="T3_4622">bombeiros</text:span><text:span text:style-name="T3_4623"><text:s/></text:span><text:span text:style-name="T3_4624">voluntários</text:span><text:span text:style-name="T3_4625">,<text:s/></text:span><text:span text:style-name="T3_4626">com</text:span><text:span text:style-name="T3_4627"><text:s/></text:span><text:span text:style-name="T3_4628">duas</text:span><text:span text:style-name="T3_4629"><text:s/></text:span><text:span text:style-name="T3_4630">propostas</text:span><text:span text:style-name="T3_4631"><text:s/></text:span><text:span text:style-name="T3_4632">alternativas</text:span><text:span text:style-name="T3_4633"><text:s/></text:span><text:span text:style-name="T3_4634">sendo</text:span><text:span text:style-name="T3_4635"><text:s/></text:span><text:span text:style-name="T3_4636">submetidas</text:span><text:span text:style-name="T3_4637"><text:s/></text:span><text:span text:style-name="T3_4638">a</text:span><text:span text:style-name="T3_4639"><text:s/></text:span><text:span text:style-name="T3_4640">votação</text:span><text:span text:style-name="T3_4641">,<text:s/></text:span><text:span text:style-name="T3_4642">com</text:span><text:span text:style-name="T3_4643"><text:s/></text:span><text:span text:style-name="T3_4644">quatro</text:span><text:span text:style-name="T3_4645"><text:s/></text:span><text:span text:style-name="T3_4646">votos</text:span><text:span text:style-name="T3_4647"><text:s/></text:span><text:span text:style-name="T3_4648">a</text:span><text:span text:style-name="T3_4649"><text:s/></text:span><text:span text:style-name="T3_4650">favor</text:span><text:span text:style-name="T3_4651"><text:s/></text:span><text:span text:style-name="T3_4652">do</text:span><text:span text:style-name="T3_4653"><text:s/></text:span><text:span text:style-name="T3_4654">termo</text:span><text:span text:style-name="T3_4655"><text:s/>“</text:span><text:span text:style-name="T3_4656">substituição</text:span><text:span text:style-name="T3_4657">”,<text:s/></text:span><text:span text:style-name="T3_4658">dezenove</text:span><text:span text:style-name="T3_4659"><text:s/></text:span><text:span text:style-name="T3_4660">votos</text:span><text:span text:style-name="T3_4661"><text:s/></text:span><text:span text:style-name="T3_4662">a</text:span><text:span text:style-name="T3_4663"><text:s/></text:span><text:span text:style-name="T3_4664">favor</text:span><text:span text:style-name="T3_4665"><text:s/></text:span><text:span text:style-name="T3_4666">do</text:span><text:span text:style-name="T3_4667"><text:s/></text:span><text:span text:style-name="T3_4668">termo</text:span><text:span text:style-name="T3_4669"><text:s/>“</text:span><text:span text:style-name="T3_4670">complementação</text:span><text:span text:style-name="T3_4671">”,<text:s/></text:span><text:span text:style-name="T3_4672">sendo</text:span><text:span text:style-name="T3_4673"><text:s/></text:span><text:span text:style-name="T3_4674">esta</text:span><text:span text:style-name="T3_4675"><text:s/></text:span><text:span text:style-name="T3_4676">aprovada</text:span><text:span text:style-name="T3_4677">,<text:s/></text:span><text:span text:style-name="T3_4678">com</text:span><text:span text:style-name="T3_4679"><text:s/></text:span><text:span text:style-name="T3_4680">três</text:span><text:span text:style-name="T3_4681"><text:s/></text:span><text:span text:style-name="T3_4682">abstenções</text:span><text:span text:style-name="T3_4683">,</text:span><text:span text:style-name="T3_4684"><text:s/></text:span><text:span text:style-name="T3_4685">sendo</text:span><text:span text:style-name="T3_4686"><text:s/></text:span><text:span text:style-name="T3_4687">o</text:span><text:span text:style-name="T3_4688"><text:s/></text:span><text:span text:style-name="T3_4689">texto</text:span><text:span text:style-name="T3_4690"><text:s/></text:span><text:span text:style-name="T3_4691">completo</text:span><text:span text:style-name="T3_4692"><text:s/></text:span><text:span text:style-name="T3_4693">finalmente</text:span><text:span text:style-name="T3_4694"><text:s/></text:span><text:span text:style-name="T3_4695">aprovado</text:span><text:span text:style-name="T3_4696"><text:s/></text:span><text:span text:style-name="T3_4697">com</text:span><text:span text:style-name="T3_4698"><text:s/></text:span><text:span text:style-name="T3_4699">vinte</text:span><text:span text:style-name="T3_4700"><text:s/></text:span><text:span text:style-name="T3_4701">e</text:span><text:span text:style-name="T3_4702"><text:s/></text:span><text:span text:style-name="T3_4703">o</text:span><text:span text:style-name="T3_4704">ito</text:span><text:span text:style-name="T3_4705"><text:s/></text:span><text:span text:style-name="T3_4706">votos</text:span><text:span text:style-name="T3_4707"><text:s/></text:span><text:span text:style-name="T3_4708">a</text:span><text:span text:style-name="T3_4709"><text:s/></text:span><text:span text:style-name="T3_4710">favor</text:span><text:span text:style-name="T3_4711">,</text:span><text:span text:style-name="T3_4712"><text:s/></text:span><text:span text:style-name="T3_4713">nenhum</text:span><text:span text:style-name="T3_4714"><text:s/></text:span><text:span text:style-name="T3_4715">contra</text:span><text:span text:style-name="T3_4716"><text:s/></text:span><text:span text:style-name="T3_4717">e</text:span><text:span text:style-name="T3_4718"><text:s/></text:span><text:span text:style-name="T3_4719">nenhuma</text:span><text:span text:style-name="T3_4720"><text:s/></text:span><text:span text:style-name="T3_4721">abstenç</text:span><text:span text:style-name="T3_4722">ão</text:span><text:span text:style-name="T3_4723">;<text:s/></text:span><text:span text:style-name="T3_4724">12)<text:s/></text:span><text:span text:style-name="T3_4725">Diversidade</text:span><text:span text:style-name="T3_4726"><text:s/></text:span><text:span text:style-name="T3_4727">Sócio</text:span><text:span text:style-name="T3_4728">-</text:span><text:span text:style-name="T3_4729">Étnico</text:span><text:span text:style-name="T3_4730">-</text:span><text:span text:style-name="T3_4731">Cultural</text:span><text:span text:style-name="T3_4732">,<text:s/></text:span><text:span text:style-name="T3_4733">tendo</text:span><text:span text:style-name="T3_4734"><text:s/></text:span><text:span text:style-name="T3_4735">sido</text:span><text:span text:style-name="T3_4736"><text:s/></text:span><text:span text:style-name="T3_4737">destacada</text:span><text:span text:style-name="T3_4738"><text:s/></text:span><text:span text:style-name="T3_4739">a</text:span><text:span text:style-name="T3_4740"><text:s/></text:span><text:span text:style-name="T3_4741">passagem</text:span><text:span text:style-name="T3_4742"><text:s/></text:span><text:span text:style-name="T3_4743">referente</text:span><text:span text:style-name="T3_4744"><text:s/></text:span><text:span text:style-name="T3_4745">às</text:span><text:span text:style-name="T3_4746"><text:s/></text:span><text:span text:style-name="T3_4747">medidas</text:span><text:span text:style-name="T3_4748"><text:s/></text:span><text:span text:style-name="T3_4749">afirmativas</text:span><text:span text:style-name="T3_4750">,<text:s/></text:span><text:span text:style-name="T3_4751">com</text:span><text:span text:style-name="T3_4752"><text:s/></text:span><text:span text:style-name="T3_4753">vinte</text:span><text:span text:style-name="T3_4754"><text:s/></text:span><text:span text:style-name="T3_4755">e</text:span><text:span text:style-name="T3_4756"><text:s/></text:span><text:span text:style-name="T3_4757">oito</text:span><text:span text:style-name="T3_4758"><text:s/></text:span><text:span text:style-name="T3_4759">votos</text:span><text:span text:style-name="T3_4760"><text:s/></text:span><text:span text:style-name="T3_4761">favoráveis</text:span><text:span text:style-name="T3_4762"><text:s/></text:span><text:span text:style-name="T3_4763">à</text:span><text:span text:style-name="T3_4764"><text:s/></text:span><text:span text:style-name="T3_4765">manutenção</text:span><text:span text:style-name="T3_4766"><text:s/></text:span><text:span text:style-name="T3_4767">da</text:span><text:span text:style-name="T3_4768"><text:s/></text:span><text:span text:style-name="T3_4769">referida</text:span><text:span text:style-name="T3_4770"><text:s/></text:span><text:span text:style-name="T3_4771">passagem</text:span><text:span text:style-name="T3_4772">,<text:s/></text:span><text:span text:style-name="T3_4773">nenhum</text:span><text:span text:style-name="T3_4774"><text:s/></text:span><text:span text:style-name="T3_4775">contra</text:span><text:span text:style-name="T3_4776"><text:s/></text:span><text:span text:style-name="T3_4777">e</text:span><text:span text:style-name="T3_4778"><text:s/></text:span><text:span text:style-name="T3_4779">uma</text:span><text:span text:style-name="T3_4780"><text:s/></text:span><text:span text:style-name="T3_4781">abstenção</text:span><text:span text:style-name="T3_4782">,<text:s/></text:span><text:span text:style-name="T3_4783">sendo</text:span><text:span text:style-name="T3_4784"><text:s/></text:span><text:span text:style-name="T3_4785">o</text:span><text:span text:style-name="T3_4786"><text:s/></text:span><text:span text:style-name="T3_4787">texto</text:span><text:span text:style-name="T3_4788"><text:s/></text:span><text:span text:style-name="T3_4789">completo</text:span><text:span text:style-name="T3_4790"><text:s/></text:span><text:span text:style-name="T3_4791">finalmente</text:span><text:span text:style-name="T3_4792"><text:s/></text:span><text:span text:style-name="T3_4793">aprovado</text:span><text:span text:style-name="T3_4794"><text:s/></text:span><text:span text:style-name="T3_4795">com</text:span><text:span text:style-name="T3_4796"><text:s/></text:span><text:span text:style-name="T3_4797">dezenove</text:span><text:span text:style-name="T3_4798"><text:s/></text:span><text:span text:style-name="T3_4799">votos</text:span><text:span text:style-name="T3_4800"><text:s/></text:span><text:span text:style-name="T3_4801">a</text:span><text:span text:style-name="T3_4802"><text:s/></text:span><text:span text:style-name="T3_4803">favor</text:span><text:span text:style-name="T3_4804">,<text:s/></text:span><text:span text:style-name="T3_4805">nenhum</text:span><text:span text:style-name="T3_4806"><text:s/></text:span><text:span text:style-name="T3_4807">contra</text:span><text:span text:style-name="T3_4808"><text:s/></text:span><text:span text:style-name="T3_4809">e</text:span><text:span text:style-name="T3_4810"><text:s/></text:span><text:span text:style-name="T3_4811">uma</text:span><text:span text:style-name="T3_4812"><text:s/></text:span><text:span text:style-name="T3_4813">abstenção</text:span><text:span text:style-name="T3_4814">;<text:s/></text:span><text:span text:style-name="T3_4815">13)<text:s/></text:span><text:span text:style-name="T3_4816">Neurodiversidade</text:span><text:span text:style-name="T3_4817">,<text:s/></text:span><text:span text:style-name="T3_4818">sem</text:span><text:span text:style-name="T3_4819"><text:s/></text:span><text:span text:style-name="T3_4820">destaques</text:span><text:span text:style-name="T3_4821">,<text:s/></text:span><text:span text:style-name="T3_4822">sendo</text:span><text:span text:style-name="T3_4823"><text:s/></text:span><text:span text:style-name="T3_4824">o</text:span><text:span text:style-name="T3_4825"><text:s/></text:span><text:span text:style-name="T3_4826">texto</text:span><text:span text:style-name="T3_4827"><text:s/></text:span><text:span text:style-name="T3_4828">completo</text:span><text:span text:style-name="T3_4829"><text:s/></text:span><text:span text:style-name="T3_4830">aprovado</text:span><text:span text:style-name="T3_4831"><text:s/></text:span><text:span text:style-name="T3_4832">com</text:span><text:span text:style-name="T3_4833"><text:s/></text:span><text:span text:style-name="T3_4834">vinte</text:span><text:span text:style-name="T3_4835"><text:s/></text:span><text:span text:style-name="T3_4836">e</text:span><text:span text:style-name="T3_4837"><text:s/></text:span><text:span text:style-name="T3_4838">nove</text:span><text:span text:style-name="T3_4839"><text:s/></text:span><text:span text:style-name="T3_4840">votos</text:span><text:span text:style-name="T3_4841"><text:s/></text:span><text:span text:style-name="T3_4842">a</text:span><text:span text:style-name="T3_4843"><text:s/></text:span><text:span text:style-name="T3_4844">favor</text:span><text:span text:style-name="T3_4845">,<text:s/></text:span><text:span text:style-name="T3_4846">nenhum</text:span><text:span text:style-name="T3_4847"><text:s/></text:span><text:span text:style-name="T3_4848">contra</text:span><text:span text:style-name="T3_4849"><text:s/></text:span><text:span text:style-name="T3_4850">e</text:span><text:span text:style-name="T3_4851"><text:s/></text:span><text:span text:style-name="T3_4852">duas</text:span><text:span text:style-name="T3_4853"><text:s/></text:span><text:span text:style-name="T3_4854">abstenções</text:span><text:span text:style-name="T3_4855">;<text:s/></text:span><text:span text:style-name="T3_4856">14)<text:s/></text:span><text:span text:style-name="T3_4857">Direitos</text:span><text:span text:style-name="T3_4858"><text:s/></text:span><text:span text:style-name="T3_4859">das</text:span><text:span text:style-name="T3_4860"><text:s/></text:span><text:span text:style-name="T3_4861">Mulheres</text:span><text:span text:style-name="T3_4862">,<text:s/></text:span><text:span text:style-name="T3_4863">tendo</text:span><text:span text:style-name="T3_4864"><text:s/></text:span><text:span text:style-name="T3_4865">sido</text:span><text:span text:style-name="T3_4866"><text:s/></text:span><text:span text:style-name="T3_4867">destacada</text:span><text:span text:style-name="T3_4868"><text:s/></text:span><text:span text:style-name="T3_4869">a</text:span><text:span text:style-name="T3_4870"><text:s/></text:span><text:span text:style-name="T3_4871">proposta</text:span><text:span text:style-name="T3_4872"><text:s/></text:span><text:span text:style-name="T3_4873">de</text:span><text:span text:style-name="T3_4874"><text:s/></text:span><text:span text:style-name="T3_4875">remeter</text:span><text:span text:style-name="T3_4876"><text:s/></text:span><text:span text:style-name="T3_4877">a</text:span><text:span text:style-name="T3_4878"><text:s/></text:span><text:span text:style-name="T3_4879">discussão</text:span><text:span text:style-name="T3_4880"><text:s/></text:span><text:span text:style-name="T3_4881">da</text:span><text:span text:style-name="T3_4882"><text:s/></text:span><text:span text:style-name="T3_4883">prostituição</text:span><text:span text:style-name="T3_4884"><text:s/></text:span><text:span text:style-name="T3_4885">a</text:span><text:span text:style-name="T3_4886"><text:s/></text:span><text:span text:style-name="T3_4887">um</text:span><text:span text:style-name="T3_4888"><text:s/></text:span><text:span text:style-name="T3_4889">Grupo</text:span><text:span text:style-name="T3_4890"><text:s/></text:span><text:span text:style-name="T3_4891">Setorial</text:span><text:span text:style-name="T3_4892"><text:s/></text:span><text:span text:style-name="T3_4893">específico</text:span><text:span text:style-name="T3_4894">,<text:s/></text:span><text:span text:style-name="T3_4895">com</text:span><text:span text:style-name="T3_4896"><text:s/></text:span><text:span text:style-name="T3_4897">vinte</text:span><text:span text:style-name="T3_4898"><text:s/></text:span><text:span text:style-name="T3_4899">e</text:span><text:span text:style-name="T3_4900"><text:s/></text:span><text:span text:style-name="T3_4901">dois</text:span><text:span text:style-name="T3_4902"><text:s/></text:span><text:span text:style-name="T3_4903">votos</text:span><text:span text:style-name="T3_4904"><text:s/></text:span><text:span text:style-name="T3_4905">a</text:span><text:span text:style-name="T3_4906"><text:s/></text:span><text:span text:style-name="T3_4907">favor</text:span><text:span text:style-name="T3_4908">,<text:s/></text:span><text:span text:style-name="T3_4909">cinco</text:span><text:span text:style-name="T3_4910"><text:s/></text:span><text:span text:style-name="T3_4911">contra</text:span><text:span text:style-name="T3_4912"><text:s/></text:span><text:span text:style-name="T3_4913">e</text:span><text:span text:style-name="T3_4914"><text:s/></text:span><text:span text:style-name="T3_4915">três</text:span><text:span text:style-name="T3_4916"><text:s/></text:span><text:span text:style-name="T3_4917">abstenções</text:span><text:span text:style-name="T3_4918">,<text:s/></text:span><text:span text:style-name="T3_4919">tendo</text:span><text:span text:style-name="T3_4920"><text:s/></text:span><text:span text:style-name="T3_4921">sido</text:span><text:span text:style-name="T3_4922"><text:s/></text:span><text:span text:style-name="T3_4923">destacado</text:span><text:span text:style-name="T3_4924"><text:s/></text:span><text:span text:style-name="T3_4925">o</text:span><text:span text:style-name="T3_4926"><text:s/></text:span><text:span text:style-name="T3_4927">trecho</text:span><text:span text:style-name="T3_4928"><text:s/></text:span><text:span text:style-name="T3_4929">sobre</text:span><text:span text:style-name="T3_4930"><text:s/></text:span><text:span text:style-name="T3_4931">criminalizar</text:span><text:span text:style-name="T3_4932"><text:s/></text:span><text:span text:style-name="T3_4933">a</text:span><text:span text:style-name="T3_4934"><text:s/></text:span><text:span text:style-name="T3_4935">violência</text:span><text:span text:style-name="T3_4936"><text:s/></text:span><text:span text:style-name="T3_4937">obstétrica</text:span><text:span text:style-name="T3_4938">,<text:s/></text:span><text:span text:style-name="T3_4939">com</text:span><text:span text:style-name="T3_4940"><text:s/></text:span><text:span text:style-name="T3_4941">dez</text:span><text:span text:style-name="T3_4942"><text:s/></text:span><text:span text:style-name="T3_4943">votos</text:span><text:span text:style-name="T3_4944"><text:s/></text:span><text:span text:style-name="T3_4945">favoráveis</text:span><text:span text:style-name="T3_4946">,<text:s/></text:span><text:span text:style-name="T3_4947">nenhum</text:span><text:span text:style-name="T3_4948"><text:s/></text:span><text:span text:style-name="T3_4949">contra</text:span><text:span text:style-name="T3_4950"><text:s/></text:span><text:span text:style-name="T3_4951">e</text:span><text:span text:style-name="T3_4952"><text:s/></text:span><text:span text:style-name="T3_4953">uma</text:span><text:span text:style-name="T3_4954"><text:s/></text:span><text:span text:style-name="T3_4955">abstenção</text:span><text:span text:style-name="T3_4956">;<text:s/></text:span><text:span text:style-name="T3_4957">tendo</text:span><text:span text:style-name="T3_4958"><text:s/></text:span><text:span text:style-name="T3_4959">sido</text:span><text:span text:style-name="T3_4960"><text:s/></text:span><text:span text:style-name="T3_4961">proposto</text:span><text:span text:style-name="T3_4962"><text:s/></text:span><text:span text:style-name="T3_4963">que</text:span><text:span text:style-name="T3_4964"><text:s/></text:span><text:span text:style-name="T3_4965">o</text:span><text:span text:style-name="T3_4966"><text:s/></text:span><text:span text:style-name="T3_4967">tema</text:span><text:span text:style-name="T3_4968"><text:s/></text:span><text:span text:style-name="T3_4969">prostituição</text:span><text:span text:style-name="T3_4970"><text:s/></text:span><text:span text:style-name="T3_4971">seja</text:span><text:span text:style-name="T3_4972"><text:s/></text:span><text:span text:style-name="T3_4973">contemplado</text:span><text:span text:style-name="T3_4974"><text:s/></text:span><text:span text:style-name="T3_4975">também</text:span><text:span text:style-name="T3_4976"><text:s/></text:span><text:span text:style-name="T3_4977">no</text:span><text:span text:style-name="T3_4978"><text:s/></text:span><text:span text:style-name="T3_4979">tópico</text:span><text:span text:style-name="T3_4980"><text:s/></text:span><text:span text:style-name="T3_4981">Trabalho</text:span><text:span text:style-name="T3_4982">,<text:s/></text:span><text:span text:style-name="T3_4983">emprego</text:span><text:span text:style-name="T3_4984"><text:s/></text:span><text:span text:style-name="T3_4985">e</text:span><text:span text:style-name="T3_4986"><text:s/></text:span><text:span text:style-name="T3_4987">renda</text:span><text:span text:style-name="T3_4988">,<text:s/></text:span><text:span text:style-name="T3_4989">com</text:span><text:span text:style-name="T3_4990"><text:s/></text:span><text:span text:style-name="T3_4991">dez</text:span><text:span text:style-name="T3_4992"><text:s/></text:span><text:span text:style-name="T3_4993">votos</text:span><text:span text:style-name="T3_4994"><text:s/></text:span><text:span text:style-name="T3_4995">favoráveis</text:span><text:span text:style-name="T3_4996">,<text:s/></text:span><text:span text:style-name="T3_4997">nenhum</text:span><text:span text:style-name="T3_4998"><text:s/></text:span><text:span text:style-name="T3_4999">contra</text:span><text:span text:style-name="T3_5000"><text:s/></text:span><text:span text:style-name="T3_5001">e</text:span><text:span text:style-name="T3_5002"><text:s/></text:span><text:span text:style-name="T3_5003">cinco</text:span><text:span text:style-name="T3_5004"><text:s/></text:span><text:span text:style-name="T3_5005">abstenções</text:span><text:span text:style-name="T3_5006">,<text:s/></text:span><text:span text:style-name="T3_5007">sendo</text:span><text:span text:style-name="T3_5008"><text:s/></text:span><text:span text:style-name="T3_5009">o</text:span><text:span text:style-name="T3_5010"><text:s/></text:span><text:span text:style-name="T3_5011">texto</text:span><text:span text:style-name="T3_5012"><text:s/></text:span><text:span text:style-name="T3_5013">completo</text:span><text:span text:style-name="T3_5014"><text:s/></text:span><text:span text:style-name="T3_5015">finalmente</text:span><text:span text:style-name="T3_5016"><text:s/></text:span><text:span text:style-name="T3_5017">aprovado</text:span><text:span text:style-name="T3_5018"><text:s/></text:span><text:span text:style-name="T3_5019">com</text:span><text:span text:style-name="T3_5020"><text:s/></text:span><text:span text:style-name="T3_5021">vinte</text:span><text:span text:style-name="T3_5022"><text:s/></text:span><text:span text:style-name="T3_5023">e</text:span><text:span text:style-name="T3_5024"><text:s/></text:span><text:span text:style-name="T3_5025">dois</text:span><text:span text:style-name="T3_5026"><text:s/></text:span><text:span text:style-name="T3_5027">votos</text:span><text:span text:style-name="T3_5028"><text:s/></text:span><text:span text:style-name="T3_5029">a</text:span><text:span text:style-name="T3_5030"><text:s/></text:span><text:span text:style-name="T3_5031">favor</text:span><text:span text:style-name="T3_5032">,<text:s/></text:span><text:span text:style-name="T3_5033">nenhum</text:span><text:span text:style-name="T3_5034"><text:s/></text:span><text:span text:style-name="T3_5035">contra</text:span><text:span text:style-name="T3_5036"><text:s/></text:span><text:span text:style-name="T3_5037">e</text:span><text:span text:style-name="T3_5038"><text:s/></text:span><text:span text:style-name="T3_5039">nenhuma</text:span><text:span text:style-name="T3_5040"><text:s/></text:span><text:span text:style-name="T3_5041">abstenção</text:span><text:span text:style-name="T3_5042">;</text:span><text:span text:style-name="T3_5043"><text:s/></text:span><text:span text:style-name="T3_5044">15)<text:s/></text:span><text:span text:style-name="T3_5045">Privacidade</text:span><text:span text:style-name="T3_5046">,<text:s/></text:span><text:span text:style-name="T3_5047">sem</text:span><text:span text:style-name="T3_5048"><text:s/></text:span><text:span text:style-name="T3_5049">destaques</text:span><text:span text:style-name="T3_5050">,<text:s/></text:span><text:span text:style-name="T3_5051">com</text:span><text:span text:style-name="T3_5052"><text:s/></text:span><text:span text:style-name="T3_5053">vinte</text:span><text:span text:style-name="T3_5054"><text:s/></text:span><text:span text:style-name="T3_5055">e</text:span><text:span text:style-name="T3_5056"><text:s/></text:span><text:span text:style-name="T3_5057">quatro</text:span><text:span text:style-name="T3_5058"><text:s/></text:span><text:span text:style-name="T3_5059">votos</text:span><text:span text:style-name="T3_5060"><text:s/></text:span><text:span text:style-name="T3_5061">a</text:span><text:span text:style-name="T3_5062"><text:s/></text:span><text:span text:style-name="T3_5063">favor</text:span><text:span text:style-name="T3_5064">,<text:s/></text:span><text:span text:style-name="T3_5065">nenhum</text:span><text:span text:style-name="T3_5066"><text:s/></text:span><text:span text:style-name="T3_5067">contra</text:span><text:span text:style-name="T3_5068"><text:s/></text:span><text:span text:style-name="T3_5069">e</text:span><text:span text:style-name="T3_5070"><text:s/></text:span><text:span text:style-name="T3_5071">uma</text:span><text:span text:style-name="T3_5072"><text:s/></text:span><text:span text:style-name="T3_5073">abstenção</text:span><text:span text:style-name="T3_5074">,<text:s/></text:span><text:span text:style-name="T3_5075">16)<text:s/></text:span><text:span text:style-name="T3_5076">Internet</text:span><text:span text:style-name="T3_5077"><text:s/></text:span><text:span text:style-name="T3_5078">como</text:span><text:span text:style-name="T3_5079"><text:s/></text:span><text:span text:style-name="T3_5080">bem</text:span><text:span text:style-name="T3_5081"><text:s/></text:span><text:span text:style-name="T3_5082">universal</text:span><text:span text:style-name="T3_5083">,<text:s/></text:span><text:span text:style-name="T3_5084">sem</text:span><text:span text:style-name="T3_5085"><text:s/></text:span><text:span text:style-name="T3_5086">destaques</text:span><text:span text:style-name="T3_5087">,<text:s/></text:span><text:span text:style-name="T3_5088">sendo</text:span><text:span text:style-name="T3_5089"><text:s/></text:span><text:span text:style-name="T3_5090">o</text:span><text:span text:style-name="T3_5091"><text:s/></text:span><text:span text:style-name="T3_5092">texto</text:span><text:span text:style-name="T3_5093"><text:s/></text:span><text:span text:style-name="T3_5094">completo</text:span><text:span text:style-name="T3_5095"><text:s/></text:span><text:span text:style-name="T3_5096">aprovado</text:span><text:span text:style-name="T3_5097"><text:s/></text:span><text:span text:style-name="T3_5098">com</text:span><text:span text:style-name="T3_5099"><text:s/></text:span><text:span text:style-name="T3_5100">vinte</text:span><text:span text:style-name="T3_5101"><text:s/></text:span><text:span text:style-name="T3_5102">e</text:span><text:span text:style-name="T3_5103"><text:s/></text:span><text:span text:style-name="T3_5104">dois</text:span><text:span text:style-name="T3_5105"><text:s/></text:span><text:span text:style-name="T3_5106">votos</text:span><text:span text:style-name="T3_5107"><text:s/></text:span><text:span text:style-name="T3_5108">a</text:span><text:span text:style-name="T3_5109"><text:s/></text:span><text:span text:style-name="T3_5110">favor</text:span><text:span text:style-name="T3_5111">,<text:s/></text:span><text:span text:style-name="T3_5112">nenhum</text:span><text:span text:style-name="T3_5113"><text:s/></text:span><text:span text:style-name="T3_5114">contra</text:span><text:span text:style-name="T3_5115"><text:s/></text:span><text:span text:style-name="T3_5116">e</text:span><text:span text:style-name="T3_5117"><text:s/></text:span><text:span text:style-name="T3_5118">duas</text:span><text:span text:style-name="T3_5119"><text:s/></text:span><text:span text:style-name="T3_5120">abstenções</text:span><text:span text:style-name="T3_5121">;<text:s/></text:span><text:span text:style-name="T3_5122">17)<text:s/></text:span><text:span text:style-name="T3_5123">Democracia</text:span><text:span text:style-name="T3_5124"><text:s/></text:span><text:span text:style-name="T3_5125">Plena</text:span><text:span text:style-name="T3_5126">,<text:s/></text:span><text:span text:style-name="T3_5127">sem</text:span><text:span text:style-name="T3_5128"><text:s/></text:span><text:span text:style-name="T3_5129">destaques</text:span><text:span text:style-name="T3_5130">,<text:s/></text:span><text:span text:style-name="T3_5131">sendo</text:span><text:span text:style-name="T3_5132"><text:s/></text:span><text:span text:style-name="T3_5133">o</text:span><text:span text:style-name="T3_5134"><text:s/></text:span><text:span text:style-name="T3_5135">texto</text:span><text:span text:style-name="T3_5136"><text:s/></text:span><text:span text:style-name="T3_5137">completo</text:span><text:span text:style-name="T3_5138"><text:s/></text:span><text:span text:style-name="T3_5139">aprovado</text:span><text:span text:style-name="T3_5140"><text:s/></text:span><text:span text:style-name="T3_5141">com</text:span><text:span text:style-name="T3_5142"><text:s/></text:span><text:span text:style-name="T3_5143">vinte</text:span><text:span text:style-name="T3_5144"><text:s/></text:span><text:span text:style-name="T3_5145">e</text:span><text:span text:style-name="T3_5146"><text:s/></text:span><text:span text:style-name="T3_5147">cinco</text:span><text:span text:style-name="T3_5148"><text:s/></text:span><text:span text:style-name="T3_5149">votos</text:span><text:span text:style-name="T3_5150"><text:s/></text:span><text:span text:style-name="T3_5151">a</text:span><text:span text:style-name="T3_5152"><text:s/></text:span><text:span text:style-name="T3_5153">favor</text:span><text:span text:style-name="T3_5154">,<text:s/></text:span><text:span text:style-name="T3_5155">nenhum</text:span><text:span text:style-name="T3_5156"><text:s/></text:span><text:span text:style-name="T3_5157">contra</text:span><text:span text:style-name="T3_5158"><text:s/></text:span><text:span text:style-name="T3_5159">e</text:span><text:span text:style-name="T3_5160"><text:s/></text:span><text:span text:style-name="T3_5161">nenhuma</text:span><text:span text:style-name="T3_5162"><text:s/></text:span><text:span text:style-name="T3_5163">abstenção</text:span><text:span text:style-name="T3_5164">;<text:s/></text:span><text:span text:style-name="T3_5165">18)</text:span><text:span text:style-name="T3_5166"><text:s/></text:span><text:span text:style-name="T3_5167">Comunicações</text:span><text:span text:style-name="T3_5168">,<text:s/></text:span><text:span text:style-name="T3_5169">sem</text:span><text:span text:style-name="T3_5170"><text:s/></text:span><text:span text:style-name="T3_5171">destaques</text:span><text:span text:style-name="T3_5172">,<text:s/></text:span><text:span text:style-name="T3_5173">sendo</text:span><text:span text:style-name="T3_5174"><text:s/></text:span><text:span text:style-name="T3_5175">o</text:span><text:span text:style-name="T3_5176"><text:s/></text:span><text:span text:style-name="T3_5177">texto</text:span><text:span text:style-name="T3_5178"><text:s/></text:span><text:span text:style-name="T3_5179">completo</text:span><text:span text:style-name="T3_5180"><text:s/></text:span><text:span text:style-name="T3_5181">aprovado</text:span><text:span text:style-name="T3_5182"><text:s/></text:span><text:span text:style-name="T3_5183">com</text:span><text:span text:style-name="T3_5184"><text:s/></text:span><text:span text:style-name="T3_5185">dezenove</text:span><text:span text:style-name="T3_5186"><text:s/></text:span><text:span text:style-name="T3_5187">votos</text:span><text:span text:style-name="T3_5188"><text:s/></text:span><text:span text:style-name="T3_5189">a</text:span><text:span text:style-name="T3_5190"><text:s/></text:span><text:span text:style-name="T3_5191">favor</text:span><text:span text:style-name="T3_5192">,<text:s/></text:span><text:span text:style-name="T3_5193">nenhum</text:span><text:span text:style-name="T3_5194"><text:s/></text:span><text:span text:style-name="T3_5195">contra</text:span><text:span text:style-name="T3_5196"><text:s/></text:span><text:span text:style-name="T3_5197">e</text:span><text:span text:style-name="T3_5198"><text:s/></text:span><text:span text:style-name="T3_5199">duas</text:span><text:span text:style-name="T3_5200"><text:s/></text:span><text:span text:style-name="T3_5201">abstenções</text:span><text:span text:style-name="T3_5202">;<text:s/></text:span><text:span text:style-name="T3_5203">19)<text:s/></text:span><text:span text:style-name="T3_5204">Direitos</text:span><text:span text:style-name="T3_5205"><text:s/></text:span><text:span text:style-name="T3_5206">Autorais</text:span><text:span text:style-name="T3_5207">,<text:s/></text:span><text:span text:style-name="T3_5208">sem</text:span><text:span text:style-name="T3_5209"><text:s/></text:span><text:span text:style-name="T3_5210">destaques</text:span><text:span text:style-name="T3_5211">,<text:s/></text:span><text:span text:style-name="T3_5212">sendo</text:span><text:span text:style-name="T3_5213"><text:s/></text:span><text:span text:style-name="T3_5214">o</text:span><text:span text:style-name="T3_5215"><text:s/></text:span><text:span text:style-name="T3_5216">texto</text:span><text:span text:style-name="T3_5217"><text:s/></text:span><text:span text:style-name="T3_5218">completo</text:span><text:span text:style-name="T3_5219"><text:s/></text:span><text:span text:style-name="T3_5220">aprovado</text:span><text:span text:style-name="T3_5221"><text:s/></text:span><text:span text:style-name="T3_5222">com</text:span><text:span text:style-name="T3_5223"><text:s/></text:span><text:span text:style-name="T3_5224">dezoito</text:span><text:span text:style-name="T3_5225"><text:s/></text:span><text:span text:style-name="T3_5226">votos</text:span><text:span text:style-name="T3_5227"><text:s/></text:span><text:span text:style-name="T3_5228">a</text:span><text:span text:style-name="T3_5229"><text:s/></text:span><text:span text:style-name="T3_5230">favor</text:span><text:span text:style-name="T3_5231">,<text:s/></text:span><text:span text:style-name="T3_5232">nenhum</text:span><text:span text:style-name="T3_5233"><text:s/></text:span><text:span text:style-name="T3_5234">contra</text:span><text:span text:style-name="T3_5235"><text:s/></text:span><text:span text:style-name="T3_5236">e</text:span><text:span text:style-name="T3_5237"><text:s/></text:span><text:span text:style-name="T3_5238">nenhuma</text:span><text:span text:style-name="T3_5239"><text:s/></text:span><text:span text:style-name="T3_5240">abstenção</text:span><text:span text:style-name="T3_5241">;<text:s/></text:span><text:span text:style-name="T3_5242">20)<text:s/></text:span><text:span text:style-name="T3_5243">Cultura</text:span><text:span text:style-name="T3_5244">,<text:s/></text:span><text:span text:style-name="T3_5245">sem</text:span><text:span text:style-name="T3_5246"><text:s/></text:span><text:span text:style-name="T3_5247">destaques</text:span><text:span text:style-name="T3_5248">,<text:s/></text:span><text:span text:style-name="T3_5249">sendo</text:span><text:span text:style-name="T3_5250"><text:s/></text:span><text:span text:style-name="T3_5251">o</text:span><text:span text:style-name="T3_5252"><text:s/></text:span><text:span text:style-name="T3_5253">texto</text:span><text:span text:style-name="T3_5254"><text:s/></text:span><text:span text:style-name="T3_5255">completo</text:span><text:span text:style-name="T3_5256"><text:s/></text:span><text:span text:style-name="T3_5257">aprovado</text:span><text:span text:style-name="T3_5258"><text:s/></text:span><text:span text:style-name="T3_5259">com</text:span><text:span text:style-name="T3_5260"><text:s/></text:span><text:span text:style-name="T3_5261">quinze</text:span><text:span text:style-name="T3_5262"><text:s/></text:span><text:span text:style-name="T3_5263">votos</text:span><text:span text:style-name="T3_5264"><text:s/></text:span><text:span text:style-name="T3_5265">a</text:span><text:span text:style-name="T3_5266"><text:s/></text:span><text:span text:style-name="T3_5267">favor</text:span><text:span text:style-name="T3_5268">,<text:s/></text:span><text:span text:style-name="T3_5269">nenhum</text:span><text:span text:style-name="T3_5270"><text:s/></text:span><text:span text:style-name="T3_5271">contra</text:span><text:span text:style-name="T3_5272"><text:s/></text:span><text:span text:style-name="T3_5273">e</text:span><text:span text:style-name="T3_5274"><text:s/></text:span><text:span text:style-name="T3_5275">seis</text:span><text:span text:style-name="T3_5276"><text:s/></text:span><text:span text:style-name="T3_5277">abstenções</text:span><text:span text:style-name="T3_5278">;<text:s/></text:span><text:span text:style-name="T3_5279">21)<text:s/></text:span><text:span text:style-name="T3_5280">Patentes</text:span><text:span text:style-name="T3_5281">,<text:s/></text:span><text:span text:style-name="T3_5282">sem</text:span><text:span text:style-name="T3_5283"><text:s/></text:span><text:span text:style-name="T3_5284">destaques</text:span><text:span text:style-name="T3_5285">,<text:s/></text:span><text:span text:style-name="T3_5286">sendo</text:span><text:span text:style-name="T3_5287"><text:s/></text:span><text:span text:style-name="T3_5288">o</text:span><text:span text:style-name="T3_5289"><text:s/></text:span><text:span text:style-name="T3_5290">texto</text:span><text:span text:style-name="T3_5291"><text:s/></text:span><text:span text:style-name="T3_5292">completo</text:span><text:span text:style-name="T3_5293"><text:s/></text:span><text:span text:style-name="T3_5294">aprovado</text:span><text:span text:style-name="T3_5295"><text:s/></text:span><text:span text:style-name="T3_5296">com</text:span><text:span text:style-name="T3_5297"><text:s/></text:span><text:span text:style-name="T3_5298">dezesseis</text:span><text:span text:style-name="T3_5299"><text:s/></text:span><text:span text:style-name="T3_5300">votos</text:span><text:span text:style-name="T3_5301"><text:s/></text:span><text:span text:style-name="T3_5302">a</text:span><text:span text:style-name="T3_5303"><text:s/></text:span><text:span text:style-name="T3_5304">favor</text:span><text:span text:style-name="T3_5305">,<text:s/></text:span><text:span text:style-name="T3_5306">nenhum</text:span><text:span text:style-name="T3_5307"><text:s/></text:span><text:span text:style-name="T3_5308">contra</text:span><text:span text:style-name="T3_5309"><text:s/></text:span><text:span text:style-name="T3_5310">e</text:span><text:span text:style-name="T3_5311"><text:s/></text:span><text:span text:style-name="T3_5312">quatro</text:span><text:span text:style-name="T3_5313"><text:s/></text:span><text:span text:style-name="T3_5314">abstenções</text:span><text:span text:style-name="T3_5315">;<text:s/></text:span><text:span text:style-name="T3_5316">22)<text:s/></text:span><text:span text:style-name="T3_5317">Software</text:span><text:span text:style-name="T3_5318"><text:s/></text:span><text:span text:style-name="T3_5319">Livre</text:span><text:span text:style-name="T3_5320">,<text:s/></text:span><text:span text:style-name="T3_5321">sem</text:span><text:span text:style-name="T3_5322"><text:s/></text:span><text:span text:style-name="T3_5323">destaques</text:span><text:span text:style-name="T3_5324">,<text:s/></text:span><text:span text:style-name="T3_5325">sendo</text:span><text:span text:style-name="T3_5326"><text:s/></text:span><text:span text:style-name="T3_5327">o</text:span><text:span text:style-name="T3_5328"><text:s/></text:span><text:span text:style-name="T3_5329">texto</text:span><text:span text:style-name="T3_5330"><text:s/></text:span><text:span text:style-name="T3_5331">completo</text:span><text:span text:style-name="T3_5332"><text:s/></text:span><text:span text:style-name="T3_5333">aprovado</text:span><text:span text:style-name="T3_5334"><text:s/></text:span><text:span text:style-name="T3_5335">com</text:span><text:span text:style-name="T3_5336"><text:s/></text:span><text:span text:style-name="T3_5337">vinte</text:span><text:span text:style-name="T3_5338"><text:s/></text:span><text:span text:style-name="T3_5339">e</text:span><text:span text:style-name="T3_5340"><text:s/></text:span><text:span text:style-name="T3_5341">três</text:span><text:span text:style-name="T3_5342"><text:s/></text:span><text:span text:style-name="T3_5343">votos</text:span><text:span text:style-name="T3_5344"><text:s/></text:span><text:span text:style-name="T3_5345">a</text:span><text:span text:style-name="T3_5346"><text:s/></text:span><text:span text:style-name="T3_5347">favor</text:span><text:span text:style-name="T3_5348">,<text:s/></text:span><text:span text:style-name="T3_5349">nenhum</text:span><text:span text:style-name="T3_5350"><text:s/></text:span><text:span text:style-name="T3_5351">contra</text:span><text:span text:style-name="T3_5352"><text:s/></text:span><text:span text:style-name="T3_5353">e</text:span><text:span text:style-name="T3_5354"><text:s/></text:span><text:span text:style-name="T3_5355">três</text:span><text:span text:style-name="T3_5356"><text:s/></text:span><text:span text:style-name="T3_5357">abstenções</text:span><text:span text:style-name="T3_5358">;<text:s/></text:span><text:span text:style-name="T3_5359">23)<text:s/></text:span><text:span text:style-name="T3_5360">Direitos</text:span><text:span text:style-name="T3_5361"><text:s/></text:span><text:span text:style-name="T3_5362">dos</text:span><text:span text:style-name="T3_5363"><text:s/></text:span><text:span text:style-name="T3_5364">Animais</text:span><text:span text:style-name="T3_5365">,<text:s/></text:span><text:span text:style-name="T3_5366">tendo</text:span><text:span text:style-name="T3_5367"><text:s/></text:span><text:span text:style-name="T3_5368">sido</text:span><text:span text:style-name="T3_5369"><text:s/></text:span><text:span text:style-name="T3_5370">destacada</text:span><text:span text:style-name="T3_5371"><text:s/></text:span><text:span text:style-name="T3_5372">a</text:span><text:span text:style-name="T3_5373"><text:s/></text:span><text:span text:style-name="T3_5374">passagem</text:span><text:span text:style-name="T3_5375"><text:s/></text:span><text:span text:style-name="T3_5376">referente</text:span><text:span text:style-name="T3_5377"><text:s/></text:span><text:span text:style-name="T3_5378">ao</text:span><text:span text:style-name="T3_5379"><text:s/></text:span><text:span text:style-name="T3_5380">abate</text:span><text:span text:style-name="T3_5381"><text:s/></text:span><text:span text:style-name="T3_5382">ritual</text:span><text:span text:style-name="T3_5383">,<text:s/></text:span><text:span text:style-name="T3_5384">com</text:span><text:span text:style-name="T3_5385"><text:s/></text:span><text:span text:style-name="T3_5386">um</text:span><text:span text:style-name="T3_5387"><text:s/></text:span><text:span text:style-name="T3_5388">voto</text:span><text:span text:style-name="T3_5389"><text:s/></text:span><text:span text:style-name="T3_5390">favorável</text:span><text:span text:style-name="T3_5391"><text:s/></text:span><text:span text:style-name="T3_5392">à</text:span><text:span text:style-name="T3_5393"><text:s/></text:span><text:span text:style-name="T3_5394">sua</text:span><text:span text:style-name="T3_5395"><text:s/></text:span><text:span text:style-name="T3_5396">supressão</text:span><text:span text:style-name="T3_5397">,<text:s/></text:span><text:span text:style-name="T3_5398">vinte</text:span><text:span text:style-name="T3_5399"><text:s/></text:span><text:span text:style-name="T3_5400">contra</text:span><text:span text:style-name="T3_5401"><text:s/></text:span><text:span text:style-name="T3_5402">e</text:span><text:span text:style-name="T3_5403"><text:s/></text:span><text:span text:style-name="T3_5404">três</text:span><text:span text:style-name="T3_5405"><text:s/></text:span><text:span text:style-name="T3_5406">abstenções</text:span><text:span text:style-name="T3_5407">,<text:s/></text:span><text:span text:style-name="T3_5408">sendo</text:span><text:span text:style-name="T3_5409"><text:s/></text:span><text:span text:style-name="T3_5410">o</text:span><text:span text:style-name="T3_5411"><text:s/></text:span><text:span text:style-name="T3_5412">texto</text:span><text:span text:style-name="T3_5413"><text:s/></text:span><text:span text:style-name="T3_5414">completo</text:span><text:span text:style-name="T3_5415"><text:s/></text:span><text:span text:style-name="T3_5416">finalmente</text:span><text:span text:style-name="T3_5417"><text:s/></text:span><text:span text:style-name="T3_5418">aprovado</text:span><text:span text:style-name="T3_5419"><text:s/></text:span><text:span text:style-name="T3_5420">com</text:span><text:span text:style-name="T3_5421"><text:s/></text:span><text:span text:style-name="T3_5422">vinte</text:span><text:span text:style-name="T3_5423"><text:s/></text:span><text:span text:style-name="T3_5424">votos</text:span><text:span text:style-name="T3_5425"><text:s/></text:span><text:span text:style-name="T3_5426">a</text:span><text:span text:style-name="T3_5427"><text:s/></text:span><text:span text:style-name="T3_5428">favor</text:span><text:span text:style-name="T3_5429">,<text:s/></text:span><text:span text:style-name="T3_5430">três</text:span><text:span text:style-name="T3_5431"><text:s/></text:span><text:span text:style-name="T3_5432">contra</text:span><text:span text:style-name="T3_5433"><text:s/></text:span><text:span text:style-name="T3_5434">e</text:span><text:span text:style-name="T3_5435"><text:s/></text:span><text:span text:style-name="T3_5436">cinco</text:span><text:span text:style-name="T3_5437"><text:s/></text:span><text:span text:style-name="T3_5438">abstenções</text:span><text:span text:style-name="T3_5439">;<text:s/></text:span><text:span text:style-name="T3_5440">24)<text:s/></text:span><text:span text:style-name="T3_5441">Trabalho</text:span><text:span text:style-name="T3_5442">,<text:s/></text:span><text:span text:style-name="T3_5443">Renda</text:span><text:span text:style-name="T3_5444"><text:s/></text:span><text:span text:style-name="T3_5445">e</text:span><text:span text:style-name="T3_5446"><text:s/></text:span><text:span text:style-name="T3_5447">Emprego</text:span><text:span text:style-name="T3_5448">,<text:s/></text:span><text:span text:style-name="T3_5449">tendo</text:span><text:span text:style-name="T3_5450"><text:s/></text:span><text:span text:style-name="T3_5451">sido</text:span><text:span text:style-name="T3_5452"><text:s/></text:span><text:span text:style-name="T3_5453">votada</text:span><text:span text:style-name="T3_5454"><text:s/></text:span><text:span text:style-name="T3_5455">a</text:span><text:span text:style-name="T3_5456"><text:s/></text:span><text:span text:style-name="T3_5457">passagem</text:span><text:span text:style-name="T3_5458"><text:s/></text:span><text:span text:style-name="T3_5459">que</text:span><text:span text:style-name="T3_5460"><text:s/></text:span><text:span text:style-name="T3_5461">menciona</text:span><text:span text:style-name="T3_5462"><text:s/></text:span><text:span text:style-name="T3_5463">a</text:span><text:span text:style-name="T3_5464"><text:s/></text:span><text:span text:style-name="T3_5465">renda</text:span><text:span text:style-name="T3_5466"><text:s/></text:span><text:span text:style-name="T3_5467">mínima</text:span><text:span text:style-name="T3_5468">,<text:s/></text:span><text:span text:style-name="T3_5469">com</text:span><text:span text:style-name="T3_5470"><text:s/></text:span><text:span text:style-name="T3_5471">vinte</text:span><text:span text:style-name="T3_5472"><text:s/></text:span><text:span text:style-name="T3_5473">e</text:span><text:span text:style-name="T3_5474"><text:s/></text:span><text:span text:style-name="T3_5475">três</text:span><text:span text:style-name="T3_5476"><text:s/></text:span><text:span text:style-name="T3_5477">votos</text:span><text:span text:style-name="T3_5478"><text:s/></text:span><text:span text:style-name="T3_5479">a</text:span><text:span text:style-name="T3_5480"><text:s/></text:span><text:span text:style-name="T3_5481">favor</text:span><text:span text:style-name="T3_5482"><text:s/></text:span><text:span text:style-name="T3_5483">da</text:span><text:span text:style-name="T3_5484"><text:s/></text:span><text:span text:style-name="T3_5485">renda</text:span><text:span text:style-name="T3_5486"><text:s/></text:span><text:span text:style-name="T3_5487">mínima</text:span><text:span text:style-name="T3_5488"><text:s/></text:span><text:span text:style-name="T3_5489">incondicional</text:span><text:span text:style-name="T3_5490">,<text:s/></text:span><text:span text:style-name="T3_5491">um</text:span><text:span text:style-name="T3_5492"><text:s/></text:span><text:span text:style-name="T3_5493">voto</text:span><text:span text:style-name="T3_5494"><text:s/></text:span><text:span text:style-name="T3_5495">pela</text:span><text:span text:style-name="T3_5496"><text:s/></text:span><text:span text:style-name="T3_5497">renda</text:span><text:span text:style-name="T3_5498"><text:s/></text:span><text:span text:style-name="T3_5499">mínima</text:span><text:span text:style-name="T3_5500"><text:s/></text:span><text:span text:style-name="T3_5501">condicional</text:span><text:span text:style-name="T3_5502">,<text:s/></text:span><text:span text:style-name="T3_5503">um</text:span><text:span text:style-name="T3_5504"><text:s/></text:span><text:span text:style-name="T3_5505">voto</text:span><text:span text:style-name="T3_5506"><text:s/></text:span><text:span text:style-name="T3_5507">pela</text:span><text:span text:style-name="T3_5508"><text:s/></text:span><text:span text:style-name="T3_5509">Carta</text:span><text:span text:style-name="T3_5510"><text:s/></text:span><text:span text:style-name="T3_5511">de</text:span><text:span text:style-name="T3_5512"><text:s/></text:span><text:span text:style-name="T3_5513">Florianópolis</text:span><text:span text:style-name="T3_5514"><text:s/></text:span><text:span text:style-name="T3_5515">para</text:span><text:span text:style-name="T3_5516"><text:s/></text:span><text:span text:style-name="T3_5517">que</text:span><text:span text:style-name="T3_5518"><text:s/></text:span><text:span text:style-name="T3_5519">essa</text:span><text:span text:style-name="T3_5520"><text:s/></text:span><text:span text:style-name="T3_5521">decisão</text:span><text:span text:style-name="T3_5522"><text:s/></text:span><text:span text:style-name="T3_5523">ainda</text:span><text:span text:style-name="T3_5524"><text:s/></text:span><text:span text:style-name="T3_5525">não</text:span><text:span text:style-name="T3_5526"><text:s/></text:span><text:span text:style-name="T3_5527">seja</text:span><text:span text:style-name="T3_5528"><text:s/></text:span><text:span text:style-name="T3_5529">tomada</text:span><text:span text:style-name="T3_5530"><text:s/></text:span><text:span text:style-name="T3_5531">e</text:span><text:span text:style-name="T3_5532"><text:s/></text:span><text:span text:style-name="T3_5533">duas</text:span><text:span text:style-name="T3_5534"><text:s/></text:span><text:span text:style-name="T3_5535">abstenções</text:span><text:span text:style-name="T3_5536">,<text:s/></text:span><text:span text:style-name="T3_5537">sendo</text:span><text:span text:style-name="T3_5538"><text:s/></text:span><text:span text:style-name="T3_5539">o</text:span><text:span text:style-name="T3_5540"><text:s/></text:span><text:span text:style-name="T3_5541">texto</text:span><text:span text:style-name="T3_5542"><text:s/></text:span><text:span text:style-name="T3_5543">completo</text:span><text:span text:style-name="T3_5544"><text:s/></text:span><text:span text:style-name="T3_5545">finalmente</text:span><text:span text:style-name="T3_5546"><text:s/></text:span><text:span text:style-name="T3_5547">aprovado</text:span><text:span text:style-name="T3_5548"><text:s/></text:span><text:span text:style-name="T3_5549">com</text:span><text:span text:style-name="T3_5550"><text:s/></text:span><text:span text:style-name="T3_5551">dezessete</text:span><text:span text:style-name="T3_5552"><text:s/></text:span><text:span text:style-name="T3_5553">votos</text:span><text:span text:style-name="T3_5554"><text:s/></text:span><text:span text:style-name="T3_5555">a</text:span><text:span text:style-name="T3_5556"><text:s/></text:span><text:span text:style-name="T3_5557">favor</text:span><text:span text:style-name="T3_5558">,<text:s/></text:span><text:span text:style-name="T3_5559">nenhum</text:span><text:span text:style-name="T3_5560"><text:s/></text:span><text:span text:style-name="T3_5561">contra</text:span><text:span text:style-name="T3_5562"><text:s/></text:span><text:span text:style-name="T3_5563">e</text:span><text:span text:style-name="T3_5564"><text:s/></text:span><text:span text:style-name="T3_5565">quatro</text:span><text:span text:style-name="T3_5566"><text:s/></text:span><text:span text:style-name="T3_5567">abstenções</text:span><text:span text:style-name="T3_5568">;</text:span><text:span text:style-name="T3_5569"><text:s/>25)<text:s/></text:span><text:span text:style-name="T3_5570">Política</text:span><text:span text:style-name="T3_5571"><text:s/></text:span><text:span text:style-name="T3_5572">de</text:span><text:span text:style-name="T3_5573"><text:s/></text:span><text:span text:style-name="T3_5574">Drogas</text:span><text:span text:style-name="T3_5575">,<text:s/></text:span><text:span text:style-name="T3_5576">sem</text:span><text:span text:style-name="T3_5577"><text:s/></text:span><text:span text:style-name="T3_5578">destaques</text:span><text:span text:style-name="T3_5579">,<text:s/></text:span><text:span text:style-name="T3_5580">sendo</text:span><text:span text:style-name="T3_5581"><text:s/></text:span><text:span text:style-name="T3_5582">o</text:span><text:span text:style-name="T3_5583"><text:s/></text:span><text:span text:style-name="T3_5584">texto</text:span><text:span text:style-name="T3_5585"><text:s/></text:span><text:span text:style-name="T3_5586">completo</text:span><text:span text:style-name="T3_5587"><text:s/></text:span><text:span text:style-name="T3_5588">aprovado</text:span><text:span text:style-name="T3_5589"><text:s/></text:span><text:span text:style-name="T3_5590">com</text:span><text:span text:style-name="T3_5591"><text:s/></text:span><text:span text:style-name="T3_5592">quinze</text:span><text:span text:style-name="T3_5593"><text:s/></text:span><text:span text:style-name="T3_5594">votos</text:span><text:span text:style-name="T3_5595"><text:s/></text:span><text:span text:style-name="T3_5596">a</text:span><text:span text:style-name="T3_5597"><text:s/></text:span><text:span text:style-name="T3_5598">favor</text:span><text:span text:style-name="T3_5599">,<text:s/></text:span><text:span text:style-name="T3_5600">nenhum</text:span><text:span text:style-name="T3_5601"><text:s/></text:span><text:span text:style-name="T3_5602">contra</text:span><text:span text:style-name="T3_5603"><text:s/></text:span><text:span text:style-name="T3_5604">e</text:span><text:span text:style-name="T3_5605"><text:s/></text:span><text:span text:style-name="T3_5606">nenhuma</text:span><text:span text:style-name="T3_5607"><text:s/></text:span><text:span text:style-name="T3_5608">abstenção</text:span><text:span text:style-name="T3_5609">;<text:s/></text:span><text:span text:style-name="T3_5610">26)<text:s/></text:span><text:span text:style-name="T3_5611">Acessibilidade</text:span><text:span text:style-name="T3_5612"><text:s/></text:span><text:span text:style-name="T3_5613">e</text:span><text:span text:style-name="T3_5614"><text:s/></text:span><text:span text:style-name="T3_5615">Trans</text:span><text:span text:style-name="T3_5616">-</text:span><text:span text:style-name="T3_5617">humanismo</text:span><text:span text:style-name="T3_5618">,<text:s/></text:span><text:span text:style-name="T3_5619">tendo</text:span><text:span text:style-name="T3_5620"><text:s/></text:span><text:span text:style-name="T3_5621">sido</text:span><text:span text:style-name="T3_5622"><text:s/></text:span><text:span text:style-name="T3_5623">destacada</text:span><text:span text:style-name="T3_5624"><text:s/></text:span><text:span text:style-name="T3_5625">a</text:span><text:span text:style-name="T3_5626"><text:s/></text:span><text:span text:style-name="T3_5627">passagem</text:span><text:span text:style-name="T3_5628"><text:s/></text:span><text:span text:style-name="T3_5629">referente</text:span><text:span text:style-name="T3_5630"><text:s/></text:span><text:span text:style-name="T3_5631">à</text:span><text:span text:style-name="T3_5632"><text:s/></text:span><text:span text:style-name="T3_5633">singularidade</text:span><text:span text:style-name="T3_5634">,<text:s/></text:span><text:span text:style-name="T3_5635">com</text:span><text:span text:style-name="T3_5636"><text:s/></text:span><text:span text:style-name="T3_5637">a</text:span><text:span text:style-name="T3_5638"><text:s/></text:span><text:span text:style-name="T3_5639">proposta</text:span><text:span text:style-name="T3_5640"><text:s/></text:span><text:span text:style-name="T3_5641">de</text:span><text:span text:style-name="T3_5642"><text:s/></text:span><text:span text:style-name="T3_5643">dar</text:span><text:span text:style-name="T3_5644"><text:s/></text:span><text:span text:style-name="T3_5645">continuidade</text:span><text:span text:style-name="T3_5646"><text:s/></text:span><text:span text:style-name="T3_5647">à</text:span><text:span text:style-name="T3_5648"><text:s/></text:span><text:span text:style-name="T3_5649">discussão</text:span><text:span text:style-name="T3_5650"><text:s/></text:span><text:span text:style-name="T3_5651">do</text:span><text:span text:style-name="T3_5652"><text:s/></text:span><text:span text:style-name="T3_5653">tema</text:span><text:span text:style-name="T3_5654"><text:s/></text:span><text:span text:style-name="T3_5655">e</text:span><text:span text:style-name="T3_5656"><text:s/></text:span><text:span text:style-name="T3_5657">suprimir</text:span><text:span text:style-name="T3_5658"><text:s/></text:span><text:span text:style-name="T3_5659">sua</text:span><text:span text:style-name="T3_5660"><text:s/></text:span><text:span text:style-name="T3_5661">inserção</text:span><text:span text:style-name="T3_5662"><text:s/></text:span><text:span text:style-name="T3_5663">sendo</text:span><text:span text:style-name="T3_5664"><text:s/></text:span><text:span text:style-name="T3_5665">submetida</text:span><text:span text:style-name="T3_5666"><text:s/></text:span><text:span text:style-name="T3_5667">a</text:span><text:span text:style-name="T3_5668"><text:s/></text:span><text:span text:style-name="T3_5669">votação</text:span><text:span text:style-name="T3_5670"><text:s/></text:span><text:span text:style-name="T3_5671">e</text:span><text:span text:style-name="T3_5672"><text:s/></text:span><text:span text:style-name="T3_5673">aprovada</text:span><text:span text:style-name="T3_5674"><text:s/></text:span><text:span text:style-name="T3_5675">com</text:span><text:span text:style-name="T3_5676"><text:s/></text:span><text:span text:style-name="T3_5677">doze</text:span><text:span text:style-name="T3_5678"><text:s/></text:span><text:span text:style-name="T3_5679">votos</text:span><text:span text:style-name="T3_5680"><text:s/></text:span><text:span text:style-name="T3_5681">a</text:span><text:span text:style-name="T3_5682"><text:s/></text:span><text:span text:style-name="T3_5683">favor</text:span><text:span text:style-name="T3_5684">,<text:s/></text:span><text:span text:style-name="T3_5685">nenhum</text:span><text:span text:style-name="T3_5686"><text:s/></text:span><text:span text:style-name="T3_5687">contra</text:span><text:span text:style-name="T3_5688"><text:s/></text:span><text:span text:style-name="T3_5689">e</text:span><text:span text:style-name="T3_5690"><text:s/></text:span><text:span text:style-name="T3_5691">nenhuma</text:span><text:span text:style-name="T3_5692"><text:s/></text:span><text:span text:style-name="T3_5693">abstenção</text:span><text:span text:style-name="T3_5694">,<text:s/></text:span><text:span text:style-name="T3_5695">sendo</text:span><text:span text:style-name="T3_5696"><text:s/></text:span><text:span text:style-name="T3_5697">o</text:span><text:span text:style-name="T3_5698"><text:s/></text:span><text:span text:style-name="T3_5699">texto</text:span><text:span text:style-name="T3_5700"><text:s/></text:span><text:span text:style-name="T3_5701">completo</text:span><text:span text:style-name="T3_5702"><text:s/></text:span><text:span text:style-name="T3_5703">finalmente</text:span><text:span text:style-name="T3_5704"><text:s/></text:span><text:span text:style-name="T3_5705">aprovado</text:span><text:span text:style-name="T3_5706"><text:s/></text:span><text:span text:style-name="T3_5707">com</text:span><text:span text:style-name="T3_5708"><text:s/></text:span><text:span text:style-name="T3_5709">doze</text:span><text:span text:style-name="T3_5710"><text:s/></text:span><text:span text:style-name="T3_5711">votos</text:span><text:span text:style-name="T3_5712"><text:s/></text:span><text:span text:style-name="T3_5713">a</text:span><text:span text:style-name="T3_5714"><text:s/></text:span><text:span text:style-name="T3_5715">favor</text:span><text:span text:style-name="T3_5716">,<text:s/></text:span><text:span text:style-name="T3_5717">nenhum</text:span><text:span text:style-name="T3_5718"><text:s/></text:span><text:span text:style-name="T3_5719">contra</text:span><text:span text:style-name="T3_5720"><text:s/></text:span><text:span text:style-name="T3_5721">e</text:span><text:span text:style-name="T3_5722"><text:s/></text:span><text:span text:style-name="T3_5723">nenhuma</text:span><text:span text:style-name="T3_5724"><text:s/></text:span><text:span text:style-name="T3_5725">abstenção</text:span><text:span text:style-name="T3_5726">;<text:s/></text:span><text:span text:style-name="T3_5727">27)<text:s/></text:span><text:span text:style-name="T3_5728">Estado</text:span><text:span text:style-name="T3_5729"><text:s/></text:span><text:span text:style-name="T3_5730">Laico</text:span><text:span text:style-name="T3_5731"><text:s/></text:span><text:span text:style-name="T3_5732">e</text:span><text:span text:style-name="T3_5733"><text:s/></text:span><text:span text:style-name="T3_5734">liberdade</text:span><text:span text:style-name="T3_5735"><text:s/></text:span><text:span text:style-name="T3_5736">de</text:span><text:span text:style-name="T3_5737"><text:s/></text:span><text:span text:style-name="T3_5738">Crença</text:span><text:span text:style-name="T3_5739"><text:s/></text:span><text:span text:style-name="T3_5740">e</text:span><text:span text:style-name="T3_5741"><text:s/></text:span><text:span text:style-name="T3_5742">Descrença</text:span><text:span text:style-name="T3_5743">,<text:s/></text:span><text:span text:style-name="T3_5744">sendo</text:span><text:span text:style-name="T3_5745"><text:s/></text:span><text:span text:style-name="T3_5746">o</text:span><text:span text:style-name="T3_5747"><text:s/></text:span><text:span text:style-name="T3_5748">texto</text:span><text:span text:style-name="T3_5749"><text:s/></text:span><text:span text:style-name="T3_5750">completo</text:span><text:span text:style-name="T3_5751"><text:s/></text:span><text:span text:style-name="T3_5752">aprovado</text:span><text:span text:style-name="T3_5753"><text:s/></text:span><text:span text:style-name="T3_5754">com</text:span><text:span text:style-name="T3_5755"><text:s/></text:span><text:span text:style-name="T3_5756">quatorze</text:span><text:span text:style-name="T3_5757"><text:s/></text:span><text:span text:style-name="T3_5758">votos</text:span><text:span text:style-name="T3_5759"><text:s/></text:span><text:span text:style-name="T3_5760">a</text:span><text:span text:style-name="T3_5761"><text:s/></text:span><text:span text:style-name="T3_5762">favor</text:span><text:span text:style-name="T3_5763">,<text:s/></text:span><text:span text:style-name="T3_5764">nenhum</text:span><text:span text:style-name="T3_5765"><text:s/></text:span><text:span text:style-name="T3_5766">contra</text:span><text:span text:style-name="T3_5767"><text:s/></text:span><text:span text:style-name="T3_5768">e</text:span><text:span text:style-name="T3_5769"><text:s/></text:span><text:span text:style-name="T3_5770">nenhuma</text:span><text:span text:style-name="T3_5771"><text:s/></text:span><text:span text:style-name="T3_5772">abstenção</text:span><text:span text:style-name="T3_5773">;<text:s/></text:span><text:span text:style-name="T3_5774">28</text:span><text:span text:style-name="T3_5775">)</text:span><text:span text:style-name="T3_5776"><text:s/></text:span><text:span text:style-name="T3_5777">Diversidade</text:span><text:span text:style-name="T3_5778"><text:s/></text:span><text:span text:style-name="T3_5779">Sexual</text:span><text:span text:style-name="T3_5780">,</text:span><text:span text:style-name="T3_5781"><text:s/></text:span><text:span text:style-name="T3_5782">tendo</text:span><text:span text:style-name="T3_5783"><text:s/></text:span><text:span text:style-name="T3_5784">s</text:span><text:span text:style-name="T3_5785">ido</text:span><text:span text:style-name="T3_5786"><text:s/></text:span><text:span text:style-name="T3_5787">destacada</text:span><text:span text:style-name="T3_5788"><text:s/></text:span><text:span text:style-name="T3_5789">a</text:span><text:span text:style-name="T3_5790"><text:s/></text:span><text:span text:style-name="T3_5791">passagem</text:span><text:span text:style-name="T3_5792"><text:s/></text:span><text:span text:style-name="T3_5793">referente</text:span><text:span text:style-name="T3_5794"><text:s/></text:span><text:span text:style-name="T3_5795">à</text:span><text:span text:style-name="T3_5796"><text:s/></text:span><text:span text:style-name="T3_5797">prostituição</text:span><text:span text:style-name="T3_5798">,<text:s/></text:span><text:span text:style-name="T3_5799">com</text:span><text:span text:style-name="T3_5800"><text:s/></text:span><text:span text:style-name="T3_5801">vinte</text:span><text:span text:style-name="T3_5802"><text:s/></text:span><text:span text:style-name="T3_5803">e</text:span><text:span text:style-name="T3_5804"><text:s/></text:span><text:span text:style-name="T3_5805">dois</text:span><text:span text:style-name="T3_5806"><text:s/></text:span><text:span text:style-name="T3_5807">votos</text:span><text:span text:style-name="T3_5808"><text:s/></text:span><text:span text:style-name="T3_5809">favoráveis</text:span><text:span text:style-name="T3_5810"><text:s/></text:span><text:span text:style-name="T3_5811">à</text:span><text:span text:style-name="T3_5812"><text:s/></text:span><text:span text:style-name="T3_5813">proposta</text:span><text:span text:style-name="T3_5814"><text:s/></text:span><text:span text:style-name="T3_5815">de</text:span><text:span text:style-name="T3_5816"><text:s/></text:span><text:span text:style-name="T3_5817">suprimi</text:span><text:span text:style-name="T3_5818">-</text:span><text:span text:style-name="T3_5819">la</text:span><text:span text:style-name="T3_5820"><text:s/></text:span><text:span text:style-name="T3_5821">do</text:span><text:span text:style-name="T3_5822"><text:s/></text:span><text:span text:style-name="T3_5823">texto</text:span><text:span text:style-name="T3_5824"><text:s/></text:span><text:span text:style-name="T3_5825">e</text:span><text:span text:style-name="T3_5826"><text:s/></text:span><text:span text:style-name="T3_5827">remetê</text:span><text:span text:style-name="T3_5828">-</text:span><text:span text:style-name="T3_5829">la</text:span><text:span text:style-name="T3_5830"><text:s/></text:span><text:span text:style-name="T3_5831">para</text:span><text:span text:style-name="T3_5832"><text:s/></text:span><text:span text:style-name="T3_5833">debate</text:span><text:span text:style-name="T3_5834"><text:s/></text:span><text:span text:style-name="T3_5835">e</text:span><text:span text:style-name="T3_5836"><text:s/></text:span><text:span text:style-name="T3_5837">formulação</text:span><text:span text:style-name="T3_5838"><text:s/></text:span><text:span text:style-name="T3_5839">em</text:span><text:span text:style-name="T3_5840"><text:s/></text:span><text:span text:style-name="T3_5841">Grupo</text:span><text:span text:style-name="T3_5842"><text:s/></text:span><text:span text:style-name="T3_5843">Setorial</text:span><text:span text:style-name="T3_5844"><text:s/></text:span><text:span text:style-name="T3_5845">específico</text:span><text:span text:style-name="T3_5846">,<text:s/></text:span><text:span text:style-name="T3_5847">cinco</text:span><text:span text:style-name="T3_5848"><text:s/></text:span><text:span text:style-name="T3_5849">contra</text:span><text:span text:style-name="T3_5850"><text:s/></text:span><text:span text:style-name="T3_5851">e</text:span><text:span text:style-name="T3_5852"><text:s/></text:span><text:span text:style-name="T3_5853">três</text:span><text:span text:style-name="T3_5854"><text:s/></text:span><text:span text:style-name="T3_5855">abstençõe</text:span><text:span text:style-name="T3_5856">s</text:span><text:span text:style-name="T3_5857">,<text:s/></text:span><text:span text:style-name="T3_5858">sendo</text:span><text:span text:style-name="T3_5859"><text:s/></text:span><text:span text:style-name="T3_5860">o</text:span><text:span text:style-name="T3_5861"><text:s/></text:span><text:span text:style-name="T3_5862">texto</text:span><text:span text:style-name="T3_5863"><text:s/></text:span><text:span text:style-name="T3_5864">completo</text:span><text:span text:style-name="T3_5865"><text:s/></text:span><text:span text:style-name="T3_5866">finalmente</text:span><text:span text:style-name="T3_5867"><text:s/></text:span><text:span text:style-name="T3_5868">aprovado</text:span><text:span text:style-name="T3_5869"><text:s/></text:span><text:span text:style-name="T3_5870">com</text:span><text:span text:style-name="T3_5871"><text:s/></text:span><text:span text:style-name="T3_5872">vinte</text:span><text:span text:style-name="T3_5873"><text:s/></text:span><text:span text:style-name="T3_5874">e</text:span><text:span text:style-name="T3_5875"><text:s/></text:span><text:span text:style-name="T3_5876">um</text:span><text:span text:style-name="T3_5877"><text:s/></text:span><text:span text:style-name="T3_5878">votos</text:span><text:span text:style-name="T3_5879"><text:s/></text:span><text:span text:style-name="T3_5880">a</text:span><text:span text:style-name="T3_5881"><text:s/></text:span><text:span text:style-name="T3_5882">favor</text:span><text:span text:style-name="T3_5883">,<text:s/></text:span><text:span text:style-name="T3_5884">nenhum</text:span><text:span text:style-name="T3_5885"><text:s/></text:span><text:span text:style-name="T3_5886">contra</text:span><text:span text:style-name="T3_5887"><text:s/></text:span><text:span text:style-name="T3_5888">e</text:span><text:span text:style-name="T3_5889"><text:s/></text:span><text:span text:style-name="T3_5890">nenhuma</text:span><text:span text:style-name="T3_5891"><text:s/></text:span><text:span text:style-name="T3_5892">abstenç</text:span><text:span text:style-name="T3_5893">ão</text:span><text:span text:style-name="T3_5894">;<text:s/></text:span><text:span text:style-name="T3_5895">29</text:span><text:span text:style-name="T3_5896">)<text:s/></text:span><text:span text:style-name="T3_5897">Pluralidade</text:span><text:span text:style-name="T3_5898"><text:s/></text:span><text:span text:style-name="T3_5899">Familiar</text:span><text:span text:style-name="T3_5900"><text:s/></text:span><text:span text:style-name="T3_5901">e</text:span><text:span text:style-name="T3_5902"><text:s/></text:span><text:span text:style-name="T3_5903">Liberdade</text:span><text:span text:style-name="T3_5904"><text:s/></text:span><text:span text:style-name="T3_5905">de</text:span><text:span text:style-name="T3_5906"><text:s/></text:span><text:span text:style-name="T3_5907">Afeto</text:span><text:span text:style-name="T3_5908">,<text:s/></text:span><text:span text:style-name="T3_5909">tendo</text:span><text:span text:style-name="T3_5910"><text:s/></text:span><text:span text:style-name="T3_5911">sido</text:span><text:span text:style-name="T3_5912"><text:s/></text:span><text:span text:style-name="T3_5913">destacada</text:span><text:span text:style-name="T3_5914"><text:s/></text:span><text:span text:style-name="T3_5915">a</text:span><text:span text:style-name="T3_5916"><text:s/></text:span><text:span text:style-name="T3_5917">proposta</text:span><text:span text:style-name="T3_5918"><text:s/></text:span><text:span text:style-name="T3_5919">de</text:span><text:span text:style-name="T3_5920"><text:s/></text:span><text:span text:style-name="T3_5921">aprofundamento</text:span><text:span text:style-name="T3_5922"><text:s/></text:span><text:span text:style-name="T3_5923">da</text:span><text:span text:style-name="T3_5924"><text:s/></text:span><text:span text:style-name="T3_5925">discussão</text:span><text:span text:style-name="T3_5926"><text:s/></text:span><text:span text:style-name="T3_5927">sobre</text:span><text:span text:style-name="T3_5928"><text:s/></text:span><text:span text:style-name="T3_5929">os</text:span><text:span text:style-name="T3_5930"><text:s/></text:span><text:span text:style-name="T3_5931">direitos</text:span><text:span text:style-name="T3_5932"><text:s/></text:span><text:span text:style-name="T3_5933">do</text:span><text:span text:style-name="T3_5934"><text:s/></text:span><text:span text:style-name="T3_5935">idoso</text:span><text:span text:style-name="T3_5936">,<text:s/></text:span><text:span text:style-name="T3_5937">com</text:span><text:span text:style-name="T3_5938"><text:s/></text:span><text:span text:style-name="T3_5939">vinte</text:span><text:span text:style-name="T3_5940"><text:s/></text:span><text:span text:style-name="T3_5941">votos</text:span><text:span text:style-name="T3_5942"><text:s/></text:span><text:span text:style-name="T3_5943">a</text:span><text:span text:style-name="T3_5944"><text:s/></text:span><text:span text:style-name="T3_5945">favor</text:span><text:span text:style-name="T3_5946">,<text:s/></text:span><text:span text:style-name="T3_5947">nenhum</text:span><text:span text:style-name="T3_5948"><text:s/></text:span><text:span text:style-name="T3_5949">contra</text:span><text:span text:style-name="T3_5950"><text:s/></text:span><text:span text:style-name="T3_5951">e</text:span><text:span text:style-name="T3_5952"><text:s/></text:span><text:span text:style-name="T3_5953">nenhuma</text:span><text:span text:style-name="T3_5954"><text:s/></text:span><text:span text:style-name="T3_5955">abstenç</text:span><text:span text:style-name="T3_5956">ão</text:span><text:span text:style-name="T3_5957">,<text:s/></text:span><text:span text:style-name="T3_5958">tendo</text:span><text:span text:style-name="T3_5959"><text:s/></text:span><text:span text:style-name="T3_5960">sido</text:span><text:span text:style-name="T3_5961"><text:s/></text:span><text:span text:style-name="T3_5962">votado</text:span><text:span text:style-name="T3_5963"><text:s/></text:span><text:span text:style-name="T3_5964">entre</text:span><text:span text:style-name="T3_5965"><text:s/></text:span><text:span text:style-name="T3_5966">duas</text:span><text:span text:style-name="T3_5967"><text:s/></text:span><text:span text:style-name="T3_5968">opções</text:span><text:span text:style-name="T3_5969"><text:s/></text:span><text:span text:style-name="T3_5970">de</text:span><text:span text:style-name="T3_5971"><text:s/></text:span><text:span text:style-name="T3_5972">definição</text:span><text:span text:style-name="T3_5973"><text:s/></text:span><text:span text:style-name="T3_5974">de</text:span><text:span text:style-name="T3_5975"><text:s/></text:span><text:span text:style-name="T3_5976">família</text:span><text:span text:style-name="T3_5977">,<text:s/></text:span><text:span text:style-name="T3_5978">com</text:span><text:span text:style-name="T3_5979"><text:s/></text:span><text:span text:style-name="T3_5980">nenhum</text:span><text:span text:style-name="T3_5981"><text:s/></text:span><text:span text:style-name="T3_5982">voto</text:span><text:span text:style-name="T3_5983"><text:s/></text:span><text:span text:style-name="T3_5984">favorável</text:span><text:span text:style-name="T3_5985"><text:s/></text:span><text:span text:style-name="T3_5986">à</text:span><text:span text:style-name="T3_5987"><text:s/></text:span><text:span text:style-name="T3_5988">primeira</text:span><text:span text:style-name="T3_5989"><text:s/></text:span><text:span text:style-name="T3_5990">oção</text:span><text:span text:style-name="T3_5991">,<text:s/></text:span><text:span text:style-name="T3_5992">dezenove</text:span><text:span text:style-name="T3_5993"><text:s/></text:span><text:span text:style-name="T3_5994">votos</text:span><text:span text:style-name="T3_5995"><text:s/></text:span><text:span text:style-name="T3_5996">favoráveis</text:span><text:span text:style-name="T3_5997"><text:s/></text:span><text:span text:style-name="T3_5998">à</text:span><text:span text:style-name="T3_5999"><text:s/></text:span><text:span text:style-name="T3_6000">segunda</text:span><text:span text:style-name="T3_6001"><text:s/></text:span><text:span text:style-name="T3_6002">com</text:span><text:span text:style-name="T3_6003"><text:s/></text:span><text:span text:style-name="T3_6004">correção</text:span><text:span text:style-name="T3_6005"><text:s/></text:span><text:span text:style-name="T3_6006">e</text:span><text:span text:style-name="T3_6007"><text:s/></text:span><text:span text:style-name="T3_6008">nenhuma</text:span><text:span text:style-name="T3_6009"><text:s/></text:span><text:span text:style-name="T3_6010">abstenção</text:span><text:span text:style-name="T3_6011">,</text:span><text:span text:style-name="T3_6012"><text:s/></text:span><text:span text:style-name="T3_6013">sendo</text:span><text:span text:style-name="T3_6014"><text:s/></text:span><text:span text:style-name="T3_6015">o</text:span><text:span text:style-name="T3_6016"><text:s/></text:span><text:span text:style-name="T3_6017">texto</text:span><text:span text:style-name="T3_6018"><text:s/></text:span><text:span text:style-name="T3_6019">completo</text:span><text:span text:style-name="T3_6020"><text:s/></text:span><text:span text:style-name="T3_6021">finalmente</text:span><text:span text:style-name="T3_6022"><text:s/></text:span><text:span text:style-name="T3_6023">aprovado</text:span><text:span text:style-name="T3_6024"><text:s/></text:span><text:span text:style-name="T3_6025">com</text:span><text:span text:style-name="T3_6026"><text:s/></text:span><text:span text:style-name="T3_6027">dezenove</text:span><text:span text:style-name="T3_6028"><text:s/></text:span><text:span text:style-name="T3_6029">votos</text:span><text:span text:style-name="T3_6030"><text:s/></text:span><text:span text:style-name="T3_6031">a</text:span><text:span text:style-name="T3_6032"><text:s/></text:span><text:span text:style-name="T3_6033">favor</text:span><text:span text:style-name="T3_6034">,<text:s/></text:span><text:span text:style-name="T3_6035">nenhum</text:span><text:span text:style-name="T3_6036"><text:s/></text:span><text:span text:style-name="T3_6037">contra</text:span><text:span text:style-name="T3_6038"><text:s/></text:span><text:span text:style-name="T3_6039">e</text:span><text:span text:style-name="T3_6040"><text:s/></text:span><text:span text:style-name="T3_6041">uma</text:span><text:span text:style-name="T3_6042"><text:s/></text:span><text:span text:style-name="T3_6043">abstenç</text:span><text:span text:style-name="T3_6044">ão</text:span><text:span text:style-name="T3_6045">;<text:s/></text:span><text:span text:style-name="T3_6046">30</text:span><text:span text:style-name="T3_6047">)<text:s/></text:span><text:span text:style-name="T3_6048">Política</text:span><text:span text:style-name="T3_6049"><text:s/></text:span><text:span text:style-name="T3_6050">Econômico</text:span><text:span text:style-name="T3_6051">-</text:span><text:span text:style-name="T3_6052">Fiscal</text:span><text:span text:style-name="T3_6053">,<text:s/></text:span><text:span text:style-name="T3_6054">sem</text:span><text:span text:style-name="T3_6055"><text:s/></text:span><text:span text:style-name="T3_6056">destaques</text:span><text:span text:style-name="T3_6057">,<text:s/></text:span><text:span text:style-name="T3_6058">sendo</text:span><text:span text:style-name="T3_6059"><text:s/></text:span><text:span text:style-name="T3_6060">o</text:span><text:span text:style-name="T3_6061"><text:s/></text:span><text:span text:style-name="T3_6062">texto</text:span><text:span text:style-name="T3_6063"><text:s/></text:span><text:span text:style-name="T3_6064">completo</text:span><text:span text:style-name="T3_6065"><text:s/></text:span><text:span text:style-name="T3_6066">finalmente</text:span><text:span text:style-name="T3_6067"><text:s/></text:span><text:span text:style-name="T3_6068">aprovado</text:span><text:span text:style-name="T3_6069"><text:s/></text:span><text:span text:style-name="T3_6070">com</text:span><text:span text:style-name="T3_6071"><text:s/></text:span><text:span text:style-name="T3_6072">vinte</text:span><text:span text:style-name="T3_6073"><text:s/></text:span><text:span text:style-name="T3_6074">votos</text:span><text:span text:style-name="T3_6075"><text:s/></text:span><text:span text:style-name="T3_6076">a</text:span><text:span text:style-name="T3_6077"><text:s/></text:span><text:span text:style-name="T3_6078">favor</text:span><text:span text:style-name="T3_6079">,<text:s/></text:span><text:span text:style-name="T3_6080">nenhum</text:span><text:span text:style-name="T3_6081"><text:s/></text:span><text:span text:style-name="T3_6082">contra</text:span><text:span text:style-name="T3_6083"><text:s/></text:span><text:span text:style-name="T3_6084">e</text:span><text:span text:style-name="T3_6085"><text:s/></text:span><text:span text:style-name="T3_6086">uma</text:span><text:span text:style-name="T3_6087"><text:s/></text:span><text:span text:style-name="T3_6088">abstenç</text:span><text:span text:style-name="T3_6089">ão</text:span><text:span text:style-name="T3_6090">.</text:span><text:span text:style-name="T3_6091"><text:s/></text:span><text:span text:style-name="T3_6092">Às</text:span><text:span text:style-name="T3_6093"><text:s/></text:span><text:span text:style-name="T3_6094">dezesseis</text:span><text:span text:style-name="T3_6095"><text:s/></text:span><text:span text:style-name="T3_6096">horas</text:span><text:span text:style-name="T3_6097">,<text:s/></text:span><text:span text:style-name="T3_6098">o</text:span><text:span text:style-name="T3_6099"><text:s/></text:span><text:span text:style-name="T3_6100">Segu</text:span><text:span text:style-name="T3_6101">ndo</text:span><text:span text:style-name="T3_6102"><text:s/></text:span><text:span text:style-name="T3_6103">Secretário</text:span><text:span text:style-name="T3_6104"><text:s/></text:span><text:span text:style-name="T3_6105">Kristian</text:span><text:span text:style-name="T3_6106"><text:s/></text:span><text:span text:style-name="T3_6107">Pasini</text:span><text:span text:style-name="T3_6108"><text:s/></text:span><text:span text:style-name="T3_6109">interrompeu</text:span><text:span text:style-name="T3_6110"><text:s/></text:span><text:span text:style-name="T3_6111">os</text:span><text:span text:style-name="T3_6112"><text:s/></text:span><text:span text:style-name="T3_6113">trabalhos</text:span><text:span text:style-name="T3_6114"><text:s/></text:span><text:span text:style-name="T3_6115">em</text:span><text:span text:style-name="T3_6116"><text:s/></text:span><text:span text:style-name="T3_6117">torno</text:span><text:span text:style-name="T3_6118"><text:s/></text:span><text:span text:style-name="T3_6119">do</text:span><text:span text:style-name="T3_6120"><text:s/></text:span><text:span text:style-name="T3_6121">Programa</text:span><text:span text:style-name="T3_6122"><text:s/></text:span><text:span text:style-name="T3_6123">do</text:span><text:span text:style-name="T3_6124"><text:s/></text:span><text:span text:style-name="T3_6125">Partido</text:span><text:span text:style-name="T3_6126"><text:s/></text:span><text:span text:style-name="T3_6127">para</text:span><text:span text:style-name="T3_6128"><text:s/></text:span><text:span text:style-name="T3_6129">informar</text:span><text:span text:style-name="T3_6130"><text:s/></text:span><text:span text:style-name="T3_6131">a</text:span><text:span text:style-name="T3_6132"><text:s/></text:span><text:span text:style-name="T3_6133">lista</text:span><text:span text:style-name="T3_6134"><text:s/></text:span><text:span text:style-name="T3_6135">dos</text:span><text:span text:style-name="T3_6136"><text:s/></text:span><text:span text:style-name="T3_6137">candidatos</text:span><text:span text:style-name="T3_6138"><text:s/></text:span><text:span text:style-name="T3_6139">inscritos</text:span><text:span text:style-name="T3_6140">,<text:s/></text:span><text:span text:style-name="T3_6141">conforme</text:span><text:span text:style-name="T3_6142"><text:s/></text:span><text:span text:style-name="T3_6143">o</text:span><text:span text:style-name="T3_6144"><text:s/></text:span><text:span text:style-name="T3_6145">rol</text:span><text:span text:style-name="T3_6146"><text:s/></text:span><text:span text:style-name="T3_6147">a</text:span><text:span text:style-name="T3_6148"><text:s/></text:span><text:span text:style-name="T3_6149">seguir</text:span><text:span text:style-name="T3_6150">.<text:s/></text:span><text:span text:style-name="T3_6151">Primeiramente</text:span><text:span text:style-name="T3_6152">,<text:s/></text:span><text:span text:style-name="T3_6153">para</text:span><text:span text:style-name="T3_6154"><text:s/></text:span><text:span text:style-name="T3_6155">as</text:span><text:span text:style-name="T3_6156"><text:s/></text:span><text:span text:style-name="T3_6157">Coordenadorias</text:span><text:span text:style-name="T3_6158"><text:s/></text:span><text:span text:style-name="T3_6159">Regionais</text:span><text:span text:style-name="T3_6160">.<text:s/></text:span><text:span text:style-name="T3_6161">Para</text:span><text:span text:style-name="T3_6162"><text:s/></text:span><text:span text:style-name="T3_6163">a</text:span><text:span text:style-name="T3_6164"><text:s/></text:span><text:span text:style-name="T3_6165">região</text:span><text:span text:style-name="T3_6166"><text:s/></text:span><text:span text:style-name="T3_6167">Sudeste</text:span><text:span text:style-name="T3_6168">,</text:span><text:span text:style-name="T3_6169"><text:s/></text:span><text:span text:style-name="T3_6170">Paulo</text:span><text:span text:style-name="T3_6171"><text:s/></text:span><text:span text:style-name="T3_6172">Crosara</text:span><text:span text:style-name="T3_6173">;<text:s/></text:span><text:span text:style-name="T3_6174">para</text:span><text:span text:style-name="T3_6175"><text:s/></text:span><text:span text:style-name="T3_6176">a</text:span><text:span text:style-name="T3_6177"><text:s/></text:span><text:span text:style-name="T3_6178">regi</text:span><text:span text:style-name="T3_6179">ão</text:span><text:span text:style-name="T3_6180"><text:s/></text:span><text:span text:style-name="T3_6181">Centro</text:span><text:span text:style-name="T3_6182">-</text:span><text:span text:style-name="T3_6183">Oeste</text:span><text:span text:style-name="T3_6184">,<text:s/></text:span><text:span text:style-name="T3_6185">João</text:span><text:span text:style-name="T3_6186"><text:s/></text:span><text:span text:style-name="T3_6187">Paulo</text:span><text:span text:style-name="T3_6188"><text:s/></text:span><text:span text:style-name="T3_6189">Apolinário</text:span><text:span text:style-name="T3_6190">;<text:s/></text:span><text:span text:style-name="T3_6191">para</text:span><text:span text:style-name="T3_6192"><text:s/></text:span><text:span text:style-name="T3_6193">a</text:span><text:span text:style-name="T3_6194"><text:s/></text:span><text:span text:style-name="T3_6195">regi</text:span><text:span text:style-name="T3_6196">ão</text:span><text:span text:style-name="T3_6197"><text:s/></text:span><text:span text:style-name="T3_6198">Norte</text:span><text:span text:style-name="T3_6199">,<text:s/></text:span><text:span text:style-name="T3_6200">Christiane</text:span><text:span text:style-name="T3_6201"><text:s/></text:span><text:span text:style-name="T3_6202">Maciel</text:span><text:span text:style-name="T3_6203">;<text:s/></text:span><text:span text:style-name="T3_6204">para</text:span><text:span text:style-name="T3_6205"><text:s/></text:span><text:span text:style-name="T3_6206">a</text:span><text:span text:style-name="T3_6207"><text:s/></text:span><text:span text:style-name="T3_6208">regi</text:span><text:span text:style-name="T3_6209">ão</text:span><text:span text:style-name="T3_6210"><text:s/></text:span><text:span text:style-name="T3_6211">Sul</text:span><text:span text:style-name="T3_6212">,<text:s/></text:span><text:span text:style-name="T3_6213">Felipe</text:span><text:span text:style-name="T3_6214"><text:s/></text:span><text:span text:style-name="T3_6215">Magnus</text:span><text:span text:style-name="T3_6216">,<text:s/></text:span><text:span text:style-name="T3_6217">Luiz</text:span><text:span text:style-name="T3_6218"><text:s/></text:span><text:span text:style-name="T3_6219">Francisco</text:span><text:span text:style-name="T3_6220"><text:s/></text:span><text:span text:style-name="T3_6221">Gambin</text:span><text:span text:style-name="T3_6222"><text:s/></text:span><text:span text:style-name="T3_6223">Puppo</text:span><text:span text:style-name="T3_6224"><text:s/></text:span><text:span text:style-name="T3_6225">e</text:span><text:span text:style-name="T3_6226"><text:s/></text:span><text:span text:style-name="T3_6227">Max</text:span><text:span text:style-name="T3_6228"><text:s/></text:span><text:span text:style-name="T3_6229">Arcano</text:span><text:span text:style-name="T3_6230">;<text:s/></text:span><text:span text:style-name="T3_6231">para</text:span><text:span text:style-name="T3_6232"><text:s/></text:span><text:span text:style-name="T3_6233">a</text:span><text:span text:style-name="T3_6234"><text:s/></text:span><text:span text:style-name="T3_6235">regi</text:span><text:span text:style-name="T3_6236">ão</text:span><text:span text:style-name="T3_6237"><text:s/></text:span><text:span text:style-name="T3_6238">Nordeste</text:span><text:span text:style-name="T3_6239">,<text:s/></text:span><text:span text:style-name="T3_6240">Alexsandro</text:span><text:span text:style-name="T3_6241"><text:s/></text:span><text:span text:style-name="T3_6242">Albuquerque</text:span><text:span text:style-name="T3_6243">.<text:s/></text:span><text:span text:style-name="T3_6244">Em</text:span><text:span text:style-name="T3_6245"><text:s/></text:span><text:span text:style-name="T3_6246">seguida</text:span><text:span text:style-name="T3_6247">,<text:s/></text:span><text:span text:style-name="T3_6248">para</text:span><text:span text:style-name="T3_6249"><text:s/></text:span><text:span text:style-name="T3_6250">a</text:span><text:span text:style-name="T3_6251"><text:s/></text:span><text:span text:style-name="T3_6252">Secretaria</text:span><text:span text:style-name="T3_6253"><text:s/></text:span><text:span text:style-name="T3_6254">Geral</text:span><text:span text:style-name="T3_6255">,<text:s/></text:span><text:span text:style-name="T3_6256">Fabiane</text:span><text:span text:style-name="T3_6257"><text:s/></text:span><text:span text:style-name="T3_6258">K</text:span><text:span text:style-name="T3_6259">ravutschke</text:span><text:span text:style-name="T3_6260"><text:s/></text:span><text:span text:style-name="T3_6261">Bogdanovicz</text:span><text:span text:style-name="T3_6262">,</text:span><text:span text:style-name="T3_6263"><text:s/></text:span><text:span text:style-name="T3_6264">Daniel</text:span><text:span text:style-name="T3_6265"><text:s/></text:span><text:span text:style-name="T3_6266">Prazeres</text:span><text:span text:style-name="T3_6267">,<text:s/></text:span><text:span text:style-name="T3_6268">Luiz</text:span><text:span text:style-name="T3_6269"><text:s/></text:span><text:span text:style-name="T3_6270">Francisco</text:span><text:span text:style-name="T3_6271"><text:s/></text:span><text:span text:style-name="T3_6272">Gambin</text:span><text:span text:style-name="T3_6273"><text:s/></text:span><text:span text:style-name="T3_6274">Puppo</text:span><text:span text:style-name="T3_6275"><text:s/></text:span><text:span text:style-name="T3_6276">e</text:span><text:span text:style-name="T3_6277"><text:s/></text:span><text:span text:style-name="T3_6278">Felipe</text:span><text:span text:style-name="T3_6279"><text:s/></text:span><text:span text:style-name="T3_6280">Magnus</text:span><text:span text:style-name="T3_6281">.<text:s/></text:span><text:span text:style-name="T3_6282">A</text:span><text:span text:style-name="T3_6283"><text:s/></text:span><text:span text:style-name="T3_6284">seguir</text:span><text:span text:style-name="T3_6285">,<text:s/></text:span><text:span text:style-name="T3_6286">para</text:span><text:span text:style-name="T3_6287"><text:s/></text:span><text:span text:style-name="T3_6288">a</text:span><text:span text:style-name="T3_6289"><text:s/></text:span><text:span text:style-name="T3_6290">Tesouraria</text:span><text:span text:style-name="T3_6291">,<text:s/></text:span><text:span text:style-name="T3_6292">Wladimir</text:span><text:span text:style-name="T3_6293"><text:s/></text:span><text:span text:style-name="T3_6294">Crippa</text:span><text:span text:style-name="T3_6295"><text:s/></text:span><text:span text:style-name="T3_6296">e</text:span><text:span text:style-name="T3_6297"><text:s/></text:span><text:span text:style-name="T3_6298">Rafael</text:span><text:span text:style-name="T3_6299"><text:s/></text:span><text:span text:style-name="T3_6300">Buratt</text:span><text:span text:style-name="T3_6301">o</text:span><text:span text:style-name="T3_6302">.<text:s/></text:span><text:span text:style-name="T3_6303">Finalmente</text:span><text:span text:style-name="T3_6304">,<text:s/></text:span><text:span text:style-name="T3_6305">para</text:span><text:span text:style-name="T3_6306"><text:s/></text:span><text:span text:style-name="T3_6307">Ombudsman</text:span><text:span text:style-name="T3_6308">/</text:span><text:span text:style-name="T3_6309">Gestão</text:span><text:span text:style-name="T3_6310"><text:s/></text:span><text:span text:style-name="T3_6311">de</text:span><text:span text:style-name="T3_6312"><text:s/></text:span><text:span text:style-name="T3_6313">Crises</text:span><text:span text:style-name="T3_6314">,<text:s/></text:span><text:span text:style-name="T3_6315">Luiz</text:span><text:span text:style-name="T3_6316"><text:s/></text:span><text:span text:style-name="T3_6317">Francisco</text:span><text:span text:style-name="T3_6318"><text:s/></text:span><text:span text:style-name="T3_6319">Gambin</text:span><text:span text:style-name="T3_6320"><text:s/></text:span><text:span text:style-name="T3_6321">Puppo</text:span><text:span text:style-name="T3_6322">,<text:s/></text:span><text:span text:style-name="T3_6323">Carlos</text:span><text:span text:style-name="T3_6324"><text:s/></text:span><text:span text:style-name="T3_6325">Alvaro</text:span><text:span text:style-name="T3_6326"><text:s/></text:span><text:span text:style-name="T3_6327">de</text:span><text:span text:style-name="T3_6328"><text:s/></text:span><text:span text:style-name="T3_6329">M</text:span><text:span text:style-name="T3_6330">.<text:s/></text:span><text:span text:style-name="T3_6331">S</text:span><text:span text:style-name="T3_6332">.<text:s/></text:span><text:span text:style-name="T3_6333">Quintella</text:span><text:span text:style-name="T3_6334">,<text:s/></text:span><text:span text:style-name="T3_6335">Reynaldo</text:span><text:span text:style-name="T3_6336"><text:s/></text:span><text:span text:style-name="T3_6337">Allan</text:span><text:span text:style-name="T3_6338"><text:s/></text:span><text:span text:style-name="T3_6339">Fulin</text:span><text:span text:style-name="T3_6340"><text:s/></text:span><text:span text:style-name="T3_6341">e</text:span><text:span text:style-name="T3_6342"><text:s/></text:span><text:span text:style-name="T3_6343">Fabrício</text:span><text:span text:style-name="T3_6344"><text:s/></text:span><text:span text:style-name="T3_6345">Leal</text:span><text:span text:style-name="T3_6346"><text:s/></text:span><text:span text:style-name="T3_6347">de</text:span><text:span text:style-name="T3_6348"><text:s/></text:span><text:span text:style-name="T3_6349">Souza</text:span><text:span text:style-name="T3_6350">.<text:s/></text:span><text:span text:style-name="T3_6351">Imediatamente</text:span><text:span text:style-name="T3_6352"><text:s/></text:span><text:span text:style-name="T3_6353">ap</text:span><text:span text:style-name="T3_6354">ós</text:span><text:span text:style-name="T3_6355"><text:s/></text:span><text:span text:style-name="T3_6356">a</text:span><text:span text:style-name="T3_6357"><text:s/></text:span><text:span text:style-name="T3_6358">apresentação</text:span><text:span text:style-name="T3_6359"><text:s/></text:span><text:span text:style-name="T3_6360">das</text:span><text:span text:style-name="T3_6361"><text:s/></text:span><text:span text:style-name="T3_6362">candidaturas</text:span><text:span text:style-name="T3_6363">,<text:s/></text:span><text:span text:style-name="T3_6364">foi</text:span><text:span text:style-name="T3_6365"><text:s/></text:span><text:span text:style-name="T3_6366">interposto</text:span><text:span text:style-name="T3_6367"><text:s/></text:span><text:span text:style-name="T3_6368">o</text:span><text:span text:style-name="T3_6369"><text:s/></text:span><text:span text:style-name="T3_6370">p</text:span><text:span text:style-name="T3_6371">edido</text:span><text:span text:style-name="T3_6372"><text:s/></text:span><text:span text:style-name="T3_6373">de</text:span><text:span text:style-name="T3_6374"><text:s/></text:span><text:span text:style-name="T3_6375">impugnação</text:span><text:span text:style-name="T3_6376"><text:s/></text:span><text:span text:style-name="T3_6377">da</text:span><text:span text:style-name="T3_6378"><text:s/></text:span><text:span text:style-name="T3_6379">candidatura</text:span><text:span text:style-name="T3_6380"><text:s/></text:span><text:span text:style-name="T3_6381">de</text:span><text:span text:style-name="T3_6382"><text:s/></text:span><text:span text:style-name="T3_6383">Wladimir</text:span><text:span text:style-name="T3_6384"><text:s/></text:span><text:span text:style-name="T3_6385">Crippa</text:span><text:span text:style-name="T3_6386"><text:s/></text:span><text:span text:style-name="T3_6387">por</text:span><text:span text:style-name="T3_6388"><text:s/></text:span><text:span text:style-name="T3_6389">determinação</text:span><text:span text:style-name="T3_6390"><text:s/></text:span><text:span text:style-name="T3_6391">estatutária</text:span><text:span text:style-name="T3_6392"><text:s/></text:span><text:span text:style-name="T3_6393">que</text:span><text:span text:style-name="T3_6394"><text:s/></text:span><text:span text:style-name="T3_6395">veda</text:span><text:span text:style-name="T3_6396"><text:s/></text:span><text:span text:style-name="T3_6397">a</text:span><text:span text:style-name="T3_6398"><text:s/></text:span><text:span text:style-name="T3_6399">reeleição</text:span><text:span text:style-name="T3_6400">.<text:s/></text:span><text:span text:style-name="T3_6401">A</text:span><text:span text:style-name="T3_6402"><text:s/></text:span><text:span text:style-name="T3_6403">solução</text:span><text:span text:style-name="T3_6404"><text:s/></text:span><text:span text:style-name="T3_6405">adotada</text:span><text:span text:style-name="T3_6406"><text:s/></text:span><text:span text:style-name="T3_6407">por</text:span><text:span text:style-name="T3_6408"><text:s/></text:span><text:span text:style-name="T3_6409">recomendação</text:span><text:span text:style-name="T3_6410"><text:s/></text:span><text:span text:style-name="T3_6411">do</text:span><text:span text:style-name="T3_6412"><text:s/></text:span><text:span text:style-name="T3_6413">GTJ</text:span><text:span text:style-name="T3_6414"><text:s/></text:span><text:span text:style-name="T3_6415">foi</text:span><text:span text:style-name="T3_6416"><text:s/></text:span><text:span text:style-name="T3_6417">a</text:span><text:span text:style-name="T3_6418"><text:s/></text:span><text:span text:style-name="T3_6419">abertura</text:span><text:span text:style-name="T3_6420"><text:s/></text:span><text:span text:style-name="T3_6421">para</text:span><text:span text:style-name="T3_6422"><text:s/></text:span><text:span text:style-name="T3_6423">a</text:span><text:span text:style-name="T3_6424"><text:s/></text:span><text:span text:style-name="T3_6425">apresentação</text:span><text:span text:style-name="T3_6426"><text:s/></text:span><text:span text:style-name="T3_6427">de</text:span><text:span text:style-name="T3_6428"><text:s/></text:span><text:span text:style-name="T3_6429">novos</text:span><text:span text:style-name="T3_6430"><text:s/></text:span><text:span text:style-name="T3_6431">candidatos</text:span><text:span text:style-name="T3_6432"><text:s/></text:span><text:span text:style-name="T3_6433">e</text:span><text:span text:style-name="T3_6434">,<text:s/></text:span><text:span text:style-name="T3_6435">no</text:span><text:span text:style-name="T3_6436"><text:s/></text:span><text:span text:style-name="T3_6437">caso</text:span><text:span text:style-name="T3_6438"><text:s/></text:span><text:span text:style-name="T3_6439">de</text:span><text:span text:style-name="T3_6440"><text:s/></text:span><text:span text:style-name="T3_6441">não</text:span><text:span text:style-name="T3_6442"><text:s/></text:span><text:span text:style-name="T3_6443">haver</text:span><text:span text:style-name="T3_6444"><text:s/></text:span><text:span text:style-name="T3_6445">outras</text:span><text:span text:style-name="T3_6446"><text:s/></text:span><text:span text:style-name="T3_6447">candidaturas</text:span><text:span text:style-name="T3_6448">,<text:s/></text:span><text:span text:style-name="T3_6449">a</text:span><text:span text:style-name="T3_6450"><text:s/></text:span><text:span text:style-name="T3_6451">Assembleia</text:span><text:span text:style-name="T3_6452"><text:s/></text:span><text:span text:style-name="T3_6453">poderia</text:span><text:span text:style-name="T3_6454"><text:s/></text:span><text:span text:style-name="T3_6455">proceder</text:span><text:span text:style-name="T3_6456"><text:s/></text:span><text:span text:style-name="T3_6457">à</text:span><text:span text:style-name="T3_6458"><text:s/></text:span><text:span text:style-name="T3_6459">adoção</text:span><text:span text:style-name="T3_6460"><text:s/></text:span><text:span text:style-name="T3_6461">de</text:span><text:span text:style-name="T3_6462"><text:s/></text:span><text:span text:style-name="T3_6463">uma</text:span><text:span text:style-name="T3_6464"><text:s/></text:span><text:span text:style-name="T3_6465">Resolução</text:span><text:span text:style-name="T3_6466"><text:s/></text:span><text:span text:style-name="T3_6467">Extraordinária</text:span><text:span text:style-name="T3_6468"><text:s/></text:span><text:span text:style-name="T3_6469">estipulando</text:span><text:span text:style-name="T3_6470"><text:s/></text:span><text:span text:style-name="T3_6471">a</text:span><text:span text:style-name="T3_6472"><text:s/></text:span><text:span text:style-name="T3_6473">possibilidade</text:span><text:span text:style-name="T3_6474"><text:s/></text:span><text:span text:style-name="T3_6475">de</text:span><text:span text:style-name="T3_6476"><text:s/></text:span><text:span text:style-name="T3_6477">um</text:span><text:span text:style-name="T3_6478"><text:s/></text:span><text:span text:style-name="T3_6479">mandato</text:span><text:span text:style-name="T3_6480"><text:s/></text:span><text:span text:style-name="T3_6481">tampão</text:span><text:span text:style-name="T3_6482"><text:s/></text:span><text:span text:style-name="T3_6483">para</text:span><text:span text:style-name="T3_6484"><text:s/></text:span><text:span text:style-name="T3_6485">o</text:span><text:span text:style-name="T3_6486"><text:s/></text:span><text:span text:style-name="T3_6487">cargo</text:span><text:span text:style-name="T3_6488">.<text:s/></text:span><text:span text:style-name="T3_6489">Apresentou</text:span><text:span text:style-name="T3_6490">-</text:span><text:span text:style-name="T3_6491">se</text:span><text:span text:style-name="T3_6492"><text:s/></text:span><text:span text:style-name="T3_6493">como</text:span><text:span text:style-name="T3_6494"><text:s/></text:span><text:span text:style-name="T3_6495">candidato</text:span><text:span text:style-name="T3_6496"><text:s/></text:span><text:span text:style-name="T3_6497">Felipe</text:span><text:span text:style-name="T3_6498"><text:s/></text:span><text:span text:style-name="T3_6499">Bombardelli</text:span><text:span text:style-name="T3_6500">,<text:s/></text:span><text:span text:style-name="T3_6501">que</text:span><text:span text:style-name="T3_6502"><text:s/></text:span><text:span text:style-name="T3_6503">teve</text:span><text:span text:style-name="T3_6504"><text:s/></text:span><text:span text:style-name="T3_6505">sua</text:span><text:span text:style-name="T3_6506"><text:s/></text:span><text:span text:style-name="T3_6507">candidatura</text:span><text:span text:style-name="T3_6508"><text:s/></text:span><text:span text:style-name="T3_6509">adicionada</text:span><text:span text:style-name="T3_6510"><text:s/></text:span><text:span text:style-name="T3_6511">à</text:span><text:span text:style-name="T3_6512"><text:s/></text:span><text:span text:style-name="T3_6513">lista</text:span><text:span text:style-name="T3_6514">.<text:s/></text:span><text:span text:style-name="T3_6515">Após</text:span><text:span text:style-name="T3_6516"><text:s/></text:span><text:span text:style-name="T3_6517">a</text:span><text:span text:style-name="T3_6518"><text:s/></text:span><text:span text:style-name="T3_6519">oficialização</text:span><text:span text:style-name="T3_6520"><text:s/></text:span><text:span text:style-name="T3_6521">das</text:span><text:span text:style-name="T3_6522"><text:s/></text:span><text:span text:style-name="T3_6523">candidaturas</text:span><text:span text:style-name="T3_6524">,</text:span><text:span text:style-name="T3_6525"><text:s/></text:span><text:span text:style-name="T3_6526">cada</text:span><text:span text:style-name="T3_6527"><text:s/></text:span><text:span text:style-name="T3_6528">um</text:span><text:span text:style-name="T3_6529"><text:s/></text:span><text:span text:style-name="T3_6530">teve</text:span><text:span text:style-name="T3_6531"><text:s/></text:span><text:span text:style-name="T3_6532">um</text:span><text:span text:style-name="T3_6533"><text:s/></text:span><text:span text:style-name="T3_6534">minuto</text:span><text:span text:style-name="T3_6535"><text:s/></text:span><text:span text:style-name="T3_6536">para</text:span><text:span text:style-name="T3_6537"><text:s/></text:span><text:span text:style-name="T3_6538">defesa</text:span><text:span text:style-name="T3_6539"><text:s/></text:span><text:span text:style-name="T3_6540">de</text:span><text:span text:style-name="T3_6541"><text:s/></text:span><text:span text:style-name="T3_6542">suas</text:span><text:span text:style-name="T3_6543"><text:s/></text:span><text:span text:style-name="T3_6544">candidaturas</text:span><text:span text:style-name="T3_6545">.<text:s/></text:span><text:span text:style-name="T3_6546">Em</text:span><text:span text:style-name="T3_6547"><text:s/></text:span><text:span text:style-name="T3_6548">seguida</text:span><text:span text:style-name="T3_6549">,<text:s/></text:span><text:span text:style-name="T3_6550">o</text:span><text:span text:style-name="T3_6551"><text:s/></text:span><text:span text:style-name="T3_6552">Secretário</text:span><text:span text:style-name="T3_6553"><text:s/></text:span><text:span text:style-name="T3_6554">Kristian</text:span><text:span text:style-name="T3_6555"><text:s/></text:span><text:span text:style-name="T3_6556">Pasini</text:span><text:span text:style-name="T3_6557"><text:s/></text:span><text:span text:style-name="T3_6558">solicitou</text:span><text:span text:style-name="T3_6559"><text:s/></text:span><text:span text:style-name="T3_6560">que</text:span><text:span text:style-name="T3_6561"><text:s/></text:span><text:span text:style-name="T3_6562">Sebastião</text:span><text:span text:style-name="T3_6563"><text:s/></text:span><text:span text:style-name="T3_6564">Nascimento</text:span><text:span text:style-name="T3_6565"><text:s/></text:span><text:span text:style-name="T3_6566">procedesse</text:span><text:span text:style-name="T3_6567"><text:s/></text:span><text:span text:style-name="T3_6568">à</text:span><text:span text:style-name="T3_6569"><text:s/></text:span><text:span text:style-name="T3_6570">apresentação</text:span><text:span text:style-name="T3_6571"><text:s/></text:span><text:span text:style-name="T3_6572">das</text:span><text:span text:style-name="T3_6573"><text:s/></text:span><text:span text:style-name="T3_6574">alterações</text:span><text:span text:style-name="T3_6575"><text:s/></text:span><text:span text:style-name="T3_6576">estatutárias</text:span><text:span text:style-name="T3_6577">.<text:s/></text:span><text:span text:style-name="T3_6578">Após</text:span><text:span text:style-name="T3_6579"><text:s/></text:span><text:span text:style-name="T3_6580">debates</text:span><text:span text:style-name="T3_6581"><text:s/></text:span><text:span text:style-name="T3_6582">e</text:span><text:span text:style-name="T3_6583"><text:s/></text:span><text:span text:style-name="T3_6584">explanações</text:span><text:span text:style-name="T3_6585">,<text:s/></text:span><text:span text:style-name="T3_6586">a</text:span><text:span text:style-name="T3_6587"><text:s/></text:span><text:span text:style-name="T3_6588">proposta</text:span><text:span text:style-name="T3_6589"><text:s/></text:span><text:span text:style-name="T3_6590">de</text:span><text:span text:style-name="T3_6591"><text:s/></text:span><text:span text:style-name="T3_6592">alteração</text:span><text:span text:style-name="T3_6593"><text:s/></text:span><text:span text:style-name="T3_6594">estatutária</text:span><text:span text:style-name="T3_6595"><text:s/></text:span><text:span text:style-name="T3_6596">foi</text:span><text:span text:style-name="T3_6597"><text:s/></text:span><text:span text:style-name="T3_6598">aprovada</text:span><text:span text:style-name="T3_6599"><text:s/></text:span><text:span text:style-name="T3_6600">por</text:span><text:span text:style-name="T3_6601"><text:s/></text:span><text:span text:style-name="T3_6602">unanimidade</text:span><text:span text:style-name="T3_6603">,<text:s/></text:span><text:span text:style-name="T3_6604">com</text:span><text:span text:style-name="T3_6605"><text:s/></text:span><text:span text:style-name="T3_6606">o</text:span><text:span text:style-name="T3_6607"><text:s/></text:span><text:span text:style-name="T3_6608">voto</text:span><text:span text:style-name="T3_6609"><text:s/></text:span><text:span text:style-name="T3_6610">favorável</text:span><text:span text:style-name="T3_6611"><text:s/></text:span><text:span text:style-name="T3_6612">dos</text:span><text:span text:style-name="T3_6613"><text:s/></text:span><text:span text:style-name="T3_6614">trinta</text:span><text:span text:style-name="T3_6615"><text:s/></text:span><text:span text:style-name="T3_6616">e</text:span><text:span text:style-name="T3_6617"><text:s/></text:span><text:span text:style-name="T3_6618">seis</text:span><text:span text:style-name="T3_6619"><text:s/></text:span><text:span text:style-name="T3_6620">presentes</text:span><text:span text:style-name="T3_6621">.<text:s/></text:span><text:span text:style-name="T3_6622">Ficou</text:span><text:span text:style-name="T3_6623"><text:s/></text:span><text:span text:style-name="T3_6624">aprovado</text:span><text:span text:style-name="T3_6625">,<text:s/></text:span><text:span text:style-name="T3_6626">ainda</text:span><text:span text:style-name="T3_6627">,<text:s/></text:span><text:span text:style-name="T3_6628">que</text:span><text:span text:style-name="T3_6629"><text:s/></text:span><text:span text:style-name="T3_6630">o</text:span><text:span text:style-name="T3_6631"><text:s/></text:span><text:span text:style-name="T3_6632">GTJ</text:span><text:span text:style-name="T3_6633"><text:s/></text:span><text:span text:style-name="T3_6634">faria</text:span><text:span text:style-name="T3_6635"><text:s/></text:span><text:span text:style-name="T3_6636">o</text:span><text:span text:style-name="T3_6637"><text:s/></text:span><text:span text:style-name="T3_6638">trabalho</text:span><text:span text:style-name="T3_6639"><text:s/></text:span><text:span text:style-name="T3_6640">de</text:span><text:span text:style-name="T3_6641"><text:s/></text:span><text:span text:style-name="T3_6642">revisão</text:span><text:span text:style-name="T3_6643"><text:s/></text:span><text:span text:style-name="T3_6644">do</text:span><text:span text:style-name="T3_6645"><text:s/></text:span><text:span text:style-name="T3_6646">Estatuto</text:span><text:span text:style-name="T3_6647"><text:s/></text:span><text:span text:style-name="T3_6648">antes</text:span><text:span text:style-name="T3_6649"><text:s/></text:span><text:span text:style-name="T3_6650">do</text:span><text:span text:style-name="T3_6651"><text:s/></text:span><text:span text:style-name="T3_6652">registro</text:span><text:span text:style-name="T3_6653"><text:s/></text:span><text:span text:style-name="T3_6654">em</text:span><text:span text:style-name="T3_6655"><text:s/></text:span><text:span text:style-name="T3_6656">cartório</text:span><text:span text:style-name="T3_6657">.<text:s/></text:span><text:span text:style-name="T3_6658">Ainda</text:span><text:span text:style-name="T3_6659"><text:s/></text:span><text:span text:style-name="T3_6660">dentro</text:span><text:span text:style-name="T3_6661"><text:s/></text:span><text:span text:style-name="T3_6662">da</text:span><text:span text:style-name="T3_6663"><text:s/></text:span><text:span text:style-name="T3_6664">alteração</text:span><text:span text:style-name="T3_6665"><text:s/></text:span><text:span text:style-name="T3_6666">estatutária</text:span><text:span text:style-name="T3_6667">,<text:s/></text:span><text:span text:style-name="T3_6668">foi</text:span><text:span text:style-name="T3_6669"><text:s/></text:span><text:span text:style-name="T3_6670">proposta</text:span><text:span text:style-name="T3_6671"><text:s/></text:span><text:span text:style-name="T3_6672">e</text:span><text:span text:style-name="T3_6673"><text:s/></text:span><text:span text:style-name="T3_6674">aprovada</text:span><text:span text:style-name="T3_6675"><text:s/></text:span><text:span text:style-name="T3_6676">a</text:span><text:span text:style-name="T3_6677"><text:s/></text:span><text:span text:style-name="T3_6678">inclusão</text:span><text:span text:style-name="T3_6679"><text:s/></text:span><text:span text:style-name="T3_6680">da</text:span><text:span text:style-name="T3_6681"><text:s/></text:span><text:span text:style-name="T3_6682">expressão</text:span><text:span text:style-name="T3_6683"><text:s/>“</text:span><text:span text:style-name="T3_6684">defesa</text:span><text:span text:style-name="T3_6685"><text:s/></text:span><text:span text:style-name="T3_6686">dos</text:span><text:span text:style-name="T3_6687"><text:s/></text:span><text:span text:style-name="T3_6688">direitos</text:span><text:span text:style-name="T3_6689"><text:s/></text:span><text:span text:style-name="T3_6690">do</text:span><text:span text:style-name="T3_6691"><text:s/></text:span><text:span text:style-name="T3_6692">consumidor</text:span><text:span text:style-name="T3_6693">”<text:s/></text:span><text:span text:style-name="T3_6694">entre</text:span><text:span text:style-name="T3_6695"><text:s/></text:span><text:span text:style-name="T3_6696">os</text:span><text:span text:style-name="T3_6697"><text:s/></text:span><text:span text:style-name="T3_6698">objetivos</text:span><text:span text:style-name="T3_6699"><text:s/></text:span><text:span text:style-name="T3_6700">do</text:span><text:span text:style-name="T3_6701"><text:s/></text:span><text:span text:style-name="T3_6702">Partido</text:span><text:span text:style-name="T3_6703"><text:s/></text:span><text:span text:style-name="T3_6704">descritos</text:span><text:span text:style-name="T3_6705"><text:s/></text:span><text:span text:style-name="T3_6706">no</text:span><text:span text:style-name="T3_6707"><text:s/></text:span><text:span text:style-name="T3_6708">Estatuto</text:span><text:span text:style-name="T3_6709">,<text:s/></text:span><text:span text:style-name="T3_6710">com</text:span><text:span text:style-name="T3_6711"><text:s/></text:span><text:span text:style-name="T3_6712">vinte</text:span><text:span text:style-name="T3_6713"><text:s/></text:span><text:span text:style-name="T3_6714">e</text:span><text:span text:style-name="T3_6715"><text:s/></text:span><text:span text:style-name="T3_6716">oito</text:span><text:span text:style-name="T3_6717"><text:s/></text:span><text:span text:style-name="T3_6718">votos</text:span><text:span text:style-name="T3_6719"><text:s/></text:span><text:span text:style-name="T3_6720">a</text:span><text:span text:style-name="T3_6721"><text:s/></text:span><text:span text:style-name="T3_6722">favor</text:span><text:span text:style-name="T3_6723">,<text:s/></text:span><text:span text:style-name="T3_6724">seis</text:span><text:span text:style-name="T3_6725"><text:s/></text:span><text:span text:style-name="T3_6726">contra</text:span><text:span text:style-name="T3_6727"><text:s/></text:span><text:span text:style-name="T3_6728">e</text:span><text:span text:style-name="T3_6729"><text:s/></text:span><text:span text:style-name="T3_6730">uma</text:span><text:span text:style-name="T3_6731"><text:s/></text:span><text:span text:style-name="T3_6732">abstenção</text:span><text:span text:style-name="T3_6733">.<text:s/></text:span><text:span text:style-name="T3_6734">Foi</text:span><text:span text:style-name="T3_6735"><text:s/></text:span><text:span text:style-name="T3_6736">proposta</text:span><text:span text:style-name="T3_6737"><text:s/></text:span><text:span text:style-name="T3_6738">a</text:span><text:span text:style-name="T3_6739"><text:s/></text:span><text:span text:style-name="T3_6740">dissolução</text:span><text:span text:style-name="T3_6741"><text:s/></text:span><text:span text:style-name="T3_6742">da</text:span><text:span text:style-name="T3_6743"><text:s/></text:span><text:span text:style-name="T3_6744">estrutura</text:span><text:span text:style-name="T3_6745"><text:s/></text:span><text:span text:style-name="T3_6746">administrativa</text:span><text:span text:style-name="T3_6747"><text:s/></text:span><text:span text:style-name="T3_6748">nacional</text:span><text:span text:style-name="T3_6749">,<text:s/></text:span><text:span text:style-name="T3_6750">antecipação</text:span><text:span text:style-name="T3_6751"><text:s/></text:span><text:span text:style-name="T3_6752">da</text:span><text:span text:style-name="T3_6753"><text:s/></text:span><text:span text:style-name="T3_6754">validade</text:span><text:span text:style-name="T3_6755"><text:s/></text:span><text:span text:style-name="T3_6756">da</text:span><text:span text:style-name="T3_6757"><text:s/></text:span><text:span text:style-name="T3_6758">reforma</text:span><text:span text:style-name="T3_6759"><text:s/></text:span><text:span text:style-name="T3_6760">estatutária</text:span><text:span text:style-name="T3_6761"><text:s/></text:span><text:span text:style-name="T3_6762">e</text:span><text:span text:style-name="T3_6763"><text:s/></text:span><text:span text:style-name="T3_6764">adiantamento</text:span><text:span text:style-name="T3_6765"><text:s/></text:span><text:span text:style-name="T3_6766">da</text:span><text:span text:style-name="T3_6767"><text:s/></text:span><text:span text:style-name="T3_6768">transição</text:span><text:span text:style-name="T3_6769"><text:s/></text:span><text:span text:style-name="T3_6770">para</text:span><text:span text:style-name="T3_6771"><text:s/></text:span><text:span text:style-name="T3_6772">os</text:span><text:span text:style-name="T3_6773"><text:s/></text:span><text:span text:style-name="T3_6774">novos</text:span><text:span text:style-name="T3_6775"><text:s/></text:span><text:span text:style-name="T3_6776">eleitos</text:span><text:span text:style-name="T3_6777">,<text:s/></text:span><text:span text:style-name="T3_6778">o</text:span><text:span text:style-name="T3_6779"><text:s/></text:span><text:span text:style-name="T3_6780">que</text:span><text:span text:style-name="T3_6781"><text:s/></text:span><text:span text:style-name="T3_6782">foi</text:span><text:span text:style-name="T3_6783"><text:s/></text:span><text:span text:style-name="T3_6784">aprovado</text:span><text:span text:style-name="T3_6785"><text:s/></text:span><text:span text:style-name="T3_6786">por</text:span><text:span text:style-name="T3_6787"><text:s/></text:span><text:span text:style-name="T3_6788">unanimidade</text:span><text:span text:style-name="T3_6789">,<text:s/></text:span><text:span text:style-name="T3_6790">com</text:span><text:span text:style-name="T3_6791"><text:s/></text:span><text:span text:style-name="T3_6792">o</text:span><text:span text:style-name="T3_6793"><text:s/></text:span><text:span text:style-name="T3_6794">voto</text:span><text:span text:style-name="T3_6795"><text:s/></text:span><text:span text:style-name="T3_6796">favorável</text:span><text:span text:style-name="T3_6797"><text:s/></text:span><text:span text:style-name="T3_6798">dos</text:span><text:span text:style-name="T3_6799"><text:s/></text:span><text:span text:style-name="T3_6800">trinta</text:span><text:span text:style-name="T3_6801"><text:s/></text:span><text:span text:style-name="T3_6802">e</text:span><text:span text:style-name="T3_6803"><text:s/></text:span><text:span text:style-name="T3_6804">quatro</text:span><text:span text:style-name="T3_6805"><text:s/></text:span><text:span text:style-name="T3_6806">presentes</text:span><text:span text:style-name="T3_6807">.<text:s/></text:span><text:span text:style-name="T3_6808">Por</text:span><text:span text:style-name="T3_6809"><text:s/></text:span><text:span text:style-name="T3_6810">fim</text:span><text:span text:style-name="T3_6811">,<text:s/></text:span><text:span text:style-name="T3_6812">foi</text:span><text:span text:style-name="T3_6813"><text:s/></text:span><text:span text:style-name="T3_6814">aprovado</text:span><text:span text:style-name="T3_6815">,<text:s/></text:span><text:span text:style-name="T3_6816">por</text:span><text:span text:style-name="T3_6817"><text:s/></text:span><text:span text:style-name="T3_6818">consenso</text:span><text:span text:style-name="T3_6819">,<text:s/></text:span><text:span text:style-name="T3_6820">que</text:span><text:span text:style-name="T3_6821"><text:s/></text:span><text:span text:style-name="T3_6822">fosse</text:span><text:span text:style-name="T3_6823"><text:s/></text:span><text:span text:style-name="T3_6824">mantida</text:span><text:span text:style-name="T3_6825"><text:s/></text:span><text:span text:style-name="T3_6826">a</text:span><text:span text:style-name="T3_6827"><text:s/></text:span><text:span text:style-name="T3_6828">previsão</text:span><text:span text:style-name="T3_6829"><text:s/></text:span><text:span text:style-name="T3_6830">de</text:span><text:span text:style-name="T3_6831"><text:s/></text:span><text:span text:style-name="T3_6832">cobrança</text:span><text:span text:style-name="T3_6833"><text:s/></text:span><text:span text:style-name="T3_6834">de</text:span><text:span text:style-name="T3_6835"><text:s/></text:span><text:span text:style-name="T3_6836">contribuição</text:span><text:span text:style-name="T3_6837"><text:s/></text:span><text:span text:style-name="T3_6838">dos</text:span><text:span text:style-name="T3_6839"><text:s/></text:span><text:span text:style-name="T3_6840">associados</text:span><text:span text:style-name="T3_6841">,<text:s/></text:span><text:span text:style-name="T3_6842">assegurando</text:span><text:span text:style-name="T3_6843"><text:s/></text:span><text:span text:style-name="T3_6844">que</text:span><text:span text:style-name="T3_6845"><text:s/></text:span><text:span text:style-name="T3_6846">não</text:span><text:span text:style-name="T3_6847"><text:s/></text:span><text:span text:style-name="T3_6848">seria</text:span><text:span text:style-name="T3_6849"><text:s/></text:span><text:span text:style-name="T3_6850">impedida</text:span><text:span text:style-name="T3_6851"><text:s/></text:span><text:span text:style-name="T3_6852">a</text:span><text:span text:style-name="T3_6853"><text:s/></text:span><text:span text:style-name="T3_6854">participação</text:span><text:span text:style-name="T3_6855"><text:s/></text:span><text:span text:style-name="T3_6856">nas</text:span><text:span text:style-name="T3_6857"><text:s/></text:span><text:span text:style-name="T3_6858">atividades</text:span><text:span text:style-name="T3_6859"><text:s/></text:span><text:span text:style-name="T3_6860">do</text:span><text:span text:style-name="T3_6861"><text:s/></text:span><text:span text:style-name="T3_6862">partido</text:span><text:span text:style-name="T3_6863"><text:s/></text:span><text:span text:style-name="T3_6864">de</text:span><text:span text:style-name="T3_6865"><text:s/></text:span><text:span text:style-name="T3_6866">quem</text:span><text:span text:style-name="T3_6867"><text:s/></text:span><text:span text:style-name="T3_6868">demonstrar</text:span><text:span text:style-name="T3_6869"><text:s/></text:span><text:span text:style-name="T3_6870">não</text:span><text:span text:style-name="T3_6871"><text:s/></text:span><text:span text:style-name="T3_6872">poder</text:span><text:span text:style-name="T3_6873"><text:s/></text:span><text:span text:style-name="T3_6874">contribuir</text:span><text:span text:style-name="T3_6875"><text:s/></text:span><text:span text:style-name="T3_6876">financeiramente</text:span><text:span text:style-name="T3_6877">,<text:s/></text:span><text:span text:style-name="T3_6878">sendo</text:span><text:span text:style-name="T3_6879"><text:s/></text:span><text:span text:style-name="T3_6880">passível</text:span><text:span text:style-name="T3_6881"><text:s/></text:span><text:span text:style-name="T3_6882">da</text:span><text:span text:style-name="T3_6883"><text:s/></text:span><text:span text:style-name="T3_6884">exigência</text:span><text:span text:style-name="T3_6885"><text:s/></text:span><text:span text:style-name="T3_6886">de</text:span><text:span text:style-name="T3_6887"><text:s/></text:span><text:span text:style-name="T3_6888">contribuição</text:span><text:span text:style-name="T3_6889"><text:s/></text:span><text:span text:style-name="T3_6890">de</text:span><text:span text:style-name="T3_6891"><text:s/></text:span><text:span text:style-name="T3_6892">outra</text:span><text:span text:style-name="T3_6893"><text:s/></text:span><text:span text:style-name="T3_6894">natureza</text:span><text:span text:style-name="T3_6895">.<text:s/></text:span><text:span text:style-name="T3_6896">Ato</text:span><text:span text:style-name="T3_6897"><text:s/></text:span><text:span text:style-name="T3_6898">contínuo</text:span><text:span text:style-name="T3_6899">,<text:s/></text:span><text:span text:style-name="T3_6900">o</text:span><text:span text:style-name="T3_6901"><text:s/></text:span><text:span text:style-name="T3_6902">Segundo</text:span><text:span text:style-name="T3_6903"><text:s/></text:span><text:span text:style-name="T3_6904">Secretário</text:span><text:span text:style-name="T3_6905"><text:s/></text:span><text:span text:style-name="T3_6906">Kristian</text:span><text:span text:style-name="T3_6907"><text:s/></text:span><text:span text:style-name="T3_6908">Pasini</text:span><text:span text:style-name="T3_6909"><text:s/></text:span><text:span text:style-name="T3_6910">abriu</text:span><text:span text:style-name="T3_6911"><text:s/></text:span><text:span text:style-name="T3_6912">as</text:span><text:span text:style-name="T3_6913"><text:s/></text:span><text:span text:style-name="T3_6914">votação</text:span><text:span text:style-name="T3_6915">,<text:s/></text:span><text:span text:style-name="T3_6916">que</text:span><text:span text:style-name="T3_6917"><text:s/></text:span><text:span text:style-name="T3_6918">resultaram</text:span><text:span text:style-name="T3_6919"><text:s/></text:span><text:span text:style-name="T3_6920">na</text:span><text:span text:style-name="T3_6921"><text:s/></text:span><text:span text:style-name="T3_6922">contagem</text:span><text:span text:style-name="T3_6923"><text:s/></text:span><text:span text:style-name="T3_6924">arrolada</text:span><text:span text:style-name="T3_6925"><text:s/></text:span><text:span text:style-name="T3_6926">a</text:span><text:span text:style-name="T3_6927"><text:s/></text:span><text:span text:style-name="T3_6928">seguir</text:span><text:span text:style-name="T3_6929">.<text:s/></text:span><text:span text:style-name="T3_6930">Para</text:span><text:span text:style-name="T3_6931"><text:s/></text:span><text:span text:style-name="T3_6932">a</text:span><text:span text:style-name="T3_6933"><text:s/></text:span><text:span text:style-name="T3_6934">Secretaria</text:span><text:span text:style-name="T3_6935"><text:s/></text:span><text:span text:style-name="T3_6936">Geral</text:span><text:span text:style-name="T3_6937">,<text:s/></text:span><text:span text:style-name="T3_6938">Fabiane</text:span><text:span text:style-name="T3_6939"><text:s/></text:span><text:span text:style-name="T3_6940">Bogdanovicz</text:span><text:span text:style-name="T3_6941"><text:s/></text:span><text:span text:style-name="T3_6942">recebeu</text:span><text:span text:style-name="T3_6943"><text:s/></text:span><text:span text:style-name="T3_6944">votação</text:span><text:span text:style-name="T3_6945"><text:s/></text:span><text:span text:style-name="T3_6946">unânime</text:span><text:span text:style-name="T3_6947"><text:s/></text:span><text:span text:style-name="T3_6948">dos</text:span><text:span text:style-name="T3_6949"><text:s/></text:span><text:span text:style-name="T3_6950">presentes</text:span><text:span text:style-name="T3_6951"><text:s/></text:span><text:span text:style-name="T3_6952">e</text:span><text:span text:style-name="T3_6953"><text:s/></text:span><text:span text:style-name="T3_6954">foi</text:span><text:span text:style-name="T3_6955"><text:s/></text:span><text:span text:style-name="T3_6956">eleita</text:span><text:span text:style-name="T3_6957"><text:s/></text:span><text:span text:style-name="T3_6958">Primeira</text:span><text:span text:style-name="T3_6959"><text:s/></text:span><text:span text:style-name="T3_6960">Secretária</text:span><text:span text:style-name="T3_6961"><text:s/></text:span><text:span text:style-name="T3_6962">com</text:span><text:span text:style-name="T3_6963"><text:s/></text:span><text:span text:style-name="T3_6964">trinta</text:span><text:span text:style-name="T3_6965"><text:s/></text:span><text:span text:style-name="T3_6966">e</text:span><text:span text:style-name="T3_6967"><text:s/></text:span><text:span text:style-name="T3_6968">oito</text:span><text:span text:style-name="T3_6969"><text:s/></text:span><text:span text:style-name="T3_6970">votos</text:span><text:span text:style-name="T3_6971">,<text:s/></text:span><text:span text:style-name="T3_6972">Felipe</text:span><text:span text:style-name="T3_6973"><text:s/></text:span><text:span text:style-name="T3_6974">Magnus</text:span><text:span text:style-name="T3_6975"><text:s/></text:span><text:span text:style-name="T3_6976">recebeu</text:span><text:span text:style-name="T3_6977"><text:s/></text:span><text:span text:style-name="T3_6978">vinte</text:span><text:span text:style-name="T3_6979"><text:s/></text:span><text:span text:style-name="T3_6980">e</text:span><text:span text:style-name="T3_6981"><text:s/></text:span><text:span text:style-name="T3_6982">cinco</text:span><text:span text:style-name="T3_6983"><text:s/></text:span><text:span text:style-name="T3_6984">votos</text:span><text:span text:style-name="T3_6985"><text:s/></text:span><text:span text:style-name="T3_6986">e</text:span><text:span text:style-name="T3_6987"><text:s/></text:span><text:span text:style-name="T3_6988">foi</text:span><text:span text:style-name="T3_6989"><text:s/></text:span><text:span text:style-name="T3_6990">eleito</text:span><text:span text:style-name="T3_6991"><text:s/></text:span><text:span text:style-name="T3_6992">Segundo</text:span><text:span text:style-name="T3_6993"><text:s/></text:span><text:span text:style-name="T3_6994">Secretário</text:span><text:span text:style-name="T3_6995">,<text:s/></text:span><text:span text:style-name="T3_6996">Daniel</text:span><text:span text:style-name="T3_6997"><text:s/></text:span><text:span text:style-name="T3_6998">Prazeres</text:span><text:span text:style-name="T3_6999"><text:s/></text:span><text:span text:style-name="T3_7000">recebeu</text:span><text:span text:style-name="T3_7001"><text:s/></text:span><text:span text:style-name="T3_7002">vinte</text:span><text:span text:style-name="T3_7003"><text:s/></text:span><text:span text:style-name="T3_7004">votos</text:span><text:span text:style-name="T3_7005"><text:s/></text:span><text:span text:style-name="T3_7006">e</text:span><text:span text:style-name="T3_7007"><text:s/></text:span><text:span text:style-name="T3_7008">Luiz</text:span><text:span text:style-name="T3_7009"><text:s/></text:span><text:span text:style-name="T3_7010">Francisco</text:span><text:span text:style-name="T3_7011"><text:s/></text:span><text:span text:style-name="T3_7012">Gambin</text:span><text:span text:style-name="T3_7013"><text:s/></text:span><text:span text:style-name="T3_7014">Puppo</text:span><text:span text:style-name="T3_7015"><text:s/></text:span><text:span text:style-name="T3_7016">recebe</text:span><text:span text:style-name="T3_7017">u</text:span><text:span text:style-name="T3_7018"><text:s/></text:span><text:span text:style-name="T3_7019">quinze</text:span><text:span text:style-name="T3_7020"><text:s/></text:span><text:span text:style-name="T3_7021">votos</text:span><text:span text:style-name="T3_7022">.<text:s/></text:span><text:span text:style-name="T3_7023">Para</text:span><text:span text:style-name="T3_7024"><text:s/></text:span><text:span text:style-name="T3_7025">a</text:span><text:span text:style-name="T3_7026"><text:s/></text:span><text:span text:style-name="T3_7027">Tesouraria</text:span><text:span text:style-name="T3_7028">,<text:s/></text:span><text:span text:style-name="T3_7029">Rafael</text:span><text:span text:style-name="T3_7030"><text:s/></text:span><text:span text:style-name="T3_7031">Buratto</text:span><text:span text:style-name="T3_7032"><text:s/></text:span><text:span text:style-name="T3_7033">e</text:span><text:span text:style-name="T3_7034"><text:s/></text:span><text:span text:style-name="T3_7035">Felipe</text:span><text:span text:style-name="T3_7036"><text:s/></text:span><text:span text:style-name="T3_7037">Bombardelli</text:span><text:span text:style-name="T3_7038"><text:s/></text:span><text:span text:style-name="T3_7039">foram</text:span><text:span text:style-name="T3_7040"><text:s/></text:span><text:span text:style-name="T3_7041">ambos</text:span><text:span text:style-name="T3_7042"><text:s/></text:span><text:span text:style-name="T3_7043">eleitos</text:span><text:span text:style-name="T3_7044"><text:s/></text:span><text:span text:style-name="T3_7045">por</text:span><text:span text:style-name="T3_7046"><text:s/></text:span><text:span text:style-name="T3_7047">unanimidade</text:span><text:span text:style-name="T3_7048"><text:s/></text:span><text:span text:style-name="T3_7049">dos</text:span><text:span text:style-name="T3_7050"><text:s/></text:span><text:span text:style-name="T3_7051">presentes</text:span><text:span text:style-name="T3_7052">,<text:s/></text:span><text:span text:style-name="T3_7053">tendo</text:span><text:span text:style-name="T3_7054"><text:s/></text:span><text:span text:style-name="T3_7055">ambos</text:span><text:span text:style-name="T3_7056"><text:s/></text:span><text:span text:style-name="T3_7057">recebido</text:span><text:span text:style-name="T3_7058"><text:s/></text:span><text:span text:style-name="T3_7059">trinta</text:span><text:span text:style-name="T3_7060"><text:s/></text:span><text:span text:style-name="T3_7061">e</text:span><text:span text:style-name="T3_7062"><text:s/></text:span><text:span text:style-name="T3_7063">oito</text:span><text:span text:style-name="T3_7064"><text:s/></text:span><text:span text:style-name="T3_7065">votos</text:span><text:span text:style-name="T3_7066">.<text:s/></text:span><text:span text:style-name="T3_7067">Devido</text:span><text:span text:style-name="T3_7068"><text:s/></text:span><text:span text:style-name="T3_7069">ao</text:span><text:span text:style-name="T3_7070"><text:s/></text:span><text:span text:style-name="T3_7071">empate</text:span><text:span text:style-name="T3_7072"><text:s/></text:span><text:span text:style-name="T3_7073">no</text:span><text:span text:style-name="T3_7074"><text:s/></text:span><text:span text:style-name="T3_7075">número</text:span><text:span text:style-name="T3_7076"><text:s/></text:span><text:span text:style-name="T3_7077">de</text:span><text:span text:style-name="T3_7078"><text:s/></text:span><text:span text:style-name="T3_7079">votos</text:span><text:span text:style-name="T3_7080">,<text:s/></text:span><text:span text:style-name="T3_7081">foi</text:span><text:span text:style-name="T3_7082"><text:s/></text:span><text:span text:style-name="T3_7083">oferecida</text:span><text:span text:style-name="T3_7084"><text:s/></text:span><text:span text:style-name="T3_7085">aos</text:span><text:span text:style-name="T3_7086"><text:s/></text:span><text:span text:style-name="T3_7087">eleitos</text:span><text:span text:style-name="T3_7088"><text:s/></text:span><text:span text:style-name="T3_7089">a</text:span><text:span text:style-name="T3_7090"><text:s/></text:span><text:span text:style-name="T3_7091">escolha</text:span><text:span text:style-name="T3_7092"><text:s/></text:span><text:span text:style-name="T3_7093">de</text:span><text:span text:style-name="T3_7094"><text:s/></text:span><text:span text:style-name="T3_7095">qual</text:span><text:span text:style-name="T3_7096"><text:s/></text:span><text:span text:style-name="T3_7097">deles</text:span><text:span text:style-name="T3_7098"><text:s/></text:span><text:span text:style-name="T3_7099">ocuparia</text:span><text:span text:style-name="T3_7100"><text:s/></text:span><text:span text:style-name="T3_7101">a</text:span><text:span text:style-name="T3_7102"><text:s/></text:span><text:span text:style-name="T3_7103">Primeira</text:span><text:span text:style-name="T3_7104"><text:s/></text:span><text:span text:style-name="T3_7105">e</text:span><text:span text:style-name="T3_7106"><text:s/></text:span><text:span text:style-name="T3_7107">a</text:span><text:span text:style-name="T3_7108"><text:s/></text:span><text:span text:style-name="T3_7109">Segunda</text:span><text:span text:style-name="T3_7110"><text:s/></text:span><text:span text:style-name="T3_7111">Tesouraria</text:span><text:span text:style-name="T3_7112"><text:s/></text:span><text:span text:style-name="T3_7113">respectivamente</text:span><text:span text:style-name="T3_7114">,<text:s/></text:span><text:span text:style-name="T3_7115">tendo</text:span><text:span text:style-name="T3_7116"><text:s/></text:span><text:span text:style-name="T3_7117">eles</text:span><text:span text:style-name="T3_7118"><text:s/></text:span><text:span text:style-name="T3_7119">acordado</text:span><text:span text:style-name="T3_7120"><text:s/></text:span><text:span text:style-name="T3_7121">que</text:span><text:span text:style-name="T3_7122"><text:s/></text:span><text:span text:style-name="T3_7123">Rafael</text:span><text:span text:style-name="T3_7124"><text:s/></text:span><text:span text:style-name="T3_7125">Buratto</text:span><text:span text:style-name="T3_7126"><text:s/></text:span><text:span text:style-name="T3_7127">seria</text:span><text:span text:style-name="T3_7128"><text:s/></text:span><text:span text:style-name="T3_7129">o</text:span><text:span text:style-name="T3_7130"><text:s/></text:span><text:span text:style-name="T3_7131">Primeiro</text:span><text:span text:style-name="T3_7132"><text:s/></text:span><text:span text:style-name="T3_7133">Tesoureiro</text:span><text:span text:style-name="T3_7134"><text:s/></text:span><text:span text:style-name="T3_7135">e</text:span><text:span text:style-name="T3_7136"><text:s/></text:span><text:span text:style-name="T3_7137">Felipe</text:span><text:span text:style-name="T3_7138"><text:s/></text:span><text:span text:style-name="T3_7139">Bombardelli</text:span><text:span text:style-name="T3_7140"><text:s/></text:span><text:span text:style-name="T3_7141">o</text:span><text:span text:style-name="T3_7142"><text:s/></text:span><text:span text:style-name="T3_7143">Segundo</text:span><text:span text:style-name="T3_7144">.<text:s/></text:span><text:span text:style-name="T3_7145">Para</text:span><text:span text:style-name="T3_7146"><text:s/></text:span><text:span text:style-name="T3_7147">Ombudsman</text:span><text:span text:style-name="T3_7148">/</text:span><text:span text:style-name="T3_7149">Gestão</text:span><text:span text:style-name="T3_7150"><text:s/></text:span><text:span text:style-name="T3_7151">de</text:span><text:span text:style-name="T3_7152"><text:s/></text:span><text:span text:style-name="T3_7153">Crises</text:span><text:span text:style-name="T3_7154">,<text:s/></text:span><text:span text:style-name="T3_7155">Fabrício</text:span><text:span text:style-name="T3_7156"><text:s/></text:span><text:span text:style-name="T3_7157">Leal</text:span><text:span text:style-name="T3_7158"><text:s/></text:span><text:span text:style-name="T3_7159">Souza</text:span><text:span text:style-name="T3_7160"><text:s/></text:span><text:span text:style-name="T3_7161">foi</text:span><text:span text:style-name="T3_7162"><text:s/></text:span><text:span text:style-name="T3_7163">eleito</text:span><text:span text:style-name="T3_7164"><text:s/></text:span><text:span text:style-name="T3_7165">Primeiro</text:span><text:span text:style-name="T3_7166"><text:s/></text:span><text:span text:style-name="T3_7167">Ombudsman</text:span><text:span text:style-name="T3_7168">/</text:span><text:span text:style-name="T3_7169">Gestor</text:span><text:span text:style-name="T3_7170"><text:s/></text:span><text:span text:style-name="T3_7171">de</text:span><text:span text:style-name="T3_7172"><text:s/></text:span><text:span text:style-name="T3_7173">Crises</text:span><text:span text:style-name="T3_7174">,<text:s/></text:span><text:span text:style-name="T3_7175">com</text:span><text:span text:style-name="T3_7176"><text:s/></text:span><text:span text:style-name="T3_7177">trinta</text:span><text:span text:style-name="T3_7178"><text:s/></text:span><text:span text:style-name="T3_7179">e</text:span><text:span text:style-name="T3_7180"><text:s/></text:span><text:span text:style-name="T3_7181">um</text:span><text:span text:style-name="T3_7182"><text:s/></text:span><text:span text:style-name="T3_7183">votos</text:span><text:span text:style-name="T3_7184">,<text:s/></text:span><text:span text:style-name="T3_7185">Reynaldo</text:span><text:span text:style-name="T3_7186"><text:s/></text:span><text:span text:style-name="T3_7187">Allan</text:span><text:span text:style-name="T3_7188"><text:s/></text:span><text:span text:style-name="T3_7189">Fulin</text:span><text:span text:style-name="T3_7190"><text:s/></text:span><text:span text:style-name="T3_7191">foi</text:span><text:span text:style-name="T3_7192"><text:s/></text:span><text:span text:style-name="T3_7193">eleito</text:span><text:span text:style-name="T3_7194"><text:s/></text:span><text:span text:style-name="T3_7195">Segundo</text:span><text:span text:style-name="T3_7196"><text:s/></text:span><text:span text:style-name="T3_7197">Gestor</text:span><text:span text:style-name="T3_7198"><text:s/></text:span><text:span text:style-name="T3_7199">de</text:span><text:span text:style-name="T3_7200"><text:s/></text:span><text:span text:style-name="T3_7201">Crises</text:span><text:span text:style-name="T3_7202">,<text:s/></text:span><text:span text:style-name="T3_7203">com</text:span><text:span text:style-name="T3_7204"><text:s/></text:span><text:span text:style-name="T3_7205">vinte</text:span><text:span text:style-name="T3_7206"><text:s/></text:span><text:span text:style-name="T3_7207">e</text:span><text:span text:style-name="T3_7208"><text:s/></text:span><text:span text:style-name="T3_7209">sete</text:span><text:span text:style-name="T3_7210"><text:s/></text:span><text:span text:style-name="T3_7211">votos</text:span><text:span text:style-name="T3_7212">,<text:s/></text:span><text:span text:style-name="T3_7213">Luiz</text:span><text:span text:style-name="T3_7214"><text:s/></text:span><text:span text:style-name="T3_7215">Francisco</text:span><text:span text:style-name="T3_7216"><text:s/></text:span><text:span text:style-name="T3_7217">Gambin</text:span><text:span text:style-name="T3_7218"><text:s/></text:span><text:span text:style-name="T3_7219">Puppo</text:span><text:span text:style-name="T3_7220"><text:s/></text:span><text:span text:style-name="T3_7221">recebeu</text:span><text:span text:style-name="T3_7222"><text:s/></text:span><text:span text:style-name="T3_7223">vinte</text:span><text:span text:style-name="T3_7224"><text:s/></text:span><text:span text:style-name="T3_7225">votos</text:span><text:span text:style-name="T3_7226"><text:s/></text:span><text:span text:style-name="T3_7227">e</text:span><text:span text:style-name="T3_7228"><text:s/></text:span><text:span text:style-name="T3_7229">Carlos</text:span><text:span text:style-name="T3_7230"><text:s/></text:span><text:span text:style-name="T3_7231">Alvaro</text:span><text:span text:style-name="T3_7232"><text:s/></text:span><text:span text:style-name="T3_7233">de</text:span><text:span text:style-name="T3_7234"><text:s/></text:span><text:span text:style-name="T3_7235">M</text:span><text:span text:style-name="T3_7236">.<text:s/></text:span><text:span text:style-name="T3_7237">S</text:span><text:span text:style-name="T3_7238">.<text:s/></text:span><text:span text:style-name="T3_7239">Quintella</text:span><text:span text:style-name="T3_7240"><text:s/></text:span><text:span text:style-name="T3_7241">recebeu</text:span><text:span text:style-name="T3_7242"><text:s/></text:span><text:span text:style-name="T3_7243">sete</text:span><text:span text:style-name="T3_7244"><text:s/></text:span><text:span text:style-name="T3_7245">votos</text:span><text:span text:style-name="T3_7246">.<text:s/></text:span><text:span text:style-name="T3_7247">Abriu</text:span><text:span text:style-name="T3_7248">-</text:span><text:span text:style-name="T3_7249">se</text:span><text:span text:style-name="T3_7250"><text:s/></text:span><text:span text:style-name="T3_7251">a</text:span><text:span text:style-name="T3_7252"><text:s/></text:span><text:span text:style-name="T3_7253">seguir</text:span><text:span text:style-name="T3_7254"><text:s/></text:span><text:span text:style-name="T3_7255">a</text:span><text:span text:style-name="T3_7256"><text:s/></text:span><text:span text:style-name="T3_7257">votação</text:span><text:span text:style-name="T3_7258"><text:s/></text:span><text:span text:style-name="T3_7259">para</text:span><text:span text:style-name="T3_7260"><text:s/></text:span><text:span text:style-name="T3_7261">as</text:span><text:span text:style-name="T3_7262"><text:s/></text:span><text:span text:style-name="T3_7263">Coordenações</text:span><text:span text:style-name="T3_7264"><text:s/></text:span><text:span text:style-name="T3_7265">Regionais</text:span><text:span text:style-name="T3_7266">,<text:s/></text:span><text:span text:style-name="T3_7267">computando</text:span><text:span text:style-name="T3_7268">-</text:span><text:span text:style-name="T3_7269">se</text:span><text:span text:style-name="T3_7270"><text:s/></text:span><text:span text:style-name="T3_7271">em</text:span><text:span text:style-name="T3_7272"><text:s/></text:span><text:span text:style-name="T3_7273">cada</text:span><text:span text:style-name="T3_7274"><text:s/></text:span><text:span text:style-name="T3_7275">votação</text:span><text:span text:style-name="T3_7276"><text:s/></text:span><text:span text:style-name="T3_7277">apenas</text:span><text:span text:style-name="T3_7278"><text:s/></text:span><text:span text:style-name="T3_7279">os</text:span><text:span text:style-name="T3_7280"><text:s/></text:span><text:span text:style-name="T3_7281">votos</text:span><text:span text:style-name="T3_7282"><text:s/></text:span><text:span text:style-name="T3_7283">dos</text:span><text:span text:style-name="T3_7284"><text:s/></text:span><text:span text:style-name="T3_7285">piratas</text:span><text:span text:style-name="T3_7286"><text:s/></text:span><text:span text:style-name="T3_7287">da</text:span><text:span text:style-name="T3_7288"><text:s/></text:span><text:span text:style-name="T3_7289">respectiva</text:span><text:span text:style-name="T3_7290"><text:s/></text:span><text:span text:style-name="T3_7291">região</text:span><text:span text:style-name="T3_7292">.<text:s/></text:span><text:span text:style-name="T3_7293">Para</text:span><text:span text:style-name="T3_7294"><text:s/></text:span><text:span text:style-name="T3_7295">a</text:span><text:span text:style-name="T3_7296"><text:s/></text:span><text:span text:style-name="T3_7297">Coordenação</text:span><text:span text:style-name="T3_7298"><text:s/></text:span><text:span text:style-name="T3_7299">Norte</text:span><text:span text:style-name="T3_7300">,<text:s/></text:span><text:span text:style-name="T3_7301">Christiane</text:span><text:span text:style-name="T3_7302"><text:s/></text:span><text:span text:style-name="T3_7303">Maciel</text:span><text:span text:style-name="T3_7304"><text:s/></text:span><text:span text:style-name="T3_7305">recebeu</text:span><text:span text:style-name="T3_7306"><text:s/></text:span><text:span text:style-name="T3_7307">dois</text:span><text:span text:style-name="T3_7308"><text:s/></text:span><text:span text:style-name="T3_7309">votos</text:span><text:span text:style-name="T3_7310"><text:s/></text:span><text:span text:style-name="T3_7311">e</text:span><text:span text:style-name="T3_7312"><text:s/></text:span><text:span text:style-name="T3_7313">foi</text:span><text:span text:style-name="T3_7314"><text:s/></text:span><text:span text:style-name="T3_7315">eleita</text:span><text:span text:style-name="T3_7316"><text:s/></text:span><text:span text:style-name="T3_7317">por</text:span><text:span text:style-name="T3_7318"><text:s/></text:span><text:span text:style-name="T3_7319">unanimidade</text:span><text:span text:style-name="T3_7320"><text:s/></text:span><text:span text:style-name="T3_7321">dos</text:span><text:span text:style-name="T3_7322"><text:s/></text:span><text:span text:style-name="T3_7323">presentes</text:span><text:span text:style-name="T3_7324">.<text:s/></text:span><text:span text:style-name="T3_7325">Para</text:span><text:span text:style-name="T3_7326"><text:s/></text:span><text:span text:style-name="T3_7327">a</text:span><text:span text:style-name="T3_7328"><text:s/></text:span><text:span text:style-name="T3_7329">Coordenação</text:span><text:span text:style-name="T3_7330"><text:s/></text:span><text:span text:style-name="T3_7331">Nordeste</text:span><text:span text:style-name="T3_7332">,<text:s/></text:span><text:span text:style-name="T3_7333">Alexsandro</text:span><text:span text:style-name="T3_7334"><text:s/></text:span><text:span text:style-name="T3_7335">Albuquerque</text:span><text:span text:style-name="T3_7336"><text:s/></text:span><text:span text:style-name="T3_7337">recebe</text:span><text:span text:style-name="T3_7338">u</text:span><text:span text:style-name="T3_7339"><text:s/></text:span><text:span text:style-name="T3_7340">cinco</text:span><text:span text:style-name="T3_7341"><text:s/></text:span><text:span text:style-name="T3_7342">votos</text:span><text:span text:style-name="T3_7343"><text:s/></text:span><text:span text:style-name="T3_7344">dos</text:span><text:span text:style-name="T3_7345"><text:s/></text:span><text:span text:style-name="T3_7346">seis</text:span><text:span text:style-name="T3_7347"><text:s/></text:span><text:span text:style-name="T3_7348">possíveis</text:span><text:span text:style-name="T3_7349">.<text:s/></text:span><text:span text:style-name="T3_7350">Para</text:span><text:span text:style-name="T3_7351"><text:s/></text:span><text:span text:style-name="T3_7352">a</text:span><text:span text:style-name="T3_7353"><text:s/></text:span><text:span text:style-name="T3_7354">Coordenação</text:span><text:span text:style-name="T3_7355"><text:s/></text:span><text:span text:style-name="T3_7356">Centro</text:span><text:span text:style-name="T3_7357">-</text:span><text:span text:style-name="T3_7358">Oeste</text:span><text:span text:style-name="T3_7359">,<text:s/></text:span><text:span text:style-name="T3_7360">João</text:span><text:span text:style-name="T3_7361"><text:s/></text:span><text:span text:style-name="T3_7362">Paulo</text:span><text:span text:style-name="T3_7363"><text:s/></text:span><text:span text:style-name="T3_7364">Apolinário</text:span><text:span text:style-name="T3_7365"><text:s/></text:span><text:span text:style-name="T3_7366">recebeu</text:span><text:span text:style-name="T3_7367"><text:s/></text:span><text:span text:style-name="T3_7368">tr</text:span><text:span text:style-name="T3_7369">ês</text:span><text:span text:style-name="T3_7370"><text:s/></text:span><text:span text:style-name="T3_7371">votos</text:span><text:span text:style-name="T3_7372"><text:s/></text:span><text:span text:style-name="T3_7373">e</text:span><text:span text:style-name="T3_7374"><text:s/></text:span><text:span text:style-name="T3_7375">foi</text:span><text:span text:style-name="T3_7376"><text:s/></text:span><text:span text:style-name="T3_7377">eleito</text:span><text:span text:style-name="T3_7378"><text:s/></text:span><text:span text:style-name="T3_7379">por</text:span><text:span text:style-name="T3_7380"><text:s/></text:span><text:span text:style-name="T3_7381">unanimidade</text:span><text:span text:style-name="T3_7382"><text:s/></text:span><text:span text:style-name="T3_7383">dos</text:span><text:span text:style-name="T3_7384"><text:s/></text:span><text:span text:style-name="T3_7385">presentes</text:span><text:span text:style-name="T3_7386">.<text:s/></text:span><text:span text:style-name="T3_7387">Para</text:span><text:span text:style-name="T3_7388"><text:s/></text:span><text:span text:style-name="T3_7389">a</text:span><text:span text:style-name="T3_7390"><text:s/></text:span><text:span text:style-name="T3_7391">Coordenação</text:span><text:span text:style-name="T3_7392"><text:s/></text:span><text:span text:style-name="T3_7393">Sudeste</text:span><text:span text:style-name="T3_7394">,</text:span><text:span text:style-name="T3_7395"><text:s/></text:span><text:span text:style-name="T3_7396">Paulo</text:span><text:span text:style-name="T3_7397"><text:s/></text:span><text:span text:style-name="T3_7398">Crosara</text:span><text:span text:style-name="T3_7399"><text:s/></text:span><text:span text:style-name="T3_7400">recebeu</text:span><text:span text:style-name="T3_7401"><text:s/></text:span><text:span text:style-name="T3_7402">onze</text:span><text:span text:style-name="T3_7403"><text:s/></text:span><text:span text:style-name="T3_7404">dos</text:span><text:span text:style-name="T3_7405"><text:s/></text:span><text:span text:style-name="T3_7406">doze</text:span><text:span text:style-name="T3_7407"><text:s/></text:span><text:span text:style-name="T3_7408">votos</text:span><text:span text:style-name="T3_7409"><text:s/></text:span><text:span text:style-name="T3_7410">possíveis</text:span><text:span text:style-name="T3_7411">.<text:s/></text:span><text:span text:style-name="T3_7412">Para</text:span><text:span text:style-name="T3_7413"><text:s/></text:span><text:span text:style-name="T3_7414">a</text:span><text:span text:style-name="T3_7415"><text:s/></text:span><text:span text:style-name="T3_7416">Coordenação</text:span><text:span text:style-name="T3_7417"><text:s/></text:span><text:span text:style-name="T3_7418">Sul</text:span><text:span text:style-name="T3_7419">,<text:s/></text:span><text:span text:style-name="T3_7420">Max</text:span><text:span text:style-name="T3_7421"><text:s/></text:span><text:span text:style-name="T3_7422">Arcano</text:span><text:span text:style-name="T3_7423"><text:s/></text:span><text:span text:style-name="T3_7424">recebeu</text:span><text:span text:style-name="T3_7425"><text:s/></text:span><text:span text:style-name="T3_7426">dezessete</text:span><text:span text:style-name="T3_7427"><text:s/></text:span><text:span text:style-name="T3_7428">votos</text:span><text:span text:style-name="T3_7429"><text:s/></text:span><text:span text:style-name="T3_7430">e</text:span><text:span text:style-name="T3_7431"><text:s/></text:span><text:span text:style-name="T3_7432">foi</text:span><text:span text:style-name="T3_7433"><text:s/></text:span><text:span text:style-name="T3_7434">eleito</text:span><text:span text:style-name="T3_7435"><text:s/></text:span><text:span text:style-name="T3_7436">por</text:span><text:span text:style-name="T3_7437"><text:s/></text:span><text:span text:style-name="T3_7438">unanimidade</text:span><text:span text:style-name="T3_7439"><text:s/></text:span><text:span text:style-name="T3_7440">dos</text:span><text:span text:style-name="T3_7441"><text:s/></text:span><text:span text:style-name="T3_7442">presentes</text:span><text:span text:style-name="T3_7443">,<text:s/></text:span><text:span text:style-name="T3_7444">sendo</text:span><text:span text:style-name="T3_7445"><text:s/></text:span><text:span text:style-name="T3_7446">que</text:span><text:span text:style-name="T3_7447"><text:s/></text:span><text:span text:style-name="T3_7448">Luiz</text:span><text:span text:style-name="T3_7449"><text:s/></text:span><text:span text:style-name="T3_7450">Francisco</text:span><text:span text:style-name="T3_7451"><text:s/></text:span><text:span text:style-name="T3_7452">Gambin</text:span><text:span text:style-name="T3_7453"><text:s/></text:span><text:span text:style-name="T3_7454">Puppo</text:span><text:span text:style-name="T3_7455"><text:s/></text:span><text:span text:style-name="T3_7456">recebeu</text:span><text:span text:style-name="T3_7457"><text:s/></text:span><text:span text:style-name="T3_7458">cinco</text:span><text:span text:style-name="T3_7459"><text:s/></text:span><text:span text:style-name="T3_7460">dos</text:span><text:span text:style-name="T3_7461"><text:s/></text:span><text:span text:style-name="T3_7462">dezessete</text:span><text:span text:style-name="T3_7463"><text:s/></text:span><text:span text:style-name="T3_7464">votos</text:span><text:span text:style-name="T3_7465"><text:s/></text:span><text:span text:style-name="T3_7466">poss</text:span><text:span text:style-name="T3_7467">íveis</text:span><text:span text:style-name="T3_7468">.<text:s/></text:span><text:span text:style-name="T3_7469">Dando</text:span><text:span text:style-name="T3_7470"><text:s/></text:span><text:span text:style-name="T3_7471">seguimento</text:span><text:span text:style-name="T3_7472">,</text:span><text:span text:style-name="T3_7473"><text:s/></text:span><text:span text:style-name="T3_7474">foi</text:span><text:span text:style-name="T3_7475"><text:s/></text:span><text:span text:style-name="T3_7476">feita</text:span><text:span text:style-name="T3_7477"><text:s/></text:span><text:span text:style-name="T3_7478">a</text:span><text:span text:style-name="T3_7479"><text:s/></text:span><text:span text:style-name="T3_7480">leitura</text:span><text:span text:style-name="T3_7481"><text:s/></text:span><text:span text:style-name="T3_7482">da</text:span><text:span text:style-name="T3_7483"><text:s/></text:span><text:span text:style-name="T3_7484">Carta</text:span><text:span text:style-name="T3_7485"><text:s/></text:span><text:span text:style-name="T3_7486">de</text:span><text:span text:style-name="T3_7487"><text:s/></text:span><text:span text:style-name="T3_7488">Apoio</text:span><text:span text:style-name="T3_7489"><text:s/></text:span><text:span text:style-name="T3_7490">da</text:span><text:span text:style-name="T3_7491"><text:s/></text:span><text:span text:style-name="T3_7492">P</text:span><text:span text:style-name="T3_7493">irate</text:span><text:span text:style-name="T3_7494"><text:s/></text:span><text:span text:style-name="T3_7495">Parties</text:span><text:span text:style-name="T3_7496"><text:s/></text:span><text:span text:style-name="T3_7497">International</text:span><text:span text:style-name="T3_7498"><text:s/></text:span><text:span text:style-name="T3_7499">à</text:span><text:span text:style-name="T3_7500"><text:s/></text:span><text:span text:style-name="T3_7501">Assembléia</text:span><text:span text:style-name="T3_7502"><text:s/></text:span><text:span text:style-name="T3_7503">Nacional</text:span><text:span text:style-name="T3_7504"><text:s/></text:span><text:span text:style-name="T3_7505">Pirata</text:span><text:span text:style-name="T3_7506">,<text:s/></text:span><text:span text:style-name="T3_7507">cujo</text:span><text:span text:style-name="T3_7508"><text:s/></text:span><text:span text:style-name="T3_7509">teor</text:span><text:span text:style-name="T3_7510"><text:s/></text:span><text:span text:style-name="T3_7511">integral</text:span><text:span text:style-name="T3_7512"><text:s/></text:span><text:span text:style-name="T3_7513">pode</text:span><text:span text:style-name="T3_7514"><text:s/></text:span><text:span text:style-name="T3_7515">ser</text:span><text:span text:style-name="T3_7516"><text:s/></text:span><text:span text:style-name="T3_7517">verificado</text:span><text:span text:style-name="T3_7518"><text:s/></text:span><text:span text:style-name="T3_7519">no</text:span><text:span text:style-name="T3_7520"><text:s/></text:span><text:span text:style-name="T3_7521">endereço</text:span><text:span text:style-name="T3_7522"><text:s/></text:span><text:span text:style-name="T3_7523">eletr</text:span><text:span text:style-name="T3_7524">ônico</text:span><text:span text:style-name="T3_7525"><text:s/></text:span><text:span text:style-name="T3_7526"><text:a xlink:type="simple" xlink:href=""><text:span text:style-name="T3_7527">https</text:span></text:a></text:span><text:span text:style-name="T3_7528"><text:a xlink:type="simple" xlink:href=""><text:span text:style-name="T3_7529">://</text:span></text:a></text:span><text:span text:style-name="T3_7530"><text:a xlink:type="simple" xlink:href=""><text:span text:style-name="T3_7531">drive</text:span></text:a></text:span><text:span text:style-name="T3_7532"><text:a xlink:type="simple" xlink:href=""><text:span text:style-name="T3_7533">.</text:span></text:a></text:span><text:span text:style-name="T3_7534"><text:a xlink:type="simple" xlink:href=""><text:span text:style-name="T3_7535">google</text:span></text:a></text:span><text:span text:style-name="T3_7536"><text:a xlink:type="simple" xlink:href=""><text:span text:style-name="T3_7537">.</text:span></text:a></text:span><text:span text:style-name="T3_7538"><text:a xlink:type="simple" xlink:href=""><text:span text:style-name="T3_7539">com</text:span></text:a></text:span><text:span text:style-name="T3_7540"><text:a xlink:type="simple" xlink:href=""><text:span text:style-name="T3_7541">/</text:span></text:a></text:span><text:span text:style-name="T3_7542"><text:a xlink:type="simple" xlink:href=""><text:span text:style-name="T3_7543">file</text:span></text:a></text:span><text:span text:style-name="T3_7544"><text:a xlink:type="simple" xlink:href=""><text:span text:style-name="T3_7545">/</text:span></text:a></text:span><text:span text:style-name="T3_7546"><text:a xlink:type="simple" xlink:href=""><text:span text:style-name="T3_7547">d</text:span></text:a></text:span><text:span text:style-name="T3_7548"><text:a xlink:type="simple" xlink:href=""><text:span text:style-name="T3_7549">/0</text:span></text:a></text:span><text:span text:style-name="T3_7550"><text:a xlink:type="simple" xlink:href=""><text:span text:style-name="T3_7551">B</text:span></text:a></text:span><text:span text:style-name="T3_7552"><text:a xlink:type="simple" xlink:href=""><text:span text:style-name="T3_7553">11</text:span></text:a></text:span><text:span text:style-name="T3_7554"><text:a xlink:type="simple" xlink:href=""><text:span text:style-name="T3_7555">UC</text:span></text:a></text:span><text:span text:style-name="T3_7556"><text:a xlink:type="simple" xlink:href=""><text:span text:style-name="T3_7557">3</text:span></text:a></text:span><text:span text:style-name="T3_7558"><text:a xlink:type="simple" xlink:href=""><text:span text:style-name="T3_7559">BJFiStMHlZWllOSnNld</text:span></text:a></text:span><text:span text:style-name="T3_7560"><text:a xlink:type="simple" xlink:href=""><text:span text:style-name="T3_7561">00/</text:span></text:a></text:span><text:span text:style-name="T3_7562"><text:a xlink:type="simple" xlink:href=""><text:span text:style-name="T3_7563">edit</text:span></text:a></text:span><text:span text:style-name="T3_7564"><text:a xlink:type="simple" xlink:href=""><text:span text:style-name="T3_7565">?</text:span></text:a></text:span><text:span text:style-name="T3_7566"><text:a xlink:type="simple" xlink:href=""><text:span text:style-name="T3_7567">usp</text:span></text:a></text:span><text:span text:style-name="T3_7568"><text:a xlink:type="simple" xlink:href=""><text:span text:style-name="T3_7569">=</text:span></text:a></text:span><text:span text:style-name="T3_7570"><text:a xlink:type="simple" xlink:href=""><text:span text:style-name="T3_7571">sharing</text:span></text:a></text:span><text:span text:style-name="T3_7572">.<text:s/></text:span><text:span text:style-name="T3_7573">A</text:span><text:span text:style-name="T3_7574"><text:s/></text:span><text:span text:style-name="T3_7575">seguir</text:span><text:span text:style-name="T3_7576">,<text:s/></text:span><text:span text:style-name="T3_7577">foi</text:span><text:span text:style-name="T3_7578"><text:s/></text:span><text:span text:style-name="T3_7579">submetido</text:span><text:span text:style-name="T3_7580"><text:s/></text:span><text:span text:style-name="T3_7581">à</text:span><text:span text:style-name="T3_7582"><text:s/></text:span><text:span text:style-name="T3_7583">votação</text:span><text:span text:style-name="T3_7584"><text:s/></text:span><text:span text:style-name="T3_7585">o</text:span><text:span text:style-name="T3_7586"><text:s/></text:span><text:span text:style-name="T3_7587">compromisso</text:span><text:span text:style-name="T3_7588"><text:s/></text:span><text:span text:style-name="T3_7589">de</text:span><text:span text:style-name="T3_7590"><text:s/></text:span><text:span text:style-name="T3_7591">que</text:span><text:span text:style-name="T3_7592">,<text:s/></text:span><text:span text:style-name="T3_7593">dentro</text:span><text:span text:style-name="T3_7594"><text:s/></text:span><text:span text:style-name="T3_7595">de</text:span><text:span text:style-name="T3_7596"><text:s/></text:span><text:span text:style-name="T3_7597">no</text:span><text:span text:style-name="T3_7598"><text:s/></text:span><text:span text:style-name="T3_7599">máximo</text:span><text:span text:style-name="T3_7600"><text:s/></text:span><text:span text:style-name="T3_7601">um</text:span><text:span text:style-name="T3_7602"><text:s/></text:span><text:span text:style-name="T3_7603">mês</text:span><text:span text:style-name="T3_7604">,<text:s/></text:span><text:span text:style-name="T3_7605">a</text:span><text:span text:style-name="T3_7606"><text:s/></text:span><text:span text:style-name="T3_7607">Comissão</text:span><text:span text:style-name="T3_7608"><text:s/></text:span><text:span text:style-name="T3_7609">Nacional</text:span><text:span text:style-name="T3_7610"><text:s/></text:span><text:span text:style-name="T3_7611">realizará</text:span><text:span text:style-name="T3_7612"><text:s/></text:span><text:span text:style-name="T3_7613">reunião</text:span><text:span text:style-name="T3_7614"><text:s/></text:span><text:span text:style-name="T3_7615">para</text:span><text:span text:style-name="T3_7616"><text:s/></text:span><text:span text:style-name="T3_7617">dar</text:span><text:span text:style-name="T3_7618"><text:s/></text:span><text:span text:style-name="T3_7619">andamento</text:span><text:span text:style-name="T3_7620"><text:s/></text:span><text:span text:style-name="T3_7621">à</text:span><text:span text:style-name="T3_7622"><text:s/></text:span><text:span text:style-name="T3_7623">coleta</text:span><text:span text:style-name="T3_7624"><text:s/></text:span><text:span text:style-name="T3_7625">de</text:span><text:span text:style-name="T3_7626"><text:s/></text:span><text:span text:style-name="T3_7627">assinaturas</text:span><text:span text:style-name="T3_7628">,<text:s/></text:span><text:span text:style-name="T3_7629">sendo</text:span><text:span text:style-name="T3_7630"><text:s/></text:span><text:span text:style-name="T3_7631">aprovado</text:span><text:span text:style-name="T3_7632"><text:s/></text:span><text:span text:style-name="T3_7633">com</text:span><text:span text:style-name="T3_7634"><text:s/></text:span><text:span text:style-name="T3_7635">vinte</text:span><text:span text:style-name="T3_7636"><text:s/></text:span><text:span text:style-name="T3_7637">e</text:span><text:span text:style-name="T3_7638"><text:s/></text:span><text:span text:style-name="T3_7639">um</text:span><text:span text:style-name="T3_7640"><text:s/></text:span><text:span text:style-name="T3_7641">votos</text:span><text:span text:style-name="T3_7642"><text:s/></text:span><text:span text:style-name="T3_7643">a</text:span><text:span text:style-name="T3_7644"><text:s/></text:span><text:span text:style-name="T3_7645">favor</text:span><text:span text:style-name="T3_7646">,<text:s/></text:span><text:span text:style-name="T3_7647">nenhum</text:span><text:span text:style-name="T3_7648"><text:s/></text:span><text:span text:style-name="T3_7649">contra</text:span><text:span text:style-name="T3_7650"><text:s/></text:span><text:span text:style-name="T3_7651">e</text:span><text:span text:style-name="T3_7652"><text:s/></text:span><text:span text:style-name="T3_7653">nenhuma</text:span><text:span text:style-name="T3_7654"><text:s/></text:span><text:span text:style-name="T3_7655">abstenção</text:span><text:span text:style-name="T3_7656">.<text:s/></text:span><text:span text:style-name="T3_7657">Em</text:span><text:span text:style-name="T3_7658"><text:s/></text:span><text:span text:style-name="T3_7659">seguida</text:span><text:span text:style-name="T3_7660">,<text:s/></text:span><text:span text:style-name="T3_7661">foram</text:span><text:span text:style-name="T3_7662"><text:s/></text:span><text:span text:style-name="T3_7663">submetidas</text:span><text:span text:style-name="T3_7664"><text:s/></text:span><text:span text:style-name="T3_7665">à</text:span><text:span text:style-name="T3_7666"><text:s/></text:span><text:span text:style-name="T3_7667">votação</text:span><text:span text:style-name="T3_7668"><text:s/></text:span><text:span text:style-name="T3_7669">as</text:span><text:span text:style-name="T3_7670"><text:s/></text:span><text:span text:style-name="T3_7671">propostas</text:span><text:span text:style-name="T3_7672"><text:s/></text:span><text:span text:style-name="T3_7673">de</text:span><text:span text:style-name="T3_7674"><text:s/></text:span><text:span text:style-name="T3_7675">moções</text:span><text:span text:style-name="T3_7676"><text:s/></text:span><text:span text:style-name="T3_7677">que</text:span><text:span text:style-name="T3_7678"><text:s/></text:span><text:span text:style-name="T3_7679">surgiram</text:span><text:span text:style-name="T3_7680"><text:s/></text:span><text:span text:style-name="T3_7681">durante</text:span><text:span text:style-name="T3_7682"><text:s/></text:span><text:span text:style-name="T3_7683">a</text:span><text:span text:style-name="T3_7684"><text:s/></text:span><text:span text:style-name="T3_7685">Assembléia</text:span><text:span text:style-name="T3_7686"><text:s/></text:span><text:span text:style-name="T3_7687">Nacional</text:span><text:span text:style-name="T3_7688"><text:s/></text:span><text:span text:style-name="T3_7689">Pirata</text:span><text:span text:style-name="T3_7690">:<text:s/></text:span><text:span text:style-name="T3_7691">1)</text:span><text:span text:style-name="T3_7692"><text:s/></text:span><text:span text:style-name="T3_7693">Apoio</text:span><text:span text:style-name="T3_7694"><text:s/></text:span><text:span text:style-name="T3_7695">à</text:span><text:span text:style-name="T3_7696"><text:s/></text:span><text:span text:style-name="T3_7697">Flaskô</text:span><text:span text:style-name="T3_7698">,</text:span><text:span text:style-name="T3_7699"><text:s/></text:span><text:span text:style-name="T3_7700">com</text:span><text:span text:style-name="T3_7701"><text:s/></text:span><text:span text:style-name="T3_7702">quinze</text:span><text:span text:style-name="T3_7703"><text:s/></text:span><text:span text:style-name="T3_7704">votos</text:span><text:span text:style-name="T3_7705"><text:s/></text:span><text:span text:style-name="T3_7706">a</text:span><text:span text:style-name="T3_7707"><text:s/></text:span><text:span text:style-name="T3_7708">favor</text:span><text:span text:style-name="T3_7709">,</text:span><text:span text:style-name="T3_7710"><text:s/></text:span><text:span text:style-name="T3_7711">dois</text:span><text:span text:style-name="T3_7712"><text:s/></text:span><text:span text:style-name="T3_7713">contra</text:span><text:span text:style-name="T3_7714"><text:s/></text:span><text:span text:style-name="T3_7715">e</text:span><text:span text:style-name="T3_7716"><text:s/></text:span><text:span text:style-name="T3_7717">nenhuma</text:span><text:span text:style-name="T3_7718"><text:s/></text:span><text:span text:style-name="T3_7719">absten</text:span><text:span text:style-name="T3_7720">ção</text:span><text:span text:style-name="T3_7721">;<text:s/></text:span><text:span text:style-name="T3_7722">2)<text:s/></text:span><text:span text:style-name="T3_7723">Liberdade</text:span><text:span text:style-name="T3_7724"><text:s/></text:span><text:span text:style-name="T3_7725">para</text:span><text:span text:style-name="T3_7726"><text:s/></text:span><text:span text:style-name="T3_7727">Ras</text:span><text:span text:style-name="T3_7728"><text:s/></text:span><text:span text:style-name="T3_7729">Geraldinho</text:span><text:span text:style-name="T3_7730">,</text:span><text:span text:style-name="T3_7731"><text:s/></text:span><text:span text:style-name="T3_7732">com</text:span><text:span text:style-name="T3_7733"><text:s/></text:span><text:span text:style-name="T3_7734">quinze</text:span><text:span text:style-name="T3_7735"><text:s/></text:span><text:span text:style-name="T3_7736">votos</text:span><text:span text:style-name="T3_7737"><text:s/></text:span><text:span text:style-name="T3_7738">a</text:span><text:span text:style-name="T3_7739"><text:s/></text:span><text:span text:style-name="T3_7740">favor</text:span><text:span text:style-name="T3_7741">,</text:span><text:span text:style-name="T3_7742"><text:s/></text:span><text:span text:style-name="T3_7743">um</text:span><text:span text:style-name="T3_7744"><text:s/></text:span><text:span text:style-name="T3_7745">contra</text:span><text:span text:style-name="T3_7746"><text:s/></text:span><text:span text:style-name="T3_7747">e</text:span><text:span text:style-name="T3_7748"><text:s/></text:span><text:span text:style-name="T3_7749">nenhuma</text:span><text:span text:style-name="T3_7750"><text:s/></text:span><text:span text:style-name="T3_7751">abstenç</text:span><text:span text:style-name="T3_7752">ão</text:span><text:span text:style-name="T3_7753">;<text:s/></text:span><text:span text:style-name="T3_7754">3)</text:span><text:span text:style-name="T3_7755"><text:s/></text:span><text:span text:style-name="T3_7756">Apoio</text:span><text:span text:style-name="T3_7757"><text:s/></text:span><text:span text:style-name="T3_7758">ao</text:span><text:span text:style-name="T3_7759"><text:s/></text:span><text:span text:style-name="T3_7760">Ocupe</text:span><text:span text:style-name="T3_7761"><text:s/></text:span><text:span text:style-name="T3_7762">Estelita</text:span><text:span text:style-name="T3_7763">,<text:s/></text:span><text:span text:style-name="T3_7764">com</text:span><text:span text:style-name="T3_7765"><text:s/></text:span><text:span text:style-name="T3_7766">dezessete</text:span><text:span text:style-name="T3_7767"><text:s/></text:span><text:span text:style-name="T3_7768">votos</text:span><text:span text:style-name="T3_7769"><text:s/></text:span><text:span text:style-name="T3_7770">a</text:span><text:span text:style-name="T3_7771"><text:s/></text:span><text:span text:style-name="T3_7772">favor</text:span><text:span text:style-name="T3_7773">,</text:span><text:span text:style-name="T3_7774"><text:s/></text:span><text:span text:style-name="T3_7775">nenhum</text:span><text:span text:style-name="T3_7776"><text:s/></text:span><text:span text:style-name="T3_7777">contra</text:span><text:span text:style-name="T3_7778"><text:s/></text:span><text:span text:style-name="T3_7779">e</text:span><text:span text:style-name="T3_7780"><text:s/></text:span><text:span text:style-name="T3_7781">nenhuma</text:span><text:span text:style-name="T3_7782"><text:s/></text:span><text:span text:style-name="T3_7783">abstenção</text:span><text:span text:style-name="T3_7784">;<text:s/></text:span><text:span text:style-name="T3_7785">4</text:span><text:span text:style-name="T3_7786">)<text:s/></text:span><text:span text:style-name="T3_7787">Apoio</text:span><text:span text:style-name="T3_7788"><text:s/></text:span><text:span text:style-name="T3_7789">ao</text:span><text:span text:style-name="T3_7790"><text:s/></text:span><text:span text:style-name="T3_7791">Grupo</text:span><text:span text:style-name="T3_7792"><text:s/></text:span><text:span text:style-name="T3_7793">Saravá</text:span><text:span text:style-name="T3_7794">,<text:s/></text:span><text:span text:style-name="T3_7795">com</text:span><text:span text:style-name="T3_7796"><text:s/></text:span><text:span text:style-name="T3_7797">dezesseis</text:span><text:span text:style-name="T3_7798"><text:s/></text:span><text:span text:style-name="T3_7799">votos</text:span><text:span text:style-name="T3_7800"><text:s/></text:span><text:span text:style-name="T3_7801">a</text:span><text:span text:style-name="T3_7802"><text:s/></text:span><text:span text:style-name="T3_7803">favor</text:span><text:span text:style-name="T3_7804">,</text:span><text:span text:style-name="T3_7805"><text:s/></text:span><text:span text:style-name="T3_7806">nenhum</text:span><text:span text:style-name="T3_7807"><text:s/></text:span><text:span text:style-name="T3_7808">contra</text:span><text:span text:style-name="T3_7809"><text:s/></text:span><text:span text:style-name="T3_7810">e</text:span><text:span text:style-name="T3_7811"><text:s/></text:span><text:span text:style-name="T3_7812">uma</text:span><text:span text:style-name="T3_7813"><text:s/></text:span><text:span text:style-name="T3_7814">abstenção</text:span><text:span text:style-name="T3_7815">;<text:s/></text:span><text:span text:style-name="T3_7816">5</text:span><text:span text:style-name="T3_7817">)<text:s/></text:span><text:span text:style-name="T3_7818">Apoio</text:span><text:span text:style-name="T3_7819"><text:s/></text:span><text:span text:style-name="T3_7820">aos</text:span><text:span text:style-name="T3_7821"><text:s/></text:span><text:span text:style-name="T3_7822">Piratas</text:span><text:span text:style-name="T3_7823"><text:s/></text:span><text:span text:style-name="T3_7824">europeus</text:span><text:span text:style-name="T3_7825"><text:s/></text:span><text:span text:style-name="T3_7826">nas</text:span><text:span text:style-name="T3_7827"><text:s/></text:span><text:span text:style-name="T3_7828">eleições</text:span><text:span text:style-name="T3_7829"><text:s/></text:span><text:span text:style-name="T3_7830">para</text:span><text:span text:style-name="T3_7831"><text:s/></text:span><text:span text:style-name="T3_7832">o</text:span><text:span text:style-name="T3_7833"><text:s/></text:span><text:span text:style-name="T3_7834">Parlamento</text:span><text:span text:style-name="T3_7835"><text:s/></text:span><text:span text:style-name="T3_7836">Europeu</text:span><text:span text:style-name="T3_7837">,</text:span><text:span text:style-name="T3_7838"><text:s/></text:span><text:span text:style-name="T3_7839">com</text:span><text:span text:style-name="T3_7840"><text:s/></text:span><text:span text:style-name="T3_7841">quinze</text:span><text:span text:style-name="T3_7842"><text:s/></text:span><text:span text:style-name="T3_7843">votos</text:span><text:span text:style-name="T3_7844"><text:s/></text:span><text:span text:style-name="T3_7845">a</text:span><text:span text:style-name="T3_7846"><text:s/></text:span><text:span text:style-name="T3_7847">favor</text:span><text:span text:style-name="T3_7848">,<text:s/></text:span><text:span text:style-name="T3_7849">nenhum</text:span><text:span text:style-name="T3_7850"><text:s/></text:span><text:span text:style-name="T3_7851">contra</text:span><text:span text:style-name="T3_7852"><text:s/></text:span><text:span text:style-name="T3_7853">e</text:span><text:span text:style-name="T3_7854"><text:s/></text:span><text:span text:style-name="T3_7855">nenhuma</text:span><text:span text:style-name="T3_7856"><text:s/></text:span><text:span text:style-name="T3_7857">abstenç</text:span><text:span text:style-name="T3_7858">ão</text:span><text:span text:style-name="T3_7859">;<text:s/></text:span><text:span text:style-name="T3_7860">6</text:span><text:span text:style-name="T3_7861">)<text:s/></text:span><text:span text:style-name="T3_7862">Solidariedade</text:span><text:span text:style-name="T3_7863"><text:s/></text:span><text:span text:style-name="T3_7864">com</text:span><text:span text:style-name="T3_7865"><text:s/></text:span><text:span text:style-name="T3_7866">os</text:span><text:span text:style-name="T3_7867"><text:s/></text:span><text:span text:style-name="T3_7868">ativistas</text:span><text:span text:style-name="T3_7869"><text:s/></text:span><text:span text:style-name="T3_7870">encarcerados</text:span><text:span text:style-name="T3_7871"><text:s/></text:span><text:span text:style-name="T3_7872">e</text:span><text:span text:style-name="T3_7873"><text:s/></text:span><text:span text:style-name="T3_7874">apoio</text:span><text:span text:style-name="T3_7875"><text:s/></text:span><text:span text:style-name="T3_7876">à</text:span><text:span text:style-name="T3_7877"><text:s/></text:span><text:span text:style-name="T3_7878">luta</text:span><text:span text:style-name="T3_7879"><text:s/></text:span><text:span text:style-name="T3_7880">contra</text:span><text:span text:style-name="T3_7881"><text:s/></text:span><text:span text:style-name="T3_7882">a</text:span><text:span text:style-name="T3_7883"><text:s/></text:span><text:span text:style-name="T3_7884">ditadura</text:span><text:span text:style-name="T3_7885"><text:s/></text:span><text:span text:style-name="T3_7886">militar</text:span><text:span text:style-name="T3_7887"><text:s/></text:span><text:span text:style-name="T3_7888">no</text:span><text:span text:style-name="T3_7889"><text:s/></text:span><text:span text:style-name="T3_7890">Egito</text:span><text:span text:style-name="T3_7891">,<text:s/></text:span><text:span text:style-name="T3_7892">por</text:span><text:span text:style-name="T3_7893"><text:s/></text:span><text:span text:style-name="T3_7894">ocasião</text:span><text:span text:style-name="T3_7895"><text:s/></text:span><text:span text:style-name="T3_7896">de</text:span><text:span text:style-name="T3_7897"><text:s/></text:span><text:span text:style-name="T3_7898">mais</text:span><text:span text:style-name="T3_7899"><text:s/></text:span><text:span text:style-name="T3_7900">uma</text:span><text:span text:style-name="T3_7901"><text:s/></text:span><text:span text:style-name="T3_7902">eleição</text:span><text:span text:style-name="T3_7903"><text:s/></text:span><text:span text:style-name="T3_7904">fraudulenta</text:span><text:span text:style-name="T3_7905">,<text:s/></text:span><text:span text:style-name="T3_7906">com</text:span><text:span text:style-name="T3_7907"><text:s/></text:span><text:span text:style-name="T3_7908">quinze</text:span><text:span text:style-name="T3_7909"><text:s/></text:span><text:span text:style-name="T3_7910">votos</text:span><text:span text:style-name="T3_7911"><text:s/></text:span><text:span text:style-name="T3_7912">a</text:span><text:span text:style-name="T3_7913"><text:s/></text:span><text:span text:style-name="T3_7914">favor</text:span><text:span text:style-name="T3_7915">,<text:s/></text:span><text:span text:style-name="T3_7916">nenhum</text:span><text:span text:style-name="T3_7917"><text:s/></text:span><text:span text:style-name="T3_7918">contra</text:span><text:span text:style-name="T3_7919"><text:s/></text:span><text:span text:style-name="T3_7920">e</text:span><text:span text:style-name="T3_7921"><text:s/></text:span><text:span text:style-name="T3_7922">nenhuma</text:span><text:span text:style-name="T3_7923"><text:s/></text:span><text:span text:style-name="T3_7924">abstenç</text:span><text:span text:style-name="T3_7925">ão</text:span><text:span text:style-name="T3_7926">;<text:s/></text:span><text:span text:style-name="T3_7927">7</text:span><text:span text:style-name="T3_7928">)</text:span><text:span text:style-name="T3_7929"><text:s/></text:span><text:span text:style-name="T3_7930">Solidariedade</text:span><text:span text:style-name="T3_7931"><text:s/></text:span><text:span text:style-name="T3_7932">com</text:span><text:span text:style-name="T3_7933"><text:s/></text:span><text:span text:style-name="T3_7934">os</text:span><text:span text:style-name="T3_7935"><text:s/></text:span><text:span text:style-name="T3_7936">ativistas</text:span><text:span text:style-name="T3_7937"><text:s/></text:span><text:span text:style-name="T3_7938">encarcerados</text:span><text:span text:style-name="T3_7939"><text:s/></text:span><text:span text:style-name="T3_7940">e</text:span><text:span text:style-name="T3_7941"><text:s/></text:span><text:span text:style-name="T3_7942">apoio</text:span><text:span text:style-name="T3_7943"><text:s/></text:span><text:span text:style-name="T3_7944">à</text:span><text:span text:style-name="T3_7945"><text:s/></text:span><text:span text:style-name="T3_7946">luta</text:span><text:span text:style-name="T3_7947"><text:s/></text:span><text:span text:style-name="T3_7948">contra</text:span><text:span text:style-name="T3_7949"><text:s/></text:span><text:span text:style-name="T3_7950">a</text:span><text:span text:style-name="T3_7951"><text:s/></text:span><text:span text:style-name="T3_7952">ditadura</text:span><text:span text:style-name="T3_7953"><text:s/></text:span><text:span text:style-name="T3_7954">na</text:span><text:span text:style-name="T3_7955"><text:s/></text:span><text:span text:style-name="T3_7956">Síria</text:span><text:span text:style-name="T3_7957">,<text:s/></text:span><text:span text:style-name="T3_7958">por</text:span><text:span text:style-name="T3_7959"><text:s/></text:span><text:span text:style-name="T3_7960">ocasião</text:span><text:span text:style-name="T3_7961"><text:s/></text:span><text:span text:style-name="T3_7962">de</text:span><text:span text:style-name="T3_7963"><text:s/></text:span><text:span text:style-name="T3_7964">mais</text:span><text:span text:style-name="T3_7965"><text:s/></text:span><text:span text:style-name="T3_7966">uma</text:span><text:span text:style-name="T3_7967"><text:s/></text:span><text:span text:style-name="T3_7968">eleição</text:span><text:span text:style-name="T3_7969"><text:s/></text:span><text:span text:style-name="T3_7970">fraudulenta</text:span><text:span text:style-name="T3_7971">,<text:s/></text:span><text:span text:style-name="T3_7972">com</text:span><text:span text:style-name="T3_7973"><text:s/></text:span><text:span text:style-name="T3_7974">dezessete</text:span><text:span text:style-name="T3_7975"><text:s/></text:span><text:span text:style-name="T3_7976">votos</text:span><text:span text:style-name="T3_7977"><text:s/></text:span><text:span text:style-name="T3_7978">a</text:span><text:span text:style-name="T3_7979"><text:s/></text:span><text:span text:style-name="T3_7980">favor</text:span><text:span text:style-name="T3_7981">,<text:s/></text:span><text:span text:style-name="T3_7982">tr</text:span><text:span text:style-name="T3_7983">ês</text:span><text:span text:style-name="T3_7984"><text:s/></text:span><text:span text:style-name="T3_7985">contra</text:span><text:span text:style-name="T3_7986"><text:s/></text:span><text:span text:style-name="T3_7987">e</text:span><text:span text:style-name="T3_7988"><text:s/></text:span><text:span text:style-name="T3_7989">nenhuma</text:span><text:span text:style-name="T3_7990"><text:s/></text:span><text:span text:style-name="T3_7991">abstenç</text:span><text:span text:style-name="T3_7992">ão</text:span><text:span text:style-name="T3_7993">;<text:s/></text:span><text:span text:style-name="T3_7994">8</text:span><text:span text:style-name="T3_7995">)<text:s/></text:span><text:span text:style-name="T3_7996">Apoio</text:span><text:span text:style-name="T3_7997"><text:s/></text:span><text:span text:style-name="T3_7998">ao</text:span><text:span text:style-name="T3_7999"><text:s/>"</text:span><text:span text:style-name="T3_8000">Não</text:span><text:span text:style-name="T3_8001"><text:s/></text:span><text:span text:style-name="T3_8002">vai</text:span><text:span text:style-name="T3_8003"><text:s/></text:span><text:span text:style-name="T3_8004">ter</text:span><text:span text:style-name="T3_8005"><text:s/></text:span><text:span text:style-name="T3_8006">copa</text:span><text:span text:style-name="T3_8007">"</text:span><text:span text:style-name="T3_8008">,<text:s/></text:span><text:span text:style-name="T3_8009">com</text:span><text:span text:style-name="T3_8010"><text:s/></text:span><text:span text:style-name="T3_8011">dezessete</text:span><text:span text:style-name="T3_8012"><text:s/></text:span><text:span text:style-name="T3_8013">votos</text:span><text:span text:style-name="T3_8014"><text:s/></text:span><text:span text:style-name="T3_8015">a</text:span><text:span text:style-name="T3_8016"><text:s/></text:span><text:span text:style-name="T3_8017">favor</text:span><text:span text:style-name="T3_8018">,<text:s/></text:span><text:span text:style-name="T3_8019">tr</text:span><text:span text:style-name="T3_8020">ês</text:span><text:span text:style-name="T3_8021"><text:s/></text:span><text:span text:style-name="T3_8022">contra</text:span><text:span text:style-name="T3_8023"><text:s/></text:span><text:span text:style-name="T3_8024">e</text:span><text:span text:style-name="T3_8025"><text:s/></text:span><text:span text:style-name="T3_8026">nenhuma</text:span><text:span text:style-name="T3_8027"><text:s/></text:span><text:span text:style-name="T3_8028">absten</text:span><text:span text:style-name="T3_8029">ção</text:span><text:span text:style-name="T3_8030">.<text:s/></text:span><text:span text:style-name="T3_8031">Após</text:span><text:span text:style-name="T3_8032"><text:s/></text:span><text:span text:style-name="T3_8033">a</text:span><text:span text:style-name="T3_8034"><text:s/></text:span><text:span text:style-name="T3_8035">votação</text:span><text:span text:style-name="T3_8036"><text:s/></text:span><text:span text:style-name="T3_8037">das</text:span><text:span text:style-name="T3_8038"><text:s/></text:span><text:span text:style-name="T3_8039">moções</text:span><text:span text:style-name="T3_8040">,<text:s/></text:span><text:span text:style-name="T3_8041">o</text:span><text:span text:style-name="T3_8042"><text:s/></text:span><text:span text:style-name="T3_8043">Secretário</text:span><text:span text:style-name="T3_8044"><text:s/></text:span><text:span text:style-name="T3_8045">Kristian</text:span><text:span text:style-name="T3_8046"><text:s/></text:span><text:span text:style-name="T3_8047">Pasini</text:span><text:span text:style-name="T3_8048"><text:s/></text:span><text:span text:style-name="T3_8049">declarou</text:span><text:span text:style-name="T3_8050"><text:s/></text:span><text:span text:style-name="T3_8051">vencida</text:span><text:span text:style-name="T3_8052"><text:s/></text:span><text:span text:style-name="T3_8053">a</text:span><text:span text:style-name="T3_8054"><text:s/></text:span><text:span text:style-name="T3_8055">pauta</text:span><text:span text:style-name="T3_8056">,</text:span><text:span text:style-name="T3_8057"><text:s/></text:span><text:span text:style-name="T3_8058">momento</text:span><text:span text:style-name="T3_8059"><text:s/></text:span><text:span text:style-name="T3_8060">em</text:span><text:span text:style-name="T3_8061"><text:s/></text:span><text:span text:style-name="T3_8062">que</text:span><text:span text:style-name="T3_8063"><text:s/></text:span><text:span text:style-name="T3_8064">convidou</text:span><text:span text:style-name="T3_8065"><text:s/></text:span><text:span text:style-name="T3_8066">todos</text:span><text:span text:style-name="T3_8067"><text:s/></text:span><text:span text:style-name="T3_8068">os</text:span><text:span text:style-name="T3_8069"><text:s/></text:span><text:span text:style-name="T3_8070">eleitos</text:span><text:span text:style-name="T3_8071"><text:s/></text:span><text:span text:style-name="T3_8072">para</text:span><text:span text:style-name="T3_8073"><text:s/></text:span><text:span text:style-name="T3_8074">se</text:span><text:span text:style-name="T3_8075"><text:s/></text:span><text:span text:style-name="T3_8076">juntarem</text:span><text:span text:style-name="T3_8077"><text:s/></text:span><text:span text:style-name="T3_8078">à</text:span><text:span text:style-name="T3_8079"><text:s/></text:span><text:span text:style-name="T3_8080">mesa</text:span><text:span text:style-name="T3_8081"><text:s/></text:span><text:span text:style-name="T3_8082">dos</text:span><text:span text:style-name="T3_8083"><text:s/></text:span><text:span text:style-name="T3_8084">trabalhos</text:span><text:span text:style-name="T3_8085">,<text:s/></text:span><text:span text:style-name="T3_8086">ocasião</text:span><text:span text:style-name="T3_8087"><text:s/></text:span><text:span text:style-name="T3_8088">na</text:span><text:span text:style-name="T3_8089"><text:s/></text:span><text:span text:style-name="T3_8090">qual</text:span><text:span text:style-name="T3_8091"><text:s/></text:span><text:span text:style-name="T3_8092">declarou</text:span><text:span text:style-name="T3_8093"><text:s/></text:span><text:span text:style-name="T3_8094">empossados</text:span><text:span text:style-name="T3_8095"><text:s/></text:span><text:span text:style-name="T3_8096">os</text:span><text:span text:style-name="T3_8097"><text:s/></text:span><text:span text:style-name="T3_8098">mesmos</text:span><text:span text:style-name="T3_8099"><text:s/></text:span><text:span text:style-name="T3_8100">para</text:span><text:span text:style-name="T3_8101"><text:s/></text:span><text:span text:style-name="T3_8102">os</text:span><text:span text:style-name="T3_8103"><text:s/></text:span><text:span text:style-name="T3_8104">cargos</text:span><text:span text:style-name="T3_8105"><text:s/></text:span><text:span text:style-name="T3_8106">arrolados</text:span><text:span text:style-name="T3_8107"><text:s/></text:span><text:span text:style-name="T3_8108">a</text:span><text:span text:style-name="T3_8109"><text:s/></text:span><text:span text:style-name="T3_8110">seguir</text:span><text:span text:style-name="T3_8111">.<text:s/></text:span><text:span text:style-name="T3_8112">Primeira</text:span><text:span text:style-name="T3_8113"><text:s/></text:span><text:span text:style-name="T3_8114">Secret</text:span><text:span text:style-name="T3_8115">á</text:span><text:span text:style-name="T3_8116">ria</text:span><text:span text:style-name="T3_8117"><text:s/></text:span><text:span text:style-name="T3_8118">Geral</text:span><text:span text:style-name="T3_8119">:</text:span><text:span text:style-name="T3_8120"><text:s/></text:span><text:span text:style-name="T3_8121">Fabiane</text:span><text:span text:style-name="T3_8122"><text:s/></text:span><text:span text:style-name="T3_8123">Bogdanovicz</text:span><text:span text:style-name="T3_8124">;</text:span><text:span text:style-name="T3_8125"><text:s/></text:span><text:span text:style-name="T3_8126">Segundo</text:span><text:span text:style-name="T3_8127"><text:s/></text:span><text:span text:style-name="T3_8128">Secretario</text:span><text:span text:style-name="T3_8129"><text:s/></text:span><text:span text:style-name="T3_8130">Geral</text:span><text:span text:style-name="T3_8131">:</text:span><text:span text:style-name="T3_8132"><text:s/></text:span><text:span text:style-name="T3_8133">Felipe</text:span><text:span text:style-name="T3_8134"><text:s/></text:span><text:span text:style-name="T3_8135">Magnus</text:span><text:span text:style-name="T3_8136">;<text:s/></text:span><text:span text:style-name="T3_8137">Primeiro</text:span><text:span text:style-name="T3_8138"><text:s/></text:span><text:span text:style-name="T3_8139">Tesoureiro</text:span><text:span text:style-name="T3_8140">:<text:s/></text:span><text:span text:style-name="T3_8141">Rafael</text:span><text:span text:style-name="T3_8142"><text:s/></text:span><text:span text:style-name="T3_8143">Buratto</text:span><text:span text:style-name="T3_8144">;<text:s/></text:span><text:span text:style-name="T3_8145">Segundo</text:span><text:span text:style-name="T3_8146"><text:s/></text:span><text:span text:style-name="T3_8147">Tesoureiro</text:span><text:span text:style-name="T3_8148">:<text:s/></text:span><text:span text:style-name="T3_8149">Felipe</text:span><text:span text:style-name="T3_8150"><text:s/></text:span><text:span text:style-name="T3_8151">Bombardelli</text:span><text:span text:style-name="T3_8152">;<text:s/></text:span><text:span text:style-name="T3_8153">Primeiro</text:span><text:span text:style-name="T3_8154"><text:s/></text:span><text:span text:style-name="T3_8155">Ombudsman</text:span><text:span text:style-name="T3_8156">/</text:span><text:span text:style-name="T3_8157">Gestor</text:span><text:span text:style-name="T3_8158"><text:s/></text:span><text:span text:style-name="T3_8159">de</text:span><text:span text:style-name="T3_8160"><text:s/></text:span><text:span text:style-name="T3_8161">Crises</text:span><text:span text:style-name="T3_8162">:<text:s/></text:span><text:span text:style-name="T3_8163">Fabrício</text:span><text:span text:style-name="T3_8164"><text:s/></text:span><text:span text:style-name="T3_8165">Leal</text:span><text:span text:style-name="T3_8166"><text:s/></text:span><text:span text:style-name="T3_8167">de</text:span><text:span text:style-name="T3_8168"><text:s/></text:span><text:span text:style-name="T3_8169">Souza</text:span><text:span text:style-name="T3_8170">;<text:s/></text:span><text:span text:style-name="T3_8171">Segundo</text:span><text:span text:style-name="T3_8172"><text:s/></text:span><text:span text:style-name="T3_8173">Ombudsman</text:span><text:span text:style-name="T3_8174">/</text:span><text:span text:style-name="T3_8175">Gestor</text:span><text:span text:style-name="T3_8176"><text:s/></text:span><text:span text:style-name="T3_8177">de</text:span><text:span text:style-name="T3_8178"><text:s/></text:span><text:span text:style-name="T3_8179">Crises</text:span><text:span text:style-name="T3_8180">:<text:s/></text:span><text:span text:style-name="T3_8181">Reynaldo</text:span><text:span text:style-name="T3_8182"><text:s/></text:span><text:span text:style-name="T3_8183">Allan</text:span><text:span text:style-name="T3_8184"><text:s/></text:span><text:span text:style-name="T3_8185">Fulin</text:span><text:span text:style-name="T3_8186">;<text:s/></text:span><text:span text:style-name="T3_8187">Coordenação</text:span><text:span text:style-name="T3_8188"><text:s/></text:span><text:span text:style-name="T3_8189">Norte</text:span><text:span text:style-name="T3_8190">:<text:s/></text:span><text:span text:style-name="T3_8191">Christiane</text:span><text:span text:style-name="T3_8192"><text:s/></text:span><text:span text:style-name="T3_8193">Maciel</text:span><text:span text:style-name="T3_8194">;</text:span><text:span text:style-name="T3_8195"><text:s/></text:span><text:span text:style-name="T3_8196">Coordenação</text:span><text:span text:style-name="T3_8197"><text:s/></text:span><text:span text:style-name="T3_8198">Nordeste</text:span><text:span text:style-name="T3_8199">:</text:span><text:span text:style-name="T3_8200"><text:s/></text:span><text:span text:style-name="T3_8201">Alexsandro</text:span><text:span text:style-name="T3_8202"><text:s/></text:span><text:span text:style-name="T3_8203">Albuquerque</text:span><text:span text:style-name="T3_8204">;<text:s/></text:span><text:span text:style-name="T3_8205">Coordenação</text:span><text:span text:style-name="T3_8206"><text:s/></text:span><text:span text:style-name="T3_8207">Centro</text:span><text:span text:style-name="T3_8208">-</text:span><text:span text:style-name="T3_8209">Oeste</text:span><text:span text:style-name="T3_8210">:<text:s/></text:span><text:span text:style-name="T3_8211">João</text:span><text:span text:style-name="T3_8212"><text:s/></text:span><text:span text:style-name="T3_8213">Paulo</text:span><text:span text:style-name="T3_8214"><text:s/></text:span><text:span text:style-name="T3_8215">Apolinário</text:span><text:span text:style-name="T3_8216">;</text:span><text:span text:style-name="T3_8217"><text:s/></text:span><text:span text:style-name="T3_8218">Coordenação</text:span><text:span text:style-name="T3_8219"><text:s/></text:span><text:span text:style-name="T3_8220">Sudeste</text:span><text:span text:style-name="T3_8221">:</text:span><text:span text:style-name="T3_8222"><text:s/></text:span><text:span text:style-name="T3_8223">Paulo</text:span><text:span text:style-name="T3_8224"><text:s/></text:span><text:span text:style-name="T3_8225">Crosara</text:span><text:span text:style-name="T3_8226">;</text:span><text:span text:style-name="T3_8227"><text:s/></text:span><text:span text:style-name="T3_8228">e</text:span><text:span text:style-name="T3_8229"><text:s/></text:span><text:span text:style-name="T3_8230">Coordenação</text:span><text:span text:style-name="T3_8231"><text:s/></text:span><text:span text:style-name="T3_8232">Sul</text:span><text:span text:style-name="T3_8233">:<text:s/></text:span><text:span text:style-name="T3_8234">Max</text:span><text:span text:style-name="T3_8235"><text:s/></text:span><text:span text:style-name="T3_8236">Arcano</text:span><text:span text:style-name="T3_8237">.<text:s/></text:span><text:span text:style-name="T3_8238">Ato</text:span><text:span text:style-name="T3_8239"><text:s/></text:span><text:span text:style-name="T3_8240">contínuo</text:span><text:span text:style-name="T3_8241">,<text:s/></text:span><text:span text:style-name="T3_8242">a</text:span><text:span text:style-name="T3_8243"><text:s/></text:span><text:span text:style-name="T3_8244">Primeira</text:span><text:span text:style-name="T3_8245"><text:s/></text:span><text:span text:style-name="T3_8246">Secretária</text:span><text:span text:style-name="T3_8247"><text:s/></text:span><text:span text:style-name="T3_8248">Geral</text:span><text:span text:style-name="T3_8249"><text:s/></text:span><text:span text:style-name="T3_8250">Fabiane</text:span><text:span text:style-name="T3_8251"><text:s/></text:span><text:span text:style-name="T3_8252">Bogdanovicz</text:span><text:span text:style-name="T3_8253"><text:s/></text:span><text:span text:style-name="T3_8254">deu</text:span><text:span text:style-name="T3_8255"><text:s/></text:span><text:span text:style-name="T3_8256">por</text:span><text:span text:style-name="T3_8257"><text:s/></text:span><text:span text:style-name="T3_8258">encerrada</text:span><text:span text:style-name="T3_8259"><text:s/></text:span><text:span text:style-name="T3_8260">a</text:span><text:span text:style-name="T3_8261"><text:s/></text:span><text:span text:style-name="T3_8262">presente</text:span><text:span text:style-name="T3_8263"><text:s/></text:span><text:span text:style-name="T3_8264">Assembléia</text:span><text:span text:style-name="T3_8265"><text:s/></text:span><text:span text:style-name="T3_8266">Nacional</text:span><text:span text:style-name="T3_8267"><text:s/></text:span><text:span text:style-name="T3_8268">Pirata</text:span><text:span text:style-name="T3_8269"><text:s/></text:span><text:span text:style-name="T3_8270">às</text:span><text:span text:style-name="T3_8271"><text:s/></text:span><text:span text:style-name="T3_8272">vinte</text:span><text:span text:style-name="T3_8273"><text:s/></text:span><text:span text:style-name="T3_8274">e</text:span><text:span text:style-name="T3_8275"><text:s/></text:span><text:span text:style-name="T3_8276">tr</text:span><text:span text:style-name="T3_8277">ês</text:span><text:span text:style-name="T3_8278"><text:s/></text:span><text:span text:style-name="T3_8279">horas</text:span><text:span text:style-name="T3_8280"><text:s/></text:span><text:span text:style-name="T3_8281">e</text:span><text:span text:style-name="T3_8282"><text:s/></text:span><text:span text:style-name="T3_8283">trinta</text:span><text:span text:style-name="T3_8284"><text:s/></text:span><text:span text:style-name="T3_8285">e</text:span><text:span text:style-name="T3_8286"><text:s/></text:span><text:span text:style-name="T3_8287">dois</text:span><text:span text:style-name="T3_8288"><text:s/></text:span><text:span text:style-name="T3_8289">minutos</text:span><text:span text:style-name="T3_8290"><text:s/></text:span><text:span text:style-name="T3_8291">do</text:span><text:span text:style-name="T3_8292"><text:s/></text:span><text:span text:style-name="T3_8293">dia</text:span><text:span text:style-name="T3_8294"><text:s/></text:span><text:span text:style-name="T3_8295">vinte</text:span><text:span text:style-name="T3_8296"><text:s/></text:span><text:span text:style-name="T3_8297">e</text:span><text:span text:style-name="T3_8298"><text:s/></text:span><text:span text:style-name="T3_8299">cinco</text:span><text:span text:style-name="T3_8300"><text:s/></text:span><text:span text:style-name="T3_8301">de</text:span><text:span text:style-name="T3_8302"><text:s/></text:span><text:span text:style-name="T3_8303">maio</text:span><text:span text:style-name="T3_8304"><text:s/></text:span><text:span text:style-name="T3_8305">de</text:span><text:span text:style-name="T3_8306"><text:s/></text:span><text:span text:style-name="T3_8307">dois</text:span><text:span text:style-name="T3_8308"><text:s/></text:span><text:span text:style-name="T3_8309">mil</text:span><text:span text:style-name="T3_8310"><text:s/></text:span><text:span text:style-name="T3_8311">e</text:span><text:span text:style-name="T3_8312"><text:s/></text:span><text:span text:style-name="T3_8313">quatorze</text:span><text:span text:style-name="T3_831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